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45pt"/>
    </style:style>
    <style:style style:name="co2" style:family="table-column">
      <style:table-column-properties fo:break-before="auto" style:column-width="56.81pt"/>
    </style:style>
    <style:style style:name="co3" style:family="table-column">
      <style:table-column-properties fo:break-before="auto" style:column-width="55.19pt"/>
    </style:style>
    <style:style style:name="co4" style:family="table-column">
      <style:table-column-properties fo:break-before="auto" style:column-width="54.85pt"/>
    </style:style>
    <style:style style:name="co5" style:family="table-column">
      <style:table-column-properties fo:break-before="auto" style:column-width="55.96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65.99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48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4.79pt"/>
    </style:style>
    <style:style style:name="co13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ases-among-vaccinated-94 (1)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 form:linked-cell="'cases-among-vaccinated-94 (1)'.O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style-name="gr1" draw:text-style-name="P1" svg:width="949.95pt" svg:height="652.42pt" svg:x="1596.13pt" svg:y="3pt">
            <draw:object draw:notify-on-update-of-ranges="'cases-among-vaccinated-94 (1)'.N2:'cases-among-vaccinated-94 (1)'.N5 'cases-among-vaccinated-94 (1)'.N6:'cases-among-vaccinated-94 (1)'.N268 'cases-among-vaccinated-94 (1)'.O2:'cases-among-vaccinated-94 (1)'.O5 'cases-among-vaccinated-94 (1)'.O6:'cases-among-vaccinated-94 (1)'.O268 'cases-among-vaccinated-94 (1)'.P2:'cases-among-vaccinated-94 (1)'.P5 'cases-among-vaccinated-94 (1)'.P6:'cases-among-vaccinated-94 (1)'.P268 'cases-among-vaccinated-94 (1)'.Q2:'cases-among-vaccinated-94 (1)'.Q5 'cases-among-vaccinated-94 (1)'.Q6:'cases-among-vaccinated-94 (1)'.Q268 'cases-among-vaccinated-94 (1)'.R2:'cases-among-vaccinated-94 (1)'.R5 'cases-among-vaccinated-94 (1)'.R6:'cases-among-vaccinated-94 (1)'.R268 'cases-among-vaccinated-94 (1)'.S2:'cases-among-vaccinated-94 (1)'.S5 'cases-among-vaccinated-94 (1)'.S6:'cases-among-vaccinated-94 (1)'.S268 'cases-among-vaccinated-94 (1)'.T2:'cases-among-vaccinated-94 (1)'.T5 'cases-among-vaccinated-94 (1)'.T6:'cases-among-vaccinated-94 (1)'.T268 'cases-among-vaccinated-94 (1)'.U2:'cases-among-vaccinated-94 (1)'.U5 'cases-among-vaccinated-94 (1)'.U6:'cases-among-vaccinated-94 (1)'.U268 'cases-among-vaccinated-94 (1)'.V2:'cases-among-vaccinated-94 (1)'.V5 'cases-among-vaccinated-94 (1)'.V6:'cases-among-vaccinated-94 (1)'.V268 'cases-among-vaccinated-94 (1)'.W2:'cases-among-vaccinated-94 (1)'.W5 'cases-among-vaccinated-94 (1)'.W6:'cases-among-vaccinated-94 (1)'.W2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2" draw:text-style-name="P2" svg:width="41.16pt" svg:height="14.77pt" svg:x="2623.32pt" svg:y="27.13pt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1" table:default-cell-style-name="Default"/>
        <table:table-row table:style-name="ro1">
          <table:table-cell table:number-columns-repeated="13"/>
          <table:table-cell office:value-type="string" calcext:value-type="string">
            <text:p>AGE:</text:p>
          </table:table-cell>
          <table:table-cell office:value-type="string" calcext:value-type="string">
            <text:p>90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Age_group</text:p>
          </table:table-cell>
          <table:table-cell office:value-type="string" calcext:value-type="string">
            <text:p>positive_1_6_days_after_1st_dose</text:p>
          </table:table-cell>
          <table:table-cell office:value-type="string" calcext:value-type="string">
            <text:p>positive_7_13_days_after_1st_dose</text:p>
          </table:table-cell>
          <table:table-cell office:value-type="string" calcext:value-type="string">
            <text:p>positive_14_20_days_after_1st_dose</text:p>
          </table:table-cell>
          <table:table-cell office:value-type="string" calcext:value-type="string">
            <text:p>positive_above_20_days_after_1st_dose</text:p>
          </table:table-cell>
          <table:table-cell office:value-type="string" calcext:value-type="string">
            <text:p>positive_1_6_days_after_2nd_dose</text:p>
          </table:table-cell>
          <table:table-cell office:value-type="string" calcext:value-type="string">
            <text:p>positive_7_13_days_after_2nd_dose</text:p>
          </table:table-cell>
          <table:table-cell office:value-type="string" calcext:value-type="string">
            <text:p>positive_14_20_days_after_2nd_dose</text:p>
          </table:table-cell>
          <table:table-cell office:value-type="string" calcext:value-type="string">
            <text:p>positive_above_20_days_after_2nd_dose</text:p>
          </table:table-cell>
          <table:table-cell office:value-type="string" calcext:value-type="string">
            <text:p>Sum_positive_without_vaccination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string" calcext:value-type="string">
            <text:p>positive_1_6_days_after_1st_dose</text:p>
          </table:table-cell>
          <table:table-cell office:value-type="string" calcext:value-type="string">
            <text:p>positive_7_13_days_after_1st_dose</text:p>
          </table:table-cell>
          <table:table-cell office:value-type="string" calcext:value-type="string">
            <text:p>positive_14_20_days_after_1st_dose</text:p>
          </table:table-cell>
          <table:table-cell office:value-type="string" calcext:value-type="string">
            <text:p>positive_above_20_days_after_1st_dose</text:p>
          </table:table-cell>
          <table:table-cell office:value-type="string" calcext:value-type="string">
            <text:p>positive_1_6_days_after_2nd_dose</text:p>
          </table:table-cell>
          <table:table-cell office:value-type="string" calcext:value-type="string">
            <text:p>positive_7_13_days_after_2nd_dose</text:p>
          </table:table-cell>
          <table:table-cell office:value-type="string" calcext:value-type="string">
            <text:p>positive_14_20_days_after_2nd_dose</text:p>
          </table:table-cell>
          <table:table-cell office:value-type="string" calcext:value-type="string">
            <text:p>positive_above_20_days_after_2nd_dose</text:p>
          </table:table-cell>
          <table:table-cell office:value-type="string" calcext:value-type="string">
            <text:p>Sum_positive_without_vacc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0-19</text:p>
          </table:table-cell>
          <table:table-cell table:number-columns-repeated="8"/>
          <table:table-cell office:value-type="float" office:value="7835" calcext:value-type="float">
            <text:p>7835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3]=[.$O$1];IF([.C3]&lt;&gt;&quot;&lt;5&quot;;[.C3];4);&quot; &quot;)" office:value-type="string" office:string-value=" " calcext:value-type="string">
            <text:p><text:s/></text:p>
          </table:table-cell>
          <table:table-cell table:formula="of:=IF([.$B3]=[.$O$1];IF([.D3]&lt;&gt;&quot;&lt;5&quot;;[.D3];4);&quot; &quot;)" office:value-type="string" office:string-value=" " calcext:value-type="string">
            <text:p><text:s/></text:p>
          </table:table-cell>
          <table:table-cell table:formula="of:=IF([.$B3]=[.$O$1];IF([.E3]&lt;&gt;&quot;&lt;5&quot;;[.E3];4);&quot; &quot;)" office:value-type="string" office:string-value=" " calcext:value-type="string">
            <text:p><text:s/></text:p>
          </table:table-cell>
          <table:table-cell table:formula="of:=IF([.$B3]=[.$O$1];IF([.F3]&lt;&gt;&quot;&lt;5&quot;;[.F3];4);&quot; &quot;)" office:value-type="string" office:string-value=" " calcext:value-type="string">
            <text:p><text:s/></text:p>
          </table:table-cell>
          <table:table-cell table:formula="of:=IF([.$B3]=[.$O$1];IF([.G3]&lt;&gt;&quot;&lt;5&quot;;[.G3];4);&quot; &quot;)" office:value-type="string" office:string-value=" " calcext:value-type="string">
            <text:p><text:s/></text:p>
          </table:table-cell>
          <table:table-cell table:formula="of:=IF([.$B3]=[.$O$1];IF([.H3]&lt;&gt;&quot;&lt;5&quot;;[.H3];4);&quot; &quot;)" office:value-type="string" office:string-value=" " calcext:value-type="string">
            <text:p><text:s/></text:p>
          </table:table-cell>
          <table:table-cell table:formula="of:=IF([.$B3]=[.$O$1];IF([.I3]&lt;&gt;&quot;&lt;5&quot;;[.I3];4);&quot; &quot;)" office:value-type="string" office:string-value=" " calcext:value-type="string">
            <text:p><text:s/></text:p>
          </table:table-cell>
          <table:table-cell table:formula="of:=IF([.$B3]=[.$O$1];IF([.J3]&lt;&gt;&quot;&lt;5&quot;;[.J3];4);&quot; &quot;)" office:value-type="string" office:string-value=" " calcext:value-type="string">
            <text:p><text:s/></text:p>
          </table:table-cell>
          <table:table-cell table:formula="of:=IF([.$B3]=[.$O$1];IF([.K3]&lt;&gt;&quot;&lt;5&quot;;[.K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20-29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790" calcext:value-type="float">
            <text:p>4790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4]=[.$O$1];IF([.C4]&lt;&gt;&quot;&lt;5&quot;;[.C4];4);&quot; &quot;)" office:value-type="string" office:string-value=" " calcext:value-type="string">
            <text:p><text:s/></text:p>
          </table:table-cell>
          <table:table-cell table:formula="of:=IF([.$B4]=[.$O$1];IF([.D4]&lt;&gt;&quot;&lt;5&quot;;[.D4];4);&quot; &quot;)" office:value-type="string" office:string-value=" " calcext:value-type="string">
            <text:p><text:s/></text:p>
          </table:table-cell>
          <table:table-cell table:formula="of:=IF([.$B4]=[.$O$1];IF([.E4]&lt;&gt;&quot;&lt;5&quot;;[.E4];4);&quot; &quot;)" office:value-type="string" office:string-value=" " calcext:value-type="string">
            <text:p><text:s/></text:p>
          </table:table-cell>
          <table:table-cell table:formula="of:=IF([.$B4]=[.$O$1];IF([.F4]&lt;&gt;&quot;&lt;5&quot;;[.F4];4);&quot; &quot;)" office:value-type="string" office:string-value=" " calcext:value-type="string">
            <text:p><text:s/></text:p>
          </table:table-cell>
          <table:table-cell table:formula="of:=IF([.$B4]=[.$O$1];IF([.G4]&lt;&gt;&quot;&lt;5&quot;;[.G4];4);&quot; &quot;)" office:value-type="string" office:string-value=" " calcext:value-type="string">
            <text:p><text:s/></text:p>
          </table:table-cell>
          <table:table-cell table:formula="of:=IF([.$B4]=[.$O$1];IF([.H4]&lt;&gt;&quot;&lt;5&quot;;[.H4];4);&quot; &quot;)" office:value-type="string" office:string-value=" " calcext:value-type="string">
            <text:p><text:s/></text:p>
          </table:table-cell>
          <table:table-cell table:formula="of:=IF([.$B4]=[.$O$1];IF([.I4]&lt;&gt;&quot;&lt;5&quot;;[.I4];4);&quot; &quot;)" office:value-type="string" office:string-value=" " calcext:value-type="string">
            <text:p><text:s/></text:p>
          </table:table-cell>
          <table:table-cell table:formula="of:=IF([.$B4]=[.$O$1];IF([.J4]&lt;&gt;&quot;&lt;5&quot;;[.J4];4);&quot; &quot;)" office:value-type="string" office:string-value=" " calcext:value-type="string">
            <text:p><text:s/></text:p>
          </table:table-cell>
          <table:table-cell table:formula="of:=IF([.$B4]=[.$O$1];IF([.K4]&lt;&gt;&quot;&lt;5&quot;;[.K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30-39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3819" calcext:value-type="float">
            <text:p>3819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5]=[.$O$1];IF([.C5]&lt;&gt;&quot;&lt;5&quot;;[.C5];4);&quot; &quot;)" office:value-type="string" office:string-value=" " calcext:value-type="string">
            <text:p><text:s/></text:p>
          </table:table-cell>
          <table:table-cell table:formula="of:=IF([.$B5]=[.$O$1];IF([.D5]&lt;&gt;&quot;&lt;5&quot;;[.D5];4);&quot; &quot;)" office:value-type="string" office:string-value=" " calcext:value-type="string">
            <text:p><text:s/></text:p>
          </table:table-cell>
          <table:table-cell table:formula="of:=IF([.$B5]=[.$O$1];IF([.E5]&lt;&gt;&quot;&lt;5&quot;;[.E5];4);&quot; &quot;)" office:value-type="string" office:string-value=" " calcext:value-type="string">
            <text:p><text:s/></text:p>
          </table:table-cell>
          <table:table-cell table:formula="of:=IF([.$B5]=[.$O$1];IF([.F5]&lt;&gt;&quot;&lt;5&quot;;[.F5];4);&quot; &quot;)" office:value-type="string" office:string-value=" " calcext:value-type="string">
            <text:p><text:s/></text:p>
          </table:table-cell>
          <table:table-cell table:formula="of:=IF([.$B5]=[.$O$1];IF([.G5]&lt;&gt;&quot;&lt;5&quot;;[.G5];4);&quot; &quot;)" office:value-type="string" office:string-value=" " calcext:value-type="string">
            <text:p><text:s/></text:p>
          </table:table-cell>
          <table:table-cell table:formula="of:=IF([.$B5]=[.$O$1];IF([.H5]&lt;&gt;&quot;&lt;5&quot;;[.H5];4);&quot; &quot;)" office:value-type="string" office:string-value=" " calcext:value-type="string">
            <text:p><text:s/></text:p>
          </table:table-cell>
          <table:table-cell table:formula="of:=IF([.$B5]=[.$O$1];IF([.I5]&lt;&gt;&quot;&lt;5&quot;;[.I5];4);&quot; &quot;)" office:value-type="string" office:string-value=" " calcext:value-type="string">
            <text:p><text:s/></text:p>
          </table:table-cell>
          <table:table-cell table:formula="of:=IF([.$B5]=[.$O$1];IF([.J5]&lt;&gt;&quot;&lt;5&quot;;[.J5];4);&quot; &quot;)" office:value-type="string" office:string-value=" " calcext:value-type="string">
            <text:p><text:s/></text:p>
          </table:table-cell>
          <table:table-cell table:formula="of:=IF([.$B5]=[.$O$1];IF([.K5]&lt;&gt;&quot;&lt;5&quot;;[.K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40-49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6]=[.$O$1];IF([.C6]&lt;&gt;&quot;&lt;5&quot;;[.C6];4);&quot; &quot;)" office:value-type="string" office:string-value=" " calcext:value-type="string">
            <text:p><text:s/></text:p>
          </table:table-cell>
          <table:table-cell table:formula="of:=IF([.$B6]=[.$O$1];IF([.D6]&lt;&gt;&quot;&lt;5&quot;;[.D6];4);&quot; &quot;)" office:value-type="string" office:string-value=" " calcext:value-type="string">
            <text:p><text:s/></text:p>
          </table:table-cell>
          <table:table-cell table:formula="of:=IF([.$B6]=[.$O$1];IF([.E6]&lt;&gt;&quot;&lt;5&quot;;[.E6];4);&quot; &quot;)" office:value-type="string" office:string-value=" " calcext:value-type="string">
            <text:p><text:s/></text:p>
          </table:table-cell>
          <table:table-cell table:formula="of:=IF([.$B6]=[.$O$1];IF([.F6]&lt;&gt;&quot;&lt;5&quot;;[.F6];4);&quot; &quot;)" office:value-type="string" office:string-value=" " calcext:value-type="string">
            <text:p><text:s/></text:p>
          </table:table-cell>
          <table:table-cell table:formula="of:=IF([.$B6]=[.$O$1];IF([.G6]&lt;&gt;&quot;&lt;5&quot;;[.G6];4);&quot; &quot;)" office:value-type="string" office:string-value=" " calcext:value-type="string">
            <text:p><text:s/></text:p>
          </table:table-cell>
          <table:table-cell table:formula="of:=IF([.$B6]=[.$O$1];IF([.H6]&lt;&gt;&quot;&lt;5&quot;;[.H6];4);&quot; &quot;)" office:value-type="string" office:string-value=" " calcext:value-type="string">
            <text:p><text:s/></text:p>
          </table:table-cell>
          <table:table-cell table:formula="of:=IF([.$B6]=[.$O$1];IF([.I6]&lt;&gt;&quot;&lt;5&quot;;[.I6];4);&quot; &quot;)" office:value-type="string" office:string-value=" " calcext:value-type="string">
            <text:p><text:s/></text:p>
          </table:table-cell>
          <table:table-cell table:formula="of:=IF([.$B6]=[.$O$1];IF([.J6]&lt;&gt;&quot;&lt;5&quot;;[.J6];4);&quot; &quot;)" office:value-type="string" office:string-value=" " calcext:value-type="string">
            <text:p><text:s/></text:p>
          </table:table-cell>
          <table:table-cell table:formula="of:=IF([.$B6]=[.$O$1];IF([.K6]&lt;&gt;&quot;&lt;5&quot;;[.K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50-59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571" calcext:value-type="float">
            <text:p>2571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7]=[.$O$1];IF([.C7]&lt;&gt;&quot;&lt;5&quot;;[.C7];4);&quot; &quot;)" office:value-type="string" office:string-value=" " calcext:value-type="string">
            <text:p><text:s/></text:p>
          </table:table-cell>
          <table:table-cell table:formula="of:=IF([.$B7]=[.$O$1];IF([.D7]&lt;&gt;&quot;&lt;5&quot;;[.D7];4);&quot; &quot;)" office:value-type="string" office:string-value=" " calcext:value-type="string">
            <text:p><text:s/></text:p>
          </table:table-cell>
          <table:table-cell table:formula="of:=IF([.$B7]=[.$O$1];IF([.E7]&lt;&gt;&quot;&lt;5&quot;;[.E7];4);&quot; &quot;)" office:value-type="string" office:string-value=" " calcext:value-type="string">
            <text:p><text:s/></text:p>
          </table:table-cell>
          <table:table-cell table:formula="of:=IF([.$B7]=[.$O$1];IF([.F7]&lt;&gt;&quot;&lt;5&quot;;[.F7];4);&quot; &quot;)" office:value-type="string" office:string-value=" " calcext:value-type="string">
            <text:p><text:s/></text:p>
          </table:table-cell>
          <table:table-cell table:formula="of:=IF([.$B7]=[.$O$1];IF([.G7]&lt;&gt;&quot;&lt;5&quot;;[.G7];4);&quot; &quot;)" office:value-type="string" office:string-value=" " calcext:value-type="string">
            <text:p><text:s/></text:p>
          </table:table-cell>
          <table:table-cell table:formula="of:=IF([.$B7]=[.$O$1];IF([.H7]&lt;&gt;&quot;&lt;5&quot;;[.H7];4);&quot; &quot;)" office:value-type="string" office:string-value=" " calcext:value-type="string">
            <text:p><text:s/></text:p>
          </table:table-cell>
          <table:table-cell table:formula="of:=IF([.$B7]=[.$O$1];IF([.I7]&lt;&gt;&quot;&lt;5&quot;;[.I7];4);&quot; &quot;)" office:value-type="string" office:string-value=" " calcext:value-type="string">
            <text:p><text:s/></text:p>
          </table:table-cell>
          <table:table-cell table:formula="of:=IF([.$B7]=[.$O$1];IF([.J7]&lt;&gt;&quot;&lt;5&quot;;[.J7];4);&quot; &quot;)" office:value-type="string" office:string-value=" " calcext:value-type="string">
            <text:p><text:s/></text:p>
          </table:table-cell>
          <table:table-cell table:formula="of:=IF([.$B7]=[.$O$1];IF([.K7]&lt;&gt;&quot;&lt;5&quot;;[.K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60-69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8]=[.$O$1];IF([.C8]&lt;&gt;&quot;&lt;5&quot;;[.C8];4);&quot; &quot;)" office:value-type="string" office:string-value=" " calcext:value-type="string">
            <text:p><text:s/></text:p>
          </table:table-cell>
          <table:table-cell table:formula="of:=IF([.$B8]=[.$O$1];IF([.D8]&lt;&gt;&quot;&lt;5&quot;;[.D8];4);&quot; &quot;)" office:value-type="string" office:string-value=" " calcext:value-type="string">
            <text:p><text:s/></text:p>
          </table:table-cell>
          <table:table-cell table:formula="of:=IF([.$B8]=[.$O$1];IF([.E8]&lt;&gt;&quot;&lt;5&quot;;[.E8];4);&quot; &quot;)" office:value-type="string" office:string-value=" " calcext:value-type="string">
            <text:p><text:s/></text:p>
          </table:table-cell>
          <table:table-cell table:formula="of:=IF([.$B8]=[.$O$1];IF([.F8]&lt;&gt;&quot;&lt;5&quot;;[.F8];4);&quot; &quot;)" office:value-type="string" office:string-value=" " calcext:value-type="string">
            <text:p><text:s/></text:p>
          </table:table-cell>
          <table:table-cell table:formula="of:=IF([.$B8]=[.$O$1];IF([.G8]&lt;&gt;&quot;&lt;5&quot;;[.G8];4);&quot; &quot;)" office:value-type="string" office:string-value=" " calcext:value-type="string">
            <text:p><text:s/></text:p>
          </table:table-cell>
          <table:table-cell table:formula="of:=IF([.$B8]=[.$O$1];IF([.H8]&lt;&gt;&quot;&lt;5&quot;;[.H8];4);&quot; &quot;)" office:value-type="string" office:string-value=" " calcext:value-type="string">
            <text:p><text:s/></text:p>
          </table:table-cell>
          <table:table-cell table:formula="of:=IF([.$B8]=[.$O$1];IF([.I8]&lt;&gt;&quot;&lt;5&quot;;[.I8];4);&quot; &quot;)" office:value-type="string" office:string-value=" " calcext:value-type="string">
            <text:p><text:s/></text:p>
          </table:table-cell>
          <table:table-cell table:formula="of:=IF([.$B8]=[.$O$1];IF([.J8]&lt;&gt;&quot;&lt;5&quot;;[.J8];4);&quot; &quot;)" office:value-type="string" office:string-value=" " calcext:value-type="string">
            <text:p><text:s/></text:p>
          </table:table-cell>
          <table:table-cell table:formula="of:=IF([.$B8]=[.$O$1];IF([.K8]&lt;&gt;&quot;&lt;5&quot;;[.K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70-7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922" calcext:value-type="float">
            <text:p>922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9]=[.$O$1];IF([.C9]&lt;&gt;&quot;&lt;5&quot;;[.C9];4);&quot; &quot;)" office:value-type="string" office:string-value=" " calcext:value-type="string">
            <text:p><text:s/></text:p>
          </table:table-cell>
          <table:table-cell table:formula="of:=IF([.$B9]=[.$O$1];IF([.D9]&lt;&gt;&quot;&lt;5&quot;;[.D9];4);&quot; &quot;)" office:value-type="string" office:string-value=" " calcext:value-type="string">
            <text:p><text:s/></text:p>
          </table:table-cell>
          <table:table-cell table:formula="of:=IF([.$B9]=[.$O$1];IF([.E9]&lt;&gt;&quot;&lt;5&quot;;[.E9];4);&quot; &quot;)" office:value-type="string" office:string-value=" " calcext:value-type="string">
            <text:p><text:s/></text:p>
          </table:table-cell>
          <table:table-cell table:formula="of:=IF([.$B9]=[.$O$1];IF([.F9]&lt;&gt;&quot;&lt;5&quot;;[.F9];4);&quot; &quot;)" office:value-type="string" office:string-value=" " calcext:value-type="string">
            <text:p><text:s/></text:p>
          </table:table-cell>
          <table:table-cell table:formula="of:=IF([.$B9]=[.$O$1];IF([.G9]&lt;&gt;&quot;&lt;5&quot;;[.G9];4);&quot; &quot;)" office:value-type="string" office:string-value=" " calcext:value-type="string">
            <text:p><text:s/></text:p>
          </table:table-cell>
          <table:table-cell table:formula="of:=IF([.$B9]=[.$O$1];IF([.H9]&lt;&gt;&quot;&lt;5&quot;;[.H9];4);&quot; &quot;)" office:value-type="string" office:string-value=" " calcext:value-type="string">
            <text:p><text:s/></text:p>
          </table:table-cell>
          <table:table-cell table:formula="of:=IF([.$B9]=[.$O$1];IF([.I9]&lt;&gt;&quot;&lt;5&quot;;[.I9];4);&quot; &quot;)" office:value-type="string" office:string-value=" " calcext:value-type="string">
            <text:p><text:s/></text:p>
          </table:table-cell>
          <table:table-cell table:formula="of:=IF([.$B9]=[.$O$1];IF([.J9]&lt;&gt;&quot;&lt;5&quot;;[.J9];4);&quot; &quot;)" office:value-type="string" office:string-value=" " calcext:value-type="string">
            <text:p><text:s/></text:p>
          </table:table-cell>
          <table:table-cell table:formula="of:=IF([.$B9]=[.$O$1];IF([.K9]&lt;&gt;&quot;&lt;5&quot;;[.K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&lt;5</text:p>
          </table:table-cell>
          <table:table-cell table:number-columns-repeated="7"/>
          <table:table-cell office:value-type="float" office:value="424" calcext:value-type="float">
            <text:p>424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10]=[.$O$1];IF([.C10]&lt;&gt;&quot;&lt;5&quot;;[.C10];4);&quot; &quot;)" office:value-type="string" office:string-value=" " calcext:value-type="string">
            <text:p><text:s/></text:p>
          </table:table-cell>
          <table:table-cell table:formula="of:=IF([.$B10]=[.$O$1];IF([.D10]&lt;&gt;&quot;&lt;5&quot;;[.D10];4);&quot; &quot;)" office:value-type="string" office:string-value=" " calcext:value-type="string">
            <text:p><text:s/></text:p>
          </table:table-cell>
          <table:table-cell table:formula="of:=IF([.$B10]=[.$O$1];IF([.E10]&lt;&gt;&quot;&lt;5&quot;;[.E10];4);&quot; &quot;)" office:value-type="string" office:string-value=" " calcext:value-type="string">
            <text:p><text:s/></text:p>
          </table:table-cell>
          <table:table-cell table:formula="of:=IF([.$B10]=[.$O$1];IF([.F10]&lt;&gt;&quot;&lt;5&quot;;[.F10];4);&quot; &quot;)" office:value-type="string" office:string-value=" " calcext:value-type="string">
            <text:p><text:s/></text:p>
          </table:table-cell>
          <table:table-cell table:formula="of:=IF([.$B10]=[.$O$1];IF([.G10]&lt;&gt;&quot;&lt;5&quot;;[.G10];4);&quot; &quot;)" office:value-type="string" office:string-value=" " calcext:value-type="string">
            <text:p><text:s/></text:p>
          </table:table-cell>
          <table:table-cell table:formula="of:=IF([.$B10]=[.$O$1];IF([.H10]&lt;&gt;&quot;&lt;5&quot;;[.H10];4);&quot; &quot;)" office:value-type="string" office:string-value=" " calcext:value-type="string">
            <text:p><text:s/></text:p>
          </table:table-cell>
          <table:table-cell table:formula="of:=IF([.$B10]=[.$O$1];IF([.I10]&lt;&gt;&quot;&lt;5&quot;;[.I10];4);&quot; &quot;)" office:value-type="string" office:string-value=" " calcext:value-type="string">
            <text:p><text:s/></text:p>
          </table:table-cell>
          <table:table-cell table:formula="of:=IF([.$B10]=[.$O$1];IF([.J10]&lt;&gt;&quot;&lt;5&quot;;[.J10];4);&quot; &quot;)" office:value-type="string" office:string-value=" " calcext:value-type="string">
            <text:p><text:s/></text:p>
          </table:table-cell>
          <table:table-cell table:formula="of:=IF([.$B10]=[.$O$1];IF([.K10]&lt;&gt;&quot;&lt;5&quot;;[.K1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0 - 2020-12-26</text:p>
          </table:table-cell>
          <table:table-cell table:style-name="ce1" office:value-type="string" calcext:value-type="string">
            <text:p>90+</text:p>
          </table:table-cell>
          <table:table-cell table:number-columns-repeated="8"/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2020-12-20 - 2020-12-26</text:p>
          </table:table-cell>
          <table:table-cell table:formula="of:=IF([.$B11]=[.$O$1];IF([.C11]&lt;&gt;&quot;&lt;5&quot;;[.C11];4);&quot; &quot;)" office:value-type="float" office:value="0" calcext:value-type="float">
            <text:p>0</text:p>
          </table:table-cell>
          <table:table-cell table:formula="of:=IF([.$B11]=[.$O$1];IF([.D11]&lt;&gt;&quot;&lt;5&quot;;[.D11];4);&quot; &quot;)" office:value-type="float" office:value="0" calcext:value-type="float">
            <text:p>0</text:p>
          </table:table-cell>
          <table:table-cell table:formula="of:=IF([.$B11]=[.$O$1];IF([.E11]&lt;&gt;&quot;&lt;5&quot;;[.E11];4);&quot; &quot;)" office:value-type="float" office:value="0" calcext:value-type="float">
            <text:p>0</text:p>
          </table:table-cell>
          <table:table-cell table:formula="of:=IF([.$B11]=[.$O$1];IF([.F11]&lt;&gt;&quot;&lt;5&quot;;[.F11];4);&quot; &quot;)" office:value-type="float" office:value="0" calcext:value-type="float">
            <text:p>0</text:p>
          </table:table-cell>
          <table:table-cell table:formula="of:=IF([.$B11]=[.$O$1];IF([.G11]&lt;&gt;&quot;&lt;5&quot;;[.G11];4);&quot; &quot;)" office:value-type="float" office:value="0" calcext:value-type="float">
            <text:p>0</text:p>
          </table:table-cell>
          <table:table-cell table:formula="of:=IF([.$B11]=[.$O$1];IF([.H11]&lt;&gt;&quot;&lt;5&quot;;[.H11];4);&quot; &quot;)" office:value-type="float" office:value="0" calcext:value-type="float">
            <text:p>0</text:p>
          </table:table-cell>
          <table:table-cell table:formula="of:=IF([.$B11]=[.$O$1];IF([.I11]&lt;&gt;&quot;&lt;5&quot;;[.I11];4);&quot; &quot;)" office:value-type="float" office:value="0" calcext:value-type="float">
            <text:p>0</text:p>
          </table:table-cell>
          <table:table-cell table:formula="of:=IF([.$B11]=[.$O$1];IF([.J11]&lt;&gt;&quot;&lt;5&quot;;[.J11];4);&quot; &quot;)" office:value-type="float" office:value="0" calcext:value-type="float">
            <text:p>0</text:p>
          </table:table-cell>
          <table:table-cell table:formula="of:=IF([.$B11]=[.$O$1];IF([.K11]&lt;&gt;&quot;&lt;5&quot;;[.K11];4);&quot; &quot;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0-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12329" calcext:value-type="float">
            <text:p>12329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2]=[.$O$1];IF([.C12]&lt;&gt;&quot;&lt;5&quot;;[.C12];4);&quot; &quot;)" office:value-type="string" office:string-value=" " calcext:value-type="string">
            <text:p><text:s/></text:p>
          </table:table-cell>
          <table:table-cell table:formula="of:=IF([.$B12]=[.$O$1];IF([.D12]&lt;&gt;&quot;&lt;5&quot;;[.D12];4);&quot; &quot;)" office:value-type="string" office:string-value=" " calcext:value-type="string">
            <text:p><text:s/></text:p>
          </table:table-cell>
          <table:table-cell table:formula="of:=IF([.$B12]=[.$O$1];IF([.E12]&lt;&gt;&quot;&lt;5&quot;;[.E12];4);&quot; &quot;)" office:value-type="string" office:string-value=" " calcext:value-type="string">
            <text:p><text:s/></text:p>
          </table:table-cell>
          <table:table-cell table:formula="of:=IF([.$B12]=[.$O$1];IF([.F12]&lt;&gt;&quot;&lt;5&quot;;[.F12];4);&quot; &quot;)" office:value-type="string" office:string-value=" " calcext:value-type="string">
            <text:p><text:s/></text:p>
          </table:table-cell>
          <table:table-cell table:formula="of:=IF([.$B12]=[.$O$1];IF([.G12]&lt;&gt;&quot;&lt;5&quot;;[.G12];4);&quot; &quot;)" office:value-type="string" office:string-value=" " calcext:value-type="string">
            <text:p><text:s/></text:p>
          </table:table-cell>
          <table:table-cell table:formula="of:=IF([.$B12]=[.$O$1];IF([.H12]&lt;&gt;&quot;&lt;5&quot;;[.H12];4);&quot; &quot;)" office:value-type="string" office:string-value=" " calcext:value-type="string">
            <text:p><text:s/></text:p>
          </table:table-cell>
          <table:table-cell table:formula="of:=IF([.$B12]=[.$O$1];IF([.I12]&lt;&gt;&quot;&lt;5&quot;;[.I12];4);&quot; &quot;)" office:value-type="string" office:string-value=" " calcext:value-type="string">
            <text:p><text:s/></text:p>
          </table:table-cell>
          <table:table-cell table:formula="of:=IF([.$B12]=[.$O$1];IF([.J12]&lt;&gt;&quot;&lt;5&quot;;[.J12];4);&quot; &quot;)" office:value-type="string" office:string-value=" " calcext:value-type="string">
            <text:p><text:s/></text:p>
          </table:table-cell>
          <table:table-cell table:formula="of:=IF([.$B12]=[.$O$1];IF([.K12]&lt;&gt;&quot;&lt;5&quot;;[.K1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20-29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6410" calcext:value-type="float">
            <text:p>6410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3]=[.$O$1];IF([.C13]&lt;&gt;&quot;&lt;5&quot;;[.C13];4);&quot; &quot;)" office:value-type="string" office:string-value=" " calcext:value-type="string">
            <text:p><text:s/></text:p>
          </table:table-cell>
          <table:table-cell table:formula="of:=IF([.$B13]=[.$O$1];IF([.D13]&lt;&gt;&quot;&lt;5&quot;;[.D13];4);&quot; &quot;)" office:value-type="string" office:string-value=" " calcext:value-type="string">
            <text:p><text:s/></text:p>
          </table:table-cell>
          <table:table-cell table:formula="of:=IF([.$B13]=[.$O$1];IF([.E13]&lt;&gt;&quot;&lt;5&quot;;[.E13];4);&quot; &quot;)" office:value-type="string" office:string-value=" " calcext:value-type="string">
            <text:p><text:s/></text:p>
          </table:table-cell>
          <table:table-cell table:formula="of:=IF([.$B13]=[.$O$1];IF([.F13]&lt;&gt;&quot;&lt;5&quot;;[.F13];4);&quot; &quot;)" office:value-type="string" office:string-value=" " calcext:value-type="string">
            <text:p><text:s/></text:p>
          </table:table-cell>
          <table:table-cell table:formula="of:=IF([.$B13]=[.$O$1];IF([.G13]&lt;&gt;&quot;&lt;5&quot;;[.G13];4);&quot; &quot;)" office:value-type="string" office:string-value=" " calcext:value-type="string">
            <text:p><text:s/></text:p>
          </table:table-cell>
          <table:table-cell table:formula="of:=IF([.$B13]=[.$O$1];IF([.H13]&lt;&gt;&quot;&lt;5&quot;;[.H13];4);&quot; &quot;)" office:value-type="string" office:string-value=" " calcext:value-type="string">
            <text:p><text:s/></text:p>
          </table:table-cell>
          <table:table-cell table:formula="of:=IF([.$B13]=[.$O$1];IF([.I13]&lt;&gt;&quot;&lt;5&quot;;[.I13];4);&quot; &quot;)" office:value-type="string" office:string-value=" " calcext:value-type="string">
            <text:p><text:s/></text:p>
          </table:table-cell>
          <table:table-cell table:formula="of:=IF([.$B13]=[.$O$1];IF([.J13]&lt;&gt;&quot;&lt;5&quot;;[.J13];4);&quot; &quot;)" office:value-type="string" office:string-value=" " calcext:value-type="string">
            <text:p><text:s/></text:p>
          </table:table-cell>
          <table:table-cell table:formula="of:=IF([.$B13]=[.$O$1];IF([.K13]&lt;&gt;&quot;&lt;5&quot;;[.K1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30-39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5064" calcext:value-type="float">
            <text:p>5064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4]=[.$O$1];IF([.C14]&lt;&gt;&quot;&lt;5&quot;;[.C14];4);&quot; &quot;)" office:value-type="string" office:string-value=" " calcext:value-type="string">
            <text:p><text:s/></text:p>
          </table:table-cell>
          <table:table-cell table:formula="of:=IF([.$B14]=[.$O$1];IF([.D14]&lt;&gt;&quot;&lt;5&quot;;[.D14];4);&quot; &quot;)" office:value-type="string" office:string-value=" " calcext:value-type="string">
            <text:p><text:s/></text:p>
          </table:table-cell>
          <table:table-cell table:formula="of:=IF([.$B14]=[.$O$1];IF([.E14]&lt;&gt;&quot;&lt;5&quot;;[.E14];4);&quot; &quot;)" office:value-type="string" office:string-value=" " calcext:value-type="string">
            <text:p><text:s/></text:p>
          </table:table-cell>
          <table:table-cell table:formula="of:=IF([.$B14]=[.$O$1];IF([.F14]&lt;&gt;&quot;&lt;5&quot;;[.F14];4);&quot; &quot;)" office:value-type="string" office:string-value=" " calcext:value-type="string">
            <text:p><text:s/></text:p>
          </table:table-cell>
          <table:table-cell table:formula="of:=IF([.$B14]=[.$O$1];IF([.G14]&lt;&gt;&quot;&lt;5&quot;;[.G14];4);&quot; &quot;)" office:value-type="string" office:string-value=" " calcext:value-type="string">
            <text:p><text:s/></text:p>
          </table:table-cell>
          <table:table-cell table:formula="of:=IF([.$B14]=[.$O$1];IF([.H14]&lt;&gt;&quot;&lt;5&quot;;[.H14];4);&quot; &quot;)" office:value-type="string" office:string-value=" " calcext:value-type="string">
            <text:p><text:s/></text:p>
          </table:table-cell>
          <table:table-cell table:formula="of:=IF([.$B14]=[.$O$1];IF([.I14]&lt;&gt;&quot;&lt;5&quot;;[.I14];4);&quot; &quot;)" office:value-type="string" office:string-value=" " calcext:value-type="string">
            <text:p><text:s/></text:p>
          </table:table-cell>
          <table:table-cell table:formula="of:=IF([.$B14]=[.$O$1];IF([.J14]&lt;&gt;&quot;&lt;5&quot;;[.J14];4);&quot; &quot;)" office:value-type="string" office:string-value=" " calcext:value-type="string">
            <text:p><text:s/></text:p>
          </table:table-cell>
          <table:table-cell table:formula="of:=IF([.$B14]=[.$O$1];IF([.K14]&lt;&gt;&quot;&lt;5&quot;;[.K1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40-49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4177" calcext:value-type="float">
            <text:p>4177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5]=[.$O$1];IF([.C15]&lt;&gt;&quot;&lt;5&quot;;[.C15];4);&quot; &quot;)" office:value-type="string" office:string-value=" " calcext:value-type="string">
            <text:p><text:s/></text:p>
          </table:table-cell>
          <table:table-cell table:formula="of:=IF([.$B15]=[.$O$1];IF([.D15]&lt;&gt;&quot;&lt;5&quot;;[.D15];4);&quot; &quot;)" office:value-type="string" office:string-value=" " calcext:value-type="string">
            <text:p><text:s/></text:p>
          </table:table-cell>
          <table:table-cell table:formula="of:=IF([.$B15]=[.$O$1];IF([.E15]&lt;&gt;&quot;&lt;5&quot;;[.E15];4);&quot; &quot;)" office:value-type="string" office:string-value=" " calcext:value-type="string">
            <text:p><text:s/></text:p>
          </table:table-cell>
          <table:table-cell table:formula="of:=IF([.$B15]=[.$O$1];IF([.F15]&lt;&gt;&quot;&lt;5&quot;;[.F15];4);&quot; &quot;)" office:value-type="string" office:string-value=" " calcext:value-type="string">
            <text:p><text:s/></text:p>
          </table:table-cell>
          <table:table-cell table:formula="of:=IF([.$B15]=[.$O$1];IF([.G15]&lt;&gt;&quot;&lt;5&quot;;[.G15];4);&quot; &quot;)" office:value-type="string" office:string-value=" " calcext:value-type="string">
            <text:p><text:s/></text:p>
          </table:table-cell>
          <table:table-cell table:formula="of:=IF([.$B15]=[.$O$1];IF([.H15]&lt;&gt;&quot;&lt;5&quot;;[.H15];4);&quot; &quot;)" office:value-type="string" office:string-value=" " calcext:value-type="string">
            <text:p><text:s/></text:p>
          </table:table-cell>
          <table:table-cell table:formula="of:=IF([.$B15]=[.$O$1];IF([.I15]&lt;&gt;&quot;&lt;5&quot;;[.I15];4);&quot; &quot;)" office:value-type="string" office:string-value=" " calcext:value-type="string">
            <text:p><text:s/></text:p>
          </table:table-cell>
          <table:table-cell table:formula="of:=IF([.$B15]=[.$O$1];IF([.J15]&lt;&gt;&quot;&lt;5&quot;;[.J15];4);&quot; &quot;)" office:value-type="string" office:string-value=" " calcext:value-type="string">
            <text:p><text:s/></text:p>
          </table:table-cell>
          <table:table-cell table:formula="of:=IF([.$B15]=[.$O$1];IF([.K15]&lt;&gt;&quot;&lt;5&quot;;[.K1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50-59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3184" calcext:value-type="float">
            <text:p>3184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6]=[.$O$1];IF([.C16]&lt;&gt;&quot;&lt;5&quot;;[.C16];4);&quot; &quot;)" office:value-type="string" office:string-value=" " calcext:value-type="string">
            <text:p><text:s/></text:p>
          </table:table-cell>
          <table:table-cell table:formula="of:=IF([.$B16]=[.$O$1];IF([.D16]&lt;&gt;&quot;&lt;5&quot;;[.D16];4);&quot; &quot;)" office:value-type="string" office:string-value=" " calcext:value-type="string">
            <text:p><text:s/></text:p>
          </table:table-cell>
          <table:table-cell table:formula="of:=IF([.$B16]=[.$O$1];IF([.E16]&lt;&gt;&quot;&lt;5&quot;;[.E16];4);&quot; &quot;)" office:value-type="string" office:string-value=" " calcext:value-type="string">
            <text:p><text:s/></text:p>
          </table:table-cell>
          <table:table-cell table:formula="of:=IF([.$B16]=[.$O$1];IF([.F16]&lt;&gt;&quot;&lt;5&quot;;[.F16];4);&quot; &quot;)" office:value-type="string" office:string-value=" " calcext:value-type="string">
            <text:p><text:s/></text:p>
          </table:table-cell>
          <table:table-cell table:formula="of:=IF([.$B16]=[.$O$1];IF([.G16]&lt;&gt;&quot;&lt;5&quot;;[.G16];4);&quot; &quot;)" office:value-type="string" office:string-value=" " calcext:value-type="string">
            <text:p><text:s/></text:p>
          </table:table-cell>
          <table:table-cell table:formula="of:=IF([.$B16]=[.$O$1];IF([.H16]&lt;&gt;&quot;&lt;5&quot;;[.H16];4);&quot; &quot;)" office:value-type="string" office:string-value=" " calcext:value-type="string">
            <text:p><text:s/></text:p>
          </table:table-cell>
          <table:table-cell table:formula="of:=IF([.$B16]=[.$O$1];IF([.I16]&lt;&gt;&quot;&lt;5&quot;;[.I16];4);&quot; &quot;)" office:value-type="string" office:string-value=" " calcext:value-type="string">
            <text:p><text:s/></text:p>
          </table:table-cell>
          <table:table-cell table:formula="of:=IF([.$B16]=[.$O$1];IF([.J16]&lt;&gt;&quot;&lt;5&quot;;[.J16];4);&quot; &quot;)" office:value-type="string" office:string-value=" " calcext:value-type="string">
            <text:p><text:s/></text:p>
          </table:table-cell>
          <table:table-cell table:formula="of:=IF([.$B16]=[.$O$1];IF([.K16]&lt;&gt;&quot;&lt;5&quot;;[.K1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60-69</text:p>
          </table:table-cell>
          <table:table-cell office:value-type="float" office:value="288" calcext:value-type="float">
            <text:p>288</text:p>
          </table:table-cell>
          <table:table-cell office:value-type="float" office:value="138" calcext:value-type="float">
            <text:p>138</text:p>
          </table:table-cell>
          <table:table-cell table:number-columns-repeated="6"/>
          <table:table-cell office:value-type="float" office:value="1929" calcext:value-type="float">
            <text:p>1929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7]=[.$O$1];IF([.C17]&lt;&gt;&quot;&lt;5&quot;;[.C17];4);&quot; &quot;)" office:value-type="string" office:string-value=" " calcext:value-type="string">
            <text:p><text:s/></text:p>
          </table:table-cell>
          <table:table-cell table:formula="of:=IF([.$B17]=[.$O$1];IF([.D17]&lt;&gt;&quot;&lt;5&quot;;[.D17];4);&quot; &quot;)" office:value-type="string" office:string-value=" " calcext:value-type="string">
            <text:p><text:s/></text:p>
          </table:table-cell>
          <table:table-cell table:formula="of:=IF([.$B17]=[.$O$1];IF([.E17]&lt;&gt;&quot;&lt;5&quot;;[.E17];4);&quot; &quot;)" office:value-type="string" office:string-value=" " calcext:value-type="string">
            <text:p><text:s/></text:p>
          </table:table-cell>
          <table:table-cell table:formula="of:=IF([.$B17]=[.$O$1];IF([.F17]&lt;&gt;&quot;&lt;5&quot;;[.F17];4);&quot; &quot;)" office:value-type="string" office:string-value=" " calcext:value-type="string">
            <text:p><text:s/></text:p>
          </table:table-cell>
          <table:table-cell table:formula="of:=IF([.$B17]=[.$O$1];IF([.G17]&lt;&gt;&quot;&lt;5&quot;;[.G17];4);&quot; &quot;)" office:value-type="string" office:string-value=" " calcext:value-type="string">
            <text:p><text:s/></text:p>
          </table:table-cell>
          <table:table-cell table:formula="of:=IF([.$B17]=[.$O$1];IF([.H17]&lt;&gt;&quot;&lt;5&quot;;[.H17];4);&quot; &quot;)" office:value-type="string" office:string-value=" " calcext:value-type="string">
            <text:p><text:s/></text:p>
          </table:table-cell>
          <table:table-cell table:formula="of:=IF([.$B17]=[.$O$1];IF([.I17]&lt;&gt;&quot;&lt;5&quot;;[.I17];4);&quot; &quot;)" office:value-type="string" office:string-value=" " calcext:value-type="string">
            <text:p><text:s/></text:p>
          </table:table-cell>
          <table:table-cell table:formula="of:=IF([.$B17]=[.$O$1];IF([.J17]&lt;&gt;&quot;&lt;5&quot;;[.J17];4);&quot; &quot;)" office:value-type="string" office:string-value=" " calcext:value-type="string">
            <text:p><text:s/></text:p>
          </table:table-cell>
          <table:table-cell table:formula="of:=IF([.$B17]=[.$O$1];IF([.K17]&lt;&gt;&quot;&lt;5&quot;;[.K1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70-79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981" calcext:value-type="float">
            <text:p>981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8]=[.$O$1];IF([.C18]&lt;&gt;&quot;&lt;5&quot;;[.C18];4);&quot; &quot;)" office:value-type="string" office:string-value=" " calcext:value-type="string">
            <text:p><text:s/></text:p>
          </table:table-cell>
          <table:table-cell table:formula="of:=IF([.$B18]=[.$O$1];IF([.D18]&lt;&gt;&quot;&lt;5&quot;;[.D18];4);&quot; &quot;)" office:value-type="string" office:string-value=" " calcext:value-type="string">
            <text:p><text:s/></text:p>
          </table:table-cell>
          <table:table-cell table:formula="of:=IF([.$B18]=[.$O$1];IF([.E18]&lt;&gt;&quot;&lt;5&quot;;[.E18];4);&quot; &quot;)" office:value-type="string" office:string-value=" " calcext:value-type="string">
            <text:p><text:s/></text:p>
          </table:table-cell>
          <table:table-cell table:formula="of:=IF([.$B18]=[.$O$1];IF([.F18]&lt;&gt;&quot;&lt;5&quot;;[.F18];4);&quot; &quot;)" office:value-type="string" office:string-value=" " calcext:value-type="string">
            <text:p><text:s/></text:p>
          </table:table-cell>
          <table:table-cell table:formula="of:=IF([.$B18]=[.$O$1];IF([.G18]&lt;&gt;&quot;&lt;5&quot;;[.G18];4);&quot; &quot;)" office:value-type="string" office:string-value=" " calcext:value-type="string">
            <text:p><text:s/></text:p>
          </table:table-cell>
          <table:table-cell table:formula="of:=IF([.$B18]=[.$O$1];IF([.H18]&lt;&gt;&quot;&lt;5&quot;;[.H18];4);&quot; &quot;)" office:value-type="string" office:string-value=" " calcext:value-type="string">
            <text:p><text:s/></text:p>
          </table:table-cell>
          <table:table-cell table:formula="of:=IF([.$B18]=[.$O$1];IF([.I18]&lt;&gt;&quot;&lt;5&quot;;[.I18];4);&quot; &quot;)" office:value-type="string" office:string-value=" " calcext:value-type="string">
            <text:p><text:s/></text:p>
          </table:table-cell>
          <table:table-cell table:formula="of:=IF([.$B18]=[.$O$1];IF([.J18]&lt;&gt;&quot;&lt;5&quot;;[.J18];4);&quot; &quot;)" office:value-type="string" office:string-value=" " calcext:value-type="string">
            <text:p><text:s/></text:p>
          </table:table-cell>
          <table:table-cell table:formula="of:=IF([.$B18]=[.$O$1];IF([.K18]&lt;&gt;&quot;&lt;5&quot;;[.K1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office:value-type="string" calcext:value-type="string">
            <text:p>80-89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19]=[.$O$1];IF([.C19]&lt;&gt;&quot;&lt;5&quot;;[.C19];4);&quot; &quot;)" office:value-type="string" office:string-value=" " calcext:value-type="string">
            <text:p><text:s/></text:p>
          </table:table-cell>
          <table:table-cell table:formula="of:=IF([.$B19]=[.$O$1];IF([.D19]&lt;&gt;&quot;&lt;5&quot;;[.D19];4);&quot; &quot;)" office:value-type="string" office:string-value=" " calcext:value-type="string">
            <text:p><text:s/></text:p>
          </table:table-cell>
          <table:table-cell table:formula="of:=IF([.$B19]=[.$O$1];IF([.E19]&lt;&gt;&quot;&lt;5&quot;;[.E19];4);&quot; &quot;)" office:value-type="string" office:string-value=" " calcext:value-type="string">
            <text:p><text:s/></text:p>
          </table:table-cell>
          <table:table-cell table:formula="of:=IF([.$B19]=[.$O$1];IF([.F19]&lt;&gt;&quot;&lt;5&quot;;[.F19];4);&quot; &quot;)" office:value-type="string" office:string-value=" " calcext:value-type="string">
            <text:p><text:s/></text:p>
          </table:table-cell>
          <table:table-cell table:formula="of:=IF([.$B19]=[.$O$1];IF([.G19]&lt;&gt;&quot;&lt;5&quot;;[.G19];4);&quot; &quot;)" office:value-type="string" office:string-value=" " calcext:value-type="string">
            <text:p><text:s/></text:p>
          </table:table-cell>
          <table:table-cell table:formula="of:=IF([.$B19]=[.$O$1];IF([.H19]&lt;&gt;&quot;&lt;5&quot;;[.H19];4);&quot; &quot;)" office:value-type="string" office:string-value=" " calcext:value-type="string">
            <text:p><text:s/></text:p>
          </table:table-cell>
          <table:table-cell table:formula="of:=IF([.$B19]=[.$O$1];IF([.I19]&lt;&gt;&quot;&lt;5&quot;;[.I19];4);&quot; &quot;)" office:value-type="string" office:string-value=" " calcext:value-type="string">
            <text:p><text:s/></text:p>
          </table:table-cell>
          <table:table-cell table:formula="of:=IF([.$B19]=[.$O$1];IF([.J19]&lt;&gt;&quot;&lt;5&quot;;[.J19];4);&quot; &quot;)" office:value-type="string" office:string-value=" " calcext:value-type="string">
            <text:p><text:s/></text:p>
          </table:table-cell>
          <table:table-cell table:formula="of:=IF([.$B19]=[.$O$1];IF([.K19]&lt;&gt;&quot;&lt;5&quot;;[.K1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27 - 2021-01-02</text:p>
          </table:table-cell>
          <table:table-cell table:style-name="ce1" office:value-type="string" calcext:value-type="string">
            <text:p>90+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2020-12-27 - 2021-01-02</text:p>
          </table:table-cell>
          <table:table-cell table:formula="of:=IF([.$B20]=[.$O$1];IF([.C20]&lt;&gt;&quot;&lt;5&quot;;[.C20];4);&quot; &quot;)" office:value-type="float" office:value="25" calcext:value-type="float">
            <text:p>25</text:p>
          </table:table-cell>
          <table:table-cell table:formula="of:=IF([.$B20]=[.$O$1];IF([.D20]&lt;&gt;&quot;&lt;5&quot;;[.D20];4);&quot; &quot;)" office:value-type="float" office:value="6" calcext:value-type="float">
            <text:p>6</text:p>
          </table:table-cell>
          <table:table-cell table:formula="of:=IF([.$B20]=[.$O$1];IF([.E20]&lt;&gt;&quot;&lt;5&quot;;[.E20];4);&quot; &quot;)" office:value-type="float" office:value="0" calcext:value-type="float">
            <text:p>0</text:p>
          </table:table-cell>
          <table:table-cell table:formula="of:=IF([.$B20]=[.$O$1];IF([.F20]&lt;&gt;&quot;&lt;5&quot;;[.F20];4);&quot; &quot;)" office:value-type="float" office:value="0" calcext:value-type="float">
            <text:p>0</text:p>
          </table:table-cell>
          <table:table-cell table:formula="of:=IF([.$B20]=[.$O$1];IF([.G20]&lt;&gt;&quot;&lt;5&quot;;[.G20];4);&quot; &quot;)" office:value-type="float" office:value="0" calcext:value-type="float">
            <text:p>0</text:p>
          </table:table-cell>
          <table:table-cell table:formula="of:=IF([.$B20]=[.$O$1];IF([.H20]&lt;&gt;&quot;&lt;5&quot;;[.H20];4);&quot; &quot;)" office:value-type="float" office:value="0" calcext:value-type="float">
            <text:p>0</text:p>
          </table:table-cell>
          <table:table-cell table:formula="of:=IF([.$B20]=[.$O$1];IF([.I20]&lt;&gt;&quot;&lt;5&quot;;[.I20];4);&quot; &quot;)" office:value-type="float" office:value="0" calcext:value-type="float">
            <text:p>0</text:p>
          </table:table-cell>
          <table:table-cell table:formula="of:=IF([.$B20]=[.$O$1];IF([.J20]&lt;&gt;&quot;&lt;5&quot;;[.J20];4);&quot; &quot;)" office:value-type="float" office:value="0" calcext:value-type="float">
            <text:p>0</text:p>
          </table:table-cell>
          <table:table-cell table:formula="of:=IF([.$B20]=[.$O$1];IF([.K20]&lt;&gt;&quot;&lt;5&quot;;[.K20];4);&quot; &quot;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0-19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7676" calcext:value-type="float">
            <text:p>17676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1]=[.$O$1];IF([.C21]&lt;&gt;&quot;&lt;5&quot;;[.C21];4);&quot; &quot;)" office:value-type="string" office:string-value=" " calcext:value-type="string">
            <text:p><text:s/></text:p>
          </table:table-cell>
          <table:table-cell table:formula="of:=IF([.$B21]=[.$O$1];IF([.D21]&lt;&gt;&quot;&lt;5&quot;;[.D21];4);&quot; &quot;)" office:value-type="string" office:string-value=" " calcext:value-type="string">
            <text:p><text:s/></text:p>
          </table:table-cell>
          <table:table-cell table:formula="of:=IF([.$B21]=[.$O$1];IF([.E21]&lt;&gt;&quot;&lt;5&quot;;[.E21];4);&quot; &quot;)" office:value-type="string" office:string-value=" " calcext:value-type="string">
            <text:p><text:s/></text:p>
          </table:table-cell>
          <table:table-cell table:formula="of:=IF([.$B21]=[.$O$1];IF([.F21]&lt;&gt;&quot;&lt;5&quot;;[.F21];4);&quot; &quot;)" office:value-type="string" office:string-value=" " calcext:value-type="string">
            <text:p><text:s/></text:p>
          </table:table-cell>
          <table:table-cell table:formula="of:=IF([.$B21]=[.$O$1];IF([.G21]&lt;&gt;&quot;&lt;5&quot;;[.G21];4);&quot; &quot;)" office:value-type="string" office:string-value=" " calcext:value-type="string">
            <text:p><text:s/></text:p>
          </table:table-cell>
          <table:table-cell table:formula="of:=IF([.$B21]=[.$O$1];IF([.H21]&lt;&gt;&quot;&lt;5&quot;;[.H21];4);&quot; &quot;)" office:value-type="string" office:string-value=" " calcext:value-type="string">
            <text:p><text:s/></text:p>
          </table:table-cell>
          <table:table-cell table:formula="of:=IF([.$B21]=[.$O$1];IF([.I21]&lt;&gt;&quot;&lt;5&quot;;[.I21];4);&quot; &quot;)" office:value-type="string" office:string-value=" " calcext:value-type="string">
            <text:p><text:s/></text:p>
          </table:table-cell>
          <table:table-cell table:formula="of:=IF([.$B21]=[.$O$1];IF([.J21]&lt;&gt;&quot;&lt;5&quot;;[.J21];4);&quot; &quot;)" office:value-type="string" office:string-value=" " calcext:value-type="string">
            <text:p><text:s/></text:p>
          </table:table-cell>
          <table:table-cell table:formula="of:=IF([.$B21]=[.$O$1];IF([.K21]&lt;&gt;&quot;&lt;5&quot;;[.K2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20-29</text:p>
          </table:table-cell>
          <table:table-cell office:value-type="float" office:value="275" calcext:value-type="float">
            <text:p>275</text:p>
          </table:table-cell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8610" calcext:value-type="float">
            <text:p>8610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2]=[.$O$1];IF([.C22]&lt;&gt;&quot;&lt;5&quot;;[.C22];4);&quot; &quot;)" office:value-type="string" office:string-value=" " calcext:value-type="string">
            <text:p><text:s/></text:p>
          </table:table-cell>
          <table:table-cell table:formula="of:=IF([.$B22]=[.$O$1];IF([.D22]&lt;&gt;&quot;&lt;5&quot;;[.D22];4);&quot; &quot;)" office:value-type="string" office:string-value=" " calcext:value-type="string">
            <text:p><text:s/></text:p>
          </table:table-cell>
          <table:table-cell table:formula="of:=IF([.$B22]=[.$O$1];IF([.E22]&lt;&gt;&quot;&lt;5&quot;;[.E22];4);&quot; &quot;)" office:value-type="string" office:string-value=" " calcext:value-type="string">
            <text:p><text:s/></text:p>
          </table:table-cell>
          <table:table-cell table:formula="of:=IF([.$B22]=[.$O$1];IF([.F22]&lt;&gt;&quot;&lt;5&quot;;[.F22];4);&quot; &quot;)" office:value-type="string" office:string-value=" " calcext:value-type="string">
            <text:p><text:s/></text:p>
          </table:table-cell>
          <table:table-cell table:formula="of:=IF([.$B22]=[.$O$1];IF([.G22]&lt;&gt;&quot;&lt;5&quot;;[.G22];4);&quot; &quot;)" office:value-type="string" office:string-value=" " calcext:value-type="string">
            <text:p><text:s/></text:p>
          </table:table-cell>
          <table:table-cell table:formula="of:=IF([.$B22]=[.$O$1];IF([.H22]&lt;&gt;&quot;&lt;5&quot;;[.H22];4);&quot; &quot;)" office:value-type="string" office:string-value=" " calcext:value-type="string">
            <text:p><text:s/></text:p>
          </table:table-cell>
          <table:table-cell table:formula="of:=IF([.$B22]=[.$O$1];IF([.I22]&lt;&gt;&quot;&lt;5&quot;;[.I22];4);&quot; &quot;)" office:value-type="string" office:string-value=" " calcext:value-type="string">
            <text:p><text:s/></text:p>
          </table:table-cell>
          <table:table-cell table:formula="of:=IF([.$B22]=[.$O$1];IF([.J22]&lt;&gt;&quot;&lt;5&quot;;[.J22];4);&quot; &quot;)" office:value-type="string" office:string-value=" " calcext:value-type="string">
            <text:p><text:s/></text:p>
          </table:table-cell>
          <table:table-cell table:formula="of:=IF([.$B22]=[.$O$1];IF([.K22]&lt;&gt;&quot;&lt;5&quot;;[.K2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30-39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6415" calcext:value-type="float">
            <text:p>6415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3]=[.$O$1];IF([.C23]&lt;&gt;&quot;&lt;5&quot;;[.C23];4);&quot; &quot;)" office:value-type="string" office:string-value=" " calcext:value-type="string">
            <text:p><text:s/></text:p>
          </table:table-cell>
          <table:table-cell table:formula="of:=IF([.$B23]=[.$O$1];IF([.D23]&lt;&gt;&quot;&lt;5&quot;;[.D23];4);&quot; &quot;)" office:value-type="string" office:string-value=" " calcext:value-type="string">
            <text:p><text:s/></text:p>
          </table:table-cell>
          <table:table-cell table:formula="of:=IF([.$B23]=[.$O$1];IF([.E23]&lt;&gt;&quot;&lt;5&quot;;[.E23];4);&quot; &quot;)" office:value-type="string" office:string-value=" " calcext:value-type="string">
            <text:p><text:s/></text:p>
          </table:table-cell>
          <table:table-cell table:formula="of:=IF([.$B23]=[.$O$1];IF([.F23]&lt;&gt;&quot;&lt;5&quot;;[.F23];4);&quot; &quot;)" office:value-type="string" office:string-value=" " calcext:value-type="string">
            <text:p><text:s/></text:p>
          </table:table-cell>
          <table:table-cell table:formula="of:=IF([.$B23]=[.$O$1];IF([.G23]&lt;&gt;&quot;&lt;5&quot;;[.G23];4);&quot; &quot;)" office:value-type="string" office:string-value=" " calcext:value-type="string">
            <text:p><text:s/></text:p>
          </table:table-cell>
          <table:table-cell table:formula="of:=IF([.$B23]=[.$O$1];IF([.H23]&lt;&gt;&quot;&lt;5&quot;;[.H23];4);&quot; &quot;)" office:value-type="string" office:string-value=" " calcext:value-type="string">
            <text:p><text:s/></text:p>
          </table:table-cell>
          <table:table-cell table:formula="of:=IF([.$B23]=[.$O$1];IF([.I23]&lt;&gt;&quot;&lt;5&quot;;[.I23];4);&quot; &quot;)" office:value-type="string" office:string-value=" " calcext:value-type="string">
            <text:p><text:s/></text:p>
          </table:table-cell>
          <table:table-cell table:formula="of:=IF([.$B23]=[.$O$1];IF([.J23]&lt;&gt;&quot;&lt;5&quot;;[.J23];4);&quot; &quot;)" office:value-type="string" office:string-value=" " calcext:value-type="string">
            <text:p><text:s/></text:p>
          </table:table-cell>
          <table:table-cell table:formula="of:=IF([.$B23]=[.$O$1];IF([.K23]&lt;&gt;&quot;&lt;5&quot;;[.K2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40-49</text:p>
          </table:table-cell>
          <table:table-cell office:value-type="float" office:value="384" calcext:value-type="float">
            <text:p>384</text:p>
          </table:table-cell>
          <table:table-cell office:value-type="float" office:value="430" calcext:value-type="float">
            <text:p>430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5303" calcext:value-type="float">
            <text:p>5303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4]=[.$O$1];IF([.C24]&lt;&gt;&quot;&lt;5&quot;;[.C24];4);&quot; &quot;)" office:value-type="string" office:string-value=" " calcext:value-type="string">
            <text:p><text:s/></text:p>
          </table:table-cell>
          <table:table-cell table:formula="of:=IF([.$B24]=[.$O$1];IF([.D24]&lt;&gt;&quot;&lt;5&quot;;[.D24];4);&quot; &quot;)" office:value-type="string" office:string-value=" " calcext:value-type="string">
            <text:p><text:s/></text:p>
          </table:table-cell>
          <table:table-cell table:formula="of:=IF([.$B24]=[.$O$1];IF([.E24]&lt;&gt;&quot;&lt;5&quot;;[.E24];4);&quot; &quot;)" office:value-type="string" office:string-value=" " calcext:value-type="string">
            <text:p><text:s/></text:p>
          </table:table-cell>
          <table:table-cell table:formula="of:=IF([.$B24]=[.$O$1];IF([.F24]&lt;&gt;&quot;&lt;5&quot;;[.F24];4);&quot; &quot;)" office:value-type="string" office:string-value=" " calcext:value-type="string">
            <text:p><text:s/></text:p>
          </table:table-cell>
          <table:table-cell table:formula="of:=IF([.$B24]=[.$O$1];IF([.G24]&lt;&gt;&quot;&lt;5&quot;;[.G24];4);&quot; &quot;)" office:value-type="string" office:string-value=" " calcext:value-type="string">
            <text:p><text:s/></text:p>
          </table:table-cell>
          <table:table-cell table:formula="of:=IF([.$B24]=[.$O$1];IF([.H24]&lt;&gt;&quot;&lt;5&quot;;[.H24];4);&quot; &quot;)" office:value-type="string" office:string-value=" " calcext:value-type="string">
            <text:p><text:s/></text:p>
          </table:table-cell>
          <table:table-cell table:formula="of:=IF([.$B24]=[.$O$1];IF([.I24]&lt;&gt;&quot;&lt;5&quot;;[.I24];4);&quot; &quot;)" office:value-type="string" office:string-value=" " calcext:value-type="string">
            <text:p><text:s/></text:p>
          </table:table-cell>
          <table:table-cell table:formula="of:=IF([.$B24]=[.$O$1];IF([.J24]&lt;&gt;&quot;&lt;5&quot;;[.J24];4);&quot; &quot;)" office:value-type="string" office:string-value=" " calcext:value-type="string">
            <text:p><text:s/></text:p>
          </table:table-cell>
          <table:table-cell table:formula="of:=IF([.$B24]=[.$O$1];IF([.K24]&lt;&gt;&quot;&lt;5&quot;;[.K2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50-59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3381" calcext:value-type="float">
            <text:p>3381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5]=[.$O$1];IF([.C25]&lt;&gt;&quot;&lt;5&quot;;[.C25];4);&quot; &quot;)" office:value-type="string" office:string-value=" " calcext:value-type="string">
            <text:p><text:s/></text:p>
          </table:table-cell>
          <table:table-cell table:formula="of:=IF([.$B25]=[.$O$1];IF([.D25]&lt;&gt;&quot;&lt;5&quot;;[.D25];4);&quot; &quot;)" office:value-type="string" office:string-value=" " calcext:value-type="string">
            <text:p><text:s/></text:p>
          </table:table-cell>
          <table:table-cell table:formula="of:=IF([.$B25]=[.$O$1];IF([.E25]&lt;&gt;&quot;&lt;5&quot;;[.E25];4);&quot; &quot;)" office:value-type="string" office:string-value=" " calcext:value-type="string">
            <text:p><text:s/></text:p>
          </table:table-cell>
          <table:table-cell table:formula="of:=IF([.$B25]=[.$O$1];IF([.F25]&lt;&gt;&quot;&lt;5&quot;;[.F25];4);&quot; &quot;)" office:value-type="string" office:string-value=" " calcext:value-type="string">
            <text:p><text:s/></text:p>
          </table:table-cell>
          <table:table-cell table:formula="of:=IF([.$B25]=[.$O$1];IF([.G25]&lt;&gt;&quot;&lt;5&quot;;[.G25];4);&quot; &quot;)" office:value-type="string" office:string-value=" " calcext:value-type="string">
            <text:p><text:s/></text:p>
          </table:table-cell>
          <table:table-cell table:formula="of:=IF([.$B25]=[.$O$1];IF([.H25]&lt;&gt;&quot;&lt;5&quot;;[.H25];4);&quot; &quot;)" office:value-type="string" office:string-value=" " calcext:value-type="string">
            <text:p><text:s/></text:p>
          </table:table-cell>
          <table:table-cell table:formula="of:=IF([.$B25]=[.$O$1];IF([.I25]&lt;&gt;&quot;&lt;5&quot;;[.I25];4);&quot; &quot;)" office:value-type="string" office:string-value=" " calcext:value-type="string">
            <text:p><text:s/></text:p>
          </table:table-cell>
          <table:table-cell table:formula="of:=IF([.$B25]=[.$O$1];IF([.J25]&lt;&gt;&quot;&lt;5&quot;;[.J25];4);&quot; &quot;)" office:value-type="string" office:string-value=" " calcext:value-type="string">
            <text:p><text:s/></text:p>
          </table:table-cell>
          <table:table-cell table:formula="of:=IF([.$B25]=[.$O$1];IF([.K25]&lt;&gt;&quot;&lt;5&quot;;[.K2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60-69</text:p>
          </table:table-cell>
          <table:table-cell office:value-type="float" office:value="469" calcext:value-type="float">
            <text:p>469</text:p>
          </table:table-cell>
          <table:table-cell office:value-type="float" office:value="804" calcext:value-type="float">
            <text:p>804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630" calcext:value-type="float">
            <text:p>1630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6]=[.$O$1];IF([.C26]&lt;&gt;&quot;&lt;5&quot;;[.C26];4);&quot; &quot;)" office:value-type="string" office:string-value=" " calcext:value-type="string">
            <text:p><text:s/></text:p>
          </table:table-cell>
          <table:table-cell table:formula="of:=IF([.$B26]=[.$O$1];IF([.D26]&lt;&gt;&quot;&lt;5&quot;;[.D26];4);&quot; &quot;)" office:value-type="string" office:string-value=" " calcext:value-type="string">
            <text:p><text:s/></text:p>
          </table:table-cell>
          <table:table-cell table:formula="of:=IF([.$B26]=[.$O$1];IF([.E26]&lt;&gt;&quot;&lt;5&quot;;[.E26];4);&quot; &quot;)" office:value-type="string" office:string-value=" " calcext:value-type="string">
            <text:p><text:s/></text:p>
          </table:table-cell>
          <table:table-cell table:formula="of:=IF([.$B26]=[.$O$1];IF([.F26]&lt;&gt;&quot;&lt;5&quot;;[.F26];4);&quot; &quot;)" office:value-type="string" office:string-value=" " calcext:value-type="string">
            <text:p><text:s/></text:p>
          </table:table-cell>
          <table:table-cell table:formula="of:=IF([.$B26]=[.$O$1];IF([.G26]&lt;&gt;&quot;&lt;5&quot;;[.G26];4);&quot; &quot;)" office:value-type="string" office:string-value=" " calcext:value-type="string">
            <text:p><text:s/></text:p>
          </table:table-cell>
          <table:table-cell table:formula="of:=IF([.$B26]=[.$O$1];IF([.H26]&lt;&gt;&quot;&lt;5&quot;;[.H26];4);&quot; &quot;)" office:value-type="string" office:string-value=" " calcext:value-type="string">
            <text:p><text:s/></text:p>
          </table:table-cell>
          <table:table-cell table:formula="of:=IF([.$B26]=[.$O$1];IF([.I26]&lt;&gt;&quot;&lt;5&quot;;[.I26];4);&quot; &quot;)" office:value-type="string" office:string-value=" " calcext:value-type="string">
            <text:p><text:s/></text:p>
          </table:table-cell>
          <table:table-cell table:formula="of:=IF([.$B26]=[.$O$1];IF([.J26]&lt;&gt;&quot;&lt;5&quot;;[.J26];4);&quot; &quot;)" office:value-type="string" office:string-value=" " calcext:value-type="string">
            <text:p><text:s/></text:p>
          </table:table-cell>
          <table:table-cell table:formula="of:=IF([.$B26]=[.$O$1];IF([.K26]&lt;&gt;&quot;&lt;5&quot;;[.K2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70-79</text:p>
          </table:table-cell>
          <table:table-cell office:value-type="float" office:value="246" calcext:value-type="float">
            <text:p>246</text:p>
          </table:table-cell>
          <table:table-cell office:value-type="float" office:value="458" calcext:value-type="float">
            <text:p>458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7]=[.$O$1];IF([.C27]&lt;&gt;&quot;&lt;5&quot;;[.C27];4);&quot; &quot;)" office:value-type="string" office:string-value=" " calcext:value-type="string">
            <text:p><text:s/></text:p>
          </table:table-cell>
          <table:table-cell table:formula="of:=IF([.$B27]=[.$O$1];IF([.D27]&lt;&gt;&quot;&lt;5&quot;;[.D27];4);&quot; &quot;)" office:value-type="string" office:string-value=" " calcext:value-type="string">
            <text:p><text:s/></text:p>
          </table:table-cell>
          <table:table-cell table:formula="of:=IF([.$B27]=[.$O$1];IF([.E27]&lt;&gt;&quot;&lt;5&quot;;[.E27];4);&quot; &quot;)" office:value-type="string" office:string-value=" " calcext:value-type="string">
            <text:p><text:s/></text:p>
          </table:table-cell>
          <table:table-cell table:formula="of:=IF([.$B27]=[.$O$1];IF([.F27]&lt;&gt;&quot;&lt;5&quot;;[.F27];4);&quot; &quot;)" office:value-type="string" office:string-value=" " calcext:value-type="string">
            <text:p><text:s/></text:p>
          </table:table-cell>
          <table:table-cell table:formula="of:=IF([.$B27]=[.$O$1];IF([.G27]&lt;&gt;&quot;&lt;5&quot;;[.G27];4);&quot; &quot;)" office:value-type="string" office:string-value=" " calcext:value-type="string">
            <text:p><text:s/></text:p>
          </table:table-cell>
          <table:table-cell table:formula="of:=IF([.$B27]=[.$O$1];IF([.H27]&lt;&gt;&quot;&lt;5&quot;;[.H27];4);&quot; &quot;)" office:value-type="string" office:string-value=" " calcext:value-type="string">
            <text:p><text:s/></text:p>
          </table:table-cell>
          <table:table-cell table:formula="of:=IF([.$B27]=[.$O$1];IF([.I27]&lt;&gt;&quot;&lt;5&quot;;[.I27];4);&quot; &quot;)" office:value-type="string" office:string-value=" " calcext:value-type="string">
            <text:p><text:s/></text:p>
          </table:table-cell>
          <table:table-cell table:formula="of:=IF([.$B27]=[.$O$1];IF([.J27]&lt;&gt;&quot;&lt;5&quot;;[.J27];4);&quot; &quot;)" office:value-type="string" office:string-value=" " calcext:value-type="string">
            <text:p><text:s/></text:p>
          </table:table-cell>
          <table:table-cell table:formula="of:=IF([.$B27]=[.$O$1];IF([.K27]&lt;&gt;&quot;&lt;5&quot;;[.K2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office:value-type="string" calcext:value-type="string">
            <text:p>80-89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8]=[.$O$1];IF([.C28]&lt;&gt;&quot;&lt;5&quot;;[.C28];4);&quot; &quot;)" office:value-type="string" office:string-value=" " calcext:value-type="string">
            <text:p><text:s/></text:p>
          </table:table-cell>
          <table:table-cell table:formula="of:=IF([.$B28]=[.$O$1];IF([.D28]&lt;&gt;&quot;&lt;5&quot;;[.D28];4);&quot; &quot;)" office:value-type="string" office:string-value=" " calcext:value-type="string">
            <text:p><text:s/></text:p>
          </table:table-cell>
          <table:table-cell table:formula="of:=IF([.$B28]=[.$O$1];IF([.E28]&lt;&gt;&quot;&lt;5&quot;;[.E28];4);&quot; &quot;)" office:value-type="string" office:string-value=" " calcext:value-type="string">
            <text:p><text:s/></text:p>
          </table:table-cell>
          <table:table-cell table:formula="of:=IF([.$B28]=[.$O$1];IF([.F28]&lt;&gt;&quot;&lt;5&quot;;[.F28];4);&quot; &quot;)" office:value-type="string" office:string-value=" " calcext:value-type="string">
            <text:p><text:s/></text:p>
          </table:table-cell>
          <table:table-cell table:formula="of:=IF([.$B28]=[.$O$1];IF([.G28]&lt;&gt;&quot;&lt;5&quot;;[.G28];4);&quot; &quot;)" office:value-type="string" office:string-value=" " calcext:value-type="string">
            <text:p><text:s/></text:p>
          </table:table-cell>
          <table:table-cell table:formula="of:=IF([.$B28]=[.$O$1];IF([.H28]&lt;&gt;&quot;&lt;5&quot;;[.H28];4);&quot; &quot;)" office:value-type="string" office:string-value=" " calcext:value-type="string">
            <text:p><text:s/></text:p>
          </table:table-cell>
          <table:table-cell table:formula="of:=IF([.$B28]=[.$O$1];IF([.I28]&lt;&gt;&quot;&lt;5&quot;;[.I28];4);&quot; &quot;)" office:value-type="string" office:string-value=" " calcext:value-type="string">
            <text:p><text:s/></text:p>
          </table:table-cell>
          <table:table-cell table:formula="of:=IF([.$B28]=[.$O$1];IF([.J28]&lt;&gt;&quot;&lt;5&quot;;[.J28];4);&quot; &quot;)" office:value-type="string" office:string-value=" " calcext:value-type="string">
            <text:p><text:s/></text:p>
          </table:table-cell>
          <table:table-cell table:formula="of:=IF([.$B28]=[.$O$1];IF([.K28]&lt;&gt;&quot;&lt;5&quot;;[.K2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03 - 2021-01-09</text:p>
          </table:table-cell>
          <table:table-cell table:style-name="ce1" office:value-type="string" calcext:value-type="string">
            <text:p>90+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2021-01-03 - 2021-01-09</text:p>
          </table:table-cell>
          <table:table-cell table:formula="of:=IF([.$B29]=[.$O$1];IF([.C29]&lt;&gt;&quot;&lt;5&quot;;[.C29];4);&quot; &quot;)" office:value-type="float" office:value="80" calcext:value-type="float">
            <text:p>80</text:p>
          </table:table-cell>
          <table:table-cell table:formula="of:=IF([.$B29]=[.$O$1];IF([.D29]&lt;&gt;&quot;&lt;5&quot;;[.D29];4);&quot; &quot;)" office:value-type="float" office:value="117" calcext:value-type="float">
            <text:p>117</text:p>
          </table:table-cell>
          <table:table-cell table:formula="of:=IF([.$B29]=[.$O$1];IF([.E29]&lt;&gt;&quot;&lt;5&quot;;[.E29];4);&quot; &quot;)" office:value-type="float" office:value="4" calcext:value-type="float">
            <text:p>4</text:p>
          </table:table-cell>
          <table:table-cell table:formula="of:=IF([.$B29]=[.$O$1];IF([.F29]&lt;&gt;&quot;&lt;5&quot;;[.F29];4);&quot; &quot;)" office:value-type="float" office:value="0" calcext:value-type="float">
            <text:p>0</text:p>
          </table:table-cell>
          <table:table-cell table:formula="of:=IF([.$B29]=[.$O$1];IF([.G29]&lt;&gt;&quot;&lt;5&quot;;[.G29];4);&quot; &quot;)" office:value-type="float" office:value="0" calcext:value-type="float">
            <text:p>0</text:p>
          </table:table-cell>
          <table:table-cell table:formula="of:=IF([.$B29]=[.$O$1];IF([.H29]&lt;&gt;&quot;&lt;5&quot;;[.H29];4);&quot; &quot;)" office:value-type="float" office:value="0" calcext:value-type="float">
            <text:p>0</text:p>
          </table:table-cell>
          <table:table-cell table:formula="of:=IF([.$B29]=[.$O$1];IF([.I29]&lt;&gt;&quot;&lt;5&quot;;[.I29];4);&quot; &quot;)" office:value-type="float" office:value="0" calcext:value-type="float">
            <text:p>0</text:p>
          </table:table-cell>
          <table:table-cell table:formula="of:=IF([.$B29]=[.$O$1];IF([.J29]&lt;&gt;&quot;&lt;5&quot;;[.J29];4);&quot; &quot;)" office:value-type="float" office:value="0" calcext:value-type="float">
            <text:p>0</text:p>
          </table:table-cell>
          <table:table-cell table:formula="of:=IF([.$B29]=[.$O$1];IF([.K29]&lt;&gt;&quot;&lt;5&quot;;[.K29];4);&quot; &quot;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0-19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605" calcext:value-type="float">
            <text:p>21605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0]=[.$O$1];IF([.C30]&lt;&gt;&quot;&lt;5&quot;;[.C30];4);&quot; &quot;)" office:value-type="string" office:string-value=" " calcext:value-type="string">
            <text:p><text:s/></text:p>
          </table:table-cell>
          <table:table-cell table:formula="of:=IF([.$B30]=[.$O$1];IF([.D30]&lt;&gt;&quot;&lt;5&quot;;[.D30];4);&quot; &quot;)" office:value-type="string" office:string-value=" " calcext:value-type="string">
            <text:p><text:s/></text:p>
          </table:table-cell>
          <table:table-cell table:formula="of:=IF([.$B30]=[.$O$1];IF([.E30]&lt;&gt;&quot;&lt;5&quot;;[.E30];4);&quot; &quot;)" office:value-type="string" office:string-value=" " calcext:value-type="string">
            <text:p><text:s/></text:p>
          </table:table-cell>
          <table:table-cell table:formula="of:=IF([.$B30]=[.$O$1];IF([.F30]&lt;&gt;&quot;&lt;5&quot;;[.F30];4);&quot; &quot;)" office:value-type="string" office:string-value=" " calcext:value-type="string">
            <text:p><text:s/></text:p>
          </table:table-cell>
          <table:table-cell table:formula="of:=IF([.$B30]=[.$O$1];IF([.G30]&lt;&gt;&quot;&lt;5&quot;;[.G30];4);&quot; &quot;)" office:value-type="string" office:string-value=" " calcext:value-type="string">
            <text:p><text:s/></text:p>
          </table:table-cell>
          <table:table-cell table:formula="of:=IF([.$B30]=[.$O$1];IF([.H30]&lt;&gt;&quot;&lt;5&quot;;[.H30];4);&quot; &quot;)" office:value-type="string" office:string-value=" " calcext:value-type="string">
            <text:p><text:s/></text:p>
          </table:table-cell>
          <table:table-cell table:formula="of:=IF([.$B30]=[.$O$1];IF([.I30]&lt;&gt;&quot;&lt;5&quot;;[.I30];4);&quot; &quot;)" office:value-type="string" office:string-value=" " calcext:value-type="string">
            <text:p><text:s/></text:p>
          </table:table-cell>
          <table:table-cell table:formula="of:=IF([.$B30]=[.$O$1];IF([.J30]&lt;&gt;&quot;&lt;5&quot;;[.J30];4);&quot; &quot;)" office:value-type="string" office:string-value=" " calcext:value-type="string">
            <text:p><text:s/></text:p>
          </table:table-cell>
          <table:table-cell table:formula="of:=IF([.$B30]=[.$O$1];IF([.K30]&lt;&gt;&quot;&lt;5&quot;;[.K3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20-29</text:p>
          </table:table-cell>
          <table:table-cell office:value-type="float" office:value="139" calcext:value-type="float">
            <text:p>139</text:p>
          </table:table-cell>
          <table:table-cell office:value-type="float" office:value="437" calcext:value-type="float">
            <text:p>43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9312" calcext:value-type="float">
            <text:p>9312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1]=[.$O$1];IF([.C31]&lt;&gt;&quot;&lt;5&quot;;[.C31];4);&quot; &quot;)" office:value-type="string" office:string-value=" " calcext:value-type="string">
            <text:p><text:s/></text:p>
          </table:table-cell>
          <table:table-cell table:formula="of:=IF([.$B31]=[.$O$1];IF([.D31]&lt;&gt;&quot;&lt;5&quot;;[.D31];4);&quot; &quot;)" office:value-type="string" office:string-value=" " calcext:value-type="string">
            <text:p><text:s/></text:p>
          </table:table-cell>
          <table:table-cell table:formula="of:=IF([.$B31]=[.$O$1];IF([.E31]&lt;&gt;&quot;&lt;5&quot;;[.E31];4);&quot; &quot;)" office:value-type="string" office:string-value=" " calcext:value-type="string">
            <text:p><text:s/></text:p>
          </table:table-cell>
          <table:table-cell table:formula="of:=IF([.$B31]=[.$O$1];IF([.F31]&lt;&gt;&quot;&lt;5&quot;;[.F31];4);&quot; &quot;)" office:value-type="string" office:string-value=" " calcext:value-type="string">
            <text:p><text:s/></text:p>
          </table:table-cell>
          <table:table-cell table:formula="of:=IF([.$B31]=[.$O$1];IF([.G31]&lt;&gt;&quot;&lt;5&quot;;[.G31];4);&quot; &quot;)" office:value-type="string" office:string-value=" " calcext:value-type="string">
            <text:p><text:s/></text:p>
          </table:table-cell>
          <table:table-cell table:formula="of:=IF([.$B31]=[.$O$1];IF([.H31]&lt;&gt;&quot;&lt;5&quot;;[.H31];4);&quot; &quot;)" office:value-type="string" office:string-value=" " calcext:value-type="string">
            <text:p><text:s/></text:p>
          </table:table-cell>
          <table:table-cell table:formula="of:=IF([.$B31]=[.$O$1];IF([.I31]&lt;&gt;&quot;&lt;5&quot;;[.I31];4);&quot; &quot;)" office:value-type="string" office:string-value=" " calcext:value-type="string">
            <text:p><text:s/></text:p>
          </table:table-cell>
          <table:table-cell table:formula="of:=IF([.$B31]=[.$O$1];IF([.J31]&lt;&gt;&quot;&lt;5&quot;;[.J31];4);&quot; &quot;)" office:value-type="string" office:string-value=" " calcext:value-type="string">
            <text:p><text:s/></text:p>
          </table:table-cell>
          <table:table-cell table:formula="of:=IF([.$B31]=[.$O$1];IF([.K31]&lt;&gt;&quot;&lt;5&quot;;[.K3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30-39</text:p>
          </table:table-cell>
          <table:table-cell office:value-type="float" office:value="166" calcext:value-type="float">
            <text:p>166</text:p>
          </table:table-cell>
          <table:table-cell office:value-type="float" office:value="481" calcext:value-type="float">
            <text:p>48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2]=[.$O$1];IF([.C32]&lt;&gt;&quot;&lt;5&quot;;[.C32];4);&quot; &quot;)" office:value-type="string" office:string-value=" " calcext:value-type="string">
            <text:p><text:s/></text:p>
          </table:table-cell>
          <table:table-cell table:formula="of:=IF([.$B32]=[.$O$1];IF([.D32]&lt;&gt;&quot;&lt;5&quot;;[.D32];4);&quot; &quot;)" office:value-type="string" office:string-value=" " calcext:value-type="string">
            <text:p><text:s/></text:p>
          </table:table-cell>
          <table:table-cell table:formula="of:=IF([.$B32]=[.$O$1];IF([.E32]&lt;&gt;&quot;&lt;5&quot;;[.E32];4);&quot; &quot;)" office:value-type="string" office:string-value=" " calcext:value-type="string">
            <text:p><text:s/></text:p>
          </table:table-cell>
          <table:table-cell table:formula="of:=IF([.$B32]=[.$O$1];IF([.F32]&lt;&gt;&quot;&lt;5&quot;;[.F32];4);&quot; &quot;)" office:value-type="string" office:string-value=" " calcext:value-type="string">
            <text:p><text:s/></text:p>
          </table:table-cell>
          <table:table-cell table:formula="of:=IF([.$B32]=[.$O$1];IF([.G32]&lt;&gt;&quot;&lt;5&quot;;[.G32];4);&quot; &quot;)" office:value-type="string" office:string-value=" " calcext:value-type="string">
            <text:p><text:s/></text:p>
          </table:table-cell>
          <table:table-cell table:formula="of:=IF([.$B32]=[.$O$1];IF([.H32]&lt;&gt;&quot;&lt;5&quot;;[.H32];4);&quot; &quot;)" office:value-type="string" office:string-value=" " calcext:value-type="string">
            <text:p><text:s/></text:p>
          </table:table-cell>
          <table:table-cell table:formula="of:=IF([.$B32]=[.$O$1];IF([.I32]&lt;&gt;&quot;&lt;5&quot;;[.I32];4);&quot; &quot;)" office:value-type="string" office:string-value=" " calcext:value-type="string">
            <text:p><text:s/></text:p>
          </table:table-cell>
          <table:table-cell table:formula="of:=IF([.$B32]=[.$O$1];IF([.J32]&lt;&gt;&quot;&lt;5&quot;;[.J32];4);&quot; &quot;)" office:value-type="string" office:string-value=" " calcext:value-type="string">
            <text:p><text:s/></text:p>
          </table:table-cell>
          <table:table-cell table:formula="of:=IF([.$B32]=[.$O$1];IF([.K32]&lt;&gt;&quot;&lt;5&quot;;[.K3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40-49</text:p>
          </table:table-cell>
          <table:table-cell office:value-type="float" office:value="284" calcext:value-type="float">
            <text:p>284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471" calcext:value-type="float">
            <text:p>5471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3]=[.$O$1];IF([.C33]&lt;&gt;&quot;&lt;5&quot;;[.C33];4);&quot; &quot;)" office:value-type="string" office:string-value=" " calcext:value-type="string">
            <text:p><text:s/></text:p>
          </table:table-cell>
          <table:table-cell table:formula="of:=IF([.$B33]=[.$O$1];IF([.D33]&lt;&gt;&quot;&lt;5&quot;;[.D33];4);&quot; &quot;)" office:value-type="string" office:string-value=" " calcext:value-type="string">
            <text:p><text:s/></text:p>
          </table:table-cell>
          <table:table-cell table:formula="of:=IF([.$B33]=[.$O$1];IF([.E33]&lt;&gt;&quot;&lt;5&quot;;[.E33];4);&quot; &quot;)" office:value-type="string" office:string-value=" " calcext:value-type="string">
            <text:p><text:s/></text:p>
          </table:table-cell>
          <table:table-cell table:formula="of:=IF([.$B33]=[.$O$1];IF([.F33]&lt;&gt;&quot;&lt;5&quot;;[.F33];4);&quot; &quot;)" office:value-type="string" office:string-value=" " calcext:value-type="string">
            <text:p><text:s/></text:p>
          </table:table-cell>
          <table:table-cell table:formula="of:=IF([.$B33]=[.$O$1];IF([.G33]&lt;&gt;&quot;&lt;5&quot;;[.G33];4);&quot; &quot;)" office:value-type="string" office:string-value=" " calcext:value-type="string">
            <text:p><text:s/></text:p>
          </table:table-cell>
          <table:table-cell table:formula="of:=IF([.$B33]=[.$O$1];IF([.H33]&lt;&gt;&quot;&lt;5&quot;;[.H33];4);&quot; &quot;)" office:value-type="string" office:string-value=" " calcext:value-type="string">
            <text:p><text:s/></text:p>
          </table:table-cell>
          <table:table-cell table:formula="of:=IF([.$B33]=[.$O$1];IF([.I33]&lt;&gt;&quot;&lt;5&quot;;[.I33];4);&quot; &quot;)" office:value-type="string" office:string-value=" " calcext:value-type="string">
            <text:p><text:s/></text:p>
          </table:table-cell>
          <table:table-cell table:formula="of:=IF([.$B33]=[.$O$1];IF([.J33]&lt;&gt;&quot;&lt;5&quot;;[.J33];4);&quot; &quot;)" office:value-type="string" office:string-value=" " calcext:value-type="string">
            <text:p><text:s/></text:p>
          </table:table-cell>
          <table:table-cell table:formula="of:=IF([.$B33]=[.$O$1];IF([.K33]&lt;&gt;&quot;&lt;5&quot;;[.K3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50-59</text:p>
          </table:table-cell>
          <table:table-cell office:value-type="float" office:value="287" calcext:value-type="float">
            <text:p>287</text:p>
          </table:table-cell>
          <table:table-cell office:value-type="float" office:value="959" calcext:value-type="float">
            <text:p>95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374" calcext:value-type="float">
            <text:p>3374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4]=[.$O$1];IF([.C34]&lt;&gt;&quot;&lt;5&quot;;[.C34];4);&quot; &quot;)" office:value-type="string" office:string-value=" " calcext:value-type="string">
            <text:p><text:s/></text:p>
          </table:table-cell>
          <table:table-cell table:formula="of:=IF([.$B34]=[.$O$1];IF([.D34]&lt;&gt;&quot;&lt;5&quot;;[.D34];4);&quot; &quot;)" office:value-type="string" office:string-value=" " calcext:value-type="string">
            <text:p><text:s/></text:p>
          </table:table-cell>
          <table:table-cell table:formula="of:=IF([.$B34]=[.$O$1];IF([.E34]&lt;&gt;&quot;&lt;5&quot;;[.E34];4);&quot; &quot;)" office:value-type="string" office:string-value=" " calcext:value-type="string">
            <text:p><text:s/></text:p>
          </table:table-cell>
          <table:table-cell table:formula="of:=IF([.$B34]=[.$O$1];IF([.F34]&lt;&gt;&quot;&lt;5&quot;;[.F34];4);&quot; &quot;)" office:value-type="string" office:string-value=" " calcext:value-type="string">
            <text:p><text:s/></text:p>
          </table:table-cell>
          <table:table-cell table:formula="of:=IF([.$B34]=[.$O$1];IF([.G34]&lt;&gt;&quot;&lt;5&quot;;[.G34];4);&quot; &quot;)" office:value-type="string" office:string-value=" " calcext:value-type="string">
            <text:p><text:s/></text:p>
          </table:table-cell>
          <table:table-cell table:formula="of:=IF([.$B34]=[.$O$1];IF([.H34]&lt;&gt;&quot;&lt;5&quot;;[.H34];4);&quot; &quot;)" office:value-type="string" office:string-value=" " calcext:value-type="string">
            <text:p><text:s/></text:p>
          </table:table-cell>
          <table:table-cell table:formula="of:=IF([.$B34]=[.$O$1];IF([.I34]&lt;&gt;&quot;&lt;5&quot;;[.I34];4);&quot; &quot;)" office:value-type="string" office:string-value=" " calcext:value-type="string">
            <text:p><text:s/></text:p>
          </table:table-cell>
          <table:table-cell table:formula="of:=IF([.$B34]=[.$O$1];IF([.J34]&lt;&gt;&quot;&lt;5&quot;;[.J34];4);&quot; &quot;)" office:value-type="string" office:string-value=" " calcext:value-type="string">
            <text:p><text:s/></text:p>
          </table:table-cell>
          <table:table-cell table:formula="of:=IF([.$B34]=[.$O$1];IF([.K34]&lt;&gt;&quot;&lt;5&quot;;[.K3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60-69</text:p>
          </table:table-cell>
          <table:table-cell office:value-type="float" office:value="188" calcext:value-type="float">
            <text:p>188</text:p>
          </table:table-cell>
          <table:table-cell office:value-type="float" office:value="999" calcext:value-type="float">
            <text:p>999</text:p>
          </table:table-cell>
          <table:table-cell office:value-type="float" office:value="686" calcext:value-type="float">
            <text:p>68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5]=[.$O$1];IF([.C35]&lt;&gt;&quot;&lt;5&quot;;[.C35];4);&quot; &quot;)" office:value-type="string" office:string-value=" " calcext:value-type="string">
            <text:p><text:s/></text:p>
          </table:table-cell>
          <table:table-cell table:formula="of:=IF([.$B35]=[.$O$1];IF([.D35]&lt;&gt;&quot;&lt;5&quot;;[.D35];4);&quot; &quot;)" office:value-type="string" office:string-value=" " calcext:value-type="string">
            <text:p><text:s/></text:p>
          </table:table-cell>
          <table:table-cell table:formula="of:=IF([.$B35]=[.$O$1];IF([.E35]&lt;&gt;&quot;&lt;5&quot;;[.E35];4);&quot; &quot;)" office:value-type="string" office:string-value=" " calcext:value-type="string">
            <text:p><text:s/></text:p>
          </table:table-cell>
          <table:table-cell table:formula="of:=IF([.$B35]=[.$O$1];IF([.F35]&lt;&gt;&quot;&lt;5&quot;;[.F35];4);&quot; &quot;)" office:value-type="string" office:string-value=" " calcext:value-type="string">
            <text:p><text:s/></text:p>
          </table:table-cell>
          <table:table-cell table:formula="of:=IF([.$B35]=[.$O$1];IF([.G35]&lt;&gt;&quot;&lt;5&quot;;[.G35];4);&quot; &quot;)" office:value-type="string" office:string-value=" " calcext:value-type="string">
            <text:p><text:s/></text:p>
          </table:table-cell>
          <table:table-cell table:formula="of:=IF([.$B35]=[.$O$1];IF([.H35]&lt;&gt;&quot;&lt;5&quot;;[.H35];4);&quot; &quot;)" office:value-type="string" office:string-value=" " calcext:value-type="string">
            <text:p><text:s/></text:p>
          </table:table-cell>
          <table:table-cell table:formula="of:=IF([.$B35]=[.$O$1];IF([.I35]&lt;&gt;&quot;&lt;5&quot;;[.I35];4);&quot; &quot;)" office:value-type="string" office:string-value=" " calcext:value-type="string">
            <text:p><text:s/></text:p>
          </table:table-cell>
          <table:table-cell table:formula="of:=IF([.$B35]=[.$O$1];IF([.J35]&lt;&gt;&quot;&lt;5&quot;;[.J35];4);&quot; &quot;)" office:value-type="string" office:string-value=" " calcext:value-type="string">
            <text:p><text:s/></text:p>
          </table:table-cell>
          <table:table-cell table:formula="of:=IF([.$B35]=[.$O$1];IF([.K35]&lt;&gt;&quot;&lt;5&quot;;[.K3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70-79</text:p>
          </table:table-cell>
          <table:table-cell office:value-type="float" office:value="91" calcext:value-type="float">
            <text:p>91</text:p>
          </table:table-cell>
          <table:table-cell office:value-type="float" office:value="587" calcext:value-type="float">
            <text:p>587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6]=[.$O$1];IF([.C36]&lt;&gt;&quot;&lt;5&quot;;[.C36];4);&quot; &quot;)" office:value-type="string" office:string-value=" " calcext:value-type="string">
            <text:p><text:s/></text:p>
          </table:table-cell>
          <table:table-cell table:formula="of:=IF([.$B36]=[.$O$1];IF([.D36]&lt;&gt;&quot;&lt;5&quot;;[.D36];4);&quot; &quot;)" office:value-type="string" office:string-value=" " calcext:value-type="string">
            <text:p><text:s/></text:p>
          </table:table-cell>
          <table:table-cell table:formula="of:=IF([.$B36]=[.$O$1];IF([.E36]&lt;&gt;&quot;&lt;5&quot;;[.E36];4);&quot; &quot;)" office:value-type="string" office:string-value=" " calcext:value-type="string">
            <text:p><text:s/></text:p>
          </table:table-cell>
          <table:table-cell table:formula="of:=IF([.$B36]=[.$O$1];IF([.F36]&lt;&gt;&quot;&lt;5&quot;;[.F36];4);&quot; &quot;)" office:value-type="string" office:string-value=" " calcext:value-type="string">
            <text:p><text:s/></text:p>
          </table:table-cell>
          <table:table-cell table:formula="of:=IF([.$B36]=[.$O$1];IF([.G36]&lt;&gt;&quot;&lt;5&quot;;[.G36];4);&quot; &quot;)" office:value-type="string" office:string-value=" " calcext:value-type="string">
            <text:p><text:s/></text:p>
          </table:table-cell>
          <table:table-cell table:formula="of:=IF([.$B36]=[.$O$1];IF([.H36]&lt;&gt;&quot;&lt;5&quot;;[.H36];4);&quot; &quot;)" office:value-type="string" office:string-value=" " calcext:value-type="string">
            <text:p><text:s/></text:p>
          </table:table-cell>
          <table:table-cell table:formula="of:=IF([.$B36]=[.$O$1];IF([.I36]&lt;&gt;&quot;&lt;5&quot;;[.I36];4);&quot; &quot;)" office:value-type="string" office:string-value=" " calcext:value-type="string">
            <text:p><text:s/></text:p>
          </table:table-cell>
          <table:table-cell table:formula="of:=IF([.$B36]=[.$O$1];IF([.J36]&lt;&gt;&quot;&lt;5&quot;;[.J36];4);&quot; &quot;)" office:value-type="string" office:string-value=" " calcext:value-type="string">
            <text:p><text:s/></text:p>
          </table:table-cell>
          <table:table-cell table:formula="of:=IF([.$B36]=[.$O$1];IF([.K36]&lt;&gt;&quot;&lt;5&quot;;[.K3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office:value-type="string" calcext:value-type="string">
            <text:p>80-89</text:p>
          </table:table-cell>
          <table:table-cell office:value-type="float" office:value="53" calcext:value-type="float">
            <text:p>53</text:p>
          </table:table-cell>
          <table:table-cell office:value-type="float" office:value="333" calcext:value-type="float">
            <text:p>333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7]=[.$O$1];IF([.C37]&lt;&gt;&quot;&lt;5&quot;;[.C37];4);&quot; &quot;)" office:value-type="string" office:string-value=" " calcext:value-type="string">
            <text:p><text:s/></text:p>
          </table:table-cell>
          <table:table-cell table:formula="of:=IF([.$B37]=[.$O$1];IF([.D37]&lt;&gt;&quot;&lt;5&quot;;[.D37];4);&quot; &quot;)" office:value-type="string" office:string-value=" " calcext:value-type="string">
            <text:p><text:s/></text:p>
          </table:table-cell>
          <table:table-cell table:formula="of:=IF([.$B37]=[.$O$1];IF([.E37]&lt;&gt;&quot;&lt;5&quot;;[.E37];4);&quot; &quot;)" office:value-type="string" office:string-value=" " calcext:value-type="string">
            <text:p><text:s/></text:p>
          </table:table-cell>
          <table:table-cell table:formula="of:=IF([.$B37]=[.$O$1];IF([.F37]&lt;&gt;&quot;&lt;5&quot;;[.F37];4);&quot; &quot;)" office:value-type="string" office:string-value=" " calcext:value-type="string">
            <text:p><text:s/></text:p>
          </table:table-cell>
          <table:table-cell table:formula="of:=IF([.$B37]=[.$O$1];IF([.G37]&lt;&gt;&quot;&lt;5&quot;;[.G37];4);&quot; &quot;)" office:value-type="string" office:string-value=" " calcext:value-type="string">
            <text:p><text:s/></text:p>
          </table:table-cell>
          <table:table-cell table:formula="of:=IF([.$B37]=[.$O$1];IF([.H37]&lt;&gt;&quot;&lt;5&quot;;[.H37];4);&quot; &quot;)" office:value-type="string" office:string-value=" " calcext:value-type="string">
            <text:p><text:s/></text:p>
          </table:table-cell>
          <table:table-cell table:formula="of:=IF([.$B37]=[.$O$1];IF([.I37]&lt;&gt;&quot;&lt;5&quot;;[.I37];4);&quot; &quot;)" office:value-type="string" office:string-value=" " calcext:value-type="string">
            <text:p><text:s/></text:p>
          </table:table-cell>
          <table:table-cell table:formula="of:=IF([.$B37]=[.$O$1];IF([.J37]&lt;&gt;&quot;&lt;5&quot;;[.J37];4);&quot; &quot;)" office:value-type="string" office:string-value=" " calcext:value-type="string">
            <text:p><text:s/></text:p>
          </table:table-cell>
          <table:table-cell table:formula="of:=IF([.$B37]=[.$O$1];IF([.K37]&lt;&gt;&quot;&lt;5&quot;;[.K3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0 - 2021-01-16</text:p>
          </table:table-cell>
          <table:table-cell table:style-name="ce1" office:value-type="string" calcext:value-type="string">
            <text:p>90+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2021-01-10 - 2021-01-16</text:p>
          </table:table-cell>
          <table:table-cell table:formula="of:=IF([.$B38]=[.$O$1];IF([.C38]&lt;&gt;&quot;&lt;5&quot;;[.C38];4);&quot; &quot;)" office:value-type="float" office:value="20" calcext:value-type="float">
            <text:p>20</text:p>
          </table:table-cell>
          <table:table-cell table:formula="of:=IF([.$B38]=[.$O$1];IF([.D38]&lt;&gt;&quot;&lt;5&quot;;[.D38];4);&quot; &quot;)" office:value-type="float" office:value="142" calcext:value-type="float">
            <text:p>142</text:p>
          </table:table-cell>
          <table:table-cell table:formula="of:=IF([.$B38]=[.$O$1];IF([.E38]&lt;&gt;&quot;&lt;5&quot;;[.E38];4);&quot; &quot;)" office:value-type="float" office:value="76" calcext:value-type="float">
            <text:p>76</text:p>
          </table:table-cell>
          <table:table-cell table:formula="of:=IF([.$B38]=[.$O$1];IF([.F38]&lt;&gt;&quot;&lt;5&quot;;[.F38];4);&quot; &quot;)" office:value-type="float" office:value="4" calcext:value-type="float">
            <text:p>4</text:p>
          </table:table-cell>
          <table:table-cell table:formula="of:=IF([.$B38]=[.$O$1];IF([.G38]&lt;&gt;&quot;&lt;5&quot;;[.G38];4);&quot; &quot;)" office:value-type="float" office:value="4" calcext:value-type="float">
            <text:p>4</text:p>
          </table:table-cell>
          <table:table-cell table:formula="of:=IF([.$B38]=[.$O$1];IF([.H38]&lt;&gt;&quot;&lt;5&quot;;[.H38];4);&quot; &quot;)" office:value-type="float" office:value="0" calcext:value-type="float">
            <text:p>0</text:p>
          </table:table-cell>
          <table:table-cell table:formula="of:=IF([.$B38]=[.$O$1];IF([.I38]&lt;&gt;&quot;&lt;5&quot;;[.I38];4);&quot; &quot;)" office:value-type="float" office:value="0" calcext:value-type="float">
            <text:p>0</text:p>
          </table:table-cell>
          <table:table-cell table:formula="of:=IF([.$B38]=[.$O$1];IF([.J38]&lt;&gt;&quot;&lt;5&quot;;[.J38];4);&quot; &quot;)" office:value-type="float" office:value="0" calcext:value-type="float">
            <text:p>0</text:p>
          </table:table-cell>
          <table:table-cell table:formula="of:=IF([.$B38]=[.$O$1];IF([.K38]&lt;&gt;&quot;&lt;5&quot;;[.K38];4);&quot; &quot;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0-1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19214" calcext:value-type="float">
            <text:p>19214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39]=[.$O$1];IF([.C39]&lt;&gt;&quot;&lt;5&quot;;[.C39];4);&quot; &quot;)" office:value-type="string" office:string-value=" " calcext:value-type="string">
            <text:p><text:s/></text:p>
          </table:table-cell>
          <table:table-cell table:formula="of:=IF([.$B39]=[.$O$1];IF([.D39]&lt;&gt;&quot;&lt;5&quot;;[.D39];4);&quot; &quot;)" office:value-type="string" office:string-value=" " calcext:value-type="string">
            <text:p><text:s/></text:p>
          </table:table-cell>
          <table:table-cell table:formula="of:=IF([.$B39]=[.$O$1];IF([.E39]&lt;&gt;&quot;&lt;5&quot;;[.E39];4);&quot; &quot;)" office:value-type="string" office:string-value=" " calcext:value-type="string">
            <text:p><text:s/></text:p>
          </table:table-cell>
          <table:table-cell table:formula="of:=IF([.$B39]=[.$O$1];IF([.F39]&lt;&gt;&quot;&lt;5&quot;;[.F39];4);&quot; &quot;)" office:value-type="string" office:string-value=" " calcext:value-type="string">
            <text:p><text:s/></text:p>
          </table:table-cell>
          <table:table-cell table:formula="of:=IF([.$B39]=[.$O$1];IF([.G39]&lt;&gt;&quot;&lt;5&quot;;[.G39];4);&quot; &quot;)" office:value-type="string" office:string-value=" " calcext:value-type="string">
            <text:p><text:s/></text:p>
          </table:table-cell>
          <table:table-cell table:formula="of:=IF([.$B39]=[.$O$1];IF([.H39]&lt;&gt;&quot;&lt;5&quot;;[.H39];4);&quot; &quot;)" office:value-type="string" office:string-value=" " calcext:value-type="string">
            <text:p><text:s/></text:p>
          </table:table-cell>
          <table:table-cell table:formula="of:=IF([.$B39]=[.$O$1];IF([.I39]&lt;&gt;&quot;&lt;5&quot;;[.I39];4);&quot; &quot;)" office:value-type="string" office:string-value=" " calcext:value-type="string">
            <text:p><text:s/></text:p>
          </table:table-cell>
          <table:table-cell table:formula="of:=IF([.$B39]=[.$O$1];IF([.J39]&lt;&gt;&quot;&lt;5&quot;;[.J39];4);&quot; &quot;)" office:value-type="string" office:string-value=" " calcext:value-type="string">
            <text:p><text:s/></text:p>
          </table:table-cell>
          <table:table-cell table:formula="of:=IF([.$B39]=[.$O$1];IF([.K39]&lt;&gt;&quot;&lt;5&quot;;[.K3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20-29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143" calcext:value-type="float">
            <text:p>8143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0]=[.$O$1];IF([.C40]&lt;&gt;&quot;&lt;5&quot;;[.C40];4);&quot; &quot;)" office:value-type="string" office:string-value=" " calcext:value-type="string">
            <text:p><text:s/></text:p>
          </table:table-cell>
          <table:table-cell table:formula="of:=IF([.$B40]=[.$O$1];IF([.D40]&lt;&gt;&quot;&lt;5&quot;;[.D40];4);&quot; &quot;)" office:value-type="string" office:string-value=" " calcext:value-type="string">
            <text:p><text:s/></text:p>
          </table:table-cell>
          <table:table-cell table:formula="of:=IF([.$B40]=[.$O$1];IF([.E40]&lt;&gt;&quot;&lt;5&quot;;[.E40];4);&quot; &quot;)" office:value-type="string" office:string-value=" " calcext:value-type="string">
            <text:p><text:s/></text:p>
          </table:table-cell>
          <table:table-cell table:formula="of:=IF([.$B40]=[.$O$1];IF([.F40]&lt;&gt;&quot;&lt;5&quot;;[.F40];4);&quot; &quot;)" office:value-type="string" office:string-value=" " calcext:value-type="string">
            <text:p><text:s/></text:p>
          </table:table-cell>
          <table:table-cell table:formula="of:=IF([.$B40]=[.$O$1];IF([.G40]&lt;&gt;&quot;&lt;5&quot;;[.G40];4);&quot; &quot;)" office:value-type="string" office:string-value=" " calcext:value-type="string">
            <text:p><text:s/></text:p>
          </table:table-cell>
          <table:table-cell table:formula="of:=IF([.$B40]=[.$O$1];IF([.H40]&lt;&gt;&quot;&lt;5&quot;;[.H40];4);&quot; &quot;)" office:value-type="string" office:string-value=" " calcext:value-type="string">
            <text:p><text:s/></text:p>
          </table:table-cell>
          <table:table-cell table:formula="of:=IF([.$B40]=[.$O$1];IF([.I40]&lt;&gt;&quot;&lt;5&quot;;[.I40];4);&quot; &quot;)" office:value-type="string" office:string-value=" " calcext:value-type="string">
            <text:p><text:s/></text:p>
          </table:table-cell>
          <table:table-cell table:formula="of:=IF([.$B40]=[.$O$1];IF([.J40]&lt;&gt;&quot;&lt;5&quot;;[.J40];4);&quot; &quot;)" office:value-type="string" office:string-value=" " calcext:value-type="string">
            <text:p><text:s/></text:p>
          </table:table-cell>
          <table:table-cell table:formula="of:=IF([.$B40]=[.$O$1];IF([.K40]&lt;&gt;&quot;&lt;5&quot;;[.K4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30-39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934" calcext:value-type="float">
            <text:p>5934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1]=[.$O$1];IF([.C41]&lt;&gt;&quot;&lt;5&quot;;[.C41];4);&quot; &quot;)" office:value-type="string" office:string-value=" " calcext:value-type="string">
            <text:p><text:s/></text:p>
          </table:table-cell>
          <table:table-cell table:formula="of:=IF([.$B41]=[.$O$1];IF([.D41]&lt;&gt;&quot;&lt;5&quot;;[.D41];4);&quot; &quot;)" office:value-type="string" office:string-value=" " calcext:value-type="string">
            <text:p><text:s/></text:p>
          </table:table-cell>
          <table:table-cell table:formula="of:=IF([.$B41]=[.$O$1];IF([.E41]&lt;&gt;&quot;&lt;5&quot;;[.E41];4);&quot; &quot;)" office:value-type="string" office:string-value=" " calcext:value-type="string">
            <text:p><text:s/></text:p>
          </table:table-cell>
          <table:table-cell table:formula="of:=IF([.$B41]=[.$O$1];IF([.F41]&lt;&gt;&quot;&lt;5&quot;;[.F41];4);&quot; &quot;)" office:value-type="string" office:string-value=" " calcext:value-type="string">
            <text:p><text:s/></text:p>
          </table:table-cell>
          <table:table-cell table:formula="of:=IF([.$B41]=[.$O$1];IF([.G41]&lt;&gt;&quot;&lt;5&quot;;[.G41];4);&quot; &quot;)" office:value-type="string" office:string-value=" " calcext:value-type="string">
            <text:p><text:s/></text:p>
          </table:table-cell>
          <table:table-cell table:formula="of:=IF([.$B41]=[.$O$1];IF([.H41]&lt;&gt;&quot;&lt;5&quot;;[.H41];4);&quot; &quot;)" office:value-type="string" office:string-value=" " calcext:value-type="string">
            <text:p><text:s/></text:p>
          </table:table-cell>
          <table:table-cell table:formula="of:=IF([.$B41]=[.$O$1];IF([.I41]&lt;&gt;&quot;&lt;5&quot;;[.I41];4);&quot; &quot;)" office:value-type="string" office:string-value=" " calcext:value-type="string">
            <text:p><text:s/></text:p>
          </table:table-cell>
          <table:table-cell table:formula="of:=IF([.$B41]=[.$O$1];IF([.J41]&lt;&gt;&quot;&lt;5&quot;;[.J41];4);&quot; &quot;)" office:value-type="string" office:string-value=" " calcext:value-type="string">
            <text:p><text:s/></text:p>
          </table:table-cell>
          <table:table-cell table:formula="of:=IF([.$B41]=[.$O$1];IF([.K41]&lt;&gt;&quot;&lt;5&quot;;[.K4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40-49</text:p>
          </table:table-cell>
          <table:table-cell office:value-type="float" office:value="244" calcext:value-type="float">
            <text:p>244</text:p>
          </table:table-cell>
          <table:table-cell office:value-type="float" office:value="410" calcext:value-type="float">
            <text:p>410</text:p>
          </table:table-cell>
          <table:table-cell office:value-type="float" office:value="331" calcext:value-type="float">
            <text:p>33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95" calcext:value-type="float">
            <text:p>4395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2]=[.$O$1];IF([.C42]&lt;&gt;&quot;&lt;5&quot;;[.C42];4);&quot; &quot;)" office:value-type="string" office:string-value=" " calcext:value-type="string">
            <text:p><text:s/></text:p>
          </table:table-cell>
          <table:table-cell table:formula="of:=IF([.$B42]=[.$O$1];IF([.D42]&lt;&gt;&quot;&lt;5&quot;;[.D42];4);&quot; &quot;)" office:value-type="string" office:string-value=" " calcext:value-type="string">
            <text:p><text:s/></text:p>
          </table:table-cell>
          <table:table-cell table:formula="of:=IF([.$B42]=[.$O$1];IF([.E42]&lt;&gt;&quot;&lt;5&quot;;[.E42];4);&quot; &quot;)" office:value-type="string" office:string-value=" " calcext:value-type="string">
            <text:p><text:s/></text:p>
          </table:table-cell>
          <table:table-cell table:formula="of:=IF([.$B42]=[.$O$1];IF([.F42]&lt;&gt;&quot;&lt;5&quot;;[.F42];4);&quot; &quot;)" office:value-type="string" office:string-value=" " calcext:value-type="string">
            <text:p><text:s/></text:p>
          </table:table-cell>
          <table:table-cell table:formula="of:=IF([.$B42]=[.$O$1];IF([.G42]&lt;&gt;&quot;&lt;5&quot;;[.G42];4);&quot; &quot;)" office:value-type="string" office:string-value=" " calcext:value-type="string">
            <text:p><text:s/></text:p>
          </table:table-cell>
          <table:table-cell table:formula="of:=IF([.$B42]=[.$O$1];IF([.H42]&lt;&gt;&quot;&lt;5&quot;;[.H42];4);&quot; &quot;)" office:value-type="string" office:string-value=" " calcext:value-type="string">
            <text:p><text:s/></text:p>
          </table:table-cell>
          <table:table-cell table:formula="of:=IF([.$B42]=[.$O$1];IF([.I42]&lt;&gt;&quot;&lt;5&quot;;[.I42];4);&quot; &quot;)" office:value-type="string" office:string-value=" " calcext:value-type="string">
            <text:p><text:s/></text:p>
          </table:table-cell>
          <table:table-cell table:formula="of:=IF([.$B42]=[.$O$1];IF([.J42]&lt;&gt;&quot;&lt;5&quot;;[.J42];4);&quot; &quot;)" office:value-type="string" office:string-value=" " calcext:value-type="string">
            <text:p><text:s/></text:p>
          </table:table-cell>
          <table:table-cell table:formula="of:=IF([.$B42]=[.$O$1];IF([.K42]&lt;&gt;&quot;&lt;5&quot;;[.K4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50-59</text:p>
          </table:table-cell>
          <table:table-cell office:value-type="float" office:value="283" calcext:value-type="float">
            <text:p>283</text:p>
          </table:table-cell>
          <table:table-cell office:value-type="float" office:value="564" calcext:value-type="float">
            <text:p>564</text:p>
          </table:table-cell>
          <table:table-cell office:value-type="float" office:value="553" calcext:value-type="float">
            <text:p>553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3]=[.$O$1];IF([.C43]&lt;&gt;&quot;&lt;5&quot;;[.C43];4);&quot; &quot;)" office:value-type="string" office:string-value=" " calcext:value-type="string">
            <text:p><text:s/></text:p>
          </table:table-cell>
          <table:table-cell table:formula="of:=IF([.$B43]=[.$O$1];IF([.D43]&lt;&gt;&quot;&lt;5&quot;;[.D43];4);&quot; &quot;)" office:value-type="string" office:string-value=" " calcext:value-type="string">
            <text:p><text:s/></text:p>
          </table:table-cell>
          <table:table-cell table:formula="of:=IF([.$B43]=[.$O$1];IF([.E43]&lt;&gt;&quot;&lt;5&quot;;[.E43];4);&quot; &quot;)" office:value-type="string" office:string-value=" " calcext:value-type="string">
            <text:p><text:s/></text:p>
          </table:table-cell>
          <table:table-cell table:formula="of:=IF([.$B43]=[.$O$1];IF([.F43]&lt;&gt;&quot;&lt;5&quot;;[.F43];4);&quot; &quot;)" office:value-type="string" office:string-value=" " calcext:value-type="string">
            <text:p><text:s/></text:p>
          </table:table-cell>
          <table:table-cell table:formula="of:=IF([.$B43]=[.$O$1];IF([.G43]&lt;&gt;&quot;&lt;5&quot;;[.G43];4);&quot; &quot;)" office:value-type="string" office:string-value=" " calcext:value-type="string">
            <text:p><text:s/></text:p>
          </table:table-cell>
          <table:table-cell table:formula="of:=IF([.$B43]=[.$O$1];IF([.H43]&lt;&gt;&quot;&lt;5&quot;;[.H43];4);&quot; &quot;)" office:value-type="string" office:string-value=" " calcext:value-type="string">
            <text:p><text:s/></text:p>
          </table:table-cell>
          <table:table-cell table:formula="of:=IF([.$B43]=[.$O$1];IF([.I43]&lt;&gt;&quot;&lt;5&quot;;[.I43];4);&quot; &quot;)" office:value-type="string" office:string-value=" " calcext:value-type="string">
            <text:p><text:s/></text:p>
          </table:table-cell>
          <table:table-cell table:formula="of:=IF([.$B43]=[.$O$1];IF([.J43]&lt;&gt;&quot;&lt;5&quot;;[.J43];4);&quot; &quot;)" office:value-type="string" office:string-value=" " calcext:value-type="string">
            <text:p><text:s/></text:p>
          </table:table-cell>
          <table:table-cell table:formula="of:=IF([.$B43]=[.$O$1];IF([.K43]&lt;&gt;&quot;&lt;5&quot;;[.K4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60-69</text:p>
          </table:table-cell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 office:value-type="float" office:value="722" calcext:value-type="float">
            <text:p>722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33" calcext:value-type="float">
            <text:p>1133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4]=[.$O$1];IF([.C44]&lt;&gt;&quot;&lt;5&quot;;[.C44];4);&quot; &quot;)" office:value-type="string" office:string-value=" " calcext:value-type="string">
            <text:p><text:s/></text:p>
          </table:table-cell>
          <table:table-cell table:formula="of:=IF([.$B44]=[.$O$1];IF([.D44]&lt;&gt;&quot;&lt;5&quot;;[.D44];4);&quot; &quot;)" office:value-type="string" office:string-value=" " calcext:value-type="string">
            <text:p><text:s/></text:p>
          </table:table-cell>
          <table:table-cell table:formula="of:=IF([.$B44]=[.$O$1];IF([.E44]&lt;&gt;&quot;&lt;5&quot;;[.E44];4);&quot; &quot;)" office:value-type="string" office:string-value=" " calcext:value-type="string">
            <text:p><text:s/></text:p>
          </table:table-cell>
          <table:table-cell table:formula="of:=IF([.$B44]=[.$O$1];IF([.F44]&lt;&gt;&quot;&lt;5&quot;;[.F44];4);&quot; &quot;)" office:value-type="string" office:string-value=" " calcext:value-type="string">
            <text:p><text:s/></text:p>
          </table:table-cell>
          <table:table-cell table:formula="of:=IF([.$B44]=[.$O$1];IF([.G44]&lt;&gt;&quot;&lt;5&quot;;[.G44];4);&quot; &quot;)" office:value-type="string" office:string-value=" " calcext:value-type="string">
            <text:p><text:s/></text:p>
          </table:table-cell>
          <table:table-cell table:formula="of:=IF([.$B44]=[.$O$1];IF([.H44]&lt;&gt;&quot;&lt;5&quot;;[.H44];4);&quot; &quot;)" office:value-type="string" office:string-value=" " calcext:value-type="string">
            <text:p><text:s/></text:p>
          </table:table-cell>
          <table:table-cell table:formula="of:=IF([.$B44]=[.$O$1];IF([.I44]&lt;&gt;&quot;&lt;5&quot;;[.I44];4);&quot; &quot;)" office:value-type="string" office:string-value=" " calcext:value-type="string">
            <text:p><text:s/></text:p>
          </table:table-cell>
          <table:table-cell table:formula="of:=IF([.$B44]=[.$O$1];IF([.J44]&lt;&gt;&quot;&lt;5&quot;;[.J44];4);&quot; &quot;)" office:value-type="string" office:string-value=" " calcext:value-type="string">
            <text:p><text:s/></text:p>
          </table:table-cell>
          <table:table-cell table:formula="of:=IF([.$B44]=[.$O$1];IF([.K44]&lt;&gt;&quot;&lt;5&quot;;[.K4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70-79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422" calcext:value-type="float">
            <text:p>422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5]=[.$O$1];IF([.C45]&lt;&gt;&quot;&lt;5&quot;;[.C45];4);&quot; &quot;)" office:value-type="string" office:string-value=" " calcext:value-type="string">
            <text:p><text:s/></text:p>
          </table:table-cell>
          <table:table-cell table:formula="of:=IF([.$B45]=[.$O$1];IF([.D45]&lt;&gt;&quot;&lt;5&quot;;[.D45];4);&quot; &quot;)" office:value-type="string" office:string-value=" " calcext:value-type="string">
            <text:p><text:s/></text:p>
          </table:table-cell>
          <table:table-cell table:formula="of:=IF([.$B45]=[.$O$1];IF([.E45]&lt;&gt;&quot;&lt;5&quot;;[.E45];4);&quot; &quot;)" office:value-type="string" office:string-value=" " calcext:value-type="string">
            <text:p><text:s/></text:p>
          </table:table-cell>
          <table:table-cell table:formula="of:=IF([.$B45]=[.$O$1];IF([.F45]&lt;&gt;&quot;&lt;5&quot;;[.F45];4);&quot; &quot;)" office:value-type="string" office:string-value=" " calcext:value-type="string">
            <text:p><text:s/></text:p>
          </table:table-cell>
          <table:table-cell table:formula="of:=IF([.$B45]=[.$O$1];IF([.G45]&lt;&gt;&quot;&lt;5&quot;;[.G45];4);&quot; &quot;)" office:value-type="string" office:string-value=" " calcext:value-type="string">
            <text:p><text:s/></text:p>
          </table:table-cell>
          <table:table-cell table:formula="of:=IF([.$B45]=[.$O$1];IF([.H45]&lt;&gt;&quot;&lt;5&quot;;[.H45];4);&quot; &quot;)" office:value-type="string" office:string-value=" " calcext:value-type="string">
            <text:p><text:s/></text:p>
          </table:table-cell>
          <table:table-cell table:formula="of:=IF([.$B45]=[.$O$1];IF([.I45]&lt;&gt;&quot;&lt;5&quot;;[.I45];4);&quot; &quot;)" office:value-type="string" office:string-value=" " calcext:value-type="string">
            <text:p><text:s/></text:p>
          </table:table-cell>
          <table:table-cell table:formula="of:=IF([.$B45]=[.$O$1];IF([.J45]&lt;&gt;&quot;&lt;5&quot;;[.J45];4);&quot; &quot;)" office:value-type="string" office:string-value=" " calcext:value-type="string">
            <text:p><text:s/></text:p>
          </table:table-cell>
          <table:table-cell table:formula="of:=IF([.$B45]=[.$O$1];IF([.K45]&lt;&gt;&quot;&lt;5&quot;;[.K4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office:value-type="string" calcext:value-type="string">
            <text:p>80-89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6]=[.$O$1];IF([.C46]&lt;&gt;&quot;&lt;5&quot;;[.C46];4);&quot; &quot;)" office:value-type="string" office:string-value=" " calcext:value-type="string">
            <text:p><text:s/></text:p>
          </table:table-cell>
          <table:table-cell table:formula="of:=IF([.$B46]=[.$O$1];IF([.D46]&lt;&gt;&quot;&lt;5&quot;;[.D46];4);&quot; &quot;)" office:value-type="string" office:string-value=" " calcext:value-type="string">
            <text:p><text:s/></text:p>
          </table:table-cell>
          <table:table-cell table:formula="of:=IF([.$B46]=[.$O$1];IF([.E46]&lt;&gt;&quot;&lt;5&quot;;[.E46];4);&quot; &quot;)" office:value-type="string" office:string-value=" " calcext:value-type="string">
            <text:p><text:s/></text:p>
          </table:table-cell>
          <table:table-cell table:formula="of:=IF([.$B46]=[.$O$1];IF([.F46]&lt;&gt;&quot;&lt;5&quot;;[.F46];4);&quot; &quot;)" office:value-type="string" office:string-value=" " calcext:value-type="string">
            <text:p><text:s/></text:p>
          </table:table-cell>
          <table:table-cell table:formula="of:=IF([.$B46]=[.$O$1];IF([.G46]&lt;&gt;&quot;&lt;5&quot;;[.G46];4);&quot; &quot;)" office:value-type="string" office:string-value=" " calcext:value-type="string">
            <text:p><text:s/></text:p>
          </table:table-cell>
          <table:table-cell table:formula="of:=IF([.$B46]=[.$O$1];IF([.H46]&lt;&gt;&quot;&lt;5&quot;;[.H46];4);&quot; &quot;)" office:value-type="string" office:string-value=" " calcext:value-type="string">
            <text:p><text:s/></text:p>
          </table:table-cell>
          <table:table-cell table:formula="of:=IF([.$B46]=[.$O$1];IF([.I46]&lt;&gt;&quot;&lt;5&quot;;[.I46];4);&quot; &quot;)" office:value-type="string" office:string-value=" " calcext:value-type="string">
            <text:p><text:s/></text:p>
          </table:table-cell>
          <table:table-cell table:formula="of:=IF([.$B46]=[.$O$1];IF([.J46]&lt;&gt;&quot;&lt;5&quot;;[.J46];4);&quot; &quot;)" office:value-type="string" office:string-value=" " calcext:value-type="string">
            <text:p><text:s/></text:p>
          </table:table-cell>
          <table:table-cell table:formula="of:=IF([.$B46]=[.$O$1];IF([.K46]&lt;&gt;&quot;&lt;5&quot;;[.K4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17 - 2021-01-23</text:p>
          </table:table-cell>
          <table:table-cell table:style-name="ce1" office:value-type="string" calcext:value-type="string">
            <text:p>90+</text:p>
          </table:table-cell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2021-01-17 - 2021-01-23</text:p>
          </table:table-cell>
          <table:table-cell table:formula="of:=IF([.$B47]=[.$O$1];IF([.C47]&lt;&gt;&quot;&lt;5&quot;;[.C47];4);&quot; &quot;)" office:value-type="float" office:value="4" calcext:value-type="float">
            <text:p>4</text:p>
          </table:table-cell>
          <table:table-cell table:formula="of:=IF([.$B47]=[.$O$1];IF([.D47]&lt;&gt;&quot;&lt;5&quot;;[.D47];4);&quot; &quot;)" office:value-type="float" office:value="18" calcext:value-type="float">
            <text:p>18</text:p>
          </table:table-cell>
          <table:table-cell table:formula="of:=IF([.$B47]=[.$O$1];IF([.E47]&lt;&gt;&quot;&lt;5&quot;;[.E47];4);&quot; &quot;)" office:value-type="float" office:value="99" calcext:value-type="float">
            <text:p>99</text:p>
          </table:table-cell>
          <table:table-cell table:formula="of:=IF([.$B47]=[.$O$1];IF([.F47]&lt;&gt;&quot;&lt;5&quot;;[.F47];4);&quot; &quot;)" office:value-type="float" office:value="20" calcext:value-type="float">
            <text:p>20</text:p>
          </table:table-cell>
          <table:table-cell table:formula="of:=IF([.$B47]=[.$O$1];IF([.G47]&lt;&gt;&quot;&lt;5&quot;;[.G47];4);&quot; &quot;)" office:value-type="float" office:value="32" calcext:value-type="float">
            <text:p>32</text:p>
          </table:table-cell>
          <table:table-cell table:formula="of:=IF([.$B47]=[.$O$1];IF([.H47]&lt;&gt;&quot;&lt;5&quot;;[.H47];4);&quot; &quot;)" office:value-type="float" office:value="4" calcext:value-type="float">
            <text:p>4</text:p>
          </table:table-cell>
          <table:table-cell table:formula="of:=IF([.$B47]=[.$O$1];IF([.I47]&lt;&gt;&quot;&lt;5&quot;;[.I47];4);&quot; &quot;)" office:value-type="float" office:value="0" calcext:value-type="float">
            <text:p>0</text:p>
          </table:table-cell>
          <table:table-cell table:formula="of:=IF([.$B47]=[.$O$1];IF([.J47]&lt;&gt;&quot;&lt;5&quot;;[.J47];4);&quot; &quot;)" office:value-type="float" office:value="0" calcext:value-type="float">
            <text:p>0</text:p>
          </table:table-cell>
          <table:table-cell table:formula="of:=IF([.$B47]=[.$O$1];IF([.K47]&lt;&gt;&quot;&lt;5&quot;;[.K47];4);&quot; &quot;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0-19</text:p>
          </table:table-cell>
          <table:table-cell office:value-type="float" office:value="217" calcext:value-type="float">
            <text:p>21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17900" calcext:value-type="float">
            <text:p>17900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48]=[.$O$1];IF([.C48]&lt;&gt;&quot;&lt;5&quot;;[.C48];4);&quot; &quot;)" office:value-type="string" office:string-value=" " calcext:value-type="string">
            <text:p><text:s/></text:p>
          </table:table-cell>
          <table:table-cell table:formula="of:=IF([.$B48]=[.$O$1];IF([.D48]&lt;&gt;&quot;&lt;5&quot;;[.D48];4);&quot; &quot;)" office:value-type="string" office:string-value=" " calcext:value-type="string">
            <text:p><text:s/></text:p>
          </table:table-cell>
          <table:table-cell table:formula="of:=IF([.$B48]=[.$O$1];IF([.E48]&lt;&gt;&quot;&lt;5&quot;;[.E48];4);&quot; &quot;)" office:value-type="string" office:string-value=" " calcext:value-type="string">
            <text:p><text:s/></text:p>
          </table:table-cell>
          <table:table-cell table:formula="of:=IF([.$B48]=[.$O$1];IF([.F48]&lt;&gt;&quot;&lt;5&quot;;[.F48];4);&quot; &quot;)" office:value-type="string" office:string-value=" " calcext:value-type="string">
            <text:p><text:s/></text:p>
          </table:table-cell>
          <table:table-cell table:formula="of:=IF([.$B48]=[.$O$1];IF([.G48]&lt;&gt;&quot;&lt;5&quot;;[.G48];4);&quot; &quot;)" office:value-type="string" office:string-value=" " calcext:value-type="string">
            <text:p><text:s/></text:p>
          </table:table-cell>
          <table:table-cell table:formula="of:=IF([.$B48]=[.$O$1];IF([.H48]&lt;&gt;&quot;&lt;5&quot;;[.H48];4);&quot; &quot;)" office:value-type="string" office:string-value=" " calcext:value-type="string">
            <text:p><text:s/></text:p>
          </table:table-cell>
          <table:table-cell table:formula="of:=IF([.$B48]=[.$O$1];IF([.I48]&lt;&gt;&quot;&lt;5&quot;;[.I48];4);&quot; &quot;)" office:value-type="string" office:string-value=" " calcext:value-type="string">
            <text:p><text:s/></text:p>
          </table:table-cell>
          <table:table-cell table:formula="of:=IF([.$B48]=[.$O$1];IF([.J48]&lt;&gt;&quot;&lt;5&quot;;[.J48];4);&quot; &quot;)" office:value-type="string" office:string-value=" " calcext:value-type="string">
            <text:p><text:s/></text:p>
          </table:table-cell>
          <table:table-cell table:formula="of:=IF([.$B48]=[.$O$1];IF([.K48]&lt;&gt;&quot;&lt;5&quot;;[.K4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20-29</text:p>
          </table:table-cell>
          <table:table-cell office:value-type="float" office:value="356" calcext:value-type="float">
            <text:p>356</text:p>
          </table:table-cell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49]=[.$O$1];IF([.C49]&lt;&gt;&quot;&lt;5&quot;;[.C49];4);&quot; &quot;)" office:value-type="string" office:string-value=" " calcext:value-type="string">
            <text:p><text:s/></text:p>
          </table:table-cell>
          <table:table-cell table:formula="of:=IF([.$B49]=[.$O$1];IF([.D49]&lt;&gt;&quot;&lt;5&quot;;[.D49];4);&quot; &quot;)" office:value-type="string" office:string-value=" " calcext:value-type="string">
            <text:p><text:s/></text:p>
          </table:table-cell>
          <table:table-cell table:formula="of:=IF([.$B49]=[.$O$1];IF([.E49]&lt;&gt;&quot;&lt;5&quot;;[.E49];4);&quot; &quot;)" office:value-type="string" office:string-value=" " calcext:value-type="string">
            <text:p><text:s/></text:p>
          </table:table-cell>
          <table:table-cell table:formula="of:=IF([.$B49]=[.$O$1];IF([.F49]&lt;&gt;&quot;&lt;5&quot;;[.F49];4);&quot; &quot;)" office:value-type="string" office:string-value=" " calcext:value-type="string">
            <text:p><text:s/></text:p>
          </table:table-cell>
          <table:table-cell table:formula="of:=IF([.$B49]=[.$O$1];IF([.G49]&lt;&gt;&quot;&lt;5&quot;;[.G49];4);&quot; &quot;)" office:value-type="string" office:string-value=" " calcext:value-type="string">
            <text:p><text:s/></text:p>
          </table:table-cell>
          <table:table-cell table:formula="of:=IF([.$B49]=[.$O$1];IF([.H49]&lt;&gt;&quot;&lt;5&quot;;[.H49];4);&quot; &quot;)" office:value-type="string" office:string-value=" " calcext:value-type="string">
            <text:p><text:s/></text:p>
          </table:table-cell>
          <table:table-cell table:formula="of:=IF([.$B49]=[.$O$1];IF([.I49]&lt;&gt;&quot;&lt;5&quot;;[.I49];4);&quot; &quot;)" office:value-type="string" office:string-value=" " calcext:value-type="string">
            <text:p><text:s/></text:p>
          </table:table-cell>
          <table:table-cell table:formula="of:=IF([.$B49]=[.$O$1];IF([.J49]&lt;&gt;&quot;&lt;5&quot;;[.J49];4);&quot; &quot;)" office:value-type="string" office:string-value=" " calcext:value-type="string">
            <text:p><text:s/></text:p>
          </table:table-cell>
          <table:table-cell table:formula="of:=IF([.$B49]=[.$O$1];IF([.K49]&lt;&gt;&quot;&lt;5&quot;;[.K4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30-39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080" calcext:value-type="float">
            <text:p>5080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0]=[.$O$1];IF([.C50]&lt;&gt;&quot;&lt;5&quot;;[.C50];4);&quot; &quot;)" office:value-type="string" office:string-value=" " calcext:value-type="string">
            <text:p><text:s/></text:p>
          </table:table-cell>
          <table:table-cell table:formula="of:=IF([.$B50]=[.$O$1];IF([.D50]&lt;&gt;&quot;&lt;5&quot;;[.D50];4);&quot; &quot;)" office:value-type="string" office:string-value=" " calcext:value-type="string">
            <text:p><text:s/></text:p>
          </table:table-cell>
          <table:table-cell table:formula="of:=IF([.$B50]=[.$O$1];IF([.E50]&lt;&gt;&quot;&lt;5&quot;;[.E50];4);&quot; &quot;)" office:value-type="string" office:string-value=" " calcext:value-type="string">
            <text:p><text:s/></text:p>
          </table:table-cell>
          <table:table-cell table:formula="of:=IF([.$B50]=[.$O$1];IF([.F50]&lt;&gt;&quot;&lt;5&quot;;[.F50];4);&quot; &quot;)" office:value-type="string" office:string-value=" " calcext:value-type="string">
            <text:p><text:s/></text:p>
          </table:table-cell>
          <table:table-cell table:formula="of:=IF([.$B50]=[.$O$1];IF([.G50]&lt;&gt;&quot;&lt;5&quot;;[.G50];4);&quot; &quot;)" office:value-type="string" office:string-value=" " calcext:value-type="string">
            <text:p><text:s/></text:p>
          </table:table-cell>
          <table:table-cell table:formula="of:=IF([.$B50]=[.$O$1];IF([.H50]&lt;&gt;&quot;&lt;5&quot;;[.H50];4);&quot; &quot;)" office:value-type="string" office:string-value=" " calcext:value-type="string">
            <text:p><text:s/></text:p>
          </table:table-cell>
          <table:table-cell table:formula="of:=IF([.$B50]=[.$O$1];IF([.I50]&lt;&gt;&quot;&lt;5&quot;;[.I50];4);&quot; &quot;)" office:value-type="string" office:string-value=" " calcext:value-type="string">
            <text:p><text:s/></text:p>
          </table:table-cell>
          <table:table-cell table:formula="of:=IF([.$B50]=[.$O$1];IF([.J50]&lt;&gt;&quot;&lt;5&quot;;[.J50];4);&quot; &quot;)" office:value-type="string" office:string-value=" " calcext:value-type="string">
            <text:p><text:s/></text:p>
          </table:table-cell>
          <table:table-cell table:formula="of:=IF([.$B50]=[.$O$1];IF([.K50]&lt;&gt;&quot;&lt;5&quot;;[.K5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40-49</text:p>
          </table:table-cell>
          <table:table-cell office:value-type="float" office:value="415" calcext:value-type="float">
            <text:p>415</text:p>
          </table:table-cell>
          <table:table-cell office:value-type="float" office:value="597" calcext:value-type="float">
            <text:p>597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80" calcext:value-type="float">
            <text:p>3480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1]=[.$O$1];IF([.C51]&lt;&gt;&quot;&lt;5&quot;;[.C51];4);&quot; &quot;)" office:value-type="string" office:string-value=" " calcext:value-type="string">
            <text:p><text:s/></text:p>
          </table:table-cell>
          <table:table-cell table:formula="of:=IF([.$B51]=[.$O$1];IF([.D51]&lt;&gt;&quot;&lt;5&quot;;[.D51];4);&quot; &quot;)" office:value-type="string" office:string-value=" " calcext:value-type="string">
            <text:p><text:s/></text:p>
          </table:table-cell>
          <table:table-cell table:formula="of:=IF([.$B51]=[.$O$1];IF([.E51]&lt;&gt;&quot;&lt;5&quot;;[.E51];4);&quot; &quot;)" office:value-type="string" office:string-value=" " calcext:value-type="string">
            <text:p><text:s/></text:p>
          </table:table-cell>
          <table:table-cell table:formula="of:=IF([.$B51]=[.$O$1];IF([.F51]&lt;&gt;&quot;&lt;5&quot;;[.F51];4);&quot; &quot;)" office:value-type="string" office:string-value=" " calcext:value-type="string">
            <text:p><text:s/></text:p>
          </table:table-cell>
          <table:table-cell table:formula="of:=IF([.$B51]=[.$O$1];IF([.G51]&lt;&gt;&quot;&lt;5&quot;;[.G51];4);&quot; &quot;)" office:value-type="string" office:string-value=" " calcext:value-type="string">
            <text:p><text:s/></text:p>
          </table:table-cell>
          <table:table-cell table:formula="of:=IF([.$B51]=[.$O$1];IF([.H51]&lt;&gt;&quot;&lt;5&quot;;[.H51];4);&quot; &quot;)" office:value-type="string" office:string-value=" " calcext:value-type="string">
            <text:p><text:s/></text:p>
          </table:table-cell>
          <table:table-cell table:formula="of:=IF([.$B51]=[.$O$1];IF([.I51]&lt;&gt;&quot;&lt;5&quot;;[.I51];4);&quot; &quot;)" office:value-type="string" office:string-value=" " calcext:value-type="string">
            <text:p><text:s/></text:p>
          </table:table-cell>
          <table:table-cell table:formula="of:=IF([.$B51]=[.$O$1];IF([.J51]&lt;&gt;&quot;&lt;5&quot;;[.J51];4);&quot; &quot;)" office:value-type="string" office:string-value=" " calcext:value-type="string">
            <text:p><text:s/></text:p>
          </table:table-cell>
          <table:table-cell table:formula="of:=IF([.$B51]=[.$O$1];IF([.K51]&lt;&gt;&quot;&lt;5&quot;;[.K5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50-59</text:p>
          </table:table-cell>
          <table:table-cell office:value-type="float" office:value="180" calcext:value-type="float">
            <text:p>180</text:p>
          </table:table-cell>
          <table:table-cell office:value-type="float" office:value="567" calcext:value-type="float">
            <text:p>567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2046" calcext:value-type="float">
            <text:p>2046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2]=[.$O$1];IF([.C52]&lt;&gt;&quot;&lt;5&quot;;[.C52];4);&quot; &quot;)" office:value-type="string" office:string-value=" " calcext:value-type="string">
            <text:p><text:s/></text:p>
          </table:table-cell>
          <table:table-cell table:formula="of:=IF([.$B52]=[.$O$1];IF([.D52]&lt;&gt;&quot;&lt;5&quot;;[.D52];4);&quot; &quot;)" office:value-type="string" office:string-value=" " calcext:value-type="string">
            <text:p><text:s/></text:p>
          </table:table-cell>
          <table:table-cell table:formula="of:=IF([.$B52]=[.$O$1];IF([.E52]&lt;&gt;&quot;&lt;5&quot;;[.E52];4);&quot; &quot;)" office:value-type="string" office:string-value=" " calcext:value-type="string">
            <text:p><text:s/></text:p>
          </table:table-cell>
          <table:table-cell table:formula="of:=IF([.$B52]=[.$O$1];IF([.F52]&lt;&gt;&quot;&lt;5&quot;;[.F52];4);&quot; &quot;)" office:value-type="string" office:string-value=" " calcext:value-type="string">
            <text:p><text:s/></text:p>
          </table:table-cell>
          <table:table-cell table:formula="of:=IF([.$B52]=[.$O$1];IF([.G52]&lt;&gt;&quot;&lt;5&quot;;[.G52];4);&quot; &quot;)" office:value-type="string" office:string-value=" " calcext:value-type="string">
            <text:p><text:s/></text:p>
          </table:table-cell>
          <table:table-cell table:formula="of:=IF([.$B52]=[.$O$1];IF([.H52]&lt;&gt;&quot;&lt;5&quot;;[.H52];4);&quot; &quot;)" office:value-type="string" office:string-value=" " calcext:value-type="string">
            <text:p><text:s/></text:p>
          </table:table-cell>
          <table:table-cell table:formula="of:=IF([.$B52]=[.$O$1];IF([.I52]&lt;&gt;&quot;&lt;5&quot;;[.I52];4);&quot; &quot;)" office:value-type="string" office:string-value=" " calcext:value-type="string">
            <text:p><text:s/></text:p>
          </table:table-cell>
          <table:table-cell table:formula="of:=IF([.$B52]=[.$O$1];IF([.J52]&lt;&gt;&quot;&lt;5&quot;;[.J52];4);&quot; &quot;)" office:value-type="string" office:string-value=" " calcext:value-type="string">
            <text:p><text:s/></text:p>
          </table:table-cell>
          <table:table-cell table:formula="of:=IF([.$B52]=[.$O$1];IF([.K52]&lt;&gt;&quot;&lt;5&quot;;[.K5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60-69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3]=[.$O$1];IF([.C53]&lt;&gt;&quot;&lt;5&quot;;[.C53];4);&quot; &quot;)" office:value-type="string" office:string-value=" " calcext:value-type="string">
            <text:p><text:s/></text:p>
          </table:table-cell>
          <table:table-cell table:formula="of:=IF([.$B53]=[.$O$1];IF([.D53]&lt;&gt;&quot;&lt;5&quot;;[.D53];4);&quot; &quot;)" office:value-type="string" office:string-value=" " calcext:value-type="string">
            <text:p><text:s/></text:p>
          </table:table-cell>
          <table:table-cell table:formula="of:=IF([.$B53]=[.$O$1];IF([.E53]&lt;&gt;&quot;&lt;5&quot;;[.E53];4);&quot; &quot;)" office:value-type="string" office:string-value=" " calcext:value-type="string">
            <text:p><text:s/></text:p>
          </table:table-cell>
          <table:table-cell table:formula="of:=IF([.$B53]=[.$O$1];IF([.F53]&lt;&gt;&quot;&lt;5&quot;;[.F53];4);&quot; &quot;)" office:value-type="string" office:string-value=" " calcext:value-type="string">
            <text:p><text:s/></text:p>
          </table:table-cell>
          <table:table-cell table:formula="of:=IF([.$B53]=[.$O$1];IF([.G53]&lt;&gt;&quot;&lt;5&quot;;[.G53];4);&quot; &quot;)" office:value-type="string" office:string-value=" " calcext:value-type="string">
            <text:p><text:s/></text:p>
          </table:table-cell>
          <table:table-cell table:formula="of:=IF([.$B53]=[.$O$1];IF([.H53]&lt;&gt;&quot;&lt;5&quot;;[.H53];4);&quot; &quot;)" office:value-type="string" office:string-value=" " calcext:value-type="string">
            <text:p><text:s/></text:p>
          </table:table-cell>
          <table:table-cell table:formula="of:=IF([.$B53]=[.$O$1];IF([.I53]&lt;&gt;&quot;&lt;5&quot;;[.I53];4);&quot; &quot;)" office:value-type="string" office:string-value=" " calcext:value-type="string">
            <text:p><text:s/></text:p>
          </table:table-cell>
          <table:table-cell table:formula="of:=IF([.$B53]=[.$O$1];IF([.J53]&lt;&gt;&quot;&lt;5&quot;;[.J53];4);&quot; &quot;)" office:value-type="string" office:string-value=" " calcext:value-type="string">
            <text:p><text:s/></text:p>
          </table:table-cell>
          <table:table-cell table:formula="of:=IF([.$B53]=[.$O$1];IF([.K53]&lt;&gt;&quot;&lt;5&quot;;[.K5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70-7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4]=[.$O$1];IF([.C54]&lt;&gt;&quot;&lt;5&quot;;[.C54];4);&quot; &quot;)" office:value-type="string" office:string-value=" " calcext:value-type="string">
            <text:p><text:s/></text:p>
          </table:table-cell>
          <table:table-cell table:formula="of:=IF([.$B54]=[.$O$1];IF([.D54]&lt;&gt;&quot;&lt;5&quot;;[.D54];4);&quot; &quot;)" office:value-type="string" office:string-value=" " calcext:value-type="string">
            <text:p><text:s/></text:p>
          </table:table-cell>
          <table:table-cell table:formula="of:=IF([.$B54]=[.$O$1];IF([.E54]&lt;&gt;&quot;&lt;5&quot;;[.E54];4);&quot; &quot;)" office:value-type="string" office:string-value=" " calcext:value-type="string">
            <text:p><text:s/></text:p>
          </table:table-cell>
          <table:table-cell table:formula="of:=IF([.$B54]=[.$O$1];IF([.F54]&lt;&gt;&quot;&lt;5&quot;;[.F54];4);&quot; &quot;)" office:value-type="string" office:string-value=" " calcext:value-type="string">
            <text:p><text:s/></text:p>
          </table:table-cell>
          <table:table-cell table:formula="of:=IF([.$B54]=[.$O$1];IF([.G54]&lt;&gt;&quot;&lt;5&quot;;[.G54];4);&quot; &quot;)" office:value-type="string" office:string-value=" " calcext:value-type="string">
            <text:p><text:s/></text:p>
          </table:table-cell>
          <table:table-cell table:formula="of:=IF([.$B54]=[.$O$1];IF([.H54]&lt;&gt;&quot;&lt;5&quot;;[.H54];4);&quot; &quot;)" office:value-type="string" office:string-value=" " calcext:value-type="string">
            <text:p><text:s/></text:p>
          </table:table-cell>
          <table:table-cell table:formula="of:=IF([.$B54]=[.$O$1];IF([.I54]&lt;&gt;&quot;&lt;5&quot;;[.I54];4);&quot; &quot;)" office:value-type="string" office:string-value=" " calcext:value-type="string">
            <text:p><text:s/></text:p>
          </table:table-cell>
          <table:table-cell table:formula="of:=IF([.$B54]=[.$O$1];IF([.J54]&lt;&gt;&quot;&lt;5&quot;;[.J54];4);&quot; &quot;)" office:value-type="string" office:string-value=" " calcext:value-type="string">
            <text:p><text:s/></text:p>
          </table:table-cell>
          <table:table-cell table:formula="of:=IF([.$B54]=[.$O$1];IF([.K54]&lt;&gt;&quot;&lt;5&quot;;[.K54];4);&quot; &quot;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AGE GROUP</text:p>
          </table:table-cell>
        </table:table-row>
        <table:table-row table:style-name="ro1">
          <table:table-cell office:value-type="string" calcext:value-type="string">
            <text:p>2021-01-24 - 2021-01-30</text:p>
          </table:table-cell>
          <table:table-cell office:value-type="string" calcext:value-type="string">
            <text:p>80-8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5]=[.$O$1];IF([.C55]&lt;&gt;&quot;&lt;5&quot;;[.C55];4);&quot; &quot;)" office:value-type="string" office:string-value=" " calcext:value-type="string">
            <text:p><text:s/></text:p>
          </table:table-cell>
          <table:table-cell table:formula="of:=IF([.$B55]=[.$O$1];IF([.D55]&lt;&gt;&quot;&lt;5&quot;;[.D55];4);&quot; &quot;)" office:value-type="string" office:string-value=" " calcext:value-type="string">
            <text:p><text:s/></text:p>
          </table:table-cell>
          <table:table-cell table:formula="of:=IF([.$B55]=[.$O$1];IF([.E55]&lt;&gt;&quot;&lt;5&quot;;[.E55];4);&quot; &quot;)" office:value-type="string" office:string-value=" " calcext:value-type="string">
            <text:p><text:s/></text:p>
          </table:table-cell>
          <table:table-cell table:formula="of:=IF([.$B55]=[.$O$1];IF([.F55]&lt;&gt;&quot;&lt;5&quot;;[.F55];4);&quot; &quot;)" office:value-type="string" office:string-value=" " calcext:value-type="string">
            <text:p><text:s/></text:p>
          </table:table-cell>
          <table:table-cell table:formula="of:=IF([.$B55]=[.$O$1];IF([.G55]&lt;&gt;&quot;&lt;5&quot;;[.G55];4);&quot; &quot;)" office:value-type="string" office:string-value=" " calcext:value-type="string">
            <text:p><text:s/></text:p>
          </table:table-cell>
          <table:table-cell table:formula="of:=IF([.$B55]=[.$O$1];IF([.H55]&lt;&gt;&quot;&lt;5&quot;;[.H55];4);&quot; &quot;)" office:value-type="string" office:string-value=" " calcext:value-type="string">
            <text:p><text:s/></text:p>
          </table:table-cell>
          <table:table-cell table:formula="of:=IF([.$B55]=[.$O$1];IF([.I55]&lt;&gt;&quot;&lt;5&quot;;[.I55];4);&quot; &quot;)" office:value-type="string" office:string-value=" " calcext:value-type="string">
            <text:p><text:s/></text:p>
          </table:table-cell>
          <table:table-cell table:formula="of:=IF([.$B55]=[.$O$1];IF([.J55]&lt;&gt;&quot;&lt;5&quot;;[.J55];4);&quot; &quot;)" office:value-type="string" office:string-value=" " calcext:value-type="string">
            <text:p><text:s/></text:p>
          </table:table-cell>
          <table:table-cell table:formula="of:=IF([.$B55]=[.$O$1];IF([.K55]&lt;&gt;&quot;&lt;5&quot;;[.K5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24 - 2021-01-30</text:p>
          </table:table-cell>
          <table:table-cell table:style-name="ce1" office:value-type="string" calcext:value-type="string">
            <text:p>90+</text:p>
          </table:table-cell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2021-01-24 - 2021-01-30</text:p>
          </table:table-cell>
          <table:table-cell table:formula="of:=IF([.$B56]=[.$O$1];IF([.C56]&lt;&gt;&quot;&lt;5&quot;;[.C56];4);&quot; &quot;)" office:value-type="float" office:value="4" calcext:value-type="float">
            <text:p>4</text:p>
          </table:table-cell>
          <table:table-cell table:formula="of:=IF([.$B56]=[.$O$1];IF([.D56]&lt;&gt;&quot;&lt;5&quot;;[.D56];4);&quot; &quot;)" office:value-type="float" office:value="8" calcext:value-type="float">
            <text:p>8</text:p>
          </table:table-cell>
          <table:table-cell table:formula="of:=IF([.$B56]=[.$O$1];IF([.E56]&lt;&gt;&quot;&lt;5&quot;;[.E56];4);&quot; &quot;)" office:value-type="float" office:value="23" calcext:value-type="float">
            <text:p>23</text:p>
          </table:table-cell>
          <table:table-cell table:formula="of:=IF([.$B56]=[.$O$1];IF([.F56]&lt;&gt;&quot;&lt;5&quot;;[.F56];4);&quot; &quot;)" office:value-type="float" office:value="22" calcext:value-type="float">
            <text:p>22</text:p>
          </table:table-cell>
          <table:table-cell table:formula="of:=IF([.$B56]=[.$O$1];IF([.G56]&lt;&gt;&quot;&lt;5&quot;;[.G56];4);&quot; &quot;)" office:value-type="float" office:value="44" calcext:value-type="float">
            <text:p>44</text:p>
          </table:table-cell>
          <table:table-cell table:formula="of:=IF([.$B56]=[.$O$1];IF([.H56]&lt;&gt;&quot;&lt;5&quot;;[.H56];4);&quot; &quot;)" office:value-type="float" office:value="37" calcext:value-type="float">
            <text:p>37</text:p>
          </table:table-cell>
          <table:table-cell table:formula="of:=IF([.$B56]=[.$O$1];IF([.I56]&lt;&gt;&quot;&lt;5&quot;;[.I56];4);&quot; &quot;)" office:value-type="float" office:value="4" calcext:value-type="float">
            <text:p>4</text:p>
          </table:table-cell>
          <table:table-cell table:formula="of:=IF([.$B56]=[.$O$1];IF([.J56]&lt;&gt;&quot;&lt;5&quot;;[.J56];4);&quot; &quot;)" office:value-type="float" office:value="0" calcext:value-type="float">
            <text:p>0</text:p>
          </table:table-cell>
          <table:table-cell table:formula="of:=IF([.$B56]=[.$O$1];IF([.K56]&lt;&gt;&quot;&lt;5&quot;;[.K56];4);&quot; &quot;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0-19</text:p>
          </table:table-cell>
          <table:table-cell office:value-type="float" office:value="306" calcext:value-type="float">
            <text:p>306</text:p>
          </table:table-cell>
          <table:table-cell office:value-type="float" office:value="656" calcext:value-type="float">
            <text:p>65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733" calcext:value-type="float">
            <text:p>17733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57]=[.$O$1];IF([.C57]&lt;&gt;&quot;&lt;5&quot;;[.C57];4);&quot; &quot;)" office:value-type="string" office:string-value=" " calcext:value-type="string">
            <text:p><text:s/></text:p>
          </table:table-cell>
          <table:table-cell table:formula="of:=IF([.$B57]=[.$O$1];IF([.D57]&lt;&gt;&quot;&lt;5&quot;;[.D57];4);&quot; &quot;)" office:value-type="string" office:string-value=" " calcext:value-type="string">
            <text:p><text:s/></text:p>
          </table:table-cell>
          <table:table-cell table:formula="of:=IF([.$B57]=[.$O$1];IF([.E57]&lt;&gt;&quot;&lt;5&quot;;[.E57];4);&quot; &quot;)" office:value-type="string" office:string-value=" " calcext:value-type="string">
            <text:p><text:s/></text:p>
          </table:table-cell>
          <table:table-cell table:formula="of:=IF([.$B57]=[.$O$1];IF([.F57]&lt;&gt;&quot;&lt;5&quot;;[.F57];4);&quot; &quot;)" office:value-type="string" office:string-value=" " calcext:value-type="string">
            <text:p><text:s/></text:p>
          </table:table-cell>
          <table:table-cell table:formula="of:=IF([.$B57]=[.$O$1];IF([.G57]&lt;&gt;&quot;&lt;5&quot;;[.G57];4);&quot; &quot;)" office:value-type="string" office:string-value=" " calcext:value-type="string">
            <text:p><text:s/></text:p>
          </table:table-cell>
          <table:table-cell table:formula="of:=IF([.$B57]=[.$O$1];IF([.H57]&lt;&gt;&quot;&lt;5&quot;;[.H57];4);&quot; &quot;)" office:value-type="string" office:string-value=" " calcext:value-type="string">
            <text:p><text:s/></text:p>
          </table:table-cell>
          <table:table-cell table:formula="of:=IF([.$B57]=[.$O$1];IF([.I57]&lt;&gt;&quot;&lt;5&quot;;[.I57];4);&quot; &quot;)" office:value-type="string" office:string-value=" " calcext:value-type="string">
            <text:p><text:s/></text:p>
          </table:table-cell>
          <table:table-cell table:formula="of:=IF([.$B57]=[.$O$1];IF([.J57]&lt;&gt;&quot;&lt;5&quot;;[.J57];4);&quot; &quot;)" office:value-type="string" office:string-value=" " calcext:value-type="string">
            <text:p><text:s/></text:p>
          </table:table-cell>
          <table:table-cell table:formula="of:=IF([.$B57]=[.$O$1];IF([.K57]&lt;&gt;&quot;&lt;5&quot;;[.K5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20-29</text:p>
          </table:table-cell>
          <table:table-cell office:value-type="float" office:value="412" calcext:value-type="float">
            <text:p>412</text:p>
          </table:table-cell>
          <table:table-cell office:value-type="float" office:value="758" calcext:value-type="float">
            <text:p>758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17" calcext:value-type="float">
            <text:p>7417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58]=[.$O$1];IF([.C58]&lt;&gt;&quot;&lt;5&quot;;[.C58];4);&quot; &quot;)" office:value-type="string" office:string-value=" " calcext:value-type="string">
            <text:p><text:s/></text:p>
          </table:table-cell>
          <table:table-cell table:formula="of:=IF([.$B58]=[.$O$1];IF([.D58]&lt;&gt;&quot;&lt;5&quot;;[.D58];4);&quot; &quot;)" office:value-type="string" office:string-value=" " calcext:value-type="string">
            <text:p><text:s/></text:p>
          </table:table-cell>
          <table:table-cell table:formula="of:=IF([.$B58]=[.$O$1];IF([.E58]&lt;&gt;&quot;&lt;5&quot;;[.E58];4);&quot; &quot;)" office:value-type="string" office:string-value=" " calcext:value-type="string">
            <text:p><text:s/></text:p>
          </table:table-cell>
          <table:table-cell table:formula="of:=IF([.$B58]=[.$O$1];IF([.F58]&lt;&gt;&quot;&lt;5&quot;;[.F58];4);&quot; &quot;)" office:value-type="string" office:string-value=" " calcext:value-type="string">
            <text:p><text:s/></text:p>
          </table:table-cell>
          <table:table-cell table:formula="of:=IF([.$B58]=[.$O$1];IF([.G58]&lt;&gt;&quot;&lt;5&quot;;[.G58];4);&quot; &quot;)" office:value-type="string" office:string-value=" " calcext:value-type="string">
            <text:p><text:s/></text:p>
          </table:table-cell>
          <table:table-cell table:formula="of:=IF([.$B58]=[.$O$1];IF([.H58]&lt;&gt;&quot;&lt;5&quot;;[.H58];4);&quot; &quot;)" office:value-type="string" office:string-value=" " calcext:value-type="string">
            <text:p><text:s/></text:p>
          </table:table-cell>
          <table:table-cell table:formula="of:=IF([.$B58]=[.$O$1];IF([.I58]&lt;&gt;&quot;&lt;5&quot;;[.I58];4);&quot; &quot;)" office:value-type="string" office:string-value=" " calcext:value-type="string">
            <text:p><text:s/></text:p>
          </table:table-cell>
          <table:table-cell table:formula="of:=IF([.$B58]=[.$O$1];IF([.J58]&lt;&gt;&quot;&lt;5&quot;;[.J58];4);&quot; &quot;)" office:value-type="string" office:string-value=" " calcext:value-type="string">
            <text:p><text:s/></text:p>
          </table:table-cell>
          <table:table-cell table:formula="of:=IF([.$B58]=[.$O$1];IF([.K58]&lt;&gt;&quot;&lt;5&quot;;[.K5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30-39</text:p>
          </table:table-cell>
          <table:table-cell office:value-type="float" office:value="322" calcext:value-type="float">
            <text:p>322</text:p>
          </table:table-cell>
          <table:table-cell office:value-type="float" office:value="471" calcext:value-type="float">
            <text:p>471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5</text:p>
          </table:table-cell>
          <table:table-cell office:value-type="float" office:value="5282" calcext:value-type="float">
            <text:p>5282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59]=[.$O$1];IF([.C59]&lt;&gt;&quot;&lt;5&quot;;[.C59];4);&quot; &quot;)" office:value-type="string" office:string-value=" " calcext:value-type="string">
            <text:p><text:s/></text:p>
          </table:table-cell>
          <table:table-cell table:formula="of:=IF([.$B59]=[.$O$1];IF([.D59]&lt;&gt;&quot;&lt;5&quot;;[.D59];4);&quot; &quot;)" office:value-type="string" office:string-value=" " calcext:value-type="string">
            <text:p><text:s/></text:p>
          </table:table-cell>
          <table:table-cell table:formula="of:=IF([.$B59]=[.$O$1];IF([.E59]&lt;&gt;&quot;&lt;5&quot;;[.E59];4);&quot; &quot;)" office:value-type="string" office:string-value=" " calcext:value-type="string">
            <text:p><text:s/></text:p>
          </table:table-cell>
          <table:table-cell table:formula="of:=IF([.$B59]=[.$O$1];IF([.F59]&lt;&gt;&quot;&lt;5&quot;;[.F59];4);&quot; &quot;)" office:value-type="string" office:string-value=" " calcext:value-type="string">
            <text:p><text:s/></text:p>
          </table:table-cell>
          <table:table-cell table:formula="of:=IF([.$B59]=[.$O$1];IF([.G59]&lt;&gt;&quot;&lt;5&quot;;[.G59];4);&quot; &quot;)" office:value-type="string" office:string-value=" " calcext:value-type="string">
            <text:p><text:s/></text:p>
          </table:table-cell>
          <table:table-cell table:formula="of:=IF([.$B59]=[.$O$1];IF([.H59]&lt;&gt;&quot;&lt;5&quot;;[.H59];4);&quot; &quot;)" office:value-type="string" office:string-value=" " calcext:value-type="string">
            <text:p><text:s/></text:p>
          </table:table-cell>
          <table:table-cell table:formula="of:=IF([.$B59]=[.$O$1];IF([.I59]&lt;&gt;&quot;&lt;5&quot;;[.I59];4);&quot; &quot;)" office:value-type="string" office:string-value=" " calcext:value-type="string">
            <text:p><text:s/></text:p>
          </table:table-cell>
          <table:table-cell table:formula="of:=IF([.$B59]=[.$O$1];IF([.J59]&lt;&gt;&quot;&lt;5&quot;;[.J59];4);&quot; &quot;)" office:value-type="string" office:string-value=" " calcext:value-type="string">
            <text:p><text:s/></text:p>
          </table:table-cell>
          <table:table-cell table:formula="of:=IF([.$B59]=[.$O$1];IF([.K59]&lt;&gt;&quot;&lt;5&quot;;[.K5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40-49</text:p>
          </table:table-cell>
          <table:table-cell office:value-type="float" office:value="305" calcext:value-type="float">
            <text:p>305</text:p>
          </table:table-cell>
          <table:table-cell office:value-type="float" office:value="803" calcext:value-type="float">
            <text:p>803</text:p>
          </table:table-cell>
          <table:table-cell office:value-type="float" office:value="395" calcext:value-type="float">
            <text:p>39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15" calcext:value-type="float">
            <text:p>3215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60]=[.$O$1];IF([.C60]&lt;&gt;&quot;&lt;5&quot;;[.C60];4);&quot; &quot;)" office:value-type="string" office:string-value=" " calcext:value-type="string">
            <text:p><text:s/></text:p>
          </table:table-cell>
          <table:table-cell table:formula="of:=IF([.$B60]=[.$O$1];IF([.D60]&lt;&gt;&quot;&lt;5&quot;;[.D60];4);&quot; &quot;)" office:value-type="string" office:string-value=" " calcext:value-type="string">
            <text:p><text:s/></text:p>
          </table:table-cell>
          <table:table-cell table:formula="of:=IF([.$B60]=[.$O$1];IF([.E60]&lt;&gt;&quot;&lt;5&quot;;[.E60];4);&quot; &quot;)" office:value-type="string" office:string-value=" " calcext:value-type="string">
            <text:p><text:s/></text:p>
          </table:table-cell>
          <table:table-cell table:formula="of:=IF([.$B60]=[.$O$1];IF([.F60]&lt;&gt;&quot;&lt;5&quot;;[.F60];4);&quot; &quot;)" office:value-type="string" office:string-value=" " calcext:value-type="string">
            <text:p><text:s/></text:p>
          </table:table-cell>
          <table:table-cell table:formula="of:=IF([.$B60]=[.$O$1];IF([.G60]&lt;&gt;&quot;&lt;5&quot;;[.G60];4);&quot; &quot;)" office:value-type="string" office:string-value=" " calcext:value-type="string">
            <text:p><text:s/></text:p>
          </table:table-cell>
          <table:table-cell table:formula="of:=IF([.$B60]=[.$O$1];IF([.H60]&lt;&gt;&quot;&lt;5&quot;;[.H60];4);&quot; &quot;)" office:value-type="string" office:string-value=" " calcext:value-type="string">
            <text:p><text:s/></text:p>
          </table:table-cell>
          <table:table-cell table:formula="of:=IF([.$B60]=[.$O$1];IF([.I60]&lt;&gt;&quot;&lt;5&quot;;[.I60];4);&quot; &quot;)" office:value-type="string" office:string-value=" " calcext:value-type="string">
            <text:p><text:s/></text:p>
          </table:table-cell>
          <table:table-cell table:formula="of:=IF([.$B60]=[.$O$1];IF([.J60]&lt;&gt;&quot;&lt;5&quot;;[.J60];4);&quot; &quot;)" office:value-type="string" office:string-value=" " calcext:value-type="string">
            <text:p><text:s/></text:p>
          </table:table-cell>
          <table:table-cell table:formula="of:=IF([.$B60]=[.$O$1];IF([.K60]&lt;&gt;&quot;&lt;5&quot;;[.K6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50-59</text:p>
          </table:table-cell>
          <table:table-cell office:value-type="float" office:value="136" calcext:value-type="float">
            <text:p>136</text:p>
          </table:table-cell>
          <table:table-cell office:value-type="float" office:value="406" calcext:value-type="float">
            <text:p>406</text:p>
          </table:table-cell>
          <table:table-cell office:value-type="float" office:value="388" calcext:value-type="float">
            <text:p>388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61]=[.$O$1];IF([.C61]&lt;&gt;&quot;&lt;5&quot;;[.C61];4);&quot; &quot;)" office:value-type="string" office:string-value=" " calcext:value-type="string">
            <text:p><text:s/></text:p>
          </table:table-cell>
          <table:table-cell table:formula="of:=IF([.$B61]=[.$O$1];IF([.D61]&lt;&gt;&quot;&lt;5&quot;;[.D61];4);&quot; &quot;)" office:value-type="string" office:string-value=" " calcext:value-type="string">
            <text:p><text:s/></text:p>
          </table:table-cell>
          <table:table-cell table:formula="of:=IF([.$B61]=[.$O$1];IF([.E61]&lt;&gt;&quot;&lt;5&quot;;[.E61];4);&quot; &quot;)" office:value-type="string" office:string-value=" " calcext:value-type="string">
            <text:p><text:s/></text:p>
          </table:table-cell>
          <table:table-cell table:formula="of:=IF([.$B61]=[.$O$1];IF([.F61]&lt;&gt;&quot;&lt;5&quot;;[.F61];4);&quot; &quot;)" office:value-type="string" office:string-value=" " calcext:value-type="string">
            <text:p><text:s/></text:p>
          </table:table-cell>
          <table:table-cell table:formula="of:=IF([.$B61]=[.$O$1];IF([.G61]&lt;&gt;&quot;&lt;5&quot;;[.G61];4);&quot; &quot;)" office:value-type="string" office:string-value=" " calcext:value-type="string">
            <text:p><text:s/></text:p>
          </table:table-cell>
          <table:table-cell table:formula="of:=IF([.$B61]=[.$O$1];IF([.H61]&lt;&gt;&quot;&lt;5&quot;;[.H61];4);&quot; &quot;)" office:value-type="string" office:string-value=" " calcext:value-type="string">
            <text:p><text:s/></text:p>
          </table:table-cell>
          <table:table-cell table:formula="of:=IF([.$B61]=[.$O$1];IF([.I61]&lt;&gt;&quot;&lt;5&quot;;[.I61];4);&quot; &quot;)" office:value-type="string" office:string-value=" " calcext:value-type="string">
            <text:p><text:s/></text:p>
          </table:table-cell>
          <table:table-cell table:formula="of:=IF([.$B61]=[.$O$1];IF([.J61]&lt;&gt;&quot;&lt;5&quot;;[.J61];4);&quot; &quot;)" office:value-type="string" office:string-value=" " calcext:value-type="string">
            <text:p><text:s/></text:p>
          </table:table-cell>
          <table:table-cell table:formula="of:=IF([.$B61]=[.$O$1];IF([.K61]&lt;&gt;&quot;&lt;5&quot;;[.K6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60-69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62]=[.$O$1];IF([.C62]&lt;&gt;&quot;&lt;5&quot;;[.C62];4);&quot; &quot;)" office:value-type="string" office:string-value=" " calcext:value-type="string">
            <text:p><text:s/></text:p>
          </table:table-cell>
          <table:table-cell table:formula="of:=IF([.$B62]=[.$O$1];IF([.D62]&lt;&gt;&quot;&lt;5&quot;;[.D62];4);&quot; &quot;)" office:value-type="string" office:string-value=" " calcext:value-type="string">
            <text:p><text:s/></text:p>
          </table:table-cell>
          <table:table-cell table:formula="of:=IF([.$B62]=[.$O$1];IF([.E62]&lt;&gt;&quot;&lt;5&quot;;[.E62];4);&quot; &quot;)" office:value-type="string" office:string-value=" " calcext:value-type="string">
            <text:p><text:s/></text:p>
          </table:table-cell>
          <table:table-cell table:formula="of:=IF([.$B62]=[.$O$1];IF([.F62]&lt;&gt;&quot;&lt;5&quot;;[.F62];4);&quot; &quot;)" office:value-type="string" office:string-value=" " calcext:value-type="string">
            <text:p><text:s/></text:p>
          </table:table-cell>
          <table:table-cell table:formula="of:=IF([.$B62]=[.$O$1];IF([.G62]&lt;&gt;&quot;&lt;5&quot;;[.G62];4);&quot; &quot;)" office:value-type="string" office:string-value=" " calcext:value-type="string">
            <text:p><text:s/></text:p>
          </table:table-cell>
          <table:table-cell table:formula="of:=IF([.$B62]=[.$O$1];IF([.H62]&lt;&gt;&quot;&lt;5&quot;;[.H62];4);&quot; &quot;)" office:value-type="string" office:string-value=" " calcext:value-type="string">
            <text:p><text:s/></text:p>
          </table:table-cell>
          <table:table-cell table:formula="of:=IF([.$B62]=[.$O$1];IF([.I62]&lt;&gt;&quot;&lt;5&quot;;[.I62];4);&quot; &quot;)" office:value-type="string" office:string-value=" " calcext:value-type="string">
            <text:p><text:s/></text:p>
          </table:table-cell>
          <table:table-cell table:formula="of:=IF([.$B62]=[.$O$1];IF([.J62]&lt;&gt;&quot;&lt;5&quot;;[.J62];4);&quot; &quot;)" office:value-type="string" office:string-value=" " calcext:value-type="string">
            <text:p><text:s/></text:p>
          </table:table-cell>
          <table:table-cell table:formula="of:=IF([.$B62]=[.$O$1];IF([.K62]&lt;&gt;&quot;&lt;5&quot;;[.K6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70-7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63]=[.$O$1];IF([.C63]&lt;&gt;&quot;&lt;5&quot;;[.C63];4);&quot; &quot;)" office:value-type="string" office:string-value=" " calcext:value-type="string">
            <text:p><text:s/></text:p>
          </table:table-cell>
          <table:table-cell table:formula="of:=IF([.$B63]=[.$O$1];IF([.D63]&lt;&gt;&quot;&lt;5&quot;;[.D63];4);&quot; &quot;)" office:value-type="string" office:string-value=" " calcext:value-type="string">
            <text:p><text:s/></text:p>
          </table:table-cell>
          <table:table-cell table:formula="of:=IF([.$B63]=[.$O$1];IF([.E63]&lt;&gt;&quot;&lt;5&quot;;[.E63];4);&quot; &quot;)" office:value-type="string" office:string-value=" " calcext:value-type="string">
            <text:p><text:s/></text:p>
          </table:table-cell>
          <table:table-cell table:formula="of:=IF([.$B63]=[.$O$1];IF([.F63]&lt;&gt;&quot;&lt;5&quot;;[.F63];4);&quot; &quot;)" office:value-type="string" office:string-value=" " calcext:value-type="string">
            <text:p><text:s/></text:p>
          </table:table-cell>
          <table:table-cell table:formula="of:=IF([.$B63]=[.$O$1];IF([.G63]&lt;&gt;&quot;&lt;5&quot;;[.G63];4);&quot; &quot;)" office:value-type="string" office:string-value=" " calcext:value-type="string">
            <text:p><text:s/></text:p>
          </table:table-cell>
          <table:table-cell table:formula="of:=IF([.$B63]=[.$O$1];IF([.H63]&lt;&gt;&quot;&lt;5&quot;;[.H63];4);&quot; &quot;)" office:value-type="string" office:string-value=" " calcext:value-type="string">
            <text:p><text:s/></text:p>
          </table:table-cell>
          <table:table-cell table:formula="of:=IF([.$B63]=[.$O$1];IF([.I63]&lt;&gt;&quot;&lt;5&quot;;[.I63];4);&quot; &quot;)" office:value-type="string" office:string-value=" " calcext:value-type="string">
            <text:p><text:s/></text:p>
          </table:table-cell>
          <table:table-cell table:formula="of:=IF([.$B63]=[.$O$1];IF([.J63]&lt;&gt;&quot;&lt;5&quot;;[.J63];4);&quot; &quot;)" office:value-type="string" office:string-value=" " calcext:value-type="string">
            <text:p><text:s/></text:p>
          </table:table-cell>
          <table:table-cell table:formula="of:=IF([.$B63]=[.$O$1];IF([.K63]&lt;&gt;&quot;&lt;5&quot;;[.K6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office:value-type="string" calcext:value-type="string">
            <text:p>80-8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64]=[.$O$1];IF([.C64]&lt;&gt;&quot;&lt;5&quot;;[.C64];4);&quot; &quot;)" office:value-type="string" office:string-value=" " calcext:value-type="string">
            <text:p><text:s/></text:p>
          </table:table-cell>
          <table:table-cell table:formula="of:=IF([.$B64]=[.$O$1];IF([.D64]&lt;&gt;&quot;&lt;5&quot;;[.D64];4);&quot; &quot;)" office:value-type="string" office:string-value=" " calcext:value-type="string">
            <text:p><text:s/></text:p>
          </table:table-cell>
          <table:table-cell table:formula="of:=IF([.$B64]=[.$O$1];IF([.E64]&lt;&gt;&quot;&lt;5&quot;;[.E64];4);&quot; &quot;)" office:value-type="string" office:string-value=" " calcext:value-type="string">
            <text:p><text:s/></text:p>
          </table:table-cell>
          <table:table-cell table:formula="of:=IF([.$B64]=[.$O$1];IF([.F64]&lt;&gt;&quot;&lt;5&quot;;[.F64];4);&quot; &quot;)" office:value-type="string" office:string-value=" " calcext:value-type="string">
            <text:p><text:s/></text:p>
          </table:table-cell>
          <table:table-cell table:formula="of:=IF([.$B64]=[.$O$1];IF([.G64]&lt;&gt;&quot;&lt;5&quot;;[.G64];4);&quot; &quot;)" office:value-type="string" office:string-value=" " calcext:value-type="string">
            <text:p><text:s/></text:p>
          </table:table-cell>
          <table:table-cell table:formula="of:=IF([.$B64]=[.$O$1];IF([.H64]&lt;&gt;&quot;&lt;5&quot;;[.H64];4);&quot; &quot;)" office:value-type="string" office:string-value=" " calcext:value-type="string">
            <text:p><text:s/></text:p>
          </table:table-cell>
          <table:table-cell table:formula="of:=IF([.$B64]=[.$O$1];IF([.I64]&lt;&gt;&quot;&lt;5&quot;;[.I64];4);&quot; &quot;)" office:value-type="string" office:string-value=" " calcext:value-type="string">
            <text:p><text:s/></text:p>
          </table:table-cell>
          <table:table-cell table:formula="of:=IF([.$B64]=[.$O$1];IF([.J64]&lt;&gt;&quot;&lt;5&quot;;[.J64];4);&quot; &quot;)" office:value-type="string" office:string-value=" " calcext:value-type="string">
            <text:p><text:s/></text:p>
          </table:table-cell>
          <table:table-cell table:formula="of:=IF([.$B64]=[.$O$1];IF([.K64]&lt;&gt;&quot;&lt;5&quot;;[.K6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1-31 - 2021-02-06</text:p>
          </table:table-cell>
          <table:table-cell table:style-name="ce1" office:value-type="string" calcext:value-type="string">
            <text:p>90+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021-01-31 - 2021-02-06</text:p>
          </table:table-cell>
          <table:table-cell table:formula="of:=IF([.$B65]=[.$O$1];IF([.C65]&lt;&gt;&quot;&lt;5&quot;;[.C65];4);&quot; &quot;)" office:value-type="float" office:value="4" calcext:value-type="float">
            <text:p>4</text:p>
          </table:table-cell>
          <table:table-cell table:formula="of:=IF([.$B65]=[.$O$1];IF([.D65]&lt;&gt;&quot;&lt;5&quot;;[.D65];4);&quot; &quot;)" office:value-type="float" office:value="5" calcext:value-type="float">
            <text:p>5</text:p>
          </table:table-cell>
          <table:table-cell table:formula="of:=IF([.$B65]=[.$O$1];IF([.E65]&lt;&gt;&quot;&lt;5&quot;;[.E65];4);&quot; &quot;)" office:value-type="float" office:value="4" calcext:value-type="float">
            <text:p>4</text:p>
          </table:table-cell>
          <table:table-cell table:formula="of:=IF([.$B65]=[.$O$1];IF([.F65]&lt;&gt;&quot;&lt;5&quot;;[.F65];4);&quot; &quot;)" office:value-type="float" office:value="10" calcext:value-type="float">
            <text:p>10</text:p>
          </table:table-cell>
          <table:table-cell table:formula="of:=IF([.$B65]=[.$O$1];IF([.G65]&lt;&gt;&quot;&lt;5&quot;;[.G65];4);&quot; &quot;)" office:value-type="float" office:value="19" calcext:value-type="float">
            <text:p>19</text:p>
          </table:table-cell>
          <table:table-cell table:formula="of:=IF([.$B65]=[.$O$1];IF([.H65]&lt;&gt;&quot;&lt;5&quot;;[.H65];4);&quot; &quot;)" office:value-type="float" office:value="37" calcext:value-type="float">
            <text:p>37</text:p>
          </table:table-cell>
          <table:table-cell table:formula="of:=IF([.$B65]=[.$O$1];IF([.I65]&lt;&gt;&quot;&lt;5&quot;;[.I65];4);&quot; &quot;)" office:value-type="float" office:value="14" calcext:value-type="float">
            <text:p>14</text:p>
          </table:table-cell>
          <table:table-cell table:formula="of:=IF([.$B65]=[.$O$1];IF([.J65]&lt;&gt;&quot;&lt;5&quot;;[.J65];4);&quot; &quot;)" office:value-type="float" office:value="4" calcext:value-type="float">
            <text:p>4</text:p>
          </table:table-cell>
          <table:table-cell table:formula="of:=IF([.$B65]=[.$O$1];IF([.K65]&lt;&gt;&quot;&lt;5&quot;;[.K65];4);&quot; &quot;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0-19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4004" calcext:value-type="float">
            <text:p>14004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66]=[.$O$1];IF([.C66]&lt;&gt;&quot;&lt;5&quot;;[.C66];4);&quot; &quot;)" office:value-type="string" office:string-value=" " calcext:value-type="string">
            <text:p><text:s/></text:p>
          </table:table-cell>
          <table:table-cell table:formula="of:=IF([.$B66]=[.$O$1];IF([.D66]&lt;&gt;&quot;&lt;5&quot;;[.D66];4);&quot; &quot;)" office:value-type="string" office:string-value=" " calcext:value-type="string">
            <text:p><text:s/></text:p>
          </table:table-cell>
          <table:table-cell table:formula="of:=IF([.$B66]=[.$O$1];IF([.E66]&lt;&gt;&quot;&lt;5&quot;;[.E66];4);&quot; &quot;)" office:value-type="string" office:string-value=" " calcext:value-type="string">
            <text:p><text:s/></text:p>
          </table:table-cell>
          <table:table-cell table:formula="of:=IF([.$B66]=[.$O$1];IF([.F66]&lt;&gt;&quot;&lt;5&quot;;[.F66];4);&quot; &quot;)" office:value-type="string" office:string-value=" " calcext:value-type="string">
            <text:p><text:s/></text:p>
          </table:table-cell>
          <table:table-cell table:formula="of:=IF([.$B66]=[.$O$1];IF([.G66]&lt;&gt;&quot;&lt;5&quot;;[.G66];4);&quot; &quot;)" office:value-type="string" office:string-value=" " calcext:value-type="string">
            <text:p><text:s/></text:p>
          </table:table-cell>
          <table:table-cell table:formula="of:=IF([.$B66]=[.$O$1];IF([.H66]&lt;&gt;&quot;&lt;5&quot;;[.H66];4);&quot; &quot;)" office:value-type="string" office:string-value=" " calcext:value-type="string">
            <text:p><text:s/></text:p>
          </table:table-cell>
          <table:table-cell table:formula="of:=IF([.$B66]=[.$O$1];IF([.I66]&lt;&gt;&quot;&lt;5&quot;;[.I66];4);&quot; &quot;)" office:value-type="string" office:string-value=" " calcext:value-type="string">
            <text:p><text:s/></text:p>
          </table:table-cell>
          <table:table-cell table:formula="of:=IF([.$B66]=[.$O$1];IF([.J66]&lt;&gt;&quot;&lt;5&quot;;[.J66];4);&quot; &quot;)" office:value-type="string" office:string-value=" " calcext:value-type="string">
            <text:p><text:s/></text:p>
          </table:table-cell>
          <table:table-cell table:formula="of:=IF([.$B66]=[.$O$1];IF([.K66]&lt;&gt;&quot;&lt;5&quot;;[.K6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20-29</text:p>
          </table:table-cell>
          <table:table-cell office:value-type="float" office:value="347" calcext:value-type="float">
            <text:p>347</text:p>
          </table:table-cell>
          <table:table-cell office:value-type="float" office:value="535" calcext:value-type="float">
            <text:p>535</text:p>
          </table:table-cell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761" calcext:value-type="float">
            <text:p>5761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67]=[.$O$1];IF([.C67]&lt;&gt;&quot;&lt;5&quot;;[.C67];4);&quot; &quot;)" office:value-type="string" office:string-value=" " calcext:value-type="string">
            <text:p><text:s/></text:p>
          </table:table-cell>
          <table:table-cell table:formula="of:=IF([.$B67]=[.$O$1];IF([.D67]&lt;&gt;&quot;&lt;5&quot;;[.D67];4);&quot; &quot;)" office:value-type="string" office:string-value=" " calcext:value-type="string">
            <text:p><text:s/></text:p>
          </table:table-cell>
          <table:table-cell table:formula="of:=IF([.$B67]=[.$O$1];IF([.E67]&lt;&gt;&quot;&lt;5&quot;;[.E67];4);&quot; &quot;)" office:value-type="string" office:string-value=" " calcext:value-type="string">
            <text:p><text:s/></text:p>
          </table:table-cell>
          <table:table-cell table:formula="of:=IF([.$B67]=[.$O$1];IF([.F67]&lt;&gt;&quot;&lt;5&quot;;[.F67];4);&quot; &quot;)" office:value-type="string" office:string-value=" " calcext:value-type="string">
            <text:p><text:s/></text:p>
          </table:table-cell>
          <table:table-cell table:formula="of:=IF([.$B67]=[.$O$1];IF([.G67]&lt;&gt;&quot;&lt;5&quot;;[.G67];4);&quot; &quot;)" office:value-type="string" office:string-value=" " calcext:value-type="string">
            <text:p><text:s/></text:p>
          </table:table-cell>
          <table:table-cell table:formula="of:=IF([.$B67]=[.$O$1];IF([.H67]&lt;&gt;&quot;&lt;5&quot;;[.H67];4);&quot; &quot;)" office:value-type="string" office:string-value=" " calcext:value-type="string">
            <text:p><text:s/></text:p>
          </table:table-cell>
          <table:table-cell table:formula="of:=IF([.$B67]=[.$O$1];IF([.I67]&lt;&gt;&quot;&lt;5&quot;;[.I67];4);&quot; &quot;)" office:value-type="string" office:string-value=" " calcext:value-type="string">
            <text:p><text:s/></text:p>
          </table:table-cell>
          <table:table-cell table:formula="of:=IF([.$B67]=[.$O$1];IF([.J67]&lt;&gt;&quot;&lt;5&quot;;[.J67];4);&quot; &quot;)" office:value-type="string" office:string-value=" " calcext:value-type="string">
            <text:p><text:s/></text:p>
          </table:table-cell>
          <table:table-cell table:formula="of:=IF([.$B67]=[.$O$1];IF([.K67]&lt;&gt;&quot;&lt;5&quot;;[.K6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30-39</text:p>
          </table:table-cell>
          <table:table-cell office:value-type="float" office:value="293" calcext:value-type="float">
            <text:p>293</text:p>
          </table:table-cell>
          <table:table-cell office:value-type="float" office:value="489" calcext:value-type="float">
            <text:p>489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66" calcext:value-type="float">
            <text:p>4066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68]=[.$O$1];IF([.C68]&lt;&gt;&quot;&lt;5&quot;;[.C68];4);&quot; &quot;)" office:value-type="string" office:string-value=" " calcext:value-type="string">
            <text:p><text:s/></text:p>
          </table:table-cell>
          <table:table-cell table:formula="of:=IF([.$B68]=[.$O$1];IF([.D68]&lt;&gt;&quot;&lt;5&quot;;[.D68];4);&quot; &quot;)" office:value-type="string" office:string-value=" " calcext:value-type="string">
            <text:p><text:s/></text:p>
          </table:table-cell>
          <table:table-cell table:formula="of:=IF([.$B68]=[.$O$1];IF([.E68]&lt;&gt;&quot;&lt;5&quot;;[.E68];4);&quot; &quot;)" office:value-type="string" office:string-value=" " calcext:value-type="string">
            <text:p><text:s/></text:p>
          </table:table-cell>
          <table:table-cell table:formula="of:=IF([.$B68]=[.$O$1];IF([.F68]&lt;&gt;&quot;&lt;5&quot;;[.F68];4);&quot; &quot;)" office:value-type="string" office:string-value=" " calcext:value-type="string">
            <text:p><text:s/></text:p>
          </table:table-cell>
          <table:table-cell table:formula="of:=IF([.$B68]=[.$O$1];IF([.G68]&lt;&gt;&quot;&lt;5&quot;;[.G68];4);&quot; &quot;)" office:value-type="string" office:string-value=" " calcext:value-type="string">
            <text:p><text:s/></text:p>
          </table:table-cell>
          <table:table-cell table:formula="of:=IF([.$B68]=[.$O$1];IF([.H68]&lt;&gt;&quot;&lt;5&quot;;[.H68];4);&quot; &quot;)" office:value-type="string" office:string-value=" " calcext:value-type="string">
            <text:p><text:s/></text:p>
          </table:table-cell>
          <table:table-cell table:formula="of:=IF([.$B68]=[.$O$1];IF([.I68]&lt;&gt;&quot;&lt;5&quot;;[.I68];4);&quot; &quot;)" office:value-type="string" office:string-value=" " calcext:value-type="string">
            <text:p><text:s/></text:p>
          </table:table-cell>
          <table:table-cell table:formula="of:=IF([.$B68]=[.$O$1];IF([.J68]&lt;&gt;&quot;&lt;5&quot;;[.J68];4);&quot; &quot;)" office:value-type="string" office:string-value=" " calcext:value-type="string">
            <text:p><text:s/></text:p>
          </table:table-cell>
          <table:table-cell table:formula="of:=IF([.$B68]=[.$O$1];IF([.K68]&lt;&gt;&quot;&lt;5&quot;;[.K6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40-49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349" calcext:value-type="float">
            <text:p>349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75" calcext:value-type="float">
            <text:p>2575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69]=[.$O$1];IF([.C69]&lt;&gt;&quot;&lt;5&quot;;[.C69];4);&quot; &quot;)" office:value-type="string" office:string-value=" " calcext:value-type="string">
            <text:p><text:s/></text:p>
          </table:table-cell>
          <table:table-cell table:formula="of:=IF([.$B69]=[.$O$1];IF([.D69]&lt;&gt;&quot;&lt;5&quot;;[.D69];4);&quot; &quot;)" office:value-type="string" office:string-value=" " calcext:value-type="string">
            <text:p><text:s/></text:p>
          </table:table-cell>
          <table:table-cell table:formula="of:=IF([.$B69]=[.$O$1];IF([.E69]&lt;&gt;&quot;&lt;5&quot;;[.E69];4);&quot; &quot;)" office:value-type="string" office:string-value=" " calcext:value-type="string">
            <text:p><text:s/></text:p>
          </table:table-cell>
          <table:table-cell table:formula="of:=IF([.$B69]=[.$O$1];IF([.F69]&lt;&gt;&quot;&lt;5&quot;;[.F69];4);&quot; &quot;)" office:value-type="string" office:string-value=" " calcext:value-type="string">
            <text:p><text:s/></text:p>
          </table:table-cell>
          <table:table-cell table:formula="of:=IF([.$B69]=[.$O$1];IF([.G69]&lt;&gt;&quot;&lt;5&quot;;[.G69];4);&quot; &quot;)" office:value-type="string" office:string-value=" " calcext:value-type="string">
            <text:p><text:s/></text:p>
          </table:table-cell>
          <table:table-cell table:formula="of:=IF([.$B69]=[.$O$1];IF([.H69]&lt;&gt;&quot;&lt;5&quot;;[.H69];4);&quot; &quot;)" office:value-type="string" office:string-value=" " calcext:value-type="string">
            <text:p><text:s/></text:p>
          </table:table-cell>
          <table:table-cell table:formula="of:=IF([.$B69]=[.$O$1];IF([.I69]&lt;&gt;&quot;&lt;5&quot;;[.I69];4);&quot; &quot;)" office:value-type="string" office:string-value=" " calcext:value-type="string">
            <text:p><text:s/></text:p>
          </table:table-cell>
          <table:table-cell table:formula="of:=IF([.$B69]=[.$O$1];IF([.J69]&lt;&gt;&quot;&lt;5&quot;;[.J69];4);&quot; &quot;)" office:value-type="string" office:string-value=" " calcext:value-type="string">
            <text:p><text:s/></text:p>
          </table:table-cell>
          <table:table-cell table:formula="of:=IF([.$B69]=[.$O$1];IF([.K69]&lt;&gt;&quot;&lt;5&quot;;[.K6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50-59</text:p>
          </table:table-cell>
          <table:table-cell office:value-type="float" office:value="89" calcext:value-type="float">
            <text:p>89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572" calcext:value-type="float">
            <text:p>1572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70]=[.$O$1];IF([.C70]&lt;&gt;&quot;&lt;5&quot;;[.C70];4);&quot; &quot;)" office:value-type="string" office:string-value=" " calcext:value-type="string">
            <text:p><text:s/></text:p>
          </table:table-cell>
          <table:table-cell table:formula="of:=IF([.$B70]=[.$O$1];IF([.D70]&lt;&gt;&quot;&lt;5&quot;;[.D70];4);&quot; &quot;)" office:value-type="string" office:string-value=" " calcext:value-type="string">
            <text:p><text:s/></text:p>
          </table:table-cell>
          <table:table-cell table:formula="of:=IF([.$B70]=[.$O$1];IF([.E70]&lt;&gt;&quot;&lt;5&quot;;[.E70];4);&quot; &quot;)" office:value-type="string" office:string-value=" " calcext:value-type="string">
            <text:p><text:s/></text:p>
          </table:table-cell>
          <table:table-cell table:formula="of:=IF([.$B70]=[.$O$1];IF([.F70]&lt;&gt;&quot;&lt;5&quot;;[.F70];4);&quot; &quot;)" office:value-type="string" office:string-value=" " calcext:value-type="string">
            <text:p><text:s/></text:p>
          </table:table-cell>
          <table:table-cell table:formula="of:=IF([.$B70]=[.$O$1];IF([.G70]&lt;&gt;&quot;&lt;5&quot;;[.G70];4);&quot; &quot;)" office:value-type="string" office:string-value=" " calcext:value-type="string">
            <text:p><text:s/></text:p>
          </table:table-cell>
          <table:table-cell table:formula="of:=IF([.$B70]=[.$O$1];IF([.H70]&lt;&gt;&quot;&lt;5&quot;;[.H70];4);&quot; &quot;)" office:value-type="string" office:string-value=" " calcext:value-type="string">
            <text:p><text:s/></text:p>
          </table:table-cell>
          <table:table-cell table:formula="of:=IF([.$B70]=[.$O$1];IF([.I70]&lt;&gt;&quot;&lt;5&quot;;[.I70];4);&quot; &quot;)" office:value-type="string" office:string-value=" " calcext:value-type="string">
            <text:p><text:s/></text:p>
          </table:table-cell>
          <table:table-cell table:formula="of:=IF([.$B70]=[.$O$1];IF([.J70]&lt;&gt;&quot;&lt;5&quot;;[.J70];4);&quot; &quot;)" office:value-type="string" office:string-value=" " calcext:value-type="string">
            <text:p><text:s/></text:p>
          </table:table-cell>
          <table:table-cell table:formula="of:=IF([.$B70]=[.$O$1];IF([.K70]&lt;&gt;&quot;&lt;5&quot;;[.K7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60-69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71]=[.$O$1];IF([.C71]&lt;&gt;&quot;&lt;5&quot;;[.C71];4);&quot; &quot;)" office:value-type="string" office:string-value=" " calcext:value-type="string">
            <text:p><text:s/></text:p>
          </table:table-cell>
          <table:table-cell table:formula="of:=IF([.$B71]=[.$O$1];IF([.D71]&lt;&gt;&quot;&lt;5&quot;;[.D71];4);&quot; &quot;)" office:value-type="string" office:string-value=" " calcext:value-type="string">
            <text:p><text:s/></text:p>
          </table:table-cell>
          <table:table-cell table:formula="of:=IF([.$B71]=[.$O$1];IF([.E71]&lt;&gt;&quot;&lt;5&quot;;[.E71];4);&quot; &quot;)" office:value-type="string" office:string-value=" " calcext:value-type="string">
            <text:p><text:s/></text:p>
          </table:table-cell>
          <table:table-cell table:formula="of:=IF([.$B71]=[.$O$1];IF([.F71]&lt;&gt;&quot;&lt;5&quot;;[.F71];4);&quot; &quot;)" office:value-type="string" office:string-value=" " calcext:value-type="string">
            <text:p><text:s/></text:p>
          </table:table-cell>
          <table:table-cell table:formula="of:=IF([.$B71]=[.$O$1];IF([.G71]&lt;&gt;&quot;&lt;5&quot;;[.G71];4);&quot; &quot;)" office:value-type="string" office:string-value=" " calcext:value-type="string">
            <text:p><text:s/></text:p>
          </table:table-cell>
          <table:table-cell table:formula="of:=IF([.$B71]=[.$O$1];IF([.H71]&lt;&gt;&quot;&lt;5&quot;;[.H71];4);&quot; &quot;)" office:value-type="string" office:string-value=" " calcext:value-type="string">
            <text:p><text:s/></text:p>
          </table:table-cell>
          <table:table-cell table:formula="of:=IF([.$B71]=[.$O$1];IF([.I71]&lt;&gt;&quot;&lt;5&quot;;[.I71];4);&quot; &quot;)" office:value-type="string" office:string-value=" " calcext:value-type="string">
            <text:p><text:s/></text:p>
          </table:table-cell>
          <table:table-cell table:formula="of:=IF([.$B71]=[.$O$1];IF([.J71]&lt;&gt;&quot;&lt;5&quot;;[.J71];4);&quot; &quot;)" office:value-type="string" office:string-value=" " calcext:value-type="string">
            <text:p><text:s/></text:p>
          </table:table-cell>
          <table:table-cell table:formula="of:=IF([.$B71]=[.$O$1];IF([.K71]&lt;&gt;&quot;&lt;5&quot;;[.K7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70-7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72]=[.$O$1];IF([.C72]&lt;&gt;&quot;&lt;5&quot;;[.C72];4);&quot; &quot;)" office:value-type="string" office:string-value=" " calcext:value-type="string">
            <text:p><text:s/></text:p>
          </table:table-cell>
          <table:table-cell table:formula="of:=IF([.$B72]=[.$O$1];IF([.D72]&lt;&gt;&quot;&lt;5&quot;;[.D72];4);&quot; &quot;)" office:value-type="string" office:string-value=" " calcext:value-type="string">
            <text:p><text:s/></text:p>
          </table:table-cell>
          <table:table-cell table:formula="of:=IF([.$B72]=[.$O$1];IF([.E72]&lt;&gt;&quot;&lt;5&quot;;[.E72];4);&quot; &quot;)" office:value-type="string" office:string-value=" " calcext:value-type="string">
            <text:p><text:s/></text:p>
          </table:table-cell>
          <table:table-cell table:formula="of:=IF([.$B72]=[.$O$1];IF([.F72]&lt;&gt;&quot;&lt;5&quot;;[.F72];4);&quot; &quot;)" office:value-type="string" office:string-value=" " calcext:value-type="string">
            <text:p><text:s/></text:p>
          </table:table-cell>
          <table:table-cell table:formula="of:=IF([.$B72]=[.$O$1];IF([.G72]&lt;&gt;&quot;&lt;5&quot;;[.G72];4);&quot; &quot;)" office:value-type="string" office:string-value=" " calcext:value-type="string">
            <text:p><text:s/></text:p>
          </table:table-cell>
          <table:table-cell table:formula="of:=IF([.$B72]=[.$O$1];IF([.H72]&lt;&gt;&quot;&lt;5&quot;;[.H72];4);&quot; &quot;)" office:value-type="string" office:string-value=" " calcext:value-type="string">
            <text:p><text:s/></text:p>
          </table:table-cell>
          <table:table-cell table:formula="of:=IF([.$B72]=[.$O$1];IF([.I72]&lt;&gt;&quot;&lt;5&quot;;[.I72];4);&quot; &quot;)" office:value-type="string" office:string-value=" " calcext:value-type="string">
            <text:p><text:s/></text:p>
          </table:table-cell>
          <table:table-cell table:formula="of:=IF([.$B72]=[.$O$1];IF([.J72]&lt;&gt;&quot;&lt;5&quot;;[.J72];4);&quot; &quot;)" office:value-type="string" office:string-value=" " calcext:value-type="string">
            <text:p><text:s/></text:p>
          </table:table-cell>
          <table:table-cell table:formula="of:=IF([.$B72]=[.$O$1];IF([.K72]&lt;&gt;&quot;&lt;5&quot;;[.K7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office:value-type="string" calcext:value-type="string">
            <text:p>80-8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73]=[.$O$1];IF([.C73]&lt;&gt;&quot;&lt;5&quot;;[.C73];4);&quot; &quot;)" office:value-type="string" office:string-value=" " calcext:value-type="string">
            <text:p><text:s/></text:p>
          </table:table-cell>
          <table:table-cell table:formula="of:=IF([.$B73]=[.$O$1];IF([.D73]&lt;&gt;&quot;&lt;5&quot;;[.D73];4);&quot; &quot;)" office:value-type="string" office:string-value=" " calcext:value-type="string">
            <text:p><text:s/></text:p>
          </table:table-cell>
          <table:table-cell table:formula="of:=IF([.$B73]=[.$O$1];IF([.E73]&lt;&gt;&quot;&lt;5&quot;;[.E73];4);&quot; &quot;)" office:value-type="string" office:string-value=" " calcext:value-type="string">
            <text:p><text:s/></text:p>
          </table:table-cell>
          <table:table-cell table:formula="of:=IF([.$B73]=[.$O$1];IF([.F73]&lt;&gt;&quot;&lt;5&quot;;[.F73];4);&quot; &quot;)" office:value-type="string" office:string-value=" " calcext:value-type="string">
            <text:p><text:s/></text:p>
          </table:table-cell>
          <table:table-cell table:formula="of:=IF([.$B73]=[.$O$1];IF([.G73]&lt;&gt;&quot;&lt;5&quot;;[.G73];4);&quot; &quot;)" office:value-type="string" office:string-value=" " calcext:value-type="string">
            <text:p><text:s/></text:p>
          </table:table-cell>
          <table:table-cell table:formula="of:=IF([.$B73]=[.$O$1];IF([.H73]&lt;&gt;&quot;&lt;5&quot;;[.H73];4);&quot; &quot;)" office:value-type="string" office:string-value=" " calcext:value-type="string">
            <text:p><text:s/></text:p>
          </table:table-cell>
          <table:table-cell table:formula="of:=IF([.$B73]=[.$O$1];IF([.I73]&lt;&gt;&quot;&lt;5&quot;;[.I73];4);&quot; &quot;)" office:value-type="string" office:string-value=" " calcext:value-type="string">
            <text:p><text:s/></text:p>
          </table:table-cell>
          <table:table-cell table:formula="of:=IF([.$B73]=[.$O$1];IF([.J73]&lt;&gt;&quot;&lt;5&quot;;[.J73];4);&quot; &quot;)" office:value-type="string" office:string-value=" " calcext:value-type="string">
            <text:p><text:s/></text:p>
          </table:table-cell>
          <table:table-cell table:formula="of:=IF([.$B73]=[.$O$1];IF([.K73]&lt;&gt;&quot;&lt;5&quot;;[.K7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07 - 2021-02-13</text:p>
          </table:table-cell>
          <table:table-cell table:style-name="ce1" office:value-type="string" calcext:value-type="string">
            <text:p>90+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&lt;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021-02-07 - 2021-02-13</text:p>
          </table:table-cell>
          <table:table-cell table:formula="of:=IF([.$B74]=[.$O$1];IF([.C74]&lt;&gt;&quot;&lt;5&quot;;[.C74];4);&quot; &quot;)" office:value-type="float" office:value="4" calcext:value-type="float">
            <text:p>4</text:p>
          </table:table-cell>
          <table:table-cell table:formula="of:=IF([.$B74]=[.$O$1];IF([.D74]&lt;&gt;&quot;&lt;5&quot;;[.D74];4);&quot; &quot;)" office:value-type="float" office:value="6" calcext:value-type="float">
            <text:p>6</text:p>
          </table:table-cell>
          <table:table-cell table:formula="of:=IF([.$B74]=[.$O$1];IF([.E74]&lt;&gt;&quot;&lt;5&quot;;[.E74];4);&quot; &quot;)" office:value-type="float" office:value="4" calcext:value-type="float">
            <text:p>4</text:p>
          </table:table-cell>
          <table:table-cell table:formula="of:=IF([.$B74]=[.$O$1];IF([.F74]&lt;&gt;&quot;&lt;5&quot;;[.F74];4);&quot; &quot;)" office:value-type="float" office:value="4" calcext:value-type="float">
            <text:p>4</text:p>
          </table:table-cell>
          <table:table-cell table:formula="of:=IF([.$B74]=[.$O$1];IF([.G74]&lt;&gt;&quot;&lt;5&quot;;[.G74];4);&quot; &quot;)" office:value-type="float" office:value="4" calcext:value-type="float">
            <text:p>4</text:p>
          </table:table-cell>
          <table:table-cell table:formula="of:=IF([.$B74]=[.$O$1];IF([.H74]&lt;&gt;&quot;&lt;5&quot;;[.H74];4);&quot; &quot;)" office:value-type="float" office:value="4" calcext:value-type="float">
            <text:p>4</text:p>
          </table:table-cell>
          <table:table-cell table:formula="of:=IF([.$B74]=[.$O$1];IF([.I74]&lt;&gt;&quot;&lt;5&quot;;[.I74];4);&quot; &quot;)" office:value-type="float" office:value="15" calcext:value-type="float">
            <text:p>15</text:p>
          </table:table-cell>
          <table:table-cell table:formula="of:=IF([.$B74]=[.$O$1];IF([.J74]&lt;&gt;&quot;&lt;5&quot;;[.J74];4);&quot; &quot;)" office:value-type="float" office:value="7" calcext:value-type="float">
            <text:p>7</text:p>
          </table:table-cell>
          <table:table-cell table:formula="of:=IF([.$B74]=[.$O$1];IF([.K74]&lt;&gt;&quot;&lt;5&quot;;[.K74];4);&quot; &quot;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0-1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9962" calcext:value-type="float">
            <text:p>9962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75]=[.$O$1];IF([.C75]&lt;&gt;&quot;&lt;5&quot;;[.C75];4);&quot; &quot;)" office:value-type="string" office:string-value=" " calcext:value-type="string">
            <text:p><text:s/></text:p>
          </table:table-cell>
          <table:table-cell table:formula="of:=IF([.$B75]=[.$O$1];IF([.D75]&lt;&gt;&quot;&lt;5&quot;;[.D75];4);&quot; &quot;)" office:value-type="string" office:string-value=" " calcext:value-type="string">
            <text:p><text:s/></text:p>
          </table:table-cell>
          <table:table-cell table:formula="of:=IF([.$B75]=[.$O$1];IF([.E75]&lt;&gt;&quot;&lt;5&quot;;[.E75];4);&quot; &quot;)" office:value-type="string" office:string-value=" " calcext:value-type="string">
            <text:p><text:s/></text:p>
          </table:table-cell>
          <table:table-cell table:formula="of:=IF([.$B75]=[.$O$1];IF([.F75]&lt;&gt;&quot;&lt;5&quot;;[.F75];4);&quot; &quot;)" office:value-type="string" office:string-value=" " calcext:value-type="string">
            <text:p><text:s/></text:p>
          </table:table-cell>
          <table:table-cell table:formula="of:=IF([.$B75]=[.$O$1];IF([.G75]&lt;&gt;&quot;&lt;5&quot;;[.G75];4);&quot; &quot;)" office:value-type="string" office:string-value=" " calcext:value-type="string">
            <text:p><text:s/></text:p>
          </table:table-cell>
          <table:table-cell table:formula="of:=IF([.$B75]=[.$O$1];IF([.H75]&lt;&gt;&quot;&lt;5&quot;;[.H75];4);&quot; &quot;)" office:value-type="string" office:string-value=" " calcext:value-type="string">
            <text:p><text:s/></text:p>
          </table:table-cell>
          <table:table-cell table:formula="of:=IF([.$B75]=[.$O$1];IF([.I75]&lt;&gt;&quot;&lt;5&quot;;[.I75];4);&quot; &quot;)" office:value-type="string" office:string-value=" " calcext:value-type="string">
            <text:p><text:s/></text:p>
          </table:table-cell>
          <table:table-cell table:formula="of:=IF([.$B75]=[.$O$1];IF([.J75]&lt;&gt;&quot;&lt;5&quot;;[.J75];4);&quot; &quot;)" office:value-type="string" office:string-value=" " calcext:value-type="string">
            <text:p><text:s/></text:p>
          </table:table-cell>
          <table:table-cell table:formula="of:=IF([.$B75]=[.$O$1];IF([.K75]&lt;&gt;&quot;&lt;5&quot;;[.K7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20-29</text:p>
          </table:table-cell>
          <table:table-cell office:value-type="float" office:value="411" calcext:value-type="float">
            <text:p>411</text:p>
          </table:table-cell>
          <table:table-cell office:value-type="float" office:value="489" calcext:value-type="float">
            <text:p>489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office:value-type="float" office:value="4180" calcext:value-type="float">
            <text:p>4180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76]=[.$O$1];IF([.C76]&lt;&gt;&quot;&lt;5&quot;;[.C76];4);&quot; &quot;)" office:value-type="string" office:string-value=" " calcext:value-type="string">
            <text:p><text:s/></text:p>
          </table:table-cell>
          <table:table-cell table:formula="of:=IF([.$B76]=[.$O$1];IF([.D76]&lt;&gt;&quot;&lt;5&quot;;[.D76];4);&quot; &quot;)" office:value-type="string" office:string-value=" " calcext:value-type="string">
            <text:p><text:s/></text:p>
          </table:table-cell>
          <table:table-cell table:formula="of:=IF([.$B76]=[.$O$1];IF([.E76]&lt;&gt;&quot;&lt;5&quot;;[.E76];4);&quot; &quot;)" office:value-type="string" office:string-value=" " calcext:value-type="string">
            <text:p><text:s/></text:p>
          </table:table-cell>
          <table:table-cell table:formula="of:=IF([.$B76]=[.$O$1];IF([.F76]&lt;&gt;&quot;&lt;5&quot;;[.F76];4);&quot; &quot;)" office:value-type="string" office:string-value=" " calcext:value-type="string">
            <text:p><text:s/></text:p>
          </table:table-cell>
          <table:table-cell table:formula="of:=IF([.$B76]=[.$O$1];IF([.G76]&lt;&gt;&quot;&lt;5&quot;;[.G76];4);&quot; &quot;)" office:value-type="string" office:string-value=" " calcext:value-type="string">
            <text:p><text:s/></text:p>
          </table:table-cell>
          <table:table-cell table:formula="of:=IF([.$B76]=[.$O$1];IF([.H76]&lt;&gt;&quot;&lt;5&quot;;[.H76];4);&quot; &quot;)" office:value-type="string" office:string-value=" " calcext:value-type="string">
            <text:p><text:s/></text:p>
          </table:table-cell>
          <table:table-cell table:formula="of:=IF([.$B76]=[.$O$1];IF([.I76]&lt;&gt;&quot;&lt;5&quot;;[.I76];4);&quot; &quot;)" office:value-type="string" office:string-value=" " calcext:value-type="string">
            <text:p><text:s/></text:p>
          </table:table-cell>
          <table:table-cell table:formula="of:=IF([.$B76]=[.$O$1];IF([.J76]&lt;&gt;&quot;&lt;5&quot;;[.J76];4);&quot; &quot;)" office:value-type="string" office:string-value=" " calcext:value-type="string">
            <text:p><text:s/></text:p>
          </table:table-cell>
          <table:table-cell table:formula="of:=IF([.$B76]=[.$O$1];IF([.K76]&lt;&gt;&quot;&lt;5&quot;;[.K7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30-39</text:p>
          </table:table-cell>
          <table:table-cell office:value-type="float" office:value="265" calcext:value-type="float">
            <text:p>265</text:p>
          </table:table-cell>
          <table:table-cell office:value-type="float" office:value="382" calcext:value-type="float">
            <text:p>382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58" calcext:value-type="float">
            <text:p>2858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77]=[.$O$1];IF([.C77]&lt;&gt;&quot;&lt;5&quot;;[.C77];4);&quot; &quot;)" office:value-type="string" office:string-value=" " calcext:value-type="string">
            <text:p><text:s/></text:p>
          </table:table-cell>
          <table:table-cell table:formula="of:=IF([.$B77]=[.$O$1];IF([.D77]&lt;&gt;&quot;&lt;5&quot;;[.D77];4);&quot; &quot;)" office:value-type="string" office:string-value=" " calcext:value-type="string">
            <text:p><text:s/></text:p>
          </table:table-cell>
          <table:table-cell table:formula="of:=IF([.$B77]=[.$O$1];IF([.E77]&lt;&gt;&quot;&lt;5&quot;;[.E77];4);&quot; &quot;)" office:value-type="string" office:string-value=" " calcext:value-type="string">
            <text:p><text:s/></text:p>
          </table:table-cell>
          <table:table-cell table:formula="of:=IF([.$B77]=[.$O$1];IF([.F77]&lt;&gt;&quot;&lt;5&quot;;[.F77];4);&quot; &quot;)" office:value-type="string" office:string-value=" " calcext:value-type="string">
            <text:p><text:s/></text:p>
          </table:table-cell>
          <table:table-cell table:formula="of:=IF([.$B77]=[.$O$1];IF([.G77]&lt;&gt;&quot;&lt;5&quot;;[.G77];4);&quot; &quot;)" office:value-type="string" office:string-value=" " calcext:value-type="string">
            <text:p><text:s/></text:p>
          </table:table-cell>
          <table:table-cell table:formula="of:=IF([.$B77]=[.$O$1];IF([.H77]&lt;&gt;&quot;&lt;5&quot;;[.H77];4);&quot; &quot;)" office:value-type="string" office:string-value=" " calcext:value-type="string">
            <text:p><text:s/></text:p>
          </table:table-cell>
          <table:table-cell table:formula="of:=IF([.$B77]=[.$O$1];IF([.I77]&lt;&gt;&quot;&lt;5&quot;;[.I77];4);&quot; &quot;)" office:value-type="string" office:string-value=" " calcext:value-type="string">
            <text:p><text:s/></text:p>
          </table:table-cell>
          <table:table-cell table:formula="of:=IF([.$B77]=[.$O$1];IF([.J77]&lt;&gt;&quot;&lt;5&quot;;[.J77];4);&quot; &quot;)" office:value-type="string" office:string-value=" " calcext:value-type="string">
            <text:p><text:s/></text:p>
          </table:table-cell>
          <table:table-cell table:formula="of:=IF([.$B77]=[.$O$1];IF([.K77]&lt;&gt;&quot;&lt;5&quot;;[.K7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40-49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78]=[.$O$1];IF([.C78]&lt;&gt;&quot;&lt;5&quot;;[.C78];4);&quot; &quot;)" office:value-type="string" office:string-value=" " calcext:value-type="string">
            <text:p><text:s/></text:p>
          </table:table-cell>
          <table:table-cell table:formula="of:=IF([.$B78]=[.$O$1];IF([.D78]&lt;&gt;&quot;&lt;5&quot;;[.D78];4);&quot; &quot;)" office:value-type="string" office:string-value=" " calcext:value-type="string">
            <text:p><text:s/></text:p>
          </table:table-cell>
          <table:table-cell table:formula="of:=IF([.$B78]=[.$O$1];IF([.E78]&lt;&gt;&quot;&lt;5&quot;;[.E78];4);&quot; &quot;)" office:value-type="string" office:string-value=" " calcext:value-type="string">
            <text:p><text:s/></text:p>
          </table:table-cell>
          <table:table-cell table:formula="of:=IF([.$B78]=[.$O$1];IF([.F78]&lt;&gt;&quot;&lt;5&quot;;[.F78];4);&quot; &quot;)" office:value-type="string" office:string-value=" " calcext:value-type="string">
            <text:p><text:s/></text:p>
          </table:table-cell>
          <table:table-cell table:formula="of:=IF([.$B78]=[.$O$1];IF([.G78]&lt;&gt;&quot;&lt;5&quot;;[.G78];4);&quot; &quot;)" office:value-type="string" office:string-value=" " calcext:value-type="string">
            <text:p><text:s/></text:p>
          </table:table-cell>
          <table:table-cell table:formula="of:=IF([.$B78]=[.$O$1];IF([.H78]&lt;&gt;&quot;&lt;5&quot;;[.H78];4);&quot; &quot;)" office:value-type="string" office:string-value=" " calcext:value-type="string">
            <text:p><text:s/></text:p>
          </table:table-cell>
          <table:table-cell table:formula="of:=IF([.$B78]=[.$O$1];IF([.I78]&lt;&gt;&quot;&lt;5&quot;;[.I78];4);&quot; &quot;)" office:value-type="string" office:string-value=" " calcext:value-type="string">
            <text:p><text:s/></text:p>
          </table:table-cell>
          <table:table-cell table:formula="of:=IF([.$B78]=[.$O$1];IF([.J78]&lt;&gt;&quot;&lt;5&quot;;[.J78];4);&quot; &quot;)" office:value-type="string" office:string-value=" " calcext:value-type="string">
            <text:p><text:s/></text:p>
          </table:table-cell>
          <table:table-cell table:formula="of:=IF([.$B78]=[.$O$1];IF([.K78]&lt;&gt;&quot;&lt;5&quot;;[.K7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50-59</text:p>
          </table:table-cell>
          <table:table-cell office:value-type="float" office:value="95" calcext:value-type="float">
            <text:p>95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79]=[.$O$1];IF([.C79]&lt;&gt;&quot;&lt;5&quot;;[.C79];4);&quot; &quot;)" office:value-type="string" office:string-value=" " calcext:value-type="string">
            <text:p><text:s/></text:p>
          </table:table-cell>
          <table:table-cell table:formula="of:=IF([.$B79]=[.$O$1];IF([.D79]&lt;&gt;&quot;&lt;5&quot;;[.D79];4);&quot; &quot;)" office:value-type="string" office:string-value=" " calcext:value-type="string">
            <text:p><text:s/></text:p>
          </table:table-cell>
          <table:table-cell table:formula="of:=IF([.$B79]=[.$O$1];IF([.E79]&lt;&gt;&quot;&lt;5&quot;;[.E79];4);&quot; &quot;)" office:value-type="string" office:string-value=" " calcext:value-type="string">
            <text:p><text:s/></text:p>
          </table:table-cell>
          <table:table-cell table:formula="of:=IF([.$B79]=[.$O$1];IF([.F79]&lt;&gt;&quot;&lt;5&quot;;[.F79];4);&quot; &quot;)" office:value-type="string" office:string-value=" " calcext:value-type="string">
            <text:p><text:s/></text:p>
          </table:table-cell>
          <table:table-cell table:formula="of:=IF([.$B79]=[.$O$1];IF([.G79]&lt;&gt;&quot;&lt;5&quot;;[.G79];4);&quot; &quot;)" office:value-type="string" office:string-value=" " calcext:value-type="string">
            <text:p><text:s/></text:p>
          </table:table-cell>
          <table:table-cell table:formula="of:=IF([.$B79]=[.$O$1];IF([.H79]&lt;&gt;&quot;&lt;5&quot;;[.H79];4);&quot; &quot;)" office:value-type="string" office:string-value=" " calcext:value-type="string">
            <text:p><text:s/></text:p>
          </table:table-cell>
          <table:table-cell table:formula="of:=IF([.$B79]=[.$O$1];IF([.I79]&lt;&gt;&quot;&lt;5&quot;;[.I79];4);&quot; &quot;)" office:value-type="string" office:string-value=" " calcext:value-type="string">
            <text:p><text:s/></text:p>
          </table:table-cell>
          <table:table-cell table:formula="of:=IF([.$B79]=[.$O$1];IF([.J79]&lt;&gt;&quot;&lt;5&quot;;[.J79];4);&quot; &quot;)" office:value-type="string" office:string-value=" " calcext:value-type="string">
            <text:p><text:s/></text:p>
          </table:table-cell>
          <table:table-cell table:formula="of:=IF([.$B79]=[.$O$1];IF([.K79]&lt;&gt;&quot;&lt;5&quot;;[.K7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60-69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80]=[.$O$1];IF([.C80]&lt;&gt;&quot;&lt;5&quot;;[.C80];4);&quot; &quot;)" office:value-type="string" office:string-value=" " calcext:value-type="string">
            <text:p><text:s/></text:p>
          </table:table-cell>
          <table:table-cell table:formula="of:=IF([.$B80]=[.$O$1];IF([.D80]&lt;&gt;&quot;&lt;5&quot;;[.D80];4);&quot; &quot;)" office:value-type="string" office:string-value=" " calcext:value-type="string">
            <text:p><text:s/></text:p>
          </table:table-cell>
          <table:table-cell table:formula="of:=IF([.$B80]=[.$O$1];IF([.E80]&lt;&gt;&quot;&lt;5&quot;;[.E80];4);&quot; &quot;)" office:value-type="string" office:string-value=" " calcext:value-type="string">
            <text:p><text:s/></text:p>
          </table:table-cell>
          <table:table-cell table:formula="of:=IF([.$B80]=[.$O$1];IF([.F80]&lt;&gt;&quot;&lt;5&quot;;[.F80];4);&quot; &quot;)" office:value-type="string" office:string-value=" " calcext:value-type="string">
            <text:p><text:s/></text:p>
          </table:table-cell>
          <table:table-cell table:formula="of:=IF([.$B80]=[.$O$1];IF([.G80]&lt;&gt;&quot;&lt;5&quot;;[.G80];4);&quot; &quot;)" office:value-type="string" office:string-value=" " calcext:value-type="string">
            <text:p><text:s/></text:p>
          </table:table-cell>
          <table:table-cell table:formula="of:=IF([.$B80]=[.$O$1];IF([.H80]&lt;&gt;&quot;&lt;5&quot;;[.H80];4);&quot; &quot;)" office:value-type="string" office:string-value=" " calcext:value-type="string">
            <text:p><text:s/></text:p>
          </table:table-cell>
          <table:table-cell table:formula="of:=IF([.$B80]=[.$O$1];IF([.I80]&lt;&gt;&quot;&lt;5&quot;;[.I80];4);&quot; &quot;)" office:value-type="string" office:string-value=" " calcext:value-type="string">
            <text:p><text:s/></text:p>
          </table:table-cell>
          <table:table-cell table:formula="of:=IF([.$B80]=[.$O$1];IF([.J80]&lt;&gt;&quot;&lt;5&quot;;[.J80];4);&quot; &quot;)" office:value-type="string" office:string-value=" " calcext:value-type="string">
            <text:p><text:s/></text:p>
          </table:table-cell>
          <table:table-cell table:formula="of:=IF([.$B80]=[.$O$1];IF([.K80]&lt;&gt;&quot;&lt;5&quot;;[.K8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70-7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81]=[.$O$1];IF([.C81]&lt;&gt;&quot;&lt;5&quot;;[.C81];4);&quot; &quot;)" office:value-type="string" office:string-value=" " calcext:value-type="string">
            <text:p><text:s/></text:p>
          </table:table-cell>
          <table:table-cell table:formula="of:=IF([.$B81]=[.$O$1];IF([.D81]&lt;&gt;&quot;&lt;5&quot;;[.D81];4);&quot; &quot;)" office:value-type="string" office:string-value=" " calcext:value-type="string">
            <text:p><text:s/></text:p>
          </table:table-cell>
          <table:table-cell table:formula="of:=IF([.$B81]=[.$O$1];IF([.E81]&lt;&gt;&quot;&lt;5&quot;;[.E81];4);&quot; &quot;)" office:value-type="string" office:string-value=" " calcext:value-type="string">
            <text:p><text:s/></text:p>
          </table:table-cell>
          <table:table-cell table:formula="of:=IF([.$B81]=[.$O$1];IF([.F81]&lt;&gt;&quot;&lt;5&quot;;[.F81];4);&quot; &quot;)" office:value-type="string" office:string-value=" " calcext:value-type="string">
            <text:p><text:s/></text:p>
          </table:table-cell>
          <table:table-cell table:formula="of:=IF([.$B81]=[.$O$1];IF([.G81]&lt;&gt;&quot;&lt;5&quot;;[.G81];4);&quot; &quot;)" office:value-type="string" office:string-value=" " calcext:value-type="string">
            <text:p><text:s/></text:p>
          </table:table-cell>
          <table:table-cell table:formula="of:=IF([.$B81]=[.$O$1];IF([.H81]&lt;&gt;&quot;&lt;5&quot;;[.H81];4);&quot; &quot;)" office:value-type="string" office:string-value=" " calcext:value-type="string">
            <text:p><text:s/></text:p>
          </table:table-cell>
          <table:table-cell table:formula="of:=IF([.$B81]=[.$O$1];IF([.I81]&lt;&gt;&quot;&lt;5&quot;;[.I81];4);&quot; &quot;)" office:value-type="string" office:string-value=" " calcext:value-type="string">
            <text:p><text:s/></text:p>
          </table:table-cell>
          <table:table-cell table:formula="of:=IF([.$B81]=[.$O$1];IF([.J81]&lt;&gt;&quot;&lt;5&quot;;[.J81];4);&quot; &quot;)" office:value-type="string" office:string-value=" " calcext:value-type="string">
            <text:p><text:s/></text:p>
          </table:table-cell>
          <table:table-cell table:formula="of:=IF([.$B81]=[.$O$1];IF([.K81]&lt;&gt;&quot;&lt;5&quot;;[.K8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82]=[.$O$1];IF([.C82]&lt;&gt;&quot;&lt;5&quot;;[.C82];4);&quot; &quot;)" office:value-type="string" office:string-value=" " calcext:value-type="string">
            <text:p><text:s/></text:p>
          </table:table-cell>
          <table:table-cell table:formula="of:=IF([.$B82]=[.$O$1];IF([.D82]&lt;&gt;&quot;&lt;5&quot;;[.D82];4);&quot; &quot;)" office:value-type="string" office:string-value=" " calcext:value-type="string">
            <text:p><text:s/></text:p>
          </table:table-cell>
          <table:table-cell table:formula="of:=IF([.$B82]=[.$O$1];IF([.E82]&lt;&gt;&quot;&lt;5&quot;;[.E82];4);&quot; &quot;)" office:value-type="string" office:string-value=" " calcext:value-type="string">
            <text:p><text:s/></text:p>
          </table:table-cell>
          <table:table-cell table:formula="of:=IF([.$B82]=[.$O$1];IF([.F82]&lt;&gt;&quot;&lt;5&quot;;[.F82];4);&quot; &quot;)" office:value-type="string" office:string-value=" " calcext:value-type="string">
            <text:p><text:s/></text:p>
          </table:table-cell>
          <table:table-cell table:formula="of:=IF([.$B82]=[.$O$1];IF([.G82]&lt;&gt;&quot;&lt;5&quot;;[.G82];4);&quot; &quot;)" office:value-type="string" office:string-value=" " calcext:value-type="string">
            <text:p><text:s/></text:p>
          </table:table-cell>
          <table:table-cell table:formula="of:=IF([.$B82]=[.$O$1];IF([.H82]&lt;&gt;&quot;&lt;5&quot;;[.H82];4);&quot; &quot;)" office:value-type="string" office:string-value=" " calcext:value-type="string">
            <text:p><text:s/></text:p>
          </table:table-cell>
          <table:table-cell table:formula="of:=IF([.$B82]=[.$O$1];IF([.I82]&lt;&gt;&quot;&lt;5&quot;;[.I82];4);&quot; &quot;)" office:value-type="string" office:string-value=" " calcext:value-type="string">
            <text:p><text:s/></text:p>
          </table:table-cell>
          <table:table-cell table:formula="of:=IF([.$B82]=[.$O$1];IF([.J82]&lt;&gt;&quot;&lt;5&quot;;[.J82];4);&quot; &quot;)" office:value-type="string" office:string-value=" " calcext:value-type="string">
            <text:p><text:s/></text:p>
          </table:table-cell>
          <table:table-cell table:formula="of:=IF([.$B82]=[.$O$1];IF([.K82]&lt;&gt;&quot;&lt;5&quot;;[.K8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14 - 2021-02-20</text:p>
          </table:table-cell>
          <table:table-cell table:style-name="ce1" office:value-type="string" calcext:value-type="string">
            <text:p>90+</text:p>
          </table:table-cell>
          <table:table-cell/>
          <table:table-cell table:number-columns-repeated="6" office:value-type="string" calcext:value-type="string">
            <text:p>&lt;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2021-02-14 - 2021-02-20</text:p>
          </table:table-cell>
          <table:table-cell table:formula="of:=IF([.$B83]=[.$O$1];IF([.C83]&lt;&gt;&quot;&lt;5&quot;;[.C83];4);&quot; &quot;)" office:value-type="float" office:value="0" calcext:value-type="float">
            <text:p>0</text:p>
          </table:table-cell>
          <table:table-cell table:formula="of:=IF([.$B83]=[.$O$1];IF([.D83]&lt;&gt;&quot;&lt;5&quot;;[.D83];4);&quot; &quot;)" office:value-type="float" office:value="4" calcext:value-type="float">
            <text:p>4</text:p>
          </table:table-cell>
          <table:table-cell table:formula="of:=IF([.$B83]=[.$O$1];IF([.E83]&lt;&gt;&quot;&lt;5&quot;;[.E83];4);&quot; &quot;)" office:value-type="float" office:value="4" calcext:value-type="float">
            <text:p>4</text:p>
          </table:table-cell>
          <table:table-cell table:formula="of:=IF([.$B83]=[.$O$1];IF([.F83]&lt;&gt;&quot;&lt;5&quot;;[.F83];4);&quot; &quot;)" office:value-type="float" office:value="4" calcext:value-type="float">
            <text:p>4</text:p>
          </table:table-cell>
          <table:table-cell table:formula="of:=IF([.$B83]=[.$O$1];IF([.G83]&lt;&gt;&quot;&lt;5&quot;;[.G83];4);&quot; &quot;)" office:value-type="float" office:value="4" calcext:value-type="float">
            <text:p>4</text:p>
          </table:table-cell>
          <table:table-cell table:formula="of:=IF([.$B83]=[.$O$1];IF([.H83]&lt;&gt;&quot;&lt;5&quot;;[.H83];4);&quot; &quot;)" office:value-type="float" office:value="4" calcext:value-type="float">
            <text:p>4</text:p>
          </table:table-cell>
          <table:table-cell table:formula="of:=IF([.$B83]=[.$O$1];IF([.I83]&lt;&gt;&quot;&lt;5&quot;;[.I83];4);&quot; &quot;)" office:value-type="float" office:value="4" calcext:value-type="float">
            <text:p>4</text:p>
          </table:table-cell>
          <table:table-cell table:formula="of:=IF([.$B83]=[.$O$1];IF([.J83]&lt;&gt;&quot;&lt;5&quot;;[.J83];4);&quot; &quot;)" office:value-type="float" office:value="11" calcext:value-type="float">
            <text:p>11</text:p>
          </table:table-cell>
          <table:table-cell table:formula="of:=IF([.$B83]=[.$O$1];IF([.K83]&lt;&gt;&quot;&lt;5&quot;;[.K83];4);&quot; 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0-19</text:p>
          </table:table-cell>
          <table:table-cell office:value-type="float" office:value="140" calcext:value-type="float">
            <text:p>140</text:p>
          </table:table-cell>
          <table:table-cell office:value-type="float" office:value="204" calcext:value-type="float">
            <text:p>20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10347" calcext:value-type="float">
            <text:p>10347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84]=[.$O$1];IF([.C84]&lt;&gt;&quot;&lt;5&quot;;[.C84];4);&quot; &quot;)" office:value-type="string" office:string-value=" " calcext:value-type="string">
            <text:p><text:s/></text:p>
          </table:table-cell>
          <table:table-cell table:formula="of:=IF([.$B84]=[.$O$1];IF([.D84]&lt;&gt;&quot;&lt;5&quot;;[.D84];4);&quot; &quot;)" office:value-type="string" office:string-value=" " calcext:value-type="string">
            <text:p><text:s/></text:p>
          </table:table-cell>
          <table:table-cell table:formula="of:=IF([.$B84]=[.$O$1];IF([.E84]&lt;&gt;&quot;&lt;5&quot;;[.E84];4);&quot; &quot;)" office:value-type="string" office:string-value=" " calcext:value-type="string">
            <text:p><text:s/></text:p>
          </table:table-cell>
          <table:table-cell table:formula="of:=IF([.$B84]=[.$O$1];IF([.F84]&lt;&gt;&quot;&lt;5&quot;;[.F84];4);&quot; &quot;)" office:value-type="string" office:string-value=" " calcext:value-type="string">
            <text:p><text:s/></text:p>
          </table:table-cell>
          <table:table-cell table:formula="of:=IF([.$B84]=[.$O$1];IF([.G84]&lt;&gt;&quot;&lt;5&quot;;[.G84];4);&quot; &quot;)" office:value-type="string" office:string-value=" " calcext:value-type="string">
            <text:p><text:s/></text:p>
          </table:table-cell>
          <table:table-cell table:formula="of:=IF([.$B84]=[.$O$1];IF([.H84]&lt;&gt;&quot;&lt;5&quot;;[.H84];4);&quot; &quot;)" office:value-type="string" office:string-value=" " calcext:value-type="string">
            <text:p><text:s/></text:p>
          </table:table-cell>
          <table:table-cell table:formula="of:=IF([.$B84]=[.$O$1];IF([.I84]&lt;&gt;&quot;&lt;5&quot;;[.I84];4);&quot; &quot;)" office:value-type="string" office:string-value=" " calcext:value-type="string">
            <text:p><text:s/></text:p>
          </table:table-cell>
          <table:table-cell table:formula="of:=IF([.$B84]=[.$O$1];IF([.J84]&lt;&gt;&quot;&lt;5&quot;;[.J84];4);&quot; &quot;)" office:value-type="string" office:string-value=" " calcext:value-type="string">
            <text:p><text:s/></text:p>
          </table:table-cell>
          <table:table-cell table:formula="of:=IF([.$B84]=[.$O$1];IF([.K84]&lt;&gt;&quot;&lt;5&quot;;[.K8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20-29</text:p>
          </table:table-cell>
          <table:table-cell office:value-type="float" office:value="455" calcext:value-type="float">
            <text:p>455</text:p>
          </table:table-cell>
          <table:table-cell office:value-type="float" office:value="721" calcext:value-type="float">
            <text:p>721</text:p>
          </table:table-cell>
          <table:table-cell office:value-type="float" office:value="188" calcext:value-type="float">
            <text:p>18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572" calcext:value-type="float">
            <text:p>3572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85]=[.$O$1];IF([.C85]&lt;&gt;&quot;&lt;5&quot;;[.C85];4);&quot; &quot;)" office:value-type="string" office:string-value=" " calcext:value-type="string">
            <text:p><text:s/></text:p>
          </table:table-cell>
          <table:table-cell table:formula="of:=IF([.$B85]=[.$O$1];IF([.D85]&lt;&gt;&quot;&lt;5&quot;;[.D85];4);&quot; &quot;)" office:value-type="string" office:string-value=" " calcext:value-type="string">
            <text:p><text:s/></text:p>
          </table:table-cell>
          <table:table-cell table:formula="of:=IF([.$B85]=[.$O$1];IF([.E85]&lt;&gt;&quot;&lt;5&quot;;[.E85];4);&quot; &quot;)" office:value-type="string" office:string-value=" " calcext:value-type="string">
            <text:p><text:s/></text:p>
          </table:table-cell>
          <table:table-cell table:formula="of:=IF([.$B85]=[.$O$1];IF([.F85]&lt;&gt;&quot;&lt;5&quot;;[.F85];4);&quot; &quot;)" office:value-type="string" office:string-value=" " calcext:value-type="string">
            <text:p><text:s/></text:p>
          </table:table-cell>
          <table:table-cell table:formula="of:=IF([.$B85]=[.$O$1];IF([.G85]&lt;&gt;&quot;&lt;5&quot;;[.G85];4);&quot; &quot;)" office:value-type="string" office:string-value=" " calcext:value-type="string">
            <text:p><text:s/></text:p>
          </table:table-cell>
          <table:table-cell table:formula="of:=IF([.$B85]=[.$O$1];IF([.H85]&lt;&gt;&quot;&lt;5&quot;;[.H85];4);&quot; &quot;)" office:value-type="string" office:string-value=" " calcext:value-type="string">
            <text:p><text:s/></text:p>
          </table:table-cell>
          <table:table-cell table:formula="of:=IF([.$B85]=[.$O$1];IF([.I85]&lt;&gt;&quot;&lt;5&quot;;[.I85];4);&quot; &quot;)" office:value-type="string" office:string-value=" " calcext:value-type="string">
            <text:p><text:s/></text:p>
          </table:table-cell>
          <table:table-cell table:formula="of:=IF([.$B85]=[.$O$1];IF([.J85]&lt;&gt;&quot;&lt;5&quot;;[.J85];4);&quot; &quot;)" office:value-type="string" office:string-value=" " calcext:value-type="string">
            <text:p><text:s/></text:p>
          </table:table-cell>
          <table:table-cell table:formula="of:=IF([.$B85]=[.$O$1];IF([.K85]&lt;&gt;&quot;&lt;5&quot;;[.K8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30-39</text:p>
          </table:table-cell>
          <table:table-cell office:value-type="float" office:value="311" calcext:value-type="float">
            <text:p>311</text:p>
          </table:table-cell>
          <table:table-cell office:value-type="float" office:value="564" calcext:value-type="float">
            <text:p>564</text:p>
          </table:table-cell>
          <table:table-cell office:value-type="float" office:value="206" calcext:value-type="float">
            <text:p>206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526" calcext:value-type="float">
            <text:p>2526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86]=[.$O$1];IF([.C86]&lt;&gt;&quot;&lt;5&quot;;[.C86];4);&quot; &quot;)" office:value-type="string" office:string-value=" " calcext:value-type="string">
            <text:p><text:s/></text:p>
          </table:table-cell>
          <table:table-cell table:formula="of:=IF([.$B86]=[.$O$1];IF([.D86]&lt;&gt;&quot;&lt;5&quot;;[.D86];4);&quot; &quot;)" office:value-type="string" office:string-value=" " calcext:value-type="string">
            <text:p><text:s/></text:p>
          </table:table-cell>
          <table:table-cell table:formula="of:=IF([.$B86]=[.$O$1];IF([.E86]&lt;&gt;&quot;&lt;5&quot;;[.E86];4);&quot; &quot;)" office:value-type="string" office:string-value=" " calcext:value-type="string">
            <text:p><text:s/></text:p>
          </table:table-cell>
          <table:table-cell table:formula="of:=IF([.$B86]=[.$O$1];IF([.F86]&lt;&gt;&quot;&lt;5&quot;;[.F86];4);&quot; &quot;)" office:value-type="string" office:string-value=" " calcext:value-type="string">
            <text:p><text:s/></text:p>
          </table:table-cell>
          <table:table-cell table:formula="of:=IF([.$B86]=[.$O$1];IF([.G86]&lt;&gt;&quot;&lt;5&quot;;[.G86];4);&quot; &quot;)" office:value-type="string" office:string-value=" " calcext:value-type="string">
            <text:p><text:s/></text:p>
          </table:table-cell>
          <table:table-cell table:formula="of:=IF([.$B86]=[.$O$1];IF([.H86]&lt;&gt;&quot;&lt;5&quot;;[.H86];4);&quot; &quot;)" office:value-type="string" office:string-value=" " calcext:value-type="string">
            <text:p><text:s/></text:p>
          </table:table-cell>
          <table:table-cell table:formula="of:=IF([.$B86]=[.$O$1];IF([.I86]&lt;&gt;&quot;&lt;5&quot;;[.I86];4);&quot; &quot;)" office:value-type="string" office:string-value=" " calcext:value-type="string">
            <text:p><text:s/></text:p>
          </table:table-cell>
          <table:table-cell table:formula="of:=IF([.$B86]=[.$O$1];IF([.J86]&lt;&gt;&quot;&lt;5&quot;;[.J86];4);&quot; &quot;)" office:value-type="string" office:string-value=" " calcext:value-type="string">
            <text:p><text:s/></text:p>
          </table:table-cell>
          <table:table-cell table:formula="of:=IF([.$B86]=[.$O$1];IF([.K86]&lt;&gt;&quot;&lt;5&quot;;[.K8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40-49</text:p>
          </table:table-cell>
          <table:table-cell office:value-type="float" office:value="183" calcext:value-type="float">
            <text:p>183</text:p>
          </table:table-cell>
          <table:table-cell office:value-type="float" office:value="350" calcext:value-type="float">
            <text:p>350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617" calcext:value-type="float">
            <text:p>1617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87]=[.$O$1];IF([.C87]&lt;&gt;&quot;&lt;5&quot;;[.C87];4);&quot; &quot;)" office:value-type="string" office:string-value=" " calcext:value-type="string">
            <text:p><text:s/></text:p>
          </table:table-cell>
          <table:table-cell table:formula="of:=IF([.$B87]=[.$O$1];IF([.D87]&lt;&gt;&quot;&lt;5&quot;;[.D87];4);&quot; &quot;)" office:value-type="string" office:string-value=" " calcext:value-type="string">
            <text:p><text:s/></text:p>
          </table:table-cell>
          <table:table-cell table:formula="of:=IF([.$B87]=[.$O$1];IF([.E87]&lt;&gt;&quot;&lt;5&quot;;[.E87];4);&quot; &quot;)" office:value-type="string" office:string-value=" " calcext:value-type="string">
            <text:p><text:s/></text:p>
          </table:table-cell>
          <table:table-cell table:formula="of:=IF([.$B87]=[.$O$1];IF([.F87]&lt;&gt;&quot;&lt;5&quot;;[.F87];4);&quot; &quot;)" office:value-type="string" office:string-value=" " calcext:value-type="string">
            <text:p><text:s/></text:p>
          </table:table-cell>
          <table:table-cell table:formula="of:=IF([.$B87]=[.$O$1];IF([.G87]&lt;&gt;&quot;&lt;5&quot;;[.G87];4);&quot; &quot;)" office:value-type="string" office:string-value=" " calcext:value-type="string">
            <text:p><text:s/></text:p>
          </table:table-cell>
          <table:table-cell table:formula="of:=IF([.$B87]=[.$O$1];IF([.H87]&lt;&gt;&quot;&lt;5&quot;;[.H87];4);&quot; &quot;)" office:value-type="string" office:string-value=" " calcext:value-type="string">
            <text:p><text:s/></text:p>
          </table:table-cell>
          <table:table-cell table:formula="of:=IF([.$B87]=[.$O$1];IF([.I87]&lt;&gt;&quot;&lt;5&quot;;[.I87];4);&quot; &quot;)" office:value-type="string" office:string-value=" " calcext:value-type="string">
            <text:p><text:s/></text:p>
          </table:table-cell>
          <table:table-cell table:formula="of:=IF([.$B87]=[.$O$1];IF([.J87]&lt;&gt;&quot;&lt;5&quot;;[.J87];4);&quot; &quot;)" office:value-type="string" office:string-value=" " calcext:value-type="string">
            <text:p><text:s/></text:p>
          </table:table-cell>
          <table:table-cell table:formula="of:=IF([.$B87]=[.$O$1];IF([.K87]&lt;&gt;&quot;&lt;5&quot;;[.K8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50-59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88]=[.$O$1];IF([.C88]&lt;&gt;&quot;&lt;5&quot;;[.C88];4);&quot; &quot;)" office:value-type="string" office:string-value=" " calcext:value-type="string">
            <text:p><text:s/></text:p>
          </table:table-cell>
          <table:table-cell table:formula="of:=IF([.$B88]=[.$O$1];IF([.D88]&lt;&gt;&quot;&lt;5&quot;;[.D88];4);&quot; &quot;)" office:value-type="string" office:string-value=" " calcext:value-type="string">
            <text:p><text:s/></text:p>
          </table:table-cell>
          <table:table-cell table:formula="of:=IF([.$B88]=[.$O$1];IF([.E88]&lt;&gt;&quot;&lt;5&quot;;[.E88];4);&quot; &quot;)" office:value-type="string" office:string-value=" " calcext:value-type="string">
            <text:p><text:s/></text:p>
          </table:table-cell>
          <table:table-cell table:formula="of:=IF([.$B88]=[.$O$1];IF([.F88]&lt;&gt;&quot;&lt;5&quot;;[.F88];4);&quot; &quot;)" office:value-type="string" office:string-value=" " calcext:value-type="string">
            <text:p><text:s/></text:p>
          </table:table-cell>
          <table:table-cell table:formula="of:=IF([.$B88]=[.$O$1];IF([.G88]&lt;&gt;&quot;&lt;5&quot;;[.G88];4);&quot; &quot;)" office:value-type="string" office:string-value=" " calcext:value-type="string">
            <text:p><text:s/></text:p>
          </table:table-cell>
          <table:table-cell table:formula="of:=IF([.$B88]=[.$O$1];IF([.H88]&lt;&gt;&quot;&lt;5&quot;;[.H88];4);&quot; &quot;)" office:value-type="string" office:string-value=" " calcext:value-type="string">
            <text:p><text:s/></text:p>
          </table:table-cell>
          <table:table-cell table:formula="of:=IF([.$B88]=[.$O$1];IF([.I88]&lt;&gt;&quot;&lt;5&quot;;[.I88];4);&quot; &quot;)" office:value-type="string" office:string-value=" " calcext:value-type="string">
            <text:p><text:s/></text:p>
          </table:table-cell>
          <table:table-cell table:formula="of:=IF([.$B88]=[.$O$1];IF([.J88]&lt;&gt;&quot;&lt;5&quot;;[.J88];4);&quot; &quot;)" office:value-type="string" office:string-value=" " calcext:value-type="string">
            <text:p><text:s/></text:p>
          </table:table-cell>
          <table:table-cell table:formula="of:=IF([.$B88]=[.$O$1];IF([.K88]&lt;&gt;&quot;&lt;5&quot;;[.K8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60-69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office:value-type="float" office:value="91" calcext:value-type="float">
            <text:p>9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89]=[.$O$1];IF([.C89]&lt;&gt;&quot;&lt;5&quot;;[.C89];4);&quot; &quot;)" office:value-type="string" office:string-value=" " calcext:value-type="string">
            <text:p><text:s/></text:p>
          </table:table-cell>
          <table:table-cell table:formula="of:=IF([.$B89]=[.$O$1];IF([.D89]&lt;&gt;&quot;&lt;5&quot;;[.D89];4);&quot; &quot;)" office:value-type="string" office:string-value=" " calcext:value-type="string">
            <text:p><text:s/></text:p>
          </table:table-cell>
          <table:table-cell table:formula="of:=IF([.$B89]=[.$O$1];IF([.E89]&lt;&gt;&quot;&lt;5&quot;;[.E89];4);&quot; &quot;)" office:value-type="string" office:string-value=" " calcext:value-type="string">
            <text:p><text:s/></text:p>
          </table:table-cell>
          <table:table-cell table:formula="of:=IF([.$B89]=[.$O$1];IF([.F89]&lt;&gt;&quot;&lt;5&quot;;[.F89];4);&quot; &quot;)" office:value-type="string" office:string-value=" " calcext:value-type="string">
            <text:p><text:s/></text:p>
          </table:table-cell>
          <table:table-cell table:formula="of:=IF([.$B89]=[.$O$1];IF([.G89]&lt;&gt;&quot;&lt;5&quot;;[.G89];4);&quot; &quot;)" office:value-type="string" office:string-value=" " calcext:value-type="string">
            <text:p><text:s/></text:p>
          </table:table-cell>
          <table:table-cell table:formula="of:=IF([.$B89]=[.$O$1];IF([.H89]&lt;&gt;&quot;&lt;5&quot;;[.H89];4);&quot; &quot;)" office:value-type="string" office:string-value=" " calcext:value-type="string">
            <text:p><text:s/></text:p>
          </table:table-cell>
          <table:table-cell table:formula="of:=IF([.$B89]=[.$O$1];IF([.I89]&lt;&gt;&quot;&lt;5&quot;;[.I89];4);&quot; &quot;)" office:value-type="string" office:string-value=" " calcext:value-type="string">
            <text:p><text:s/></text:p>
          </table:table-cell>
          <table:table-cell table:formula="of:=IF([.$B89]=[.$O$1];IF([.J89]&lt;&gt;&quot;&lt;5&quot;;[.J89];4);&quot; &quot;)" office:value-type="string" office:string-value=" " calcext:value-type="string">
            <text:p><text:s/></text:p>
          </table:table-cell>
          <table:table-cell table:formula="of:=IF([.$B89]=[.$O$1];IF([.K89]&lt;&gt;&quot;&lt;5&quot;;[.K8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70-7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90]=[.$O$1];IF([.C90]&lt;&gt;&quot;&lt;5&quot;;[.C90];4);&quot; &quot;)" office:value-type="string" office:string-value=" " calcext:value-type="string">
            <text:p><text:s/></text:p>
          </table:table-cell>
          <table:table-cell table:formula="of:=IF([.$B90]=[.$O$1];IF([.D90]&lt;&gt;&quot;&lt;5&quot;;[.D90];4);&quot; &quot;)" office:value-type="string" office:string-value=" " calcext:value-type="string">
            <text:p><text:s/></text:p>
          </table:table-cell>
          <table:table-cell table:formula="of:=IF([.$B90]=[.$O$1];IF([.E90]&lt;&gt;&quot;&lt;5&quot;;[.E90];4);&quot; &quot;)" office:value-type="string" office:string-value=" " calcext:value-type="string">
            <text:p><text:s/></text:p>
          </table:table-cell>
          <table:table-cell table:formula="of:=IF([.$B90]=[.$O$1];IF([.F90]&lt;&gt;&quot;&lt;5&quot;;[.F90];4);&quot; &quot;)" office:value-type="string" office:string-value=" " calcext:value-type="string">
            <text:p><text:s/></text:p>
          </table:table-cell>
          <table:table-cell table:formula="of:=IF([.$B90]=[.$O$1];IF([.G90]&lt;&gt;&quot;&lt;5&quot;;[.G90];4);&quot; &quot;)" office:value-type="string" office:string-value=" " calcext:value-type="string">
            <text:p><text:s/></text:p>
          </table:table-cell>
          <table:table-cell table:formula="of:=IF([.$B90]=[.$O$1];IF([.H90]&lt;&gt;&quot;&lt;5&quot;;[.H90];4);&quot; &quot;)" office:value-type="string" office:string-value=" " calcext:value-type="string">
            <text:p><text:s/></text:p>
          </table:table-cell>
          <table:table-cell table:formula="of:=IF([.$B90]=[.$O$1];IF([.I90]&lt;&gt;&quot;&lt;5&quot;;[.I90];4);&quot; &quot;)" office:value-type="string" office:string-value=" " calcext:value-type="string">
            <text:p><text:s/></text:p>
          </table:table-cell>
          <table:table-cell table:formula="of:=IF([.$B90]=[.$O$1];IF([.J90]&lt;&gt;&quot;&lt;5&quot;;[.J90];4);&quot; &quot;)" office:value-type="string" office:string-value=" " calcext:value-type="string">
            <text:p><text:s/></text:p>
          </table:table-cell>
          <table:table-cell table:formula="of:=IF([.$B90]=[.$O$1];IF([.K90]&lt;&gt;&quot;&lt;5&quot;;[.K9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office:value-type="string" calcext:value-type="string">
            <text:p>80-8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91]=[.$O$1];IF([.C91]&lt;&gt;&quot;&lt;5&quot;;[.C91];4);&quot; &quot;)" office:value-type="string" office:string-value=" " calcext:value-type="string">
            <text:p><text:s/></text:p>
          </table:table-cell>
          <table:table-cell table:formula="of:=IF([.$B91]=[.$O$1];IF([.D91]&lt;&gt;&quot;&lt;5&quot;;[.D91];4);&quot; &quot;)" office:value-type="string" office:string-value=" " calcext:value-type="string">
            <text:p><text:s/></text:p>
          </table:table-cell>
          <table:table-cell table:formula="of:=IF([.$B91]=[.$O$1];IF([.E91]&lt;&gt;&quot;&lt;5&quot;;[.E91];4);&quot; &quot;)" office:value-type="string" office:string-value=" " calcext:value-type="string">
            <text:p><text:s/></text:p>
          </table:table-cell>
          <table:table-cell table:formula="of:=IF([.$B91]=[.$O$1];IF([.F91]&lt;&gt;&quot;&lt;5&quot;;[.F91];4);&quot; &quot;)" office:value-type="string" office:string-value=" " calcext:value-type="string">
            <text:p><text:s/></text:p>
          </table:table-cell>
          <table:table-cell table:formula="of:=IF([.$B91]=[.$O$1];IF([.G91]&lt;&gt;&quot;&lt;5&quot;;[.G91];4);&quot; &quot;)" office:value-type="string" office:string-value=" " calcext:value-type="string">
            <text:p><text:s/></text:p>
          </table:table-cell>
          <table:table-cell table:formula="of:=IF([.$B91]=[.$O$1];IF([.H91]&lt;&gt;&quot;&lt;5&quot;;[.H91];4);&quot; &quot;)" office:value-type="string" office:string-value=" " calcext:value-type="string">
            <text:p><text:s/></text:p>
          </table:table-cell>
          <table:table-cell table:formula="of:=IF([.$B91]=[.$O$1];IF([.I91]&lt;&gt;&quot;&lt;5&quot;;[.I91];4);&quot; &quot;)" office:value-type="string" office:string-value=" " calcext:value-type="string">
            <text:p><text:s/></text:p>
          </table:table-cell>
          <table:table-cell table:formula="of:=IF([.$B91]=[.$O$1];IF([.J91]&lt;&gt;&quot;&lt;5&quot;;[.J91];4);&quot; &quot;)" office:value-type="string" office:string-value=" " calcext:value-type="string">
            <text:p><text:s/></text:p>
          </table:table-cell>
          <table:table-cell table:formula="of:=IF([.$B91]=[.$O$1];IF([.K91]&lt;&gt;&quot;&lt;5&quot;;[.K9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1 - 2021-02-27</text:p>
          </table:table-cell>
          <table:table-cell table:style-name="ce1" office:value-type="string" calcext:value-type="string">
            <text:p>90+</text:p>
          </table:table-cell>
          <table:table-cell/>
          <table:table-cell office:value-type="string" calcext:value-type="string">
            <text:p>&lt;5</text:p>
          </table:table-cell>
          <table:table-cell/>
          <table:table-cell table:number-columns-repeated="4" office:value-type="string" calcext:value-type="string">
            <text:p>&lt;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2021-02-21 - 2021-02-27</text:p>
          </table:table-cell>
          <table:table-cell table:formula="of:=IF([.$B92]=[.$O$1];IF([.C92]&lt;&gt;&quot;&lt;5&quot;;[.C92];4);&quot; &quot;)" office:value-type="float" office:value="0" calcext:value-type="float">
            <text:p>0</text:p>
          </table:table-cell>
          <table:table-cell table:formula="of:=IF([.$B92]=[.$O$1];IF([.D92]&lt;&gt;&quot;&lt;5&quot;;[.D92];4);&quot; &quot;)" office:value-type="float" office:value="4" calcext:value-type="float">
            <text:p>4</text:p>
          </table:table-cell>
          <table:table-cell table:formula="of:=IF([.$B92]=[.$O$1];IF([.E92]&lt;&gt;&quot;&lt;5&quot;;[.E92];4);&quot; &quot;)" office:value-type="float" office:value="0" calcext:value-type="float">
            <text:p>0</text:p>
          </table:table-cell>
          <table:table-cell table:formula="of:=IF([.$B92]=[.$O$1];IF([.F92]&lt;&gt;&quot;&lt;5&quot;;[.F92];4);&quot; &quot;)" office:value-type="float" office:value="4" calcext:value-type="float">
            <text:p>4</text:p>
          </table:table-cell>
          <table:table-cell table:formula="of:=IF([.$B92]=[.$O$1];IF([.G92]&lt;&gt;&quot;&lt;5&quot;;[.G92];4);&quot; &quot;)" office:value-type="float" office:value="4" calcext:value-type="float">
            <text:p>4</text:p>
          </table:table-cell>
          <table:table-cell table:formula="of:=IF([.$B92]=[.$O$1];IF([.H92]&lt;&gt;&quot;&lt;5&quot;;[.H92];4);&quot; &quot;)" office:value-type="float" office:value="4" calcext:value-type="float">
            <text:p>4</text:p>
          </table:table-cell>
          <table:table-cell table:formula="of:=IF([.$B92]=[.$O$1];IF([.I92]&lt;&gt;&quot;&lt;5&quot;;[.I92];4);&quot; &quot;)" office:value-type="float" office:value="4" calcext:value-type="float">
            <text:p>4</text:p>
          </table:table-cell>
          <table:table-cell table:formula="of:=IF([.$B92]=[.$O$1];IF([.J92]&lt;&gt;&quot;&lt;5&quot;;[.J92];4);&quot; &quot;)" office:value-type="float" office:value="10" calcext:value-type="float">
            <text:p>10</text:p>
          </table:table-cell>
          <table:table-cell table:formula="of:=IF([.$B92]=[.$O$1];IF([.K92]&lt;&gt;&quot;&lt;5&quot;;[.K92];4);&quot; &quot;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0-19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12034" calcext:value-type="float">
            <text:p>12034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3]=[.$O$1];IF([.C93]&lt;&gt;&quot;&lt;5&quot;;[.C93];4);&quot; &quot;)" office:value-type="string" office:string-value=" " calcext:value-type="string">
            <text:p><text:s/></text:p>
          </table:table-cell>
          <table:table-cell table:formula="of:=IF([.$B93]=[.$O$1];IF([.D93]&lt;&gt;&quot;&lt;5&quot;;[.D93];4);&quot; &quot;)" office:value-type="string" office:string-value=" " calcext:value-type="string">
            <text:p><text:s/></text:p>
          </table:table-cell>
          <table:table-cell table:formula="of:=IF([.$B93]=[.$O$1];IF([.E93]&lt;&gt;&quot;&lt;5&quot;;[.E93];4);&quot; &quot;)" office:value-type="string" office:string-value=" " calcext:value-type="string">
            <text:p><text:s/></text:p>
          </table:table-cell>
          <table:table-cell table:formula="of:=IF([.$B93]=[.$O$1];IF([.F93]&lt;&gt;&quot;&lt;5&quot;;[.F93];4);&quot; &quot;)" office:value-type="string" office:string-value=" " calcext:value-type="string">
            <text:p><text:s/></text:p>
          </table:table-cell>
          <table:table-cell table:formula="of:=IF([.$B93]=[.$O$1];IF([.G93]&lt;&gt;&quot;&lt;5&quot;;[.G93];4);&quot; &quot;)" office:value-type="string" office:string-value=" " calcext:value-type="string">
            <text:p><text:s/></text:p>
          </table:table-cell>
          <table:table-cell table:formula="of:=IF([.$B93]=[.$O$1];IF([.H93]&lt;&gt;&quot;&lt;5&quot;;[.H93];4);&quot; &quot;)" office:value-type="string" office:string-value=" " calcext:value-type="string">
            <text:p><text:s/></text:p>
          </table:table-cell>
          <table:table-cell table:formula="of:=IF([.$B93]=[.$O$1];IF([.I93]&lt;&gt;&quot;&lt;5&quot;;[.I93];4);&quot; &quot;)" office:value-type="string" office:string-value=" " calcext:value-type="string">
            <text:p><text:s/></text:p>
          </table:table-cell>
          <table:table-cell table:formula="of:=IF([.$B93]=[.$O$1];IF([.J93]&lt;&gt;&quot;&lt;5&quot;;[.J93];4);&quot; &quot;)" office:value-type="string" office:string-value=" " calcext:value-type="string">
            <text:p><text:s/></text:p>
          </table:table-cell>
          <table:table-cell table:formula="of:=IF([.$B93]=[.$O$1];IF([.K93]&lt;&gt;&quot;&lt;5&quot;;[.K9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20-29</text:p>
          </table:table-cell>
          <table:table-cell office:value-type="float" office:value="284" calcext:value-type="float">
            <text:p>284</text:p>
          </table:table-cell>
          <table:table-cell office:value-type="float" office:value="856" calcext:value-type="float">
            <text:p>856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5</text:p>
          </table:table-cell>
          <table:table-cell office:value-type="float" office:value="38" calcext:value-type="float">
            <text:p>38</text:p>
          </table:table-cell>
          <table:table-cell office:value-type="float" office:value="2669" calcext:value-type="float">
            <text:p>2669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4]=[.$O$1];IF([.C94]&lt;&gt;&quot;&lt;5&quot;;[.C94];4);&quot; &quot;)" office:value-type="string" office:string-value=" " calcext:value-type="string">
            <text:p><text:s/></text:p>
          </table:table-cell>
          <table:table-cell table:formula="of:=IF([.$B94]=[.$O$1];IF([.D94]&lt;&gt;&quot;&lt;5&quot;;[.D94];4);&quot; &quot;)" office:value-type="string" office:string-value=" " calcext:value-type="string">
            <text:p><text:s/></text:p>
          </table:table-cell>
          <table:table-cell table:formula="of:=IF([.$B94]=[.$O$1];IF([.E94]&lt;&gt;&quot;&lt;5&quot;;[.E94];4);&quot; &quot;)" office:value-type="string" office:string-value=" " calcext:value-type="string">
            <text:p><text:s/></text:p>
          </table:table-cell>
          <table:table-cell table:formula="of:=IF([.$B94]=[.$O$1];IF([.F94]&lt;&gt;&quot;&lt;5&quot;;[.F94];4);&quot; &quot;)" office:value-type="string" office:string-value=" " calcext:value-type="string">
            <text:p><text:s/></text:p>
          </table:table-cell>
          <table:table-cell table:formula="of:=IF([.$B94]=[.$O$1];IF([.G94]&lt;&gt;&quot;&lt;5&quot;;[.G94];4);&quot; &quot;)" office:value-type="string" office:string-value=" " calcext:value-type="string">
            <text:p><text:s/></text:p>
          </table:table-cell>
          <table:table-cell table:formula="of:=IF([.$B94]=[.$O$1];IF([.H94]&lt;&gt;&quot;&lt;5&quot;;[.H94];4);&quot; &quot;)" office:value-type="string" office:string-value=" " calcext:value-type="string">
            <text:p><text:s/></text:p>
          </table:table-cell>
          <table:table-cell table:formula="of:=IF([.$B94]=[.$O$1];IF([.I94]&lt;&gt;&quot;&lt;5&quot;;[.I94];4);&quot; &quot;)" office:value-type="string" office:string-value=" " calcext:value-type="string">
            <text:p><text:s/></text:p>
          </table:table-cell>
          <table:table-cell table:formula="of:=IF([.$B94]=[.$O$1];IF([.J94]&lt;&gt;&quot;&lt;5&quot;;[.J94];4);&quot; &quot;)" office:value-type="string" office:string-value=" " calcext:value-type="string">
            <text:p><text:s/></text:p>
          </table:table-cell>
          <table:table-cell table:formula="of:=IF([.$B94]=[.$O$1];IF([.K94]&lt;&gt;&quot;&lt;5&quot;;[.K9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30-39</text:p>
          </table:table-cell>
          <table:table-cell office:value-type="float" office:value="226" calcext:value-type="float">
            <text:p>226</text:p>
          </table:table-cell>
          <table:table-cell office:value-type="float" office:value="713" calcext:value-type="float">
            <text:p>713</text:p>
          </table:table-cell>
          <table:table-cell office:value-type="float" office:value="345" calcext:value-type="float">
            <text:p>34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059" calcext:value-type="float">
            <text:p>2059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5]=[.$O$1];IF([.C95]&lt;&gt;&quot;&lt;5&quot;;[.C95];4);&quot; &quot;)" office:value-type="string" office:string-value=" " calcext:value-type="string">
            <text:p><text:s/></text:p>
          </table:table-cell>
          <table:table-cell table:formula="of:=IF([.$B95]=[.$O$1];IF([.D95]&lt;&gt;&quot;&lt;5&quot;;[.D95];4);&quot; &quot;)" office:value-type="string" office:string-value=" " calcext:value-type="string">
            <text:p><text:s/></text:p>
          </table:table-cell>
          <table:table-cell table:formula="of:=IF([.$B95]=[.$O$1];IF([.E95]&lt;&gt;&quot;&lt;5&quot;;[.E95];4);&quot; &quot;)" office:value-type="string" office:string-value=" " calcext:value-type="string">
            <text:p><text:s/></text:p>
          </table:table-cell>
          <table:table-cell table:formula="of:=IF([.$B95]=[.$O$1];IF([.F95]&lt;&gt;&quot;&lt;5&quot;;[.F95];4);&quot; &quot;)" office:value-type="string" office:string-value=" " calcext:value-type="string">
            <text:p><text:s/></text:p>
          </table:table-cell>
          <table:table-cell table:formula="of:=IF([.$B95]=[.$O$1];IF([.G95]&lt;&gt;&quot;&lt;5&quot;;[.G95];4);&quot; &quot;)" office:value-type="string" office:string-value=" " calcext:value-type="string">
            <text:p><text:s/></text:p>
          </table:table-cell>
          <table:table-cell table:formula="of:=IF([.$B95]=[.$O$1];IF([.H95]&lt;&gt;&quot;&lt;5&quot;;[.H95];4);&quot; &quot;)" office:value-type="string" office:string-value=" " calcext:value-type="string">
            <text:p><text:s/></text:p>
          </table:table-cell>
          <table:table-cell table:formula="of:=IF([.$B95]=[.$O$1];IF([.I95]&lt;&gt;&quot;&lt;5&quot;;[.I95];4);&quot; &quot;)" office:value-type="string" office:string-value=" " calcext:value-type="string">
            <text:p><text:s/></text:p>
          </table:table-cell>
          <table:table-cell table:formula="of:=IF([.$B95]=[.$O$1];IF([.J95]&lt;&gt;&quot;&lt;5&quot;;[.J95];4);&quot; &quot;)" office:value-type="string" office:string-value=" " calcext:value-type="string">
            <text:p><text:s/></text:p>
          </table:table-cell>
          <table:table-cell table:formula="of:=IF([.$B95]=[.$O$1];IF([.K95]&lt;&gt;&quot;&lt;5&quot;;[.K9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40-49</text:p>
          </table:table-cell>
          <table:table-cell office:value-type="float" office:value="135" calcext:value-type="float">
            <text:p>135</text:p>
          </table:table-cell>
          <table:table-cell office:value-type="float" office:value="432" calcext:value-type="float">
            <text:p>432</text:p>
          </table:table-cell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372" calcext:value-type="float">
            <text:p>1372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6]=[.$O$1];IF([.C96]&lt;&gt;&quot;&lt;5&quot;;[.C96];4);&quot; &quot;)" office:value-type="string" office:string-value=" " calcext:value-type="string">
            <text:p><text:s/></text:p>
          </table:table-cell>
          <table:table-cell table:formula="of:=IF([.$B96]=[.$O$1];IF([.D96]&lt;&gt;&quot;&lt;5&quot;;[.D96];4);&quot; &quot;)" office:value-type="string" office:string-value=" " calcext:value-type="string">
            <text:p><text:s/></text:p>
          </table:table-cell>
          <table:table-cell table:formula="of:=IF([.$B96]=[.$O$1];IF([.E96]&lt;&gt;&quot;&lt;5&quot;;[.E96];4);&quot; &quot;)" office:value-type="string" office:string-value=" " calcext:value-type="string">
            <text:p><text:s/></text:p>
          </table:table-cell>
          <table:table-cell table:formula="of:=IF([.$B96]=[.$O$1];IF([.F96]&lt;&gt;&quot;&lt;5&quot;;[.F96];4);&quot; &quot;)" office:value-type="string" office:string-value=" " calcext:value-type="string">
            <text:p><text:s/></text:p>
          </table:table-cell>
          <table:table-cell table:formula="of:=IF([.$B96]=[.$O$1];IF([.G96]&lt;&gt;&quot;&lt;5&quot;;[.G96];4);&quot; &quot;)" office:value-type="string" office:string-value=" " calcext:value-type="string">
            <text:p><text:s/></text:p>
          </table:table-cell>
          <table:table-cell table:formula="of:=IF([.$B96]=[.$O$1];IF([.H96]&lt;&gt;&quot;&lt;5&quot;;[.H96];4);&quot; &quot;)" office:value-type="string" office:string-value=" " calcext:value-type="string">
            <text:p><text:s/></text:p>
          </table:table-cell>
          <table:table-cell table:formula="of:=IF([.$B96]=[.$O$1];IF([.I96]&lt;&gt;&quot;&lt;5&quot;;[.I96];4);&quot; &quot;)" office:value-type="string" office:string-value=" " calcext:value-type="string">
            <text:p><text:s/></text:p>
          </table:table-cell>
          <table:table-cell table:formula="of:=IF([.$B96]=[.$O$1];IF([.J96]&lt;&gt;&quot;&lt;5&quot;;[.J96];4);&quot; &quot;)" office:value-type="string" office:string-value=" " calcext:value-type="string">
            <text:p><text:s/></text:p>
          </table:table-cell>
          <table:table-cell table:formula="of:=IF([.$B96]=[.$O$1];IF([.K96]&lt;&gt;&quot;&lt;5&quot;;[.K9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50-59</text:p>
          </table:table-cell>
          <table:table-cell office:value-type="float" office:value="78" calcext:value-type="float">
            <text:p>78</text:p>
          </table:table-cell>
          <table:table-cell office:value-type="float" office:value="249" calcext:value-type="float">
            <text:p>249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7]=[.$O$1];IF([.C97]&lt;&gt;&quot;&lt;5&quot;;[.C97];4);&quot; &quot;)" office:value-type="string" office:string-value=" " calcext:value-type="string">
            <text:p><text:s/></text:p>
          </table:table-cell>
          <table:table-cell table:formula="of:=IF([.$B97]=[.$O$1];IF([.D97]&lt;&gt;&quot;&lt;5&quot;;[.D97];4);&quot; &quot;)" office:value-type="string" office:string-value=" " calcext:value-type="string">
            <text:p><text:s/></text:p>
          </table:table-cell>
          <table:table-cell table:formula="of:=IF([.$B97]=[.$O$1];IF([.E97]&lt;&gt;&quot;&lt;5&quot;;[.E97];4);&quot; &quot;)" office:value-type="string" office:string-value=" " calcext:value-type="string">
            <text:p><text:s/></text:p>
          </table:table-cell>
          <table:table-cell table:formula="of:=IF([.$B97]=[.$O$1];IF([.F97]&lt;&gt;&quot;&lt;5&quot;;[.F97];4);&quot; &quot;)" office:value-type="string" office:string-value=" " calcext:value-type="string">
            <text:p><text:s/></text:p>
          </table:table-cell>
          <table:table-cell table:formula="of:=IF([.$B97]=[.$O$1];IF([.G97]&lt;&gt;&quot;&lt;5&quot;;[.G97];4);&quot; &quot;)" office:value-type="string" office:string-value=" " calcext:value-type="string">
            <text:p><text:s/></text:p>
          </table:table-cell>
          <table:table-cell table:formula="of:=IF([.$B97]=[.$O$1];IF([.H97]&lt;&gt;&quot;&lt;5&quot;;[.H97];4);&quot; &quot;)" office:value-type="string" office:string-value=" " calcext:value-type="string">
            <text:p><text:s/></text:p>
          </table:table-cell>
          <table:table-cell table:formula="of:=IF([.$B97]=[.$O$1];IF([.I97]&lt;&gt;&quot;&lt;5&quot;;[.I97];4);&quot; &quot;)" office:value-type="string" office:string-value=" " calcext:value-type="string">
            <text:p><text:s/></text:p>
          </table:table-cell>
          <table:table-cell table:formula="of:=IF([.$B97]=[.$O$1];IF([.J97]&lt;&gt;&quot;&lt;5&quot;;[.J97];4);&quot; &quot;)" office:value-type="string" office:string-value=" " calcext:value-type="string">
            <text:p><text:s/></text:p>
          </table:table-cell>
          <table:table-cell table:formula="of:=IF([.$B97]=[.$O$1];IF([.K97]&lt;&gt;&quot;&lt;5&quot;;[.K9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60-69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8]=[.$O$1];IF([.C98]&lt;&gt;&quot;&lt;5&quot;;[.C98];4);&quot; &quot;)" office:value-type="string" office:string-value=" " calcext:value-type="string">
            <text:p><text:s/></text:p>
          </table:table-cell>
          <table:table-cell table:formula="of:=IF([.$B98]=[.$O$1];IF([.D98]&lt;&gt;&quot;&lt;5&quot;;[.D98];4);&quot; &quot;)" office:value-type="string" office:string-value=" " calcext:value-type="string">
            <text:p><text:s/></text:p>
          </table:table-cell>
          <table:table-cell table:formula="of:=IF([.$B98]=[.$O$1];IF([.E98]&lt;&gt;&quot;&lt;5&quot;;[.E98];4);&quot; &quot;)" office:value-type="string" office:string-value=" " calcext:value-type="string">
            <text:p><text:s/></text:p>
          </table:table-cell>
          <table:table-cell table:formula="of:=IF([.$B98]=[.$O$1];IF([.F98]&lt;&gt;&quot;&lt;5&quot;;[.F98];4);&quot; &quot;)" office:value-type="string" office:string-value=" " calcext:value-type="string">
            <text:p><text:s/></text:p>
          </table:table-cell>
          <table:table-cell table:formula="of:=IF([.$B98]=[.$O$1];IF([.G98]&lt;&gt;&quot;&lt;5&quot;;[.G98];4);&quot; &quot;)" office:value-type="string" office:string-value=" " calcext:value-type="string">
            <text:p><text:s/></text:p>
          </table:table-cell>
          <table:table-cell table:formula="of:=IF([.$B98]=[.$O$1];IF([.H98]&lt;&gt;&quot;&lt;5&quot;;[.H98];4);&quot; &quot;)" office:value-type="string" office:string-value=" " calcext:value-type="string">
            <text:p><text:s/></text:p>
          </table:table-cell>
          <table:table-cell table:formula="of:=IF([.$B98]=[.$O$1];IF([.I98]&lt;&gt;&quot;&lt;5&quot;;[.I98];4);&quot; &quot;)" office:value-type="string" office:string-value=" " calcext:value-type="string">
            <text:p><text:s/></text:p>
          </table:table-cell>
          <table:table-cell table:formula="of:=IF([.$B98]=[.$O$1];IF([.J98]&lt;&gt;&quot;&lt;5&quot;;[.J98];4);&quot; &quot;)" office:value-type="string" office:string-value=" " calcext:value-type="string">
            <text:p><text:s/></text:p>
          </table:table-cell>
          <table:table-cell table:formula="of:=IF([.$B98]=[.$O$1];IF([.K98]&lt;&gt;&quot;&lt;5&quot;;[.K9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70-7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99]=[.$O$1];IF([.C99]&lt;&gt;&quot;&lt;5&quot;;[.C99];4);&quot; &quot;)" office:value-type="string" office:string-value=" " calcext:value-type="string">
            <text:p><text:s/></text:p>
          </table:table-cell>
          <table:table-cell table:formula="of:=IF([.$B99]=[.$O$1];IF([.D99]&lt;&gt;&quot;&lt;5&quot;;[.D99];4);&quot; &quot;)" office:value-type="string" office:string-value=" " calcext:value-type="string">
            <text:p><text:s/></text:p>
          </table:table-cell>
          <table:table-cell table:formula="of:=IF([.$B99]=[.$O$1];IF([.E99]&lt;&gt;&quot;&lt;5&quot;;[.E99];4);&quot; &quot;)" office:value-type="string" office:string-value=" " calcext:value-type="string">
            <text:p><text:s/></text:p>
          </table:table-cell>
          <table:table-cell table:formula="of:=IF([.$B99]=[.$O$1];IF([.F99]&lt;&gt;&quot;&lt;5&quot;;[.F99];4);&quot; &quot;)" office:value-type="string" office:string-value=" " calcext:value-type="string">
            <text:p><text:s/></text:p>
          </table:table-cell>
          <table:table-cell table:formula="of:=IF([.$B99]=[.$O$1];IF([.G99]&lt;&gt;&quot;&lt;5&quot;;[.G99];4);&quot; &quot;)" office:value-type="string" office:string-value=" " calcext:value-type="string">
            <text:p><text:s/></text:p>
          </table:table-cell>
          <table:table-cell table:formula="of:=IF([.$B99]=[.$O$1];IF([.H99]&lt;&gt;&quot;&lt;5&quot;;[.H99];4);&quot; &quot;)" office:value-type="string" office:string-value=" " calcext:value-type="string">
            <text:p><text:s/></text:p>
          </table:table-cell>
          <table:table-cell table:formula="of:=IF([.$B99]=[.$O$1];IF([.I99]&lt;&gt;&quot;&lt;5&quot;;[.I99];4);&quot; &quot;)" office:value-type="string" office:string-value=" " calcext:value-type="string">
            <text:p><text:s/></text:p>
          </table:table-cell>
          <table:table-cell table:formula="of:=IF([.$B99]=[.$O$1];IF([.J99]&lt;&gt;&quot;&lt;5&quot;;[.J99];4);&quot; &quot;)" office:value-type="string" office:string-value=" " calcext:value-type="string">
            <text:p><text:s/></text:p>
          </table:table-cell>
          <table:table-cell table:formula="of:=IF([.$B99]=[.$O$1];IF([.K99]&lt;&gt;&quot;&lt;5&quot;;[.K9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office:value-type="string" calcext:value-type="string">
            <text:p>80-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100]=[.$O$1];IF([.C100]&lt;&gt;&quot;&lt;5&quot;;[.C100];4);&quot; &quot;)" office:value-type="string" office:string-value=" " calcext:value-type="string">
            <text:p><text:s/></text:p>
          </table:table-cell>
          <table:table-cell table:formula="of:=IF([.$B100]=[.$O$1];IF([.D100]&lt;&gt;&quot;&lt;5&quot;;[.D100];4);&quot; &quot;)" office:value-type="string" office:string-value=" " calcext:value-type="string">
            <text:p><text:s/></text:p>
          </table:table-cell>
          <table:table-cell table:formula="of:=IF([.$B100]=[.$O$1];IF([.E100]&lt;&gt;&quot;&lt;5&quot;;[.E100];4);&quot; &quot;)" office:value-type="string" office:string-value=" " calcext:value-type="string">
            <text:p><text:s/></text:p>
          </table:table-cell>
          <table:table-cell table:formula="of:=IF([.$B100]=[.$O$1];IF([.F100]&lt;&gt;&quot;&lt;5&quot;;[.F100];4);&quot; &quot;)" office:value-type="string" office:string-value=" " calcext:value-type="string">
            <text:p><text:s/></text:p>
          </table:table-cell>
          <table:table-cell table:formula="of:=IF([.$B100]=[.$O$1];IF([.G100]&lt;&gt;&quot;&lt;5&quot;;[.G100];4);&quot; &quot;)" office:value-type="string" office:string-value=" " calcext:value-type="string">
            <text:p><text:s/></text:p>
          </table:table-cell>
          <table:table-cell table:formula="of:=IF([.$B100]=[.$O$1];IF([.H100]&lt;&gt;&quot;&lt;5&quot;;[.H100];4);&quot; &quot;)" office:value-type="string" office:string-value=" " calcext:value-type="string">
            <text:p><text:s/></text:p>
          </table:table-cell>
          <table:table-cell table:formula="of:=IF([.$B100]=[.$O$1];IF([.I100]&lt;&gt;&quot;&lt;5&quot;;[.I100];4);&quot; &quot;)" office:value-type="string" office:string-value=" " calcext:value-type="string">
            <text:p><text:s/></text:p>
          </table:table-cell>
          <table:table-cell table:formula="of:=IF([.$B100]=[.$O$1];IF([.J100]&lt;&gt;&quot;&lt;5&quot;;[.J100];4);&quot; &quot;)" office:value-type="string" office:string-value=" " calcext:value-type="string">
            <text:p><text:s/></text:p>
          </table:table-cell>
          <table:table-cell table:formula="of:=IF([.$B100]=[.$O$1];IF([.K100]&lt;&gt;&quot;&lt;5&quot;;[.K10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2-28 - 2021-03-06</text:p>
          </table:table-cell>
          <table:table-cell table:style-name="ce1" office:value-type="string" calcext:value-type="string">
            <text:p>90+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2021-02-28 - 2021-03-06</text:p>
          </table:table-cell>
          <table:table-cell table:formula="of:=IF([.$B101]=[.$O$1];IF([.C101]&lt;&gt;&quot;&lt;5&quot;;[.C101];4);&quot; &quot;)" office:value-type="float" office:value="4" calcext:value-type="float">
            <text:p>4</text:p>
          </table:table-cell>
          <table:table-cell table:formula="of:=IF([.$B101]=[.$O$1];IF([.D101]&lt;&gt;&quot;&lt;5&quot;;[.D101];4);&quot; &quot;)" office:value-type="float" office:value="4" calcext:value-type="float">
            <text:p>4</text:p>
          </table:table-cell>
          <table:table-cell table:formula="of:=IF([.$B101]=[.$O$1];IF([.E101]&lt;&gt;&quot;&lt;5&quot;;[.E101];4);&quot; &quot;)" office:value-type="float" office:value="5" calcext:value-type="float">
            <text:p>5</text:p>
          </table:table-cell>
          <table:table-cell table:formula="of:=IF([.$B101]=[.$O$1];IF([.F101]&lt;&gt;&quot;&lt;5&quot;;[.F101];4);&quot; &quot;)" office:value-type="float" office:value="4" calcext:value-type="float">
            <text:p>4</text:p>
          </table:table-cell>
          <table:table-cell table:formula="of:=IF([.$B101]=[.$O$1];IF([.G101]&lt;&gt;&quot;&lt;5&quot;;[.G101];4);&quot; &quot;)" office:value-type="float" office:value="4" calcext:value-type="float">
            <text:p>4</text:p>
          </table:table-cell>
          <table:table-cell table:formula="of:=IF([.$B101]=[.$O$1];IF([.H101]&lt;&gt;&quot;&lt;5&quot;;[.H101];4);&quot; &quot;)" office:value-type="float" office:value="0" calcext:value-type="float">
            <text:p>0</text:p>
          </table:table-cell>
          <table:table-cell table:formula="of:=IF([.$B101]=[.$O$1];IF([.I101]&lt;&gt;&quot;&lt;5&quot;;[.I101];4);&quot; &quot;)" office:value-type="float" office:value="0" calcext:value-type="float">
            <text:p>0</text:p>
          </table:table-cell>
          <table:table-cell table:formula="of:=IF([.$B101]=[.$O$1];IF([.J101]&lt;&gt;&quot;&lt;5&quot;;[.J101];4);&quot; &quot;)" office:value-type="float" office:value="28" calcext:value-type="float">
            <text:p>28</text:p>
          </table:table-cell>
          <table:table-cell table:formula="of:=IF([.$B101]=[.$O$1];IF([.K101]&lt;&gt;&quot;&lt;5&quot;;[.K101];4);&quot; 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0-1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539" calcext:value-type="float">
            <text:p>8539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2]=[.$O$1];IF([.C102]&lt;&gt;&quot;&lt;5&quot;;[.C102];4);&quot; &quot;)" office:value-type="string" office:string-value=" " calcext:value-type="string">
            <text:p><text:s/></text:p>
          </table:table-cell>
          <table:table-cell table:formula="of:=IF([.$B102]=[.$O$1];IF([.D102]&lt;&gt;&quot;&lt;5&quot;;[.D102];4);&quot; &quot;)" office:value-type="string" office:string-value=" " calcext:value-type="string">
            <text:p><text:s/></text:p>
          </table:table-cell>
          <table:table-cell table:formula="of:=IF([.$B102]=[.$O$1];IF([.E102]&lt;&gt;&quot;&lt;5&quot;;[.E102];4);&quot; &quot;)" office:value-type="string" office:string-value=" " calcext:value-type="string">
            <text:p><text:s/></text:p>
          </table:table-cell>
          <table:table-cell table:formula="of:=IF([.$B102]=[.$O$1];IF([.F102]&lt;&gt;&quot;&lt;5&quot;;[.F102];4);&quot; &quot;)" office:value-type="string" office:string-value=" " calcext:value-type="string">
            <text:p><text:s/></text:p>
          </table:table-cell>
          <table:table-cell table:formula="of:=IF([.$B102]=[.$O$1];IF([.G102]&lt;&gt;&quot;&lt;5&quot;;[.G102];4);&quot; &quot;)" office:value-type="string" office:string-value=" " calcext:value-type="string">
            <text:p><text:s/></text:p>
          </table:table-cell>
          <table:table-cell table:formula="of:=IF([.$B102]=[.$O$1];IF([.H102]&lt;&gt;&quot;&lt;5&quot;;[.H102];4);&quot; &quot;)" office:value-type="string" office:string-value=" " calcext:value-type="string">
            <text:p><text:s/></text:p>
          </table:table-cell>
          <table:table-cell table:formula="of:=IF([.$B102]=[.$O$1];IF([.I102]&lt;&gt;&quot;&lt;5&quot;;[.I102];4);&quot; &quot;)" office:value-type="string" office:string-value=" " calcext:value-type="string">
            <text:p><text:s/></text:p>
          </table:table-cell>
          <table:table-cell table:formula="of:=IF([.$B102]=[.$O$1];IF([.J102]&lt;&gt;&quot;&lt;5&quot;;[.J102];4);&quot; &quot;)" office:value-type="string" office:string-value=" " calcext:value-type="string">
            <text:p><text:s/></text:p>
          </table:table-cell>
          <table:table-cell table:formula="of:=IF([.$B102]=[.$O$1];IF([.K102]&lt;&gt;&quot;&lt;5&quot;;[.K10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20-29</text:p>
          </table:table-cell>
          <table:table-cell office:value-type="float" office:value="117" calcext:value-type="float">
            <text:p>117</text:p>
          </table:table-cell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5</text:p>
          </table:table-cell>
          <table:table-cell office:value-type="float" office:value="31" calcext:value-type="float">
            <text:p>31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3]=[.$O$1];IF([.C103]&lt;&gt;&quot;&lt;5&quot;;[.C103];4);&quot; &quot;)" office:value-type="string" office:string-value=" " calcext:value-type="string">
            <text:p><text:s/></text:p>
          </table:table-cell>
          <table:table-cell table:formula="of:=IF([.$B103]=[.$O$1];IF([.D103]&lt;&gt;&quot;&lt;5&quot;;[.D103];4);&quot; &quot;)" office:value-type="string" office:string-value=" " calcext:value-type="string">
            <text:p><text:s/></text:p>
          </table:table-cell>
          <table:table-cell table:formula="of:=IF([.$B103]=[.$O$1];IF([.E103]&lt;&gt;&quot;&lt;5&quot;;[.E103];4);&quot; &quot;)" office:value-type="string" office:string-value=" " calcext:value-type="string">
            <text:p><text:s/></text:p>
          </table:table-cell>
          <table:table-cell table:formula="of:=IF([.$B103]=[.$O$1];IF([.F103]&lt;&gt;&quot;&lt;5&quot;;[.F103];4);&quot; &quot;)" office:value-type="string" office:string-value=" " calcext:value-type="string">
            <text:p><text:s/></text:p>
          </table:table-cell>
          <table:table-cell table:formula="of:=IF([.$B103]=[.$O$1];IF([.G103]&lt;&gt;&quot;&lt;5&quot;;[.G103];4);&quot; &quot;)" office:value-type="string" office:string-value=" " calcext:value-type="string">
            <text:p><text:s/></text:p>
          </table:table-cell>
          <table:table-cell table:formula="of:=IF([.$B103]=[.$O$1];IF([.H103]&lt;&gt;&quot;&lt;5&quot;;[.H103];4);&quot; &quot;)" office:value-type="string" office:string-value=" " calcext:value-type="string">
            <text:p><text:s/></text:p>
          </table:table-cell>
          <table:table-cell table:formula="of:=IF([.$B103]=[.$O$1];IF([.I103]&lt;&gt;&quot;&lt;5&quot;;[.I103];4);&quot; &quot;)" office:value-type="string" office:string-value=" " calcext:value-type="string">
            <text:p><text:s/></text:p>
          </table:table-cell>
          <table:table-cell table:formula="of:=IF([.$B103]=[.$O$1];IF([.J103]&lt;&gt;&quot;&lt;5&quot;;[.J103];4);&quot; &quot;)" office:value-type="string" office:string-value=" " calcext:value-type="string">
            <text:p><text:s/></text:p>
          </table:table-cell>
          <table:table-cell table:formula="of:=IF([.$B103]=[.$O$1];IF([.K103]&lt;&gt;&quot;&lt;5&quot;;[.K10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30-39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4]=[.$O$1];IF([.C104]&lt;&gt;&quot;&lt;5&quot;;[.C104];4);&quot; &quot;)" office:value-type="string" office:string-value=" " calcext:value-type="string">
            <text:p><text:s/></text:p>
          </table:table-cell>
          <table:table-cell table:formula="of:=IF([.$B104]=[.$O$1];IF([.D104]&lt;&gt;&quot;&lt;5&quot;;[.D104];4);&quot; &quot;)" office:value-type="string" office:string-value=" " calcext:value-type="string">
            <text:p><text:s/></text:p>
          </table:table-cell>
          <table:table-cell table:formula="of:=IF([.$B104]=[.$O$1];IF([.E104]&lt;&gt;&quot;&lt;5&quot;;[.E104];4);&quot; &quot;)" office:value-type="string" office:string-value=" " calcext:value-type="string">
            <text:p><text:s/></text:p>
          </table:table-cell>
          <table:table-cell table:formula="of:=IF([.$B104]=[.$O$1];IF([.F104]&lt;&gt;&quot;&lt;5&quot;;[.F104];4);&quot; &quot;)" office:value-type="string" office:string-value=" " calcext:value-type="string">
            <text:p><text:s/></text:p>
          </table:table-cell>
          <table:table-cell table:formula="of:=IF([.$B104]=[.$O$1];IF([.G104]&lt;&gt;&quot;&lt;5&quot;;[.G104];4);&quot; &quot;)" office:value-type="string" office:string-value=" " calcext:value-type="string">
            <text:p><text:s/></text:p>
          </table:table-cell>
          <table:table-cell table:formula="of:=IF([.$B104]=[.$O$1];IF([.H104]&lt;&gt;&quot;&lt;5&quot;;[.H104];4);&quot; &quot;)" office:value-type="string" office:string-value=" " calcext:value-type="string">
            <text:p><text:s/></text:p>
          </table:table-cell>
          <table:table-cell table:formula="of:=IF([.$B104]=[.$O$1];IF([.I104]&lt;&gt;&quot;&lt;5&quot;;[.I104];4);&quot; &quot;)" office:value-type="string" office:string-value=" " calcext:value-type="string">
            <text:p><text:s/></text:p>
          </table:table-cell>
          <table:table-cell table:formula="of:=IF([.$B104]=[.$O$1];IF([.J104]&lt;&gt;&quot;&lt;5&quot;;[.J104];4);&quot; &quot;)" office:value-type="string" office:string-value=" " calcext:value-type="string">
            <text:p><text:s/></text:p>
          </table:table-cell>
          <table:table-cell table:formula="of:=IF([.$B104]=[.$O$1];IF([.K104]&lt;&gt;&quot;&lt;5&quot;;[.K10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40-49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5]=[.$O$1];IF([.C105]&lt;&gt;&quot;&lt;5&quot;;[.C105];4);&quot; &quot;)" office:value-type="string" office:string-value=" " calcext:value-type="string">
            <text:p><text:s/></text:p>
          </table:table-cell>
          <table:table-cell table:formula="of:=IF([.$B105]=[.$O$1];IF([.D105]&lt;&gt;&quot;&lt;5&quot;;[.D105];4);&quot; &quot;)" office:value-type="string" office:string-value=" " calcext:value-type="string">
            <text:p><text:s/></text:p>
          </table:table-cell>
          <table:table-cell table:formula="of:=IF([.$B105]=[.$O$1];IF([.E105]&lt;&gt;&quot;&lt;5&quot;;[.E105];4);&quot; &quot;)" office:value-type="string" office:string-value=" " calcext:value-type="string">
            <text:p><text:s/></text:p>
          </table:table-cell>
          <table:table-cell table:formula="of:=IF([.$B105]=[.$O$1];IF([.F105]&lt;&gt;&quot;&lt;5&quot;;[.F105];4);&quot; &quot;)" office:value-type="string" office:string-value=" " calcext:value-type="string">
            <text:p><text:s/></text:p>
          </table:table-cell>
          <table:table-cell table:formula="of:=IF([.$B105]=[.$O$1];IF([.G105]&lt;&gt;&quot;&lt;5&quot;;[.G105];4);&quot; &quot;)" office:value-type="string" office:string-value=" " calcext:value-type="string">
            <text:p><text:s/></text:p>
          </table:table-cell>
          <table:table-cell table:formula="of:=IF([.$B105]=[.$O$1];IF([.H105]&lt;&gt;&quot;&lt;5&quot;;[.H105];4);&quot; &quot;)" office:value-type="string" office:string-value=" " calcext:value-type="string">
            <text:p><text:s/></text:p>
          </table:table-cell>
          <table:table-cell table:formula="of:=IF([.$B105]=[.$O$1];IF([.I105]&lt;&gt;&quot;&lt;5&quot;;[.I105];4);&quot; &quot;)" office:value-type="string" office:string-value=" " calcext:value-type="string">
            <text:p><text:s/></text:p>
          </table:table-cell>
          <table:table-cell table:formula="of:=IF([.$B105]=[.$O$1];IF([.J105]&lt;&gt;&quot;&lt;5&quot;;[.J105];4);&quot; &quot;)" office:value-type="string" office:string-value=" " calcext:value-type="string">
            <text:p><text:s/></text:p>
          </table:table-cell>
          <table:table-cell table:formula="of:=IF([.$B105]=[.$O$1];IF([.K105]&lt;&gt;&quot;&lt;5&quot;;[.K10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50-59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6]=[.$O$1];IF([.C106]&lt;&gt;&quot;&lt;5&quot;;[.C106];4);&quot; &quot;)" office:value-type="string" office:string-value=" " calcext:value-type="string">
            <text:p><text:s/></text:p>
          </table:table-cell>
          <table:table-cell table:formula="of:=IF([.$B106]=[.$O$1];IF([.D106]&lt;&gt;&quot;&lt;5&quot;;[.D106];4);&quot; &quot;)" office:value-type="string" office:string-value=" " calcext:value-type="string">
            <text:p><text:s/></text:p>
          </table:table-cell>
          <table:table-cell table:formula="of:=IF([.$B106]=[.$O$1];IF([.E106]&lt;&gt;&quot;&lt;5&quot;;[.E106];4);&quot; &quot;)" office:value-type="string" office:string-value=" " calcext:value-type="string">
            <text:p><text:s/></text:p>
          </table:table-cell>
          <table:table-cell table:formula="of:=IF([.$B106]=[.$O$1];IF([.F106]&lt;&gt;&quot;&lt;5&quot;;[.F106];4);&quot; &quot;)" office:value-type="string" office:string-value=" " calcext:value-type="string">
            <text:p><text:s/></text:p>
          </table:table-cell>
          <table:table-cell table:formula="of:=IF([.$B106]=[.$O$1];IF([.G106]&lt;&gt;&quot;&lt;5&quot;;[.G106];4);&quot; &quot;)" office:value-type="string" office:string-value=" " calcext:value-type="string">
            <text:p><text:s/></text:p>
          </table:table-cell>
          <table:table-cell table:formula="of:=IF([.$B106]=[.$O$1];IF([.H106]&lt;&gt;&quot;&lt;5&quot;;[.H106];4);&quot; &quot;)" office:value-type="string" office:string-value=" " calcext:value-type="string">
            <text:p><text:s/></text:p>
          </table:table-cell>
          <table:table-cell table:formula="of:=IF([.$B106]=[.$O$1];IF([.I106]&lt;&gt;&quot;&lt;5&quot;;[.I106];4);&quot; &quot;)" office:value-type="string" office:string-value=" " calcext:value-type="string">
            <text:p><text:s/></text:p>
          </table:table-cell>
          <table:table-cell table:formula="of:=IF([.$B106]=[.$O$1];IF([.J106]&lt;&gt;&quot;&lt;5&quot;;[.J106];4);&quot; &quot;)" office:value-type="string" office:string-value=" " calcext:value-type="string">
            <text:p><text:s/></text:p>
          </table:table-cell>
          <table:table-cell table:formula="of:=IF([.$B106]=[.$O$1];IF([.K106]&lt;&gt;&quot;&lt;5&quot;;[.K10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60-6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7]=[.$O$1];IF([.C107]&lt;&gt;&quot;&lt;5&quot;;[.C107];4);&quot; &quot;)" office:value-type="string" office:string-value=" " calcext:value-type="string">
            <text:p><text:s/></text:p>
          </table:table-cell>
          <table:table-cell table:formula="of:=IF([.$B107]=[.$O$1];IF([.D107]&lt;&gt;&quot;&lt;5&quot;;[.D107];4);&quot; &quot;)" office:value-type="string" office:string-value=" " calcext:value-type="string">
            <text:p><text:s/></text:p>
          </table:table-cell>
          <table:table-cell table:formula="of:=IF([.$B107]=[.$O$1];IF([.E107]&lt;&gt;&quot;&lt;5&quot;;[.E107];4);&quot; &quot;)" office:value-type="string" office:string-value=" " calcext:value-type="string">
            <text:p><text:s/></text:p>
          </table:table-cell>
          <table:table-cell table:formula="of:=IF([.$B107]=[.$O$1];IF([.F107]&lt;&gt;&quot;&lt;5&quot;;[.F107];4);&quot; &quot;)" office:value-type="string" office:string-value=" " calcext:value-type="string">
            <text:p><text:s/></text:p>
          </table:table-cell>
          <table:table-cell table:formula="of:=IF([.$B107]=[.$O$1];IF([.G107]&lt;&gt;&quot;&lt;5&quot;;[.G107];4);&quot; &quot;)" office:value-type="string" office:string-value=" " calcext:value-type="string">
            <text:p><text:s/></text:p>
          </table:table-cell>
          <table:table-cell table:formula="of:=IF([.$B107]=[.$O$1];IF([.H107]&lt;&gt;&quot;&lt;5&quot;;[.H107];4);&quot; &quot;)" office:value-type="string" office:string-value=" " calcext:value-type="string">
            <text:p><text:s/></text:p>
          </table:table-cell>
          <table:table-cell table:formula="of:=IF([.$B107]=[.$O$1];IF([.I107]&lt;&gt;&quot;&lt;5&quot;;[.I107];4);&quot; &quot;)" office:value-type="string" office:string-value=" " calcext:value-type="string">
            <text:p><text:s/></text:p>
          </table:table-cell>
          <table:table-cell table:formula="of:=IF([.$B107]=[.$O$1];IF([.J107]&lt;&gt;&quot;&lt;5&quot;;[.J107];4);&quot; &quot;)" office:value-type="string" office:string-value=" " calcext:value-type="string">
            <text:p><text:s/></text:p>
          </table:table-cell>
          <table:table-cell table:formula="of:=IF([.$B107]=[.$O$1];IF([.K107]&lt;&gt;&quot;&lt;5&quot;;[.K10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70-7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8]=[.$O$1];IF([.C108]&lt;&gt;&quot;&lt;5&quot;;[.C108];4);&quot; &quot;)" office:value-type="string" office:string-value=" " calcext:value-type="string">
            <text:p><text:s/></text:p>
          </table:table-cell>
          <table:table-cell table:formula="of:=IF([.$B108]=[.$O$1];IF([.D108]&lt;&gt;&quot;&lt;5&quot;;[.D108];4);&quot; &quot;)" office:value-type="string" office:string-value=" " calcext:value-type="string">
            <text:p><text:s/></text:p>
          </table:table-cell>
          <table:table-cell table:formula="of:=IF([.$B108]=[.$O$1];IF([.E108]&lt;&gt;&quot;&lt;5&quot;;[.E108];4);&quot; &quot;)" office:value-type="string" office:string-value=" " calcext:value-type="string">
            <text:p><text:s/></text:p>
          </table:table-cell>
          <table:table-cell table:formula="of:=IF([.$B108]=[.$O$1];IF([.F108]&lt;&gt;&quot;&lt;5&quot;;[.F108];4);&quot; &quot;)" office:value-type="string" office:string-value=" " calcext:value-type="string">
            <text:p><text:s/></text:p>
          </table:table-cell>
          <table:table-cell table:formula="of:=IF([.$B108]=[.$O$1];IF([.G108]&lt;&gt;&quot;&lt;5&quot;;[.G108];4);&quot; &quot;)" office:value-type="string" office:string-value=" " calcext:value-type="string">
            <text:p><text:s/></text:p>
          </table:table-cell>
          <table:table-cell table:formula="of:=IF([.$B108]=[.$O$1];IF([.H108]&lt;&gt;&quot;&lt;5&quot;;[.H108];4);&quot; &quot;)" office:value-type="string" office:string-value=" " calcext:value-type="string">
            <text:p><text:s/></text:p>
          </table:table-cell>
          <table:table-cell table:formula="of:=IF([.$B108]=[.$O$1];IF([.I108]&lt;&gt;&quot;&lt;5&quot;;[.I108];4);&quot; &quot;)" office:value-type="string" office:string-value=" " calcext:value-type="string">
            <text:p><text:s/></text:p>
          </table:table-cell>
          <table:table-cell table:formula="of:=IF([.$B108]=[.$O$1];IF([.J108]&lt;&gt;&quot;&lt;5&quot;;[.J108];4);&quot; &quot;)" office:value-type="string" office:string-value=" " calcext:value-type="string">
            <text:p><text:s/></text:p>
          </table:table-cell>
          <table:table-cell table:formula="of:=IF([.$B108]=[.$O$1];IF([.K108]&lt;&gt;&quot;&lt;5&quot;;[.K10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office:value-type="string" calcext:value-type="string">
            <text:p>80-89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09]=[.$O$1];IF([.C109]&lt;&gt;&quot;&lt;5&quot;;[.C109];4);&quot; &quot;)" office:value-type="string" office:string-value=" " calcext:value-type="string">
            <text:p><text:s/></text:p>
          </table:table-cell>
          <table:table-cell table:formula="of:=IF([.$B109]=[.$O$1];IF([.D109]&lt;&gt;&quot;&lt;5&quot;;[.D109];4);&quot; &quot;)" office:value-type="string" office:string-value=" " calcext:value-type="string">
            <text:p><text:s/></text:p>
          </table:table-cell>
          <table:table-cell table:formula="of:=IF([.$B109]=[.$O$1];IF([.E109]&lt;&gt;&quot;&lt;5&quot;;[.E109];4);&quot; &quot;)" office:value-type="string" office:string-value=" " calcext:value-type="string">
            <text:p><text:s/></text:p>
          </table:table-cell>
          <table:table-cell table:formula="of:=IF([.$B109]=[.$O$1];IF([.F109]&lt;&gt;&quot;&lt;5&quot;;[.F109];4);&quot; &quot;)" office:value-type="string" office:string-value=" " calcext:value-type="string">
            <text:p><text:s/></text:p>
          </table:table-cell>
          <table:table-cell table:formula="of:=IF([.$B109]=[.$O$1];IF([.G109]&lt;&gt;&quot;&lt;5&quot;;[.G109];4);&quot; &quot;)" office:value-type="string" office:string-value=" " calcext:value-type="string">
            <text:p><text:s/></text:p>
          </table:table-cell>
          <table:table-cell table:formula="of:=IF([.$B109]=[.$O$1];IF([.H109]&lt;&gt;&quot;&lt;5&quot;;[.H109];4);&quot; &quot;)" office:value-type="string" office:string-value=" " calcext:value-type="string">
            <text:p><text:s/></text:p>
          </table:table-cell>
          <table:table-cell table:formula="of:=IF([.$B109]=[.$O$1];IF([.I109]&lt;&gt;&quot;&lt;5&quot;;[.I109];4);&quot; &quot;)" office:value-type="string" office:string-value=" " calcext:value-type="string">
            <text:p><text:s/></text:p>
          </table:table-cell>
          <table:table-cell table:formula="of:=IF([.$B109]=[.$O$1];IF([.J109]&lt;&gt;&quot;&lt;5&quot;;[.J109];4);&quot; &quot;)" office:value-type="string" office:string-value=" " calcext:value-type="string">
            <text:p><text:s/></text:p>
          </table:table-cell>
          <table:table-cell table:formula="of:=IF([.$B109]=[.$O$1];IF([.K109]&lt;&gt;&quot;&lt;5&quot;;[.K10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07 - 2021-03-13</text:p>
          </table:table-cell>
          <table:table-cell table:style-name="ce1" office:value-type="string" calcext:value-type="string">
            <text:p>90+</text:p>
          </table:table-cell>
          <table:table-cell table:number-columns-repeated="4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021-03-07 - 2021-03-13</text:p>
          </table:table-cell>
          <table:table-cell table:formula="of:=IF([.$B110]=[.$O$1];IF([.C110]&lt;&gt;&quot;&lt;5&quot;;[.C110];4);&quot; &quot;)" office:value-type="float" office:value="4" calcext:value-type="float">
            <text:p>4</text:p>
          </table:table-cell>
          <table:table-cell table:formula="of:=IF([.$B110]=[.$O$1];IF([.D110]&lt;&gt;&quot;&lt;5&quot;;[.D110];4);&quot; &quot;)" office:value-type="float" office:value="4" calcext:value-type="float">
            <text:p>4</text:p>
          </table:table-cell>
          <table:table-cell table:formula="of:=IF([.$B110]=[.$O$1];IF([.E110]&lt;&gt;&quot;&lt;5&quot;;[.E110];4);&quot; &quot;)" office:value-type="float" office:value="4" calcext:value-type="float">
            <text:p>4</text:p>
          </table:table-cell>
          <table:table-cell table:formula="of:=IF([.$B110]=[.$O$1];IF([.F110]&lt;&gt;&quot;&lt;5&quot;;[.F110];4);&quot; &quot;)" office:value-type="float" office:value="4" calcext:value-type="float">
            <text:p>4</text:p>
          </table:table-cell>
          <table:table-cell table:formula="of:=IF([.$B110]=[.$O$1];IF([.G110]&lt;&gt;&quot;&lt;5&quot;;[.G110];4);&quot; &quot;)" office:value-type="float" office:value="0" calcext:value-type="float">
            <text:p>0</text:p>
          </table:table-cell>
          <table:table-cell table:formula="of:=IF([.$B110]=[.$O$1];IF([.H110]&lt;&gt;&quot;&lt;5&quot;;[.H110];4);&quot; &quot;)" office:value-type="float" office:value="4" calcext:value-type="float">
            <text:p>4</text:p>
          </table:table-cell>
          <table:table-cell table:formula="of:=IF([.$B110]=[.$O$1];IF([.I110]&lt;&gt;&quot;&lt;5&quot;;[.I110];4);&quot; &quot;)" office:value-type="float" office:value="0" calcext:value-type="float">
            <text:p>0</text:p>
          </table:table-cell>
          <table:table-cell table:formula="of:=IF([.$B110]=[.$O$1];IF([.J110]&lt;&gt;&quot;&lt;5&quot;;[.J110];4);&quot; &quot;)" office:value-type="float" office:value="17" calcext:value-type="float">
            <text:p>17</text:p>
          </table:table-cell>
          <table:table-cell table:formula="of:=IF([.$B110]=[.$O$1];IF([.K110]&lt;&gt;&quot;&lt;5&quot;;[.K110];4);&quot; 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0-1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85" calcext:value-type="float">
            <text:p>4385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1]=[.$O$1];IF([.C111]&lt;&gt;&quot;&lt;5&quot;;[.C111];4);&quot; &quot;)" office:value-type="string" office:string-value=" " calcext:value-type="string">
            <text:p><text:s/></text:p>
          </table:table-cell>
          <table:table-cell table:formula="of:=IF([.$B111]=[.$O$1];IF([.D111]&lt;&gt;&quot;&lt;5&quot;;[.D111];4);&quot; &quot;)" office:value-type="string" office:string-value=" " calcext:value-type="string">
            <text:p><text:s/></text:p>
          </table:table-cell>
          <table:table-cell table:formula="of:=IF([.$B111]=[.$O$1];IF([.E111]&lt;&gt;&quot;&lt;5&quot;;[.E111];4);&quot; &quot;)" office:value-type="string" office:string-value=" " calcext:value-type="string">
            <text:p><text:s/></text:p>
          </table:table-cell>
          <table:table-cell table:formula="of:=IF([.$B111]=[.$O$1];IF([.F111]&lt;&gt;&quot;&lt;5&quot;;[.F111];4);&quot; &quot;)" office:value-type="string" office:string-value=" " calcext:value-type="string">
            <text:p><text:s/></text:p>
          </table:table-cell>
          <table:table-cell table:formula="of:=IF([.$B111]=[.$O$1];IF([.G111]&lt;&gt;&quot;&lt;5&quot;;[.G111];4);&quot; &quot;)" office:value-type="string" office:string-value=" " calcext:value-type="string">
            <text:p><text:s/></text:p>
          </table:table-cell>
          <table:table-cell table:formula="of:=IF([.$B111]=[.$O$1];IF([.H111]&lt;&gt;&quot;&lt;5&quot;;[.H111];4);&quot; &quot;)" office:value-type="string" office:string-value=" " calcext:value-type="string">
            <text:p><text:s/></text:p>
          </table:table-cell>
          <table:table-cell table:formula="of:=IF([.$B111]=[.$O$1];IF([.I111]&lt;&gt;&quot;&lt;5&quot;;[.I111];4);&quot; &quot;)" office:value-type="string" office:string-value=" " calcext:value-type="string">
            <text:p><text:s/></text:p>
          </table:table-cell>
          <table:table-cell table:formula="of:=IF([.$B111]=[.$O$1];IF([.J111]&lt;&gt;&quot;&lt;5&quot;;[.J111];4);&quot; &quot;)" office:value-type="string" office:string-value=" " calcext:value-type="string">
            <text:p><text:s/></text:p>
          </table:table-cell>
          <table:table-cell table:formula="of:=IF([.$B111]=[.$O$1];IF([.K111]&lt;&gt;&quot;&lt;5&quot;;[.K11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20-2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2]=[.$O$1];IF([.C112]&lt;&gt;&quot;&lt;5&quot;;[.C112];4);&quot; &quot;)" office:value-type="string" office:string-value=" " calcext:value-type="string">
            <text:p><text:s/></text:p>
          </table:table-cell>
          <table:table-cell table:formula="of:=IF([.$B112]=[.$O$1];IF([.D112]&lt;&gt;&quot;&lt;5&quot;;[.D112];4);&quot; &quot;)" office:value-type="string" office:string-value=" " calcext:value-type="string">
            <text:p><text:s/></text:p>
          </table:table-cell>
          <table:table-cell table:formula="of:=IF([.$B112]=[.$O$1];IF([.E112]&lt;&gt;&quot;&lt;5&quot;;[.E112];4);&quot; &quot;)" office:value-type="string" office:string-value=" " calcext:value-type="string">
            <text:p><text:s/></text:p>
          </table:table-cell>
          <table:table-cell table:formula="of:=IF([.$B112]=[.$O$1];IF([.F112]&lt;&gt;&quot;&lt;5&quot;;[.F112];4);&quot; &quot;)" office:value-type="string" office:string-value=" " calcext:value-type="string">
            <text:p><text:s/></text:p>
          </table:table-cell>
          <table:table-cell table:formula="of:=IF([.$B112]=[.$O$1];IF([.G112]&lt;&gt;&quot;&lt;5&quot;;[.G112];4);&quot; &quot;)" office:value-type="string" office:string-value=" " calcext:value-type="string">
            <text:p><text:s/></text:p>
          </table:table-cell>
          <table:table-cell table:formula="of:=IF([.$B112]=[.$O$1];IF([.H112]&lt;&gt;&quot;&lt;5&quot;;[.H112];4);&quot; &quot;)" office:value-type="string" office:string-value=" " calcext:value-type="string">
            <text:p><text:s/></text:p>
          </table:table-cell>
          <table:table-cell table:formula="of:=IF([.$B112]=[.$O$1];IF([.I112]&lt;&gt;&quot;&lt;5&quot;;[.I112];4);&quot; &quot;)" office:value-type="string" office:string-value=" " calcext:value-type="string">
            <text:p><text:s/></text:p>
          </table:table-cell>
          <table:table-cell table:formula="of:=IF([.$B112]=[.$O$1];IF([.J112]&lt;&gt;&quot;&lt;5&quot;;[.J112];4);&quot; &quot;)" office:value-type="string" office:string-value=" " calcext:value-type="string">
            <text:p><text:s/></text:p>
          </table:table-cell>
          <table:table-cell table:formula="of:=IF([.$B112]=[.$O$1];IF([.K112]&lt;&gt;&quot;&lt;5&quot;;[.K11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30-39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5</text:p>
          </table:table-cell>
          <table:table-cell office:value-type="float" office:value="67" calcext:value-type="float">
            <text:p>67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3]=[.$O$1];IF([.C113]&lt;&gt;&quot;&lt;5&quot;;[.C113];4);&quot; &quot;)" office:value-type="string" office:string-value=" " calcext:value-type="string">
            <text:p><text:s/></text:p>
          </table:table-cell>
          <table:table-cell table:formula="of:=IF([.$B113]=[.$O$1];IF([.D113]&lt;&gt;&quot;&lt;5&quot;;[.D113];4);&quot; &quot;)" office:value-type="string" office:string-value=" " calcext:value-type="string">
            <text:p><text:s/></text:p>
          </table:table-cell>
          <table:table-cell table:formula="of:=IF([.$B113]=[.$O$1];IF([.E113]&lt;&gt;&quot;&lt;5&quot;;[.E113];4);&quot; &quot;)" office:value-type="string" office:string-value=" " calcext:value-type="string">
            <text:p><text:s/></text:p>
          </table:table-cell>
          <table:table-cell table:formula="of:=IF([.$B113]=[.$O$1];IF([.F113]&lt;&gt;&quot;&lt;5&quot;;[.F113];4);&quot; &quot;)" office:value-type="string" office:string-value=" " calcext:value-type="string">
            <text:p><text:s/></text:p>
          </table:table-cell>
          <table:table-cell table:formula="of:=IF([.$B113]=[.$O$1];IF([.G113]&lt;&gt;&quot;&lt;5&quot;;[.G113];4);&quot; &quot;)" office:value-type="string" office:string-value=" " calcext:value-type="string">
            <text:p><text:s/></text:p>
          </table:table-cell>
          <table:table-cell table:formula="of:=IF([.$B113]=[.$O$1];IF([.H113]&lt;&gt;&quot;&lt;5&quot;;[.H113];4);&quot; &quot;)" office:value-type="string" office:string-value=" " calcext:value-type="string">
            <text:p><text:s/></text:p>
          </table:table-cell>
          <table:table-cell table:formula="of:=IF([.$B113]=[.$O$1];IF([.I113]&lt;&gt;&quot;&lt;5&quot;;[.I113];4);&quot; &quot;)" office:value-type="string" office:string-value=" " calcext:value-type="string">
            <text:p><text:s/></text:p>
          </table:table-cell>
          <table:table-cell table:formula="of:=IF([.$B113]=[.$O$1];IF([.J113]&lt;&gt;&quot;&lt;5&quot;;[.J113];4);&quot; &quot;)" office:value-type="string" office:string-value=" " calcext:value-type="string">
            <text:p><text:s/></text:p>
          </table:table-cell>
          <table:table-cell table:formula="of:=IF([.$B113]=[.$O$1];IF([.K113]&lt;&gt;&quot;&lt;5&quot;;[.K11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40-49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5</text:p>
          </table:table-cell>
          <table:table-cell office:value-type="float" office:value="72" calcext:value-type="float">
            <text:p>72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4]=[.$O$1];IF([.C114]&lt;&gt;&quot;&lt;5&quot;;[.C114];4);&quot; &quot;)" office:value-type="string" office:string-value=" " calcext:value-type="string">
            <text:p><text:s/></text:p>
          </table:table-cell>
          <table:table-cell table:formula="of:=IF([.$B114]=[.$O$1];IF([.D114]&lt;&gt;&quot;&lt;5&quot;;[.D114];4);&quot; &quot;)" office:value-type="string" office:string-value=" " calcext:value-type="string">
            <text:p><text:s/></text:p>
          </table:table-cell>
          <table:table-cell table:formula="of:=IF([.$B114]=[.$O$1];IF([.E114]&lt;&gt;&quot;&lt;5&quot;;[.E114];4);&quot; &quot;)" office:value-type="string" office:string-value=" " calcext:value-type="string">
            <text:p><text:s/></text:p>
          </table:table-cell>
          <table:table-cell table:formula="of:=IF([.$B114]=[.$O$1];IF([.F114]&lt;&gt;&quot;&lt;5&quot;;[.F114];4);&quot; &quot;)" office:value-type="string" office:string-value=" " calcext:value-type="string">
            <text:p><text:s/></text:p>
          </table:table-cell>
          <table:table-cell table:formula="of:=IF([.$B114]=[.$O$1];IF([.G114]&lt;&gt;&quot;&lt;5&quot;;[.G114];4);&quot; &quot;)" office:value-type="string" office:string-value=" " calcext:value-type="string">
            <text:p><text:s/></text:p>
          </table:table-cell>
          <table:table-cell table:formula="of:=IF([.$B114]=[.$O$1];IF([.H114]&lt;&gt;&quot;&lt;5&quot;;[.H114];4);&quot; &quot;)" office:value-type="string" office:string-value=" " calcext:value-type="string">
            <text:p><text:s/></text:p>
          </table:table-cell>
          <table:table-cell table:formula="of:=IF([.$B114]=[.$O$1];IF([.I114]&lt;&gt;&quot;&lt;5&quot;;[.I114];4);&quot; &quot;)" office:value-type="string" office:string-value=" " calcext:value-type="string">
            <text:p><text:s/></text:p>
          </table:table-cell>
          <table:table-cell table:formula="of:=IF([.$B114]=[.$O$1];IF([.J114]&lt;&gt;&quot;&lt;5&quot;;[.J114];4);&quot; &quot;)" office:value-type="string" office:string-value=" " calcext:value-type="string">
            <text:p><text:s/></text:p>
          </table:table-cell>
          <table:table-cell table:formula="of:=IF([.$B114]=[.$O$1];IF([.K114]&lt;&gt;&quot;&lt;5&quot;;[.K11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50-5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71" calcext:value-type="float">
            <text:p>71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5]=[.$O$1];IF([.C115]&lt;&gt;&quot;&lt;5&quot;;[.C115];4);&quot; &quot;)" office:value-type="string" office:string-value=" " calcext:value-type="string">
            <text:p><text:s/></text:p>
          </table:table-cell>
          <table:table-cell table:formula="of:=IF([.$B115]=[.$O$1];IF([.D115]&lt;&gt;&quot;&lt;5&quot;;[.D115];4);&quot; &quot;)" office:value-type="string" office:string-value=" " calcext:value-type="string">
            <text:p><text:s/></text:p>
          </table:table-cell>
          <table:table-cell table:formula="of:=IF([.$B115]=[.$O$1];IF([.E115]&lt;&gt;&quot;&lt;5&quot;;[.E115];4);&quot; &quot;)" office:value-type="string" office:string-value=" " calcext:value-type="string">
            <text:p><text:s/></text:p>
          </table:table-cell>
          <table:table-cell table:formula="of:=IF([.$B115]=[.$O$1];IF([.F115]&lt;&gt;&quot;&lt;5&quot;;[.F115];4);&quot; &quot;)" office:value-type="string" office:string-value=" " calcext:value-type="string">
            <text:p><text:s/></text:p>
          </table:table-cell>
          <table:table-cell table:formula="of:=IF([.$B115]=[.$O$1];IF([.G115]&lt;&gt;&quot;&lt;5&quot;;[.G115];4);&quot; &quot;)" office:value-type="string" office:string-value=" " calcext:value-type="string">
            <text:p><text:s/></text:p>
          </table:table-cell>
          <table:table-cell table:formula="of:=IF([.$B115]=[.$O$1];IF([.H115]&lt;&gt;&quot;&lt;5&quot;;[.H115];4);&quot; &quot;)" office:value-type="string" office:string-value=" " calcext:value-type="string">
            <text:p><text:s/></text:p>
          </table:table-cell>
          <table:table-cell table:formula="of:=IF([.$B115]=[.$O$1];IF([.I115]&lt;&gt;&quot;&lt;5&quot;;[.I115];4);&quot; &quot;)" office:value-type="string" office:string-value=" " calcext:value-type="string">
            <text:p><text:s/></text:p>
          </table:table-cell>
          <table:table-cell table:formula="of:=IF([.$B115]=[.$O$1];IF([.J115]&lt;&gt;&quot;&lt;5&quot;;[.J115];4);&quot; &quot;)" office:value-type="string" office:string-value=" " calcext:value-type="string">
            <text:p><text:s/></text:p>
          </table:table-cell>
          <table:table-cell table:formula="of:=IF([.$B115]=[.$O$1];IF([.K115]&lt;&gt;&quot;&lt;5&quot;;[.K11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60-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6]=[.$O$1];IF([.C116]&lt;&gt;&quot;&lt;5&quot;;[.C116];4);&quot; &quot;)" office:value-type="string" office:string-value=" " calcext:value-type="string">
            <text:p><text:s/></text:p>
          </table:table-cell>
          <table:table-cell table:formula="of:=IF([.$B116]=[.$O$1];IF([.D116]&lt;&gt;&quot;&lt;5&quot;;[.D116];4);&quot; &quot;)" office:value-type="string" office:string-value=" " calcext:value-type="string">
            <text:p><text:s/></text:p>
          </table:table-cell>
          <table:table-cell table:formula="of:=IF([.$B116]=[.$O$1];IF([.E116]&lt;&gt;&quot;&lt;5&quot;;[.E116];4);&quot; &quot;)" office:value-type="string" office:string-value=" " calcext:value-type="string">
            <text:p><text:s/></text:p>
          </table:table-cell>
          <table:table-cell table:formula="of:=IF([.$B116]=[.$O$1];IF([.F116]&lt;&gt;&quot;&lt;5&quot;;[.F116];4);&quot; &quot;)" office:value-type="string" office:string-value=" " calcext:value-type="string">
            <text:p><text:s/></text:p>
          </table:table-cell>
          <table:table-cell table:formula="of:=IF([.$B116]=[.$O$1];IF([.G116]&lt;&gt;&quot;&lt;5&quot;;[.G116];4);&quot; &quot;)" office:value-type="string" office:string-value=" " calcext:value-type="string">
            <text:p><text:s/></text:p>
          </table:table-cell>
          <table:table-cell table:formula="of:=IF([.$B116]=[.$O$1];IF([.H116]&lt;&gt;&quot;&lt;5&quot;;[.H116];4);&quot; &quot;)" office:value-type="string" office:string-value=" " calcext:value-type="string">
            <text:p><text:s/></text:p>
          </table:table-cell>
          <table:table-cell table:formula="of:=IF([.$B116]=[.$O$1];IF([.I116]&lt;&gt;&quot;&lt;5&quot;;[.I116];4);&quot; &quot;)" office:value-type="string" office:string-value=" " calcext:value-type="string">
            <text:p><text:s/></text:p>
          </table:table-cell>
          <table:table-cell table:formula="of:=IF([.$B116]=[.$O$1];IF([.J116]&lt;&gt;&quot;&lt;5&quot;;[.J116];4);&quot; &quot;)" office:value-type="string" office:string-value=" " calcext:value-type="string">
            <text:p><text:s/></text:p>
          </table:table-cell>
          <table:table-cell table:formula="of:=IF([.$B116]=[.$O$1];IF([.K116]&lt;&gt;&quot;&lt;5&quot;;[.K11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7]=[.$O$1];IF([.C117]&lt;&gt;&quot;&lt;5&quot;;[.C117];4);&quot; &quot;)" office:value-type="string" office:string-value=" " calcext:value-type="string">
            <text:p><text:s/></text:p>
          </table:table-cell>
          <table:table-cell table:formula="of:=IF([.$B117]=[.$O$1];IF([.D117]&lt;&gt;&quot;&lt;5&quot;;[.D117];4);&quot; &quot;)" office:value-type="string" office:string-value=" " calcext:value-type="string">
            <text:p><text:s/></text:p>
          </table:table-cell>
          <table:table-cell table:formula="of:=IF([.$B117]=[.$O$1];IF([.E117]&lt;&gt;&quot;&lt;5&quot;;[.E117];4);&quot; &quot;)" office:value-type="string" office:string-value=" " calcext:value-type="string">
            <text:p><text:s/></text:p>
          </table:table-cell>
          <table:table-cell table:formula="of:=IF([.$B117]=[.$O$1];IF([.F117]&lt;&gt;&quot;&lt;5&quot;;[.F117];4);&quot; &quot;)" office:value-type="string" office:string-value=" " calcext:value-type="string">
            <text:p><text:s/></text:p>
          </table:table-cell>
          <table:table-cell table:formula="of:=IF([.$B117]=[.$O$1];IF([.G117]&lt;&gt;&quot;&lt;5&quot;;[.G117];4);&quot; &quot;)" office:value-type="string" office:string-value=" " calcext:value-type="string">
            <text:p><text:s/></text:p>
          </table:table-cell>
          <table:table-cell table:formula="of:=IF([.$B117]=[.$O$1];IF([.H117]&lt;&gt;&quot;&lt;5&quot;;[.H117];4);&quot; &quot;)" office:value-type="string" office:string-value=" " calcext:value-type="string">
            <text:p><text:s/></text:p>
          </table:table-cell>
          <table:table-cell table:formula="of:=IF([.$B117]=[.$O$1];IF([.I117]&lt;&gt;&quot;&lt;5&quot;;[.I117];4);&quot; &quot;)" office:value-type="string" office:string-value=" " calcext:value-type="string">
            <text:p><text:s/></text:p>
          </table:table-cell>
          <table:table-cell table:formula="of:=IF([.$B117]=[.$O$1];IF([.J117]&lt;&gt;&quot;&lt;5&quot;;[.J117];4);&quot; &quot;)" office:value-type="string" office:string-value=" " calcext:value-type="string">
            <text:p><text:s/></text:p>
          </table:table-cell>
          <table:table-cell table:formula="of:=IF([.$B117]=[.$O$1];IF([.K117]&lt;&gt;&quot;&lt;5&quot;;[.K11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office:value-type="string" calcext:value-type="string">
            <text:p>80-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8]=[.$O$1];IF([.C118]&lt;&gt;&quot;&lt;5&quot;;[.C118];4);&quot; &quot;)" office:value-type="string" office:string-value=" " calcext:value-type="string">
            <text:p><text:s/></text:p>
          </table:table-cell>
          <table:table-cell table:formula="of:=IF([.$B118]=[.$O$1];IF([.D118]&lt;&gt;&quot;&lt;5&quot;;[.D118];4);&quot; &quot;)" office:value-type="string" office:string-value=" " calcext:value-type="string">
            <text:p><text:s/></text:p>
          </table:table-cell>
          <table:table-cell table:formula="of:=IF([.$B118]=[.$O$1];IF([.E118]&lt;&gt;&quot;&lt;5&quot;;[.E118];4);&quot; &quot;)" office:value-type="string" office:string-value=" " calcext:value-type="string">
            <text:p><text:s/></text:p>
          </table:table-cell>
          <table:table-cell table:formula="of:=IF([.$B118]=[.$O$1];IF([.F118]&lt;&gt;&quot;&lt;5&quot;;[.F118];4);&quot; &quot;)" office:value-type="string" office:string-value=" " calcext:value-type="string">
            <text:p><text:s/></text:p>
          </table:table-cell>
          <table:table-cell table:formula="of:=IF([.$B118]=[.$O$1];IF([.G118]&lt;&gt;&quot;&lt;5&quot;;[.G118];4);&quot; &quot;)" office:value-type="string" office:string-value=" " calcext:value-type="string">
            <text:p><text:s/></text:p>
          </table:table-cell>
          <table:table-cell table:formula="of:=IF([.$B118]=[.$O$1];IF([.H118]&lt;&gt;&quot;&lt;5&quot;;[.H118];4);&quot; &quot;)" office:value-type="string" office:string-value=" " calcext:value-type="string">
            <text:p><text:s/></text:p>
          </table:table-cell>
          <table:table-cell table:formula="of:=IF([.$B118]=[.$O$1];IF([.I118]&lt;&gt;&quot;&lt;5&quot;;[.I118];4);&quot; &quot;)" office:value-type="string" office:string-value=" " calcext:value-type="string">
            <text:p><text:s/></text:p>
          </table:table-cell>
          <table:table-cell table:formula="of:=IF([.$B118]=[.$O$1];IF([.J118]&lt;&gt;&quot;&lt;5&quot;;[.J118];4);&quot; &quot;)" office:value-type="string" office:string-value=" " calcext:value-type="string">
            <text:p><text:s/></text:p>
          </table:table-cell>
          <table:table-cell table:formula="of:=IF([.$B118]=[.$O$1];IF([.K118]&lt;&gt;&quot;&lt;5&quot;;[.K11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14 - 2021-03-20</text:p>
          </table:table-cell>
          <table:table-cell table:style-name="ce1" office:value-type="string" calcext:value-type="string">
            <text:p>90+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021-03-14 - 2021-03-20</text:p>
          </table:table-cell>
          <table:table-cell table:formula="of:=IF([.$B119]=[.$O$1];IF([.C119]&lt;&gt;&quot;&lt;5&quot;;[.C119];4);&quot; &quot;)" office:value-type="float" office:value="0" calcext:value-type="float">
            <text:p>0</text:p>
          </table:table-cell>
          <table:table-cell table:formula="of:=IF([.$B119]=[.$O$1];IF([.D119]&lt;&gt;&quot;&lt;5&quot;;[.D119];4);&quot; &quot;)" office:value-type="float" office:value="0" calcext:value-type="float">
            <text:p>0</text:p>
          </table:table-cell>
          <table:table-cell table:formula="of:=IF([.$B119]=[.$O$1];IF([.E119]&lt;&gt;&quot;&lt;5&quot;;[.E119];4);&quot; &quot;)" office:value-type="float" office:value="4" calcext:value-type="float">
            <text:p>4</text:p>
          </table:table-cell>
          <table:table-cell table:formula="of:=IF([.$B119]=[.$O$1];IF([.F119]&lt;&gt;&quot;&lt;5&quot;;[.F119];4);&quot; &quot;)" office:value-type="float" office:value="4" calcext:value-type="float">
            <text:p>4</text:p>
          </table:table-cell>
          <table:table-cell table:formula="of:=IF([.$B119]=[.$O$1];IF([.G119]&lt;&gt;&quot;&lt;5&quot;;[.G119];4);&quot; &quot;)" office:value-type="float" office:value="0" calcext:value-type="float">
            <text:p>0</text:p>
          </table:table-cell>
          <table:table-cell table:formula="of:=IF([.$B119]=[.$O$1];IF([.H119]&lt;&gt;&quot;&lt;5&quot;;[.H119];4);&quot; &quot;)" office:value-type="float" office:value="0" calcext:value-type="float">
            <text:p>0</text:p>
          </table:table-cell>
          <table:table-cell table:formula="of:=IF([.$B119]=[.$O$1];IF([.I119]&lt;&gt;&quot;&lt;5&quot;;[.I119];4);&quot; &quot;)" office:value-type="float" office:value="4" calcext:value-type="float">
            <text:p>4</text:p>
          </table:table-cell>
          <table:table-cell table:formula="of:=IF([.$B119]=[.$O$1];IF([.J119]&lt;&gt;&quot;&lt;5&quot;;[.J119];4);&quot; &quot;)" office:value-type="float" office:value="9" calcext:value-type="float">
            <text:p>9</text:p>
          </table:table-cell>
          <table:table-cell table:formula="of:=IF([.$B119]=[.$O$1];IF([.K119]&lt;&gt;&quot;&lt;5&quot;;[.K119];4);&quot; 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0-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0]=[.$O$1];IF([.C120]&lt;&gt;&quot;&lt;5&quot;;[.C120];4);&quot; &quot;)" office:value-type="string" office:string-value=" " calcext:value-type="string">
            <text:p><text:s/></text:p>
          </table:table-cell>
          <table:table-cell table:formula="of:=IF([.$B120]=[.$O$1];IF([.D120]&lt;&gt;&quot;&lt;5&quot;;[.D120];4);&quot; &quot;)" office:value-type="string" office:string-value=" " calcext:value-type="string">
            <text:p><text:s/></text:p>
          </table:table-cell>
          <table:table-cell table:formula="of:=IF([.$B120]=[.$O$1];IF([.E120]&lt;&gt;&quot;&lt;5&quot;;[.E120];4);&quot; &quot;)" office:value-type="string" office:string-value=" " calcext:value-type="string">
            <text:p><text:s/></text:p>
          </table:table-cell>
          <table:table-cell table:formula="of:=IF([.$B120]=[.$O$1];IF([.F120]&lt;&gt;&quot;&lt;5&quot;;[.F120];4);&quot; &quot;)" office:value-type="string" office:string-value=" " calcext:value-type="string">
            <text:p><text:s/></text:p>
          </table:table-cell>
          <table:table-cell table:formula="of:=IF([.$B120]=[.$O$1];IF([.G120]&lt;&gt;&quot;&lt;5&quot;;[.G120];4);&quot; &quot;)" office:value-type="string" office:string-value=" " calcext:value-type="string">
            <text:p><text:s/></text:p>
          </table:table-cell>
          <table:table-cell table:formula="of:=IF([.$B120]=[.$O$1];IF([.H120]&lt;&gt;&quot;&lt;5&quot;;[.H120];4);&quot; &quot;)" office:value-type="string" office:string-value=" " calcext:value-type="string">
            <text:p><text:s/></text:p>
          </table:table-cell>
          <table:table-cell table:formula="of:=IF([.$B120]=[.$O$1];IF([.I120]&lt;&gt;&quot;&lt;5&quot;;[.I120];4);&quot; &quot;)" office:value-type="string" office:string-value=" " calcext:value-type="string">
            <text:p><text:s/></text:p>
          </table:table-cell>
          <table:table-cell table:formula="of:=IF([.$B120]=[.$O$1];IF([.J120]&lt;&gt;&quot;&lt;5&quot;;[.J120];4);&quot; &quot;)" office:value-type="string" office:string-value=" " calcext:value-type="string">
            <text:p><text:s/></text:p>
          </table:table-cell>
          <table:table-cell table:formula="of:=IF([.$B120]=[.$O$1];IF([.K120]&lt;&gt;&quot;&lt;5&quot;;[.K12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20-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1]=[.$O$1];IF([.C121]&lt;&gt;&quot;&lt;5&quot;;[.C121];4);&quot; &quot;)" office:value-type="string" office:string-value=" " calcext:value-type="string">
            <text:p><text:s/></text:p>
          </table:table-cell>
          <table:table-cell table:formula="of:=IF([.$B121]=[.$O$1];IF([.D121]&lt;&gt;&quot;&lt;5&quot;;[.D121];4);&quot; &quot;)" office:value-type="string" office:string-value=" " calcext:value-type="string">
            <text:p><text:s/></text:p>
          </table:table-cell>
          <table:table-cell table:formula="of:=IF([.$B121]=[.$O$1];IF([.E121]&lt;&gt;&quot;&lt;5&quot;;[.E121];4);&quot; &quot;)" office:value-type="string" office:string-value=" " calcext:value-type="string">
            <text:p><text:s/></text:p>
          </table:table-cell>
          <table:table-cell table:formula="of:=IF([.$B121]=[.$O$1];IF([.F121]&lt;&gt;&quot;&lt;5&quot;;[.F121];4);&quot; &quot;)" office:value-type="string" office:string-value=" " calcext:value-type="string">
            <text:p><text:s/></text:p>
          </table:table-cell>
          <table:table-cell table:formula="of:=IF([.$B121]=[.$O$1];IF([.G121]&lt;&gt;&quot;&lt;5&quot;;[.G121];4);&quot; &quot;)" office:value-type="string" office:string-value=" " calcext:value-type="string">
            <text:p><text:s/></text:p>
          </table:table-cell>
          <table:table-cell table:formula="of:=IF([.$B121]=[.$O$1];IF([.H121]&lt;&gt;&quot;&lt;5&quot;;[.H121];4);&quot; &quot;)" office:value-type="string" office:string-value=" " calcext:value-type="string">
            <text:p><text:s/></text:p>
          </table:table-cell>
          <table:table-cell table:formula="of:=IF([.$B121]=[.$O$1];IF([.I121]&lt;&gt;&quot;&lt;5&quot;;[.I121];4);&quot; &quot;)" office:value-type="string" office:string-value=" " calcext:value-type="string">
            <text:p><text:s/></text:p>
          </table:table-cell>
          <table:table-cell table:formula="of:=IF([.$B121]=[.$O$1];IF([.J121]&lt;&gt;&quot;&lt;5&quot;;[.J121];4);&quot; &quot;)" office:value-type="string" office:string-value=" " calcext:value-type="string">
            <text:p><text:s/></text:p>
          </table:table-cell>
          <table:table-cell table:formula="of:=IF([.$B121]=[.$O$1];IF([.K121]&lt;&gt;&quot;&lt;5&quot;;[.K12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30-3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2]=[.$O$1];IF([.C122]&lt;&gt;&quot;&lt;5&quot;;[.C122];4);&quot; &quot;)" office:value-type="string" office:string-value=" " calcext:value-type="string">
            <text:p><text:s/></text:p>
          </table:table-cell>
          <table:table-cell table:formula="of:=IF([.$B122]=[.$O$1];IF([.D122]&lt;&gt;&quot;&lt;5&quot;;[.D122];4);&quot; &quot;)" office:value-type="string" office:string-value=" " calcext:value-type="string">
            <text:p><text:s/></text:p>
          </table:table-cell>
          <table:table-cell table:formula="of:=IF([.$B122]=[.$O$1];IF([.E122]&lt;&gt;&quot;&lt;5&quot;;[.E122];4);&quot; &quot;)" office:value-type="string" office:string-value=" " calcext:value-type="string">
            <text:p><text:s/></text:p>
          </table:table-cell>
          <table:table-cell table:formula="of:=IF([.$B122]=[.$O$1];IF([.F122]&lt;&gt;&quot;&lt;5&quot;;[.F122];4);&quot; &quot;)" office:value-type="string" office:string-value=" " calcext:value-type="string">
            <text:p><text:s/></text:p>
          </table:table-cell>
          <table:table-cell table:formula="of:=IF([.$B122]=[.$O$1];IF([.G122]&lt;&gt;&quot;&lt;5&quot;;[.G122];4);&quot; &quot;)" office:value-type="string" office:string-value=" " calcext:value-type="string">
            <text:p><text:s/></text:p>
          </table:table-cell>
          <table:table-cell table:formula="of:=IF([.$B122]=[.$O$1];IF([.H122]&lt;&gt;&quot;&lt;5&quot;;[.H122];4);&quot; &quot;)" office:value-type="string" office:string-value=" " calcext:value-type="string">
            <text:p><text:s/></text:p>
          </table:table-cell>
          <table:table-cell table:formula="of:=IF([.$B122]=[.$O$1];IF([.I122]&lt;&gt;&quot;&lt;5&quot;;[.I122];4);&quot; &quot;)" office:value-type="string" office:string-value=" " calcext:value-type="string">
            <text:p><text:s/></text:p>
          </table:table-cell>
          <table:table-cell table:formula="of:=IF([.$B122]=[.$O$1];IF([.J122]&lt;&gt;&quot;&lt;5&quot;;[.J122];4);&quot; &quot;)" office:value-type="string" office:string-value=" " calcext:value-type="string">
            <text:p><text:s/></text:p>
          </table:table-cell>
          <table:table-cell table:formula="of:=IF([.$B122]=[.$O$1];IF([.K122]&lt;&gt;&quot;&lt;5&quot;;[.K12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40-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3]=[.$O$1];IF([.C123]&lt;&gt;&quot;&lt;5&quot;;[.C123];4);&quot; &quot;)" office:value-type="string" office:string-value=" " calcext:value-type="string">
            <text:p><text:s/></text:p>
          </table:table-cell>
          <table:table-cell table:formula="of:=IF([.$B123]=[.$O$1];IF([.D123]&lt;&gt;&quot;&lt;5&quot;;[.D123];4);&quot; &quot;)" office:value-type="string" office:string-value=" " calcext:value-type="string">
            <text:p><text:s/></text:p>
          </table:table-cell>
          <table:table-cell table:formula="of:=IF([.$B123]=[.$O$1];IF([.E123]&lt;&gt;&quot;&lt;5&quot;;[.E123];4);&quot; &quot;)" office:value-type="string" office:string-value=" " calcext:value-type="string">
            <text:p><text:s/></text:p>
          </table:table-cell>
          <table:table-cell table:formula="of:=IF([.$B123]=[.$O$1];IF([.F123]&lt;&gt;&quot;&lt;5&quot;;[.F123];4);&quot; &quot;)" office:value-type="string" office:string-value=" " calcext:value-type="string">
            <text:p><text:s/></text:p>
          </table:table-cell>
          <table:table-cell table:formula="of:=IF([.$B123]=[.$O$1];IF([.G123]&lt;&gt;&quot;&lt;5&quot;;[.G123];4);&quot; &quot;)" office:value-type="string" office:string-value=" " calcext:value-type="string">
            <text:p><text:s/></text:p>
          </table:table-cell>
          <table:table-cell table:formula="of:=IF([.$B123]=[.$O$1];IF([.H123]&lt;&gt;&quot;&lt;5&quot;;[.H123];4);&quot; &quot;)" office:value-type="string" office:string-value=" " calcext:value-type="string">
            <text:p><text:s/></text:p>
          </table:table-cell>
          <table:table-cell table:formula="of:=IF([.$B123]=[.$O$1];IF([.I123]&lt;&gt;&quot;&lt;5&quot;;[.I123];4);&quot; &quot;)" office:value-type="string" office:string-value=" " calcext:value-type="string">
            <text:p><text:s/></text:p>
          </table:table-cell>
          <table:table-cell table:formula="of:=IF([.$B123]=[.$O$1];IF([.J123]&lt;&gt;&quot;&lt;5&quot;;[.J123];4);&quot; &quot;)" office:value-type="string" office:string-value=" " calcext:value-type="string">
            <text:p><text:s/></text:p>
          </table:table-cell>
          <table:table-cell table:formula="of:=IF([.$B123]=[.$O$1];IF([.K123]&lt;&gt;&quot;&lt;5&quot;;[.K12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&lt;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4]=[.$O$1];IF([.C124]&lt;&gt;&quot;&lt;5&quot;;[.C124];4);&quot; &quot;)" office:value-type="string" office:string-value=" " calcext:value-type="string">
            <text:p><text:s/></text:p>
          </table:table-cell>
          <table:table-cell table:formula="of:=IF([.$B124]=[.$O$1];IF([.D124]&lt;&gt;&quot;&lt;5&quot;;[.D124];4);&quot; &quot;)" office:value-type="string" office:string-value=" " calcext:value-type="string">
            <text:p><text:s/></text:p>
          </table:table-cell>
          <table:table-cell table:formula="of:=IF([.$B124]=[.$O$1];IF([.E124]&lt;&gt;&quot;&lt;5&quot;;[.E124];4);&quot; &quot;)" office:value-type="string" office:string-value=" " calcext:value-type="string">
            <text:p><text:s/></text:p>
          </table:table-cell>
          <table:table-cell table:formula="of:=IF([.$B124]=[.$O$1];IF([.F124]&lt;&gt;&quot;&lt;5&quot;;[.F124];4);&quot; &quot;)" office:value-type="string" office:string-value=" " calcext:value-type="string">
            <text:p><text:s/></text:p>
          </table:table-cell>
          <table:table-cell table:formula="of:=IF([.$B124]=[.$O$1];IF([.G124]&lt;&gt;&quot;&lt;5&quot;;[.G124];4);&quot; &quot;)" office:value-type="string" office:string-value=" " calcext:value-type="string">
            <text:p><text:s/></text:p>
          </table:table-cell>
          <table:table-cell table:formula="of:=IF([.$B124]=[.$O$1];IF([.H124]&lt;&gt;&quot;&lt;5&quot;;[.H124];4);&quot; &quot;)" office:value-type="string" office:string-value=" " calcext:value-type="string">
            <text:p><text:s/></text:p>
          </table:table-cell>
          <table:table-cell table:formula="of:=IF([.$B124]=[.$O$1];IF([.I124]&lt;&gt;&quot;&lt;5&quot;;[.I124];4);&quot; &quot;)" office:value-type="string" office:string-value=" " calcext:value-type="string">
            <text:p><text:s/></text:p>
          </table:table-cell>
          <table:table-cell table:formula="of:=IF([.$B124]=[.$O$1];IF([.J124]&lt;&gt;&quot;&lt;5&quot;;[.J124];4);&quot; &quot;)" office:value-type="string" office:string-value=" " calcext:value-type="string">
            <text:p><text:s/></text:p>
          </table:table-cell>
          <table:table-cell table:formula="of:=IF([.$B124]=[.$O$1];IF([.K124]&lt;&gt;&quot;&lt;5&quot;;[.K12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5]=[.$O$1];IF([.C125]&lt;&gt;&quot;&lt;5&quot;;[.C125];4);&quot; &quot;)" office:value-type="string" office:string-value=" " calcext:value-type="string">
            <text:p><text:s/></text:p>
          </table:table-cell>
          <table:table-cell table:formula="of:=IF([.$B125]=[.$O$1];IF([.D125]&lt;&gt;&quot;&lt;5&quot;;[.D125];4);&quot; &quot;)" office:value-type="string" office:string-value=" " calcext:value-type="string">
            <text:p><text:s/></text:p>
          </table:table-cell>
          <table:table-cell table:formula="of:=IF([.$B125]=[.$O$1];IF([.E125]&lt;&gt;&quot;&lt;5&quot;;[.E125];4);&quot; &quot;)" office:value-type="string" office:string-value=" " calcext:value-type="string">
            <text:p><text:s/></text:p>
          </table:table-cell>
          <table:table-cell table:formula="of:=IF([.$B125]=[.$O$1];IF([.F125]&lt;&gt;&quot;&lt;5&quot;;[.F125];4);&quot; &quot;)" office:value-type="string" office:string-value=" " calcext:value-type="string">
            <text:p><text:s/></text:p>
          </table:table-cell>
          <table:table-cell table:formula="of:=IF([.$B125]=[.$O$1];IF([.G125]&lt;&gt;&quot;&lt;5&quot;;[.G125];4);&quot; &quot;)" office:value-type="string" office:string-value=" " calcext:value-type="string">
            <text:p><text:s/></text:p>
          </table:table-cell>
          <table:table-cell table:formula="of:=IF([.$B125]=[.$O$1];IF([.H125]&lt;&gt;&quot;&lt;5&quot;;[.H125];4);&quot; &quot;)" office:value-type="string" office:string-value=" " calcext:value-type="string">
            <text:p><text:s/></text:p>
          </table:table-cell>
          <table:table-cell table:formula="of:=IF([.$B125]=[.$O$1];IF([.I125]&lt;&gt;&quot;&lt;5&quot;;[.I125];4);&quot; &quot;)" office:value-type="string" office:string-value=" " calcext:value-type="string">
            <text:p><text:s/></text:p>
          </table:table-cell>
          <table:table-cell table:formula="of:=IF([.$B125]=[.$O$1];IF([.J125]&lt;&gt;&quot;&lt;5&quot;;[.J125];4);&quot; &quot;)" office:value-type="string" office:string-value=" " calcext:value-type="string">
            <text:p><text:s/></text:p>
          </table:table-cell>
          <table:table-cell table:formula="of:=IF([.$B125]=[.$O$1];IF([.K125]&lt;&gt;&quot;&lt;5&quot;;[.K12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70-79</text:p>
          </table:table-cell>
          <table:table-cell/>
          <table:table-cell table:number-columns-repeated="6" office:value-type="string" calcext:value-type="string">
            <text:p>&lt;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6]=[.$O$1];IF([.C126]&lt;&gt;&quot;&lt;5&quot;;[.C126];4);&quot; &quot;)" office:value-type="string" office:string-value=" " calcext:value-type="string">
            <text:p><text:s/></text:p>
          </table:table-cell>
          <table:table-cell table:formula="of:=IF([.$B126]=[.$O$1];IF([.D126]&lt;&gt;&quot;&lt;5&quot;;[.D126];4);&quot; &quot;)" office:value-type="string" office:string-value=" " calcext:value-type="string">
            <text:p><text:s/></text:p>
          </table:table-cell>
          <table:table-cell table:formula="of:=IF([.$B126]=[.$O$1];IF([.E126]&lt;&gt;&quot;&lt;5&quot;;[.E126];4);&quot; &quot;)" office:value-type="string" office:string-value=" " calcext:value-type="string">
            <text:p><text:s/></text:p>
          </table:table-cell>
          <table:table-cell table:formula="of:=IF([.$B126]=[.$O$1];IF([.F126]&lt;&gt;&quot;&lt;5&quot;;[.F126];4);&quot; &quot;)" office:value-type="string" office:string-value=" " calcext:value-type="string">
            <text:p><text:s/></text:p>
          </table:table-cell>
          <table:table-cell table:formula="of:=IF([.$B126]=[.$O$1];IF([.G126]&lt;&gt;&quot;&lt;5&quot;;[.G126];4);&quot; &quot;)" office:value-type="string" office:string-value=" " calcext:value-type="string">
            <text:p><text:s/></text:p>
          </table:table-cell>
          <table:table-cell table:formula="of:=IF([.$B126]=[.$O$1];IF([.H126]&lt;&gt;&quot;&lt;5&quot;;[.H126];4);&quot; &quot;)" office:value-type="string" office:string-value=" " calcext:value-type="string">
            <text:p><text:s/></text:p>
          </table:table-cell>
          <table:table-cell table:formula="of:=IF([.$B126]=[.$O$1];IF([.I126]&lt;&gt;&quot;&lt;5&quot;;[.I126];4);&quot; &quot;)" office:value-type="string" office:string-value=" " calcext:value-type="string">
            <text:p><text:s/></text:p>
          </table:table-cell>
          <table:table-cell table:formula="of:=IF([.$B126]=[.$O$1];IF([.J126]&lt;&gt;&quot;&lt;5&quot;;[.J126];4);&quot; &quot;)" office:value-type="string" office:string-value=" " calcext:value-type="string">
            <text:p><text:s/></text:p>
          </table:table-cell>
          <table:table-cell table:formula="of:=IF([.$B126]=[.$O$1];IF([.K126]&lt;&gt;&quot;&lt;5&quot;;[.K12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office:value-type="string" calcext:value-type="string">
            <text:p>80-89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7]=[.$O$1];IF([.C127]&lt;&gt;&quot;&lt;5&quot;;[.C127];4);&quot; &quot;)" office:value-type="string" office:string-value=" " calcext:value-type="string">
            <text:p><text:s/></text:p>
          </table:table-cell>
          <table:table-cell table:formula="of:=IF([.$B127]=[.$O$1];IF([.D127]&lt;&gt;&quot;&lt;5&quot;;[.D127];4);&quot; &quot;)" office:value-type="string" office:string-value=" " calcext:value-type="string">
            <text:p><text:s/></text:p>
          </table:table-cell>
          <table:table-cell table:formula="of:=IF([.$B127]=[.$O$1];IF([.E127]&lt;&gt;&quot;&lt;5&quot;;[.E127];4);&quot; &quot;)" office:value-type="string" office:string-value=" " calcext:value-type="string">
            <text:p><text:s/></text:p>
          </table:table-cell>
          <table:table-cell table:formula="of:=IF([.$B127]=[.$O$1];IF([.F127]&lt;&gt;&quot;&lt;5&quot;;[.F127];4);&quot; &quot;)" office:value-type="string" office:string-value=" " calcext:value-type="string">
            <text:p><text:s/></text:p>
          </table:table-cell>
          <table:table-cell table:formula="of:=IF([.$B127]=[.$O$1];IF([.G127]&lt;&gt;&quot;&lt;5&quot;;[.G127];4);&quot; &quot;)" office:value-type="string" office:string-value=" " calcext:value-type="string">
            <text:p><text:s/></text:p>
          </table:table-cell>
          <table:table-cell table:formula="of:=IF([.$B127]=[.$O$1];IF([.H127]&lt;&gt;&quot;&lt;5&quot;;[.H127];4);&quot; &quot;)" office:value-type="string" office:string-value=" " calcext:value-type="string">
            <text:p><text:s/></text:p>
          </table:table-cell>
          <table:table-cell table:formula="of:=IF([.$B127]=[.$O$1];IF([.I127]&lt;&gt;&quot;&lt;5&quot;;[.I127];4);&quot; &quot;)" office:value-type="string" office:string-value=" " calcext:value-type="string">
            <text:p><text:s/></text:p>
          </table:table-cell>
          <table:table-cell table:formula="of:=IF([.$B127]=[.$O$1];IF([.J127]&lt;&gt;&quot;&lt;5&quot;;[.J127];4);&quot; &quot;)" office:value-type="string" office:string-value=" " calcext:value-type="string">
            <text:p><text:s/></text:p>
          </table:table-cell>
          <table:table-cell table:formula="of:=IF([.$B127]=[.$O$1];IF([.K127]&lt;&gt;&quot;&lt;5&quot;;[.K12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1 - 2021-03-27</text:p>
          </table:table-cell>
          <table:table-cell table:style-name="ce1" office:value-type="string" calcext:value-type="string">
            <text:p>90+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021-03-21 - 2021-03-27</text:p>
          </table:table-cell>
          <table:table-cell table:formula="of:=IF([.$B128]=[.$O$1];IF([.C128]&lt;&gt;&quot;&lt;5&quot;;[.C128];4);&quot; &quot;)" office:value-type="float" office:value="4" calcext:value-type="float">
            <text:p>4</text:p>
          </table:table-cell>
          <table:table-cell table:formula="of:=IF([.$B128]=[.$O$1];IF([.D128]&lt;&gt;&quot;&lt;5&quot;;[.D128];4);&quot; &quot;)" office:value-type="float" office:value="0" calcext:value-type="float">
            <text:p>0</text:p>
          </table:table-cell>
          <table:table-cell table:formula="of:=IF([.$B128]=[.$O$1];IF([.E128]&lt;&gt;&quot;&lt;5&quot;;[.E128];4);&quot; &quot;)" office:value-type="float" office:value="0" calcext:value-type="float">
            <text:p>0</text:p>
          </table:table-cell>
          <table:table-cell table:formula="of:=IF([.$B128]=[.$O$1];IF([.F128]&lt;&gt;&quot;&lt;5&quot;;[.F128];4);&quot; &quot;)" office:value-type="float" office:value="0" calcext:value-type="float">
            <text:p>0</text:p>
          </table:table-cell>
          <table:table-cell table:formula="of:=IF([.$B128]=[.$O$1];IF([.G128]&lt;&gt;&quot;&lt;5&quot;;[.G128];4);&quot; &quot;)" office:value-type="float" office:value="0" calcext:value-type="float">
            <text:p>0</text:p>
          </table:table-cell>
          <table:table-cell table:formula="of:=IF([.$B128]=[.$O$1];IF([.H128]&lt;&gt;&quot;&lt;5&quot;;[.H128];4);&quot; &quot;)" office:value-type="float" office:value="0" calcext:value-type="float">
            <text:p>0</text:p>
          </table:table-cell>
          <table:table-cell table:formula="of:=IF([.$B128]=[.$O$1];IF([.I128]&lt;&gt;&quot;&lt;5&quot;;[.I128];4);&quot; &quot;)" office:value-type="float" office:value="0" calcext:value-type="float">
            <text:p>0</text:p>
          </table:table-cell>
          <table:table-cell table:formula="of:=IF([.$B128]=[.$O$1];IF([.J128]&lt;&gt;&quot;&lt;5&quot;;[.J128];4);&quot; &quot;)" office:value-type="float" office:value="4" calcext:value-type="float">
            <text:p>4</text:p>
          </table:table-cell>
          <table:table-cell table:formula="of:=IF([.$B128]=[.$O$1];IF([.K128]&lt;&gt;&quot;&lt;5&quot;;[.K128];4);&quot; 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0-19</text:p>
          </table:table-cell>
          <table:table-cell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29]=[.$O$1];IF([.C129]&lt;&gt;&quot;&lt;5&quot;;[.C129];4);&quot; &quot;)" office:value-type="string" office:string-value=" " calcext:value-type="string">
            <text:p><text:s/></text:p>
          </table:table-cell>
          <table:table-cell table:formula="of:=IF([.$B129]=[.$O$1];IF([.D129]&lt;&gt;&quot;&lt;5&quot;;[.D129];4);&quot; &quot;)" office:value-type="string" office:string-value=" " calcext:value-type="string">
            <text:p><text:s/></text:p>
          </table:table-cell>
          <table:table-cell table:formula="of:=IF([.$B129]=[.$O$1];IF([.E129]&lt;&gt;&quot;&lt;5&quot;;[.E129];4);&quot; &quot;)" office:value-type="string" office:string-value=" " calcext:value-type="string">
            <text:p><text:s/></text:p>
          </table:table-cell>
          <table:table-cell table:formula="of:=IF([.$B129]=[.$O$1];IF([.F129]&lt;&gt;&quot;&lt;5&quot;;[.F129];4);&quot; &quot;)" office:value-type="string" office:string-value=" " calcext:value-type="string">
            <text:p><text:s/></text:p>
          </table:table-cell>
          <table:table-cell table:formula="of:=IF([.$B129]=[.$O$1];IF([.G129]&lt;&gt;&quot;&lt;5&quot;;[.G129];4);&quot; &quot;)" office:value-type="string" office:string-value=" " calcext:value-type="string">
            <text:p><text:s/></text:p>
          </table:table-cell>
          <table:table-cell table:formula="of:=IF([.$B129]=[.$O$1];IF([.H129]&lt;&gt;&quot;&lt;5&quot;;[.H129];4);&quot; &quot;)" office:value-type="string" office:string-value=" " calcext:value-type="string">
            <text:p><text:s/></text:p>
          </table:table-cell>
          <table:table-cell table:formula="of:=IF([.$B129]=[.$O$1];IF([.I129]&lt;&gt;&quot;&lt;5&quot;;[.I129];4);&quot; &quot;)" office:value-type="string" office:string-value=" " calcext:value-type="string">
            <text:p><text:s/></text:p>
          </table:table-cell>
          <table:table-cell table:formula="of:=IF([.$B129]=[.$O$1];IF([.J129]&lt;&gt;&quot;&lt;5&quot;;[.J129];4);&quot; &quot;)" office:value-type="string" office:string-value=" " calcext:value-type="string">
            <text:p><text:s/></text:p>
          </table:table-cell>
          <table:table-cell table:formula="of:=IF([.$B129]=[.$O$1];IF([.K129]&lt;&gt;&quot;&lt;5&quot;;[.K12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20-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0]=[.$O$1];IF([.C130]&lt;&gt;&quot;&lt;5&quot;;[.C130];4);&quot; &quot;)" office:value-type="string" office:string-value=" " calcext:value-type="string">
            <text:p><text:s/></text:p>
          </table:table-cell>
          <table:table-cell table:formula="of:=IF([.$B130]=[.$O$1];IF([.D130]&lt;&gt;&quot;&lt;5&quot;;[.D130];4);&quot; &quot;)" office:value-type="string" office:string-value=" " calcext:value-type="string">
            <text:p><text:s/></text:p>
          </table:table-cell>
          <table:table-cell table:formula="of:=IF([.$B130]=[.$O$1];IF([.E130]&lt;&gt;&quot;&lt;5&quot;;[.E130];4);&quot; &quot;)" office:value-type="string" office:string-value=" " calcext:value-type="string">
            <text:p><text:s/></text:p>
          </table:table-cell>
          <table:table-cell table:formula="of:=IF([.$B130]=[.$O$1];IF([.F130]&lt;&gt;&quot;&lt;5&quot;;[.F130];4);&quot; &quot;)" office:value-type="string" office:string-value=" " calcext:value-type="string">
            <text:p><text:s/></text:p>
          </table:table-cell>
          <table:table-cell table:formula="of:=IF([.$B130]=[.$O$1];IF([.G130]&lt;&gt;&quot;&lt;5&quot;;[.G130];4);&quot; &quot;)" office:value-type="string" office:string-value=" " calcext:value-type="string">
            <text:p><text:s/></text:p>
          </table:table-cell>
          <table:table-cell table:formula="of:=IF([.$B130]=[.$O$1];IF([.H130]&lt;&gt;&quot;&lt;5&quot;;[.H130];4);&quot; &quot;)" office:value-type="string" office:string-value=" " calcext:value-type="string">
            <text:p><text:s/></text:p>
          </table:table-cell>
          <table:table-cell table:formula="of:=IF([.$B130]=[.$O$1];IF([.I130]&lt;&gt;&quot;&lt;5&quot;;[.I130];4);&quot; &quot;)" office:value-type="string" office:string-value=" " calcext:value-type="string">
            <text:p><text:s/></text:p>
          </table:table-cell>
          <table:table-cell table:formula="of:=IF([.$B130]=[.$O$1];IF([.J130]&lt;&gt;&quot;&lt;5&quot;;[.J130];4);&quot; &quot;)" office:value-type="string" office:string-value=" " calcext:value-type="string">
            <text:p><text:s/></text:p>
          </table:table-cell>
          <table:table-cell table:formula="of:=IF([.$B130]=[.$O$1];IF([.K130]&lt;&gt;&quot;&lt;5&quot;;[.K13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1]=[.$O$1];IF([.C131]&lt;&gt;&quot;&lt;5&quot;;[.C131];4);&quot; &quot;)" office:value-type="string" office:string-value=" " calcext:value-type="string">
            <text:p><text:s/></text:p>
          </table:table-cell>
          <table:table-cell table:formula="of:=IF([.$B131]=[.$O$1];IF([.D131]&lt;&gt;&quot;&lt;5&quot;;[.D131];4);&quot; &quot;)" office:value-type="string" office:string-value=" " calcext:value-type="string">
            <text:p><text:s/></text:p>
          </table:table-cell>
          <table:table-cell table:formula="of:=IF([.$B131]=[.$O$1];IF([.E131]&lt;&gt;&quot;&lt;5&quot;;[.E131];4);&quot; &quot;)" office:value-type="string" office:string-value=" " calcext:value-type="string">
            <text:p><text:s/></text:p>
          </table:table-cell>
          <table:table-cell table:formula="of:=IF([.$B131]=[.$O$1];IF([.F131]&lt;&gt;&quot;&lt;5&quot;;[.F131];4);&quot; &quot;)" office:value-type="string" office:string-value=" " calcext:value-type="string">
            <text:p><text:s/></text:p>
          </table:table-cell>
          <table:table-cell table:formula="of:=IF([.$B131]=[.$O$1];IF([.G131]&lt;&gt;&quot;&lt;5&quot;;[.G131];4);&quot; &quot;)" office:value-type="string" office:string-value=" " calcext:value-type="string">
            <text:p><text:s/></text:p>
          </table:table-cell>
          <table:table-cell table:formula="of:=IF([.$B131]=[.$O$1];IF([.H131]&lt;&gt;&quot;&lt;5&quot;;[.H131];4);&quot; &quot;)" office:value-type="string" office:string-value=" " calcext:value-type="string">
            <text:p><text:s/></text:p>
          </table:table-cell>
          <table:table-cell table:formula="of:=IF([.$B131]=[.$O$1];IF([.I131]&lt;&gt;&quot;&lt;5&quot;;[.I131];4);&quot; &quot;)" office:value-type="string" office:string-value=" " calcext:value-type="string">
            <text:p><text:s/></text:p>
          </table:table-cell>
          <table:table-cell table:formula="of:=IF([.$B131]=[.$O$1];IF([.J131]&lt;&gt;&quot;&lt;5&quot;;[.J131];4);&quot; &quot;)" office:value-type="string" office:string-value=" " calcext:value-type="string">
            <text:p><text:s/></text:p>
          </table:table-cell>
          <table:table-cell table:formula="of:=IF([.$B131]=[.$O$1];IF([.K131]&lt;&gt;&quot;&lt;5&quot;;[.K13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2]=[.$O$1];IF([.C132]&lt;&gt;&quot;&lt;5&quot;;[.C132];4);&quot; &quot;)" office:value-type="string" office:string-value=" " calcext:value-type="string">
            <text:p><text:s/></text:p>
          </table:table-cell>
          <table:table-cell table:formula="of:=IF([.$B132]=[.$O$1];IF([.D132]&lt;&gt;&quot;&lt;5&quot;;[.D132];4);&quot; &quot;)" office:value-type="string" office:string-value=" " calcext:value-type="string">
            <text:p><text:s/></text:p>
          </table:table-cell>
          <table:table-cell table:formula="of:=IF([.$B132]=[.$O$1];IF([.E132]&lt;&gt;&quot;&lt;5&quot;;[.E132];4);&quot; &quot;)" office:value-type="string" office:string-value=" " calcext:value-type="string">
            <text:p><text:s/></text:p>
          </table:table-cell>
          <table:table-cell table:formula="of:=IF([.$B132]=[.$O$1];IF([.F132]&lt;&gt;&quot;&lt;5&quot;;[.F132];4);&quot; &quot;)" office:value-type="string" office:string-value=" " calcext:value-type="string">
            <text:p><text:s/></text:p>
          </table:table-cell>
          <table:table-cell table:formula="of:=IF([.$B132]=[.$O$1];IF([.G132]&lt;&gt;&quot;&lt;5&quot;;[.G132];4);&quot; &quot;)" office:value-type="string" office:string-value=" " calcext:value-type="string">
            <text:p><text:s/></text:p>
          </table:table-cell>
          <table:table-cell table:formula="of:=IF([.$B132]=[.$O$1];IF([.H132]&lt;&gt;&quot;&lt;5&quot;;[.H132];4);&quot; &quot;)" office:value-type="string" office:string-value=" " calcext:value-type="string">
            <text:p><text:s/></text:p>
          </table:table-cell>
          <table:table-cell table:formula="of:=IF([.$B132]=[.$O$1];IF([.I132]&lt;&gt;&quot;&lt;5&quot;;[.I132];4);&quot; &quot;)" office:value-type="string" office:string-value=" " calcext:value-type="string">
            <text:p><text:s/></text:p>
          </table:table-cell>
          <table:table-cell table:formula="of:=IF([.$B132]=[.$O$1];IF([.J132]&lt;&gt;&quot;&lt;5&quot;;[.J132];4);&quot; &quot;)" office:value-type="string" office:string-value=" " calcext:value-type="string">
            <text:p><text:s/></text:p>
          </table:table-cell>
          <table:table-cell table:formula="of:=IF([.$B132]=[.$O$1];IF([.K132]&lt;&gt;&quot;&lt;5&quot;;[.K13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&lt;5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3]=[.$O$1];IF([.C133]&lt;&gt;&quot;&lt;5&quot;;[.C133];4);&quot; &quot;)" office:value-type="string" office:string-value=" " calcext:value-type="string">
            <text:p><text:s/></text:p>
          </table:table-cell>
          <table:table-cell table:formula="of:=IF([.$B133]=[.$O$1];IF([.D133]&lt;&gt;&quot;&lt;5&quot;;[.D133];4);&quot; &quot;)" office:value-type="string" office:string-value=" " calcext:value-type="string">
            <text:p><text:s/></text:p>
          </table:table-cell>
          <table:table-cell table:formula="of:=IF([.$B133]=[.$O$1];IF([.E133]&lt;&gt;&quot;&lt;5&quot;;[.E133];4);&quot; &quot;)" office:value-type="string" office:string-value=" " calcext:value-type="string">
            <text:p><text:s/></text:p>
          </table:table-cell>
          <table:table-cell table:formula="of:=IF([.$B133]=[.$O$1];IF([.F133]&lt;&gt;&quot;&lt;5&quot;;[.F133];4);&quot; &quot;)" office:value-type="string" office:string-value=" " calcext:value-type="string">
            <text:p><text:s/></text:p>
          </table:table-cell>
          <table:table-cell table:formula="of:=IF([.$B133]=[.$O$1];IF([.G133]&lt;&gt;&quot;&lt;5&quot;;[.G133];4);&quot; &quot;)" office:value-type="string" office:string-value=" " calcext:value-type="string">
            <text:p><text:s/></text:p>
          </table:table-cell>
          <table:table-cell table:formula="of:=IF([.$B133]=[.$O$1];IF([.H133]&lt;&gt;&quot;&lt;5&quot;;[.H133];4);&quot; &quot;)" office:value-type="string" office:string-value=" " calcext:value-type="string">
            <text:p><text:s/></text:p>
          </table:table-cell>
          <table:table-cell table:formula="of:=IF([.$B133]=[.$O$1];IF([.I133]&lt;&gt;&quot;&lt;5&quot;;[.I133];4);&quot; &quot;)" office:value-type="string" office:string-value=" " calcext:value-type="string">
            <text:p><text:s/></text:p>
          </table:table-cell>
          <table:table-cell table:formula="of:=IF([.$B133]=[.$O$1];IF([.J133]&lt;&gt;&quot;&lt;5&quot;;[.J133];4);&quot; &quot;)" office:value-type="string" office:string-value=" " calcext:value-type="string">
            <text:p><text:s/></text:p>
          </table:table-cell>
          <table:table-cell table:formula="of:=IF([.$B133]=[.$O$1];IF([.K133]&lt;&gt;&quot;&lt;5&quot;;[.K13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60-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4]=[.$O$1];IF([.C134]&lt;&gt;&quot;&lt;5&quot;;[.C134];4);&quot; &quot;)" office:value-type="string" office:string-value=" " calcext:value-type="string">
            <text:p><text:s/></text:p>
          </table:table-cell>
          <table:table-cell table:formula="of:=IF([.$B134]=[.$O$1];IF([.D134]&lt;&gt;&quot;&lt;5&quot;;[.D134];4);&quot; &quot;)" office:value-type="string" office:string-value=" " calcext:value-type="string">
            <text:p><text:s/></text:p>
          </table:table-cell>
          <table:table-cell table:formula="of:=IF([.$B134]=[.$O$1];IF([.E134]&lt;&gt;&quot;&lt;5&quot;;[.E134];4);&quot; &quot;)" office:value-type="string" office:string-value=" " calcext:value-type="string">
            <text:p><text:s/></text:p>
          </table:table-cell>
          <table:table-cell table:formula="of:=IF([.$B134]=[.$O$1];IF([.F134]&lt;&gt;&quot;&lt;5&quot;;[.F134];4);&quot; &quot;)" office:value-type="string" office:string-value=" " calcext:value-type="string">
            <text:p><text:s/></text:p>
          </table:table-cell>
          <table:table-cell table:formula="of:=IF([.$B134]=[.$O$1];IF([.G134]&lt;&gt;&quot;&lt;5&quot;;[.G134];4);&quot; &quot;)" office:value-type="string" office:string-value=" " calcext:value-type="string">
            <text:p><text:s/></text:p>
          </table:table-cell>
          <table:table-cell table:formula="of:=IF([.$B134]=[.$O$1];IF([.H134]&lt;&gt;&quot;&lt;5&quot;;[.H134];4);&quot; &quot;)" office:value-type="string" office:string-value=" " calcext:value-type="string">
            <text:p><text:s/></text:p>
          </table:table-cell>
          <table:table-cell table:formula="of:=IF([.$B134]=[.$O$1];IF([.I134]&lt;&gt;&quot;&lt;5&quot;;[.I134];4);&quot; &quot;)" office:value-type="string" office:string-value=" " calcext:value-type="string">
            <text:p><text:s/></text:p>
          </table:table-cell>
          <table:table-cell table:formula="of:=IF([.$B134]=[.$O$1];IF([.J134]&lt;&gt;&quot;&lt;5&quot;;[.J134];4);&quot; &quot;)" office:value-type="string" office:string-value=" " calcext:value-type="string">
            <text:p><text:s/></text:p>
          </table:table-cell>
          <table:table-cell table:formula="of:=IF([.$B134]=[.$O$1];IF([.K134]&lt;&gt;&quot;&lt;5&quot;;[.K13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5]=[.$O$1];IF([.C135]&lt;&gt;&quot;&lt;5&quot;;[.C135];4);&quot; &quot;)" office:value-type="string" office:string-value=" " calcext:value-type="string">
            <text:p><text:s/></text:p>
          </table:table-cell>
          <table:table-cell table:formula="of:=IF([.$B135]=[.$O$1];IF([.D135]&lt;&gt;&quot;&lt;5&quot;;[.D135];4);&quot; &quot;)" office:value-type="string" office:string-value=" " calcext:value-type="string">
            <text:p><text:s/></text:p>
          </table:table-cell>
          <table:table-cell table:formula="of:=IF([.$B135]=[.$O$1];IF([.E135]&lt;&gt;&quot;&lt;5&quot;;[.E135];4);&quot; &quot;)" office:value-type="string" office:string-value=" " calcext:value-type="string">
            <text:p><text:s/></text:p>
          </table:table-cell>
          <table:table-cell table:formula="of:=IF([.$B135]=[.$O$1];IF([.F135]&lt;&gt;&quot;&lt;5&quot;;[.F135];4);&quot; &quot;)" office:value-type="string" office:string-value=" " calcext:value-type="string">
            <text:p><text:s/></text:p>
          </table:table-cell>
          <table:table-cell table:formula="of:=IF([.$B135]=[.$O$1];IF([.G135]&lt;&gt;&quot;&lt;5&quot;;[.G135];4);&quot; &quot;)" office:value-type="string" office:string-value=" " calcext:value-type="string">
            <text:p><text:s/></text:p>
          </table:table-cell>
          <table:table-cell table:formula="of:=IF([.$B135]=[.$O$1];IF([.H135]&lt;&gt;&quot;&lt;5&quot;;[.H135];4);&quot; &quot;)" office:value-type="string" office:string-value=" " calcext:value-type="string">
            <text:p><text:s/></text:p>
          </table:table-cell>
          <table:table-cell table:formula="of:=IF([.$B135]=[.$O$1];IF([.I135]&lt;&gt;&quot;&lt;5&quot;;[.I135];4);&quot; &quot;)" office:value-type="string" office:string-value=" " calcext:value-type="string">
            <text:p><text:s/></text:p>
          </table:table-cell>
          <table:table-cell table:formula="of:=IF([.$B135]=[.$O$1];IF([.J135]&lt;&gt;&quot;&lt;5&quot;;[.J135];4);&quot; &quot;)" office:value-type="string" office:string-value=" " calcext:value-type="string">
            <text:p><text:s/></text:p>
          </table:table-cell>
          <table:table-cell table:formula="of:=IF([.$B135]=[.$O$1];IF([.K135]&lt;&gt;&quot;&lt;5&quot;;[.K13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office:value-type="string" calcext:value-type="string">
            <text:p>80-89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6]=[.$O$1];IF([.C136]&lt;&gt;&quot;&lt;5&quot;;[.C136];4);&quot; &quot;)" office:value-type="string" office:string-value=" " calcext:value-type="string">
            <text:p><text:s/></text:p>
          </table:table-cell>
          <table:table-cell table:formula="of:=IF([.$B136]=[.$O$1];IF([.D136]&lt;&gt;&quot;&lt;5&quot;;[.D136];4);&quot; &quot;)" office:value-type="string" office:string-value=" " calcext:value-type="string">
            <text:p><text:s/></text:p>
          </table:table-cell>
          <table:table-cell table:formula="of:=IF([.$B136]=[.$O$1];IF([.E136]&lt;&gt;&quot;&lt;5&quot;;[.E136];4);&quot; &quot;)" office:value-type="string" office:string-value=" " calcext:value-type="string">
            <text:p><text:s/></text:p>
          </table:table-cell>
          <table:table-cell table:formula="of:=IF([.$B136]=[.$O$1];IF([.F136]&lt;&gt;&quot;&lt;5&quot;;[.F136];4);&quot; &quot;)" office:value-type="string" office:string-value=" " calcext:value-type="string">
            <text:p><text:s/></text:p>
          </table:table-cell>
          <table:table-cell table:formula="of:=IF([.$B136]=[.$O$1];IF([.G136]&lt;&gt;&quot;&lt;5&quot;;[.G136];4);&quot; &quot;)" office:value-type="string" office:string-value=" " calcext:value-type="string">
            <text:p><text:s/></text:p>
          </table:table-cell>
          <table:table-cell table:formula="of:=IF([.$B136]=[.$O$1];IF([.H136]&lt;&gt;&quot;&lt;5&quot;;[.H136];4);&quot; &quot;)" office:value-type="string" office:string-value=" " calcext:value-type="string">
            <text:p><text:s/></text:p>
          </table:table-cell>
          <table:table-cell table:formula="of:=IF([.$B136]=[.$O$1];IF([.I136]&lt;&gt;&quot;&lt;5&quot;;[.I136];4);&quot; &quot;)" office:value-type="string" office:string-value=" " calcext:value-type="string">
            <text:p><text:s/></text:p>
          </table:table-cell>
          <table:table-cell table:formula="of:=IF([.$B136]=[.$O$1];IF([.J136]&lt;&gt;&quot;&lt;5&quot;;[.J136];4);&quot; &quot;)" office:value-type="string" office:string-value=" " calcext:value-type="string">
            <text:p><text:s/></text:p>
          </table:table-cell>
          <table:table-cell table:formula="of:=IF([.$B136]=[.$O$1];IF([.K136]&lt;&gt;&quot;&lt;5&quot;;[.K13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3-28 - 2021-04-03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21-03-28 - 2021-04-03</text:p>
          </table:table-cell>
          <table:table-cell table:formula="of:=IF([.$B137]=[.$O$1];IF([.C137]&lt;&gt;&quot;&lt;5&quot;;[.C137];4);&quot; &quot;)" office:value-type="float" office:value="0" calcext:value-type="float">
            <text:p>0</text:p>
          </table:table-cell>
          <table:table-cell table:formula="of:=IF([.$B137]=[.$O$1];IF([.D137]&lt;&gt;&quot;&lt;5&quot;;[.D137];4);&quot; &quot;)" office:value-type="float" office:value="0" calcext:value-type="float">
            <text:p>0</text:p>
          </table:table-cell>
          <table:table-cell table:formula="of:=IF([.$B137]=[.$O$1];IF([.E137]&lt;&gt;&quot;&lt;5&quot;;[.E137];4);&quot; &quot;)" office:value-type="float" office:value="0" calcext:value-type="float">
            <text:p>0</text:p>
          </table:table-cell>
          <table:table-cell table:formula="of:=IF([.$B137]=[.$O$1];IF([.F137]&lt;&gt;&quot;&lt;5&quot;;[.F137];4);&quot; &quot;)" office:value-type="float" office:value="0" calcext:value-type="float">
            <text:p>0</text:p>
          </table:table-cell>
          <table:table-cell table:formula="of:=IF([.$B137]=[.$O$1];IF([.G137]&lt;&gt;&quot;&lt;5&quot;;[.G137];4);&quot; &quot;)" office:value-type="float" office:value="0" calcext:value-type="float">
            <text:p>0</text:p>
          </table:table-cell>
          <table:table-cell table:formula="of:=IF([.$B137]=[.$O$1];IF([.H137]&lt;&gt;&quot;&lt;5&quot;;[.H137];4);&quot; &quot;)" office:value-type="float" office:value="0" calcext:value-type="float">
            <text:p>0</text:p>
          </table:table-cell>
          <table:table-cell table:formula="of:=IF([.$B137]=[.$O$1];IF([.I137]&lt;&gt;&quot;&lt;5&quot;;[.I137];4);&quot; &quot;)" office:value-type="float" office:value="0" calcext:value-type="float">
            <text:p>0</text:p>
          </table:table-cell>
          <table:table-cell table:formula="of:=IF([.$B137]=[.$O$1];IF([.J137]&lt;&gt;&quot;&lt;5&quot;;[.J137];4);&quot; &quot;)" office:value-type="float" office:value="6" calcext:value-type="float">
            <text:p>6</text:p>
          </table:table-cell>
          <table:table-cell table:formula="of:=IF([.$B137]=[.$O$1];IF([.K137]&lt;&gt;&quot;&lt;5&quot;;[.K137];4);&quot; 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0-19</text:p>
          </table:table-cell>
          <table:table-cell table:number-columns-repeated="3" office:value-type="string" calcext:value-type="string">
            <text:p>&lt;5</text:p>
          </table:table-cell>
          <table:table-cell table:number-columns-repeated="4"/>
          <table:table-cell office:value-type="string" calcext:value-type="string">
            <text:p>&lt;5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38]=[.$O$1];IF([.C138]&lt;&gt;&quot;&lt;5&quot;;[.C138];4);&quot; &quot;)" office:value-type="string" office:string-value=" " calcext:value-type="string">
            <text:p><text:s/></text:p>
          </table:table-cell>
          <table:table-cell table:formula="of:=IF([.$B138]=[.$O$1];IF([.D138]&lt;&gt;&quot;&lt;5&quot;;[.D138];4);&quot; &quot;)" office:value-type="string" office:string-value=" " calcext:value-type="string">
            <text:p><text:s/></text:p>
          </table:table-cell>
          <table:table-cell table:formula="of:=IF([.$B138]=[.$O$1];IF([.E138]&lt;&gt;&quot;&lt;5&quot;;[.E138];4);&quot; &quot;)" office:value-type="string" office:string-value=" " calcext:value-type="string">
            <text:p><text:s/></text:p>
          </table:table-cell>
          <table:table-cell table:formula="of:=IF([.$B138]=[.$O$1];IF([.F138]&lt;&gt;&quot;&lt;5&quot;;[.F138];4);&quot; &quot;)" office:value-type="string" office:string-value=" " calcext:value-type="string">
            <text:p><text:s/></text:p>
          </table:table-cell>
          <table:table-cell table:formula="of:=IF([.$B138]=[.$O$1];IF([.G138]&lt;&gt;&quot;&lt;5&quot;;[.G138];4);&quot; &quot;)" office:value-type="string" office:string-value=" " calcext:value-type="string">
            <text:p><text:s/></text:p>
          </table:table-cell>
          <table:table-cell table:formula="of:=IF([.$B138]=[.$O$1];IF([.H138]&lt;&gt;&quot;&lt;5&quot;;[.H138];4);&quot; &quot;)" office:value-type="string" office:string-value=" " calcext:value-type="string">
            <text:p><text:s/></text:p>
          </table:table-cell>
          <table:table-cell table:formula="of:=IF([.$B138]=[.$O$1];IF([.I138]&lt;&gt;&quot;&lt;5&quot;;[.I138];4);&quot; &quot;)" office:value-type="string" office:string-value=" " calcext:value-type="string">
            <text:p><text:s/></text:p>
          </table:table-cell>
          <table:table-cell table:formula="of:=IF([.$B138]=[.$O$1];IF([.J138]&lt;&gt;&quot;&lt;5&quot;;[.J138];4);&quot; &quot;)" office:value-type="string" office:string-value=" " calcext:value-type="string">
            <text:p><text:s/></text:p>
          </table:table-cell>
          <table:table-cell table:formula="of:=IF([.$B138]=[.$O$1];IF([.K138]&lt;&gt;&quot;&lt;5&quot;;[.K13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39]=[.$O$1];IF([.C139]&lt;&gt;&quot;&lt;5&quot;;[.C139];4);&quot; &quot;)" office:value-type="string" office:string-value=" " calcext:value-type="string">
            <text:p><text:s/></text:p>
          </table:table-cell>
          <table:table-cell table:formula="of:=IF([.$B139]=[.$O$1];IF([.D139]&lt;&gt;&quot;&lt;5&quot;;[.D139];4);&quot; &quot;)" office:value-type="string" office:string-value=" " calcext:value-type="string">
            <text:p><text:s/></text:p>
          </table:table-cell>
          <table:table-cell table:formula="of:=IF([.$B139]=[.$O$1];IF([.E139]&lt;&gt;&quot;&lt;5&quot;;[.E139];4);&quot; &quot;)" office:value-type="string" office:string-value=" " calcext:value-type="string">
            <text:p><text:s/></text:p>
          </table:table-cell>
          <table:table-cell table:formula="of:=IF([.$B139]=[.$O$1];IF([.F139]&lt;&gt;&quot;&lt;5&quot;;[.F139];4);&quot; &quot;)" office:value-type="string" office:string-value=" " calcext:value-type="string">
            <text:p><text:s/></text:p>
          </table:table-cell>
          <table:table-cell table:formula="of:=IF([.$B139]=[.$O$1];IF([.G139]&lt;&gt;&quot;&lt;5&quot;;[.G139];4);&quot; &quot;)" office:value-type="string" office:string-value=" " calcext:value-type="string">
            <text:p><text:s/></text:p>
          </table:table-cell>
          <table:table-cell table:formula="of:=IF([.$B139]=[.$O$1];IF([.H139]&lt;&gt;&quot;&lt;5&quot;;[.H139];4);&quot; &quot;)" office:value-type="string" office:string-value=" " calcext:value-type="string">
            <text:p><text:s/></text:p>
          </table:table-cell>
          <table:table-cell table:formula="of:=IF([.$B139]=[.$O$1];IF([.I139]&lt;&gt;&quot;&lt;5&quot;;[.I139];4);&quot; &quot;)" office:value-type="string" office:string-value=" " calcext:value-type="string">
            <text:p><text:s/></text:p>
          </table:table-cell>
          <table:table-cell table:formula="of:=IF([.$B139]=[.$O$1];IF([.J139]&lt;&gt;&quot;&lt;5&quot;;[.J139];4);&quot; &quot;)" office:value-type="string" office:string-value=" " calcext:value-type="string">
            <text:p><text:s/></text:p>
          </table:table-cell>
          <table:table-cell table:formula="of:=IF([.$B139]=[.$O$1];IF([.K139]&lt;&gt;&quot;&lt;5&quot;;[.K13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30-39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0]=[.$O$1];IF([.C140]&lt;&gt;&quot;&lt;5&quot;;[.C140];4);&quot; &quot;)" office:value-type="string" office:string-value=" " calcext:value-type="string">
            <text:p><text:s/></text:p>
          </table:table-cell>
          <table:table-cell table:formula="of:=IF([.$B140]=[.$O$1];IF([.D140]&lt;&gt;&quot;&lt;5&quot;;[.D140];4);&quot; &quot;)" office:value-type="string" office:string-value=" " calcext:value-type="string">
            <text:p><text:s/></text:p>
          </table:table-cell>
          <table:table-cell table:formula="of:=IF([.$B140]=[.$O$1];IF([.E140]&lt;&gt;&quot;&lt;5&quot;;[.E140];4);&quot; &quot;)" office:value-type="string" office:string-value=" " calcext:value-type="string">
            <text:p><text:s/></text:p>
          </table:table-cell>
          <table:table-cell table:formula="of:=IF([.$B140]=[.$O$1];IF([.F140]&lt;&gt;&quot;&lt;5&quot;;[.F140];4);&quot; &quot;)" office:value-type="string" office:string-value=" " calcext:value-type="string">
            <text:p><text:s/></text:p>
          </table:table-cell>
          <table:table-cell table:formula="of:=IF([.$B140]=[.$O$1];IF([.G140]&lt;&gt;&quot;&lt;5&quot;;[.G140];4);&quot; &quot;)" office:value-type="string" office:string-value=" " calcext:value-type="string">
            <text:p><text:s/></text:p>
          </table:table-cell>
          <table:table-cell table:formula="of:=IF([.$B140]=[.$O$1];IF([.H140]&lt;&gt;&quot;&lt;5&quot;;[.H140];4);&quot; &quot;)" office:value-type="string" office:string-value=" " calcext:value-type="string">
            <text:p><text:s/></text:p>
          </table:table-cell>
          <table:table-cell table:formula="of:=IF([.$B140]=[.$O$1];IF([.I140]&lt;&gt;&quot;&lt;5&quot;;[.I140];4);&quot; &quot;)" office:value-type="string" office:string-value=" " calcext:value-type="string">
            <text:p><text:s/></text:p>
          </table:table-cell>
          <table:table-cell table:formula="of:=IF([.$B140]=[.$O$1];IF([.J140]&lt;&gt;&quot;&lt;5&quot;;[.J140];4);&quot; &quot;)" office:value-type="string" office:string-value=" " calcext:value-type="string">
            <text:p><text:s/></text:p>
          </table:table-cell>
          <table:table-cell table:formula="of:=IF([.$B140]=[.$O$1];IF([.K140]&lt;&gt;&quot;&lt;5&quot;;[.K14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&lt;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1]=[.$O$1];IF([.C141]&lt;&gt;&quot;&lt;5&quot;;[.C141];4);&quot; &quot;)" office:value-type="string" office:string-value=" " calcext:value-type="string">
            <text:p><text:s/></text:p>
          </table:table-cell>
          <table:table-cell table:formula="of:=IF([.$B141]=[.$O$1];IF([.D141]&lt;&gt;&quot;&lt;5&quot;;[.D141];4);&quot; &quot;)" office:value-type="string" office:string-value=" " calcext:value-type="string">
            <text:p><text:s/></text:p>
          </table:table-cell>
          <table:table-cell table:formula="of:=IF([.$B141]=[.$O$1];IF([.E141]&lt;&gt;&quot;&lt;5&quot;;[.E141];4);&quot; &quot;)" office:value-type="string" office:string-value=" " calcext:value-type="string">
            <text:p><text:s/></text:p>
          </table:table-cell>
          <table:table-cell table:formula="of:=IF([.$B141]=[.$O$1];IF([.F141]&lt;&gt;&quot;&lt;5&quot;;[.F141];4);&quot; &quot;)" office:value-type="string" office:string-value=" " calcext:value-type="string">
            <text:p><text:s/></text:p>
          </table:table-cell>
          <table:table-cell table:formula="of:=IF([.$B141]=[.$O$1];IF([.G141]&lt;&gt;&quot;&lt;5&quot;;[.G141];4);&quot; &quot;)" office:value-type="string" office:string-value=" " calcext:value-type="string">
            <text:p><text:s/></text:p>
          </table:table-cell>
          <table:table-cell table:formula="of:=IF([.$B141]=[.$O$1];IF([.H141]&lt;&gt;&quot;&lt;5&quot;;[.H141];4);&quot; &quot;)" office:value-type="string" office:string-value=" " calcext:value-type="string">
            <text:p><text:s/></text:p>
          </table:table-cell>
          <table:table-cell table:formula="of:=IF([.$B141]=[.$O$1];IF([.I141]&lt;&gt;&quot;&lt;5&quot;;[.I141];4);&quot; &quot;)" office:value-type="string" office:string-value=" " calcext:value-type="string">
            <text:p><text:s/></text:p>
          </table:table-cell>
          <table:table-cell table:formula="of:=IF([.$B141]=[.$O$1];IF([.J141]&lt;&gt;&quot;&lt;5&quot;;[.J141];4);&quot; &quot;)" office:value-type="string" office:string-value=" " calcext:value-type="string">
            <text:p><text:s/></text:p>
          </table:table-cell>
          <table:table-cell table:formula="of:=IF([.$B141]=[.$O$1];IF([.K141]&lt;&gt;&quot;&lt;5&quot;;[.K14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50-59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2]=[.$O$1];IF([.C142]&lt;&gt;&quot;&lt;5&quot;;[.C142];4);&quot; &quot;)" office:value-type="string" office:string-value=" " calcext:value-type="string">
            <text:p><text:s/></text:p>
          </table:table-cell>
          <table:table-cell table:formula="of:=IF([.$B142]=[.$O$1];IF([.D142]&lt;&gt;&quot;&lt;5&quot;;[.D142];4);&quot; &quot;)" office:value-type="string" office:string-value=" " calcext:value-type="string">
            <text:p><text:s/></text:p>
          </table:table-cell>
          <table:table-cell table:formula="of:=IF([.$B142]=[.$O$1];IF([.E142]&lt;&gt;&quot;&lt;5&quot;;[.E142];4);&quot; &quot;)" office:value-type="string" office:string-value=" " calcext:value-type="string">
            <text:p><text:s/></text:p>
          </table:table-cell>
          <table:table-cell table:formula="of:=IF([.$B142]=[.$O$1];IF([.F142]&lt;&gt;&quot;&lt;5&quot;;[.F142];4);&quot; &quot;)" office:value-type="string" office:string-value=" " calcext:value-type="string">
            <text:p><text:s/></text:p>
          </table:table-cell>
          <table:table-cell table:formula="of:=IF([.$B142]=[.$O$1];IF([.G142]&lt;&gt;&quot;&lt;5&quot;;[.G142];4);&quot; &quot;)" office:value-type="string" office:string-value=" " calcext:value-type="string">
            <text:p><text:s/></text:p>
          </table:table-cell>
          <table:table-cell table:formula="of:=IF([.$B142]=[.$O$1];IF([.H142]&lt;&gt;&quot;&lt;5&quot;;[.H142];4);&quot; &quot;)" office:value-type="string" office:string-value=" " calcext:value-type="string">
            <text:p><text:s/></text:p>
          </table:table-cell>
          <table:table-cell table:formula="of:=IF([.$B142]=[.$O$1];IF([.I142]&lt;&gt;&quot;&lt;5&quot;;[.I142];4);&quot; &quot;)" office:value-type="string" office:string-value=" " calcext:value-type="string">
            <text:p><text:s/></text:p>
          </table:table-cell>
          <table:table-cell table:formula="of:=IF([.$B142]=[.$O$1];IF([.J142]&lt;&gt;&quot;&lt;5&quot;;[.J142];4);&quot; &quot;)" office:value-type="string" office:string-value=" " calcext:value-type="string">
            <text:p><text:s/></text:p>
          </table:table-cell>
          <table:table-cell table:formula="of:=IF([.$B142]=[.$O$1];IF([.K142]&lt;&gt;&quot;&lt;5&quot;;[.K14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60-69</text:p>
          </table:table-cell>
          <table:table-cell table:number-columns-repeated="6" office:value-type="string" calcext:value-type="string">
            <text:p>&lt;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3]=[.$O$1];IF([.C143]&lt;&gt;&quot;&lt;5&quot;;[.C143];4);&quot; &quot;)" office:value-type="string" office:string-value=" " calcext:value-type="string">
            <text:p><text:s/></text:p>
          </table:table-cell>
          <table:table-cell table:formula="of:=IF([.$B143]=[.$O$1];IF([.D143]&lt;&gt;&quot;&lt;5&quot;;[.D143];4);&quot; &quot;)" office:value-type="string" office:string-value=" " calcext:value-type="string">
            <text:p><text:s/></text:p>
          </table:table-cell>
          <table:table-cell table:formula="of:=IF([.$B143]=[.$O$1];IF([.E143]&lt;&gt;&quot;&lt;5&quot;;[.E143];4);&quot; &quot;)" office:value-type="string" office:string-value=" " calcext:value-type="string">
            <text:p><text:s/></text:p>
          </table:table-cell>
          <table:table-cell table:formula="of:=IF([.$B143]=[.$O$1];IF([.F143]&lt;&gt;&quot;&lt;5&quot;;[.F143];4);&quot; &quot;)" office:value-type="string" office:string-value=" " calcext:value-type="string">
            <text:p><text:s/></text:p>
          </table:table-cell>
          <table:table-cell table:formula="of:=IF([.$B143]=[.$O$1];IF([.G143]&lt;&gt;&quot;&lt;5&quot;;[.G143];4);&quot; &quot;)" office:value-type="string" office:string-value=" " calcext:value-type="string">
            <text:p><text:s/></text:p>
          </table:table-cell>
          <table:table-cell table:formula="of:=IF([.$B143]=[.$O$1];IF([.H143]&lt;&gt;&quot;&lt;5&quot;;[.H143];4);&quot; &quot;)" office:value-type="string" office:string-value=" " calcext:value-type="string">
            <text:p><text:s/></text:p>
          </table:table-cell>
          <table:table-cell table:formula="of:=IF([.$B143]=[.$O$1];IF([.I143]&lt;&gt;&quot;&lt;5&quot;;[.I143];4);&quot; &quot;)" office:value-type="string" office:string-value=" " calcext:value-type="string">
            <text:p><text:s/></text:p>
          </table:table-cell>
          <table:table-cell table:formula="of:=IF([.$B143]=[.$O$1];IF([.J143]&lt;&gt;&quot;&lt;5&quot;;[.J143];4);&quot; &quot;)" office:value-type="string" office:string-value=" " calcext:value-type="string">
            <text:p><text:s/></text:p>
          </table:table-cell>
          <table:table-cell table:formula="of:=IF([.$B143]=[.$O$1];IF([.K143]&lt;&gt;&quot;&lt;5&quot;;[.K14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70-7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4]=[.$O$1];IF([.C144]&lt;&gt;&quot;&lt;5&quot;;[.C144];4);&quot; &quot;)" office:value-type="string" office:string-value=" " calcext:value-type="string">
            <text:p><text:s/></text:p>
          </table:table-cell>
          <table:table-cell table:formula="of:=IF([.$B144]=[.$O$1];IF([.D144]&lt;&gt;&quot;&lt;5&quot;;[.D144];4);&quot; &quot;)" office:value-type="string" office:string-value=" " calcext:value-type="string">
            <text:p><text:s/></text:p>
          </table:table-cell>
          <table:table-cell table:formula="of:=IF([.$B144]=[.$O$1];IF([.E144]&lt;&gt;&quot;&lt;5&quot;;[.E144];4);&quot; &quot;)" office:value-type="string" office:string-value=" " calcext:value-type="string">
            <text:p><text:s/></text:p>
          </table:table-cell>
          <table:table-cell table:formula="of:=IF([.$B144]=[.$O$1];IF([.F144]&lt;&gt;&quot;&lt;5&quot;;[.F144];4);&quot; &quot;)" office:value-type="string" office:string-value=" " calcext:value-type="string">
            <text:p><text:s/></text:p>
          </table:table-cell>
          <table:table-cell table:formula="of:=IF([.$B144]=[.$O$1];IF([.G144]&lt;&gt;&quot;&lt;5&quot;;[.G144];4);&quot; &quot;)" office:value-type="string" office:string-value=" " calcext:value-type="string">
            <text:p><text:s/></text:p>
          </table:table-cell>
          <table:table-cell table:formula="of:=IF([.$B144]=[.$O$1];IF([.H144]&lt;&gt;&quot;&lt;5&quot;;[.H144];4);&quot; &quot;)" office:value-type="string" office:string-value=" " calcext:value-type="string">
            <text:p><text:s/></text:p>
          </table:table-cell>
          <table:table-cell table:formula="of:=IF([.$B144]=[.$O$1];IF([.I144]&lt;&gt;&quot;&lt;5&quot;;[.I144];4);&quot; &quot;)" office:value-type="string" office:string-value=" " calcext:value-type="string">
            <text:p><text:s/></text:p>
          </table:table-cell>
          <table:table-cell table:formula="of:=IF([.$B144]=[.$O$1];IF([.J144]&lt;&gt;&quot;&lt;5&quot;;[.J144];4);&quot; &quot;)" office:value-type="string" office:string-value=" " calcext:value-type="string">
            <text:p><text:s/></text:p>
          </table:table-cell>
          <table:table-cell table:formula="of:=IF([.$B144]=[.$O$1];IF([.K144]&lt;&gt;&quot;&lt;5&quot;;[.K14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office:value-type="string" calcext:value-type="string">
            <text:p>80-8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5]=[.$O$1];IF([.C145]&lt;&gt;&quot;&lt;5&quot;;[.C145];4);&quot; &quot;)" office:value-type="string" office:string-value=" " calcext:value-type="string">
            <text:p><text:s/></text:p>
          </table:table-cell>
          <table:table-cell table:formula="of:=IF([.$B145]=[.$O$1];IF([.D145]&lt;&gt;&quot;&lt;5&quot;;[.D145];4);&quot; &quot;)" office:value-type="string" office:string-value=" " calcext:value-type="string">
            <text:p><text:s/></text:p>
          </table:table-cell>
          <table:table-cell table:formula="of:=IF([.$B145]=[.$O$1];IF([.E145]&lt;&gt;&quot;&lt;5&quot;;[.E145];4);&quot; &quot;)" office:value-type="string" office:string-value=" " calcext:value-type="string">
            <text:p><text:s/></text:p>
          </table:table-cell>
          <table:table-cell table:formula="of:=IF([.$B145]=[.$O$1];IF([.F145]&lt;&gt;&quot;&lt;5&quot;;[.F145];4);&quot; &quot;)" office:value-type="string" office:string-value=" " calcext:value-type="string">
            <text:p><text:s/></text:p>
          </table:table-cell>
          <table:table-cell table:formula="of:=IF([.$B145]=[.$O$1];IF([.G145]&lt;&gt;&quot;&lt;5&quot;;[.G145];4);&quot; &quot;)" office:value-type="string" office:string-value=" " calcext:value-type="string">
            <text:p><text:s/></text:p>
          </table:table-cell>
          <table:table-cell table:formula="of:=IF([.$B145]=[.$O$1];IF([.H145]&lt;&gt;&quot;&lt;5&quot;;[.H145];4);&quot; &quot;)" office:value-type="string" office:string-value=" " calcext:value-type="string">
            <text:p><text:s/></text:p>
          </table:table-cell>
          <table:table-cell table:formula="of:=IF([.$B145]=[.$O$1];IF([.I145]&lt;&gt;&quot;&lt;5&quot;;[.I145];4);&quot; &quot;)" office:value-type="string" office:string-value=" " calcext:value-type="string">
            <text:p><text:s/></text:p>
          </table:table-cell>
          <table:table-cell table:formula="of:=IF([.$B145]=[.$O$1];IF([.J145]&lt;&gt;&quot;&lt;5&quot;;[.J145];4);&quot; &quot;)" office:value-type="string" office:string-value=" " calcext:value-type="string">
            <text:p><text:s/></text:p>
          </table:table-cell>
          <table:table-cell table:formula="of:=IF([.$B145]=[.$O$1];IF([.K145]&lt;&gt;&quot;&lt;5&quot;;[.K14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04 - 2021-04-10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1-04-04 - 2021-04-10</text:p>
          </table:table-cell>
          <table:table-cell table:formula="of:=IF([.$B146]=[.$O$1];IF([.C146]&lt;&gt;&quot;&lt;5&quot;;[.C146];4);&quot; &quot;)" office:value-type="float" office:value="0" calcext:value-type="float">
            <text:p>0</text:p>
          </table:table-cell>
          <table:table-cell table:formula="of:=IF([.$B146]=[.$O$1];IF([.D146]&lt;&gt;&quot;&lt;5&quot;;[.D146];4);&quot; &quot;)" office:value-type="float" office:value="0" calcext:value-type="float">
            <text:p>0</text:p>
          </table:table-cell>
          <table:table-cell table:formula="of:=IF([.$B146]=[.$O$1];IF([.E146]&lt;&gt;&quot;&lt;5&quot;;[.E146];4);&quot; &quot;)" office:value-type="float" office:value="0" calcext:value-type="float">
            <text:p>0</text:p>
          </table:table-cell>
          <table:table-cell table:formula="of:=IF([.$B146]=[.$O$1];IF([.F146]&lt;&gt;&quot;&lt;5&quot;;[.F146];4);&quot; &quot;)" office:value-type="float" office:value="0" calcext:value-type="float">
            <text:p>0</text:p>
          </table:table-cell>
          <table:table-cell table:formula="of:=IF([.$B146]=[.$O$1];IF([.G146]&lt;&gt;&quot;&lt;5&quot;;[.G146];4);&quot; &quot;)" office:value-type="float" office:value="0" calcext:value-type="float">
            <text:p>0</text:p>
          </table:table-cell>
          <table:table-cell table:formula="of:=IF([.$B146]=[.$O$1];IF([.H146]&lt;&gt;&quot;&lt;5&quot;;[.H146];4);&quot; &quot;)" office:value-type="float" office:value="0" calcext:value-type="float">
            <text:p>0</text:p>
          </table:table-cell>
          <table:table-cell table:formula="of:=IF([.$B146]=[.$O$1];IF([.I146]&lt;&gt;&quot;&lt;5&quot;;[.I146];4);&quot; &quot;)" office:value-type="float" office:value="0" calcext:value-type="float">
            <text:p>0</text:p>
          </table:table-cell>
          <table:table-cell table:formula="of:=IF([.$B146]=[.$O$1];IF([.J146]&lt;&gt;&quot;&lt;5&quot;;[.J146];4);&quot; &quot;)" office:value-type="float" office:value="4" calcext:value-type="float">
            <text:p>4</text:p>
          </table:table-cell>
          <table:table-cell table:formula="of:=IF([.$B146]=[.$O$1];IF([.K146]&lt;&gt;&quot;&lt;5&quot;;[.K146];4);&quot; 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0-19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47]=[.$O$1];IF([.C147]&lt;&gt;&quot;&lt;5&quot;;[.C147];4);&quot; &quot;)" office:value-type="string" office:string-value=" " calcext:value-type="string">
            <text:p><text:s/></text:p>
          </table:table-cell>
          <table:table-cell table:formula="of:=IF([.$B147]=[.$O$1];IF([.D147]&lt;&gt;&quot;&lt;5&quot;;[.D147];4);&quot; &quot;)" office:value-type="string" office:string-value=" " calcext:value-type="string">
            <text:p><text:s/></text:p>
          </table:table-cell>
          <table:table-cell table:formula="of:=IF([.$B147]=[.$O$1];IF([.E147]&lt;&gt;&quot;&lt;5&quot;;[.E147];4);&quot; &quot;)" office:value-type="string" office:string-value=" " calcext:value-type="string">
            <text:p><text:s/></text:p>
          </table:table-cell>
          <table:table-cell table:formula="of:=IF([.$B147]=[.$O$1];IF([.F147]&lt;&gt;&quot;&lt;5&quot;;[.F147];4);&quot; &quot;)" office:value-type="string" office:string-value=" " calcext:value-type="string">
            <text:p><text:s/></text:p>
          </table:table-cell>
          <table:table-cell table:formula="of:=IF([.$B147]=[.$O$1];IF([.G147]&lt;&gt;&quot;&lt;5&quot;;[.G147];4);&quot; &quot;)" office:value-type="string" office:string-value=" " calcext:value-type="string">
            <text:p><text:s/></text:p>
          </table:table-cell>
          <table:table-cell table:formula="of:=IF([.$B147]=[.$O$1];IF([.H147]&lt;&gt;&quot;&lt;5&quot;;[.H147];4);&quot; &quot;)" office:value-type="string" office:string-value=" " calcext:value-type="string">
            <text:p><text:s/></text:p>
          </table:table-cell>
          <table:table-cell table:formula="of:=IF([.$B147]=[.$O$1];IF([.I147]&lt;&gt;&quot;&lt;5&quot;;[.I147];4);&quot; &quot;)" office:value-type="string" office:string-value=" " calcext:value-type="string">
            <text:p><text:s/></text:p>
          </table:table-cell>
          <table:table-cell table:formula="of:=IF([.$B147]=[.$O$1];IF([.J147]&lt;&gt;&quot;&lt;5&quot;;[.J147];4);&quot; &quot;)" office:value-type="string" office:string-value=" " calcext:value-type="string">
            <text:p><text:s/></text:p>
          </table:table-cell>
          <table:table-cell table:formula="of:=IF([.$B147]=[.$O$1];IF([.K147]&lt;&gt;&quot;&lt;5&quot;;[.K14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20-29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48]=[.$O$1];IF([.C148]&lt;&gt;&quot;&lt;5&quot;;[.C148];4);&quot; &quot;)" office:value-type="string" office:string-value=" " calcext:value-type="string">
            <text:p><text:s/></text:p>
          </table:table-cell>
          <table:table-cell table:formula="of:=IF([.$B148]=[.$O$1];IF([.D148]&lt;&gt;&quot;&lt;5&quot;;[.D148];4);&quot; &quot;)" office:value-type="string" office:string-value=" " calcext:value-type="string">
            <text:p><text:s/></text:p>
          </table:table-cell>
          <table:table-cell table:formula="of:=IF([.$B148]=[.$O$1];IF([.E148]&lt;&gt;&quot;&lt;5&quot;;[.E148];4);&quot; &quot;)" office:value-type="string" office:string-value=" " calcext:value-type="string">
            <text:p><text:s/></text:p>
          </table:table-cell>
          <table:table-cell table:formula="of:=IF([.$B148]=[.$O$1];IF([.F148]&lt;&gt;&quot;&lt;5&quot;;[.F148];4);&quot; &quot;)" office:value-type="string" office:string-value=" " calcext:value-type="string">
            <text:p><text:s/></text:p>
          </table:table-cell>
          <table:table-cell table:formula="of:=IF([.$B148]=[.$O$1];IF([.G148]&lt;&gt;&quot;&lt;5&quot;;[.G148];4);&quot; &quot;)" office:value-type="string" office:string-value=" " calcext:value-type="string">
            <text:p><text:s/></text:p>
          </table:table-cell>
          <table:table-cell table:formula="of:=IF([.$B148]=[.$O$1];IF([.H148]&lt;&gt;&quot;&lt;5&quot;;[.H148];4);&quot; &quot;)" office:value-type="string" office:string-value=" " calcext:value-type="string">
            <text:p><text:s/></text:p>
          </table:table-cell>
          <table:table-cell table:formula="of:=IF([.$B148]=[.$O$1];IF([.I148]&lt;&gt;&quot;&lt;5&quot;;[.I148];4);&quot; &quot;)" office:value-type="string" office:string-value=" " calcext:value-type="string">
            <text:p><text:s/></text:p>
          </table:table-cell>
          <table:table-cell table:formula="of:=IF([.$B148]=[.$O$1];IF([.J148]&lt;&gt;&quot;&lt;5&quot;;[.J148];4);&quot; &quot;)" office:value-type="string" office:string-value=" " calcext:value-type="string">
            <text:p><text:s/></text:p>
          </table:table-cell>
          <table:table-cell table:formula="of:=IF([.$B148]=[.$O$1];IF([.K148]&lt;&gt;&quot;&lt;5&quot;;[.K14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30-39</text:p>
          </table:table-cell>
          <table:table-cell table:number-columns-repeated="5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49]=[.$O$1];IF([.C149]&lt;&gt;&quot;&lt;5&quot;;[.C149];4);&quot; &quot;)" office:value-type="string" office:string-value=" " calcext:value-type="string">
            <text:p><text:s/></text:p>
          </table:table-cell>
          <table:table-cell table:formula="of:=IF([.$B149]=[.$O$1];IF([.D149]&lt;&gt;&quot;&lt;5&quot;;[.D149];4);&quot; &quot;)" office:value-type="string" office:string-value=" " calcext:value-type="string">
            <text:p><text:s/></text:p>
          </table:table-cell>
          <table:table-cell table:formula="of:=IF([.$B149]=[.$O$1];IF([.E149]&lt;&gt;&quot;&lt;5&quot;;[.E149];4);&quot; &quot;)" office:value-type="string" office:string-value=" " calcext:value-type="string">
            <text:p><text:s/></text:p>
          </table:table-cell>
          <table:table-cell table:formula="of:=IF([.$B149]=[.$O$1];IF([.F149]&lt;&gt;&quot;&lt;5&quot;;[.F149];4);&quot; &quot;)" office:value-type="string" office:string-value=" " calcext:value-type="string">
            <text:p><text:s/></text:p>
          </table:table-cell>
          <table:table-cell table:formula="of:=IF([.$B149]=[.$O$1];IF([.G149]&lt;&gt;&quot;&lt;5&quot;;[.G149];4);&quot; &quot;)" office:value-type="string" office:string-value=" " calcext:value-type="string">
            <text:p><text:s/></text:p>
          </table:table-cell>
          <table:table-cell table:formula="of:=IF([.$B149]=[.$O$1];IF([.H149]&lt;&gt;&quot;&lt;5&quot;;[.H149];4);&quot; &quot;)" office:value-type="string" office:string-value=" " calcext:value-type="string">
            <text:p><text:s/></text:p>
          </table:table-cell>
          <table:table-cell table:formula="of:=IF([.$B149]=[.$O$1];IF([.I149]&lt;&gt;&quot;&lt;5&quot;;[.I149];4);&quot; &quot;)" office:value-type="string" office:string-value=" " calcext:value-type="string">
            <text:p><text:s/></text:p>
          </table:table-cell>
          <table:table-cell table:formula="of:=IF([.$B149]=[.$O$1];IF([.J149]&lt;&gt;&quot;&lt;5&quot;;[.J149];4);&quot; &quot;)" office:value-type="string" office:string-value=" " calcext:value-type="string">
            <text:p><text:s/></text:p>
          </table:table-cell>
          <table:table-cell table:formula="of:=IF([.$B149]=[.$O$1];IF([.K149]&lt;&gt;&quot;&lt;5&quot;;[.K14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40-49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50]=[.$O$1];IF([.C150]&lt;&gt;&quot;&lt;5&quot;;[.C150];4);&quot; &quot;)" office:value-type="string" office:string-value=" " calcext:value-type="string">
            <text:p><text:s/></text:p>
          </table:table-cell>
          <table:table-cell table:formula="of:=IF([.$B150]=[.$O$1];IF([.D150]&lt;&gt;&quot;&lt;5&quot;;[.D150];4);&quot; &quot;)" office:value-type="string" office:string-value=" " calcext:value-type="string">
            <text:p><text:s/></text:p>
          </table:table-cell>
          <table:table-cell table:formula="of:=IF([.$B150]=[.$O$1];IF([.E150]&lt;&gt;&quot;&lt;5&quot;;[.E150];4);&quot; &quot;)" office:value-type="string" office:string-value=" " calcext:value-type="string">
            <text:p><text:s/></text:p>
          </table:table-cell>
          <table:table-cell table:formula="of:=IF([.$B150]=[.$O$1];IF([.F150]&lt;&gt;&quot;&lt;5&quot;;[.F150];4);&quot; &quot;)" office:value-type="string" office:string-value=" " calcext:value-type="string">
            <text:p><text:s/></text:p>
          </table:table-cell>
          <table:table-cell table:formula="of:=IF([.$B150]=[.$O$1];IF([.G150]&lt;&gt;&quot;&lt;5&quot;;[.G150];4);&quot; &quot;)" office:value-type="string" office:string-value=" " calcext:value-type="string">
            <text:p><text:s/></text:p>
          </table:table-cell>
          <table:table-cell table:formula="of:=IF([.$B150]=[.$O$1];IF([.H150]&lt;&gt;&quot;&lt;5&quot;;[.H150];4);&quot; &quot;)" office:value-type="string" office:string-value=" " calcext:value-type="string">
            <text:p><text:s/></text:p>
          </table:table-cell>
          <table:table-cell table:formula="of:=IF([.$B150]=[.$O$1];IF([.I150]&lt;&gt;&quot;&lt;5&quot;;[.I150];4);&quot; &quot;)" office:value-type="string" office:string-value=" " calcext:value-type="string">
            <text:p><text:s/></text:p>
          </table:table-cell>
          <table:table-cell table:formula="of:=IF([.$B150]=[.$O$1];IF([.J150]&lt;&gt;&quot;&lt;5&quot;;[.J150];4);&quot; &quot;)" office:value-type="string" office:string-value=" " calcext:value-type="string">
            <text:p><text:s/></text:p>
          </table:table-cell>
          <table:table-cell table:formula="of:=IF([.$B150]=[.$O$1];IF([.K150]&lt;&gt;&quot;&lt;5&quot;;[.K15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50-59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51]=[.$O$1];IF([.C151]&lt;&gt;&quot;&lt;5&quot;;[.C151];4);&quot; &quot;)" office:value-type="string" office:string-value=" " calcext:value-type="string">
            <text:p><text:s/></text:p>
          </table:table-cell>
          <table:table-cell table:formula="of:=IF([.$B151]=[.$O$1];IF([.D151]&lt;&gt;&quot;&lt;5&quot;;[.D151];4);&quot; &quot;)" office:value-type="string" office:string-value=" " calcext:value-type="string">
            <text:p><text:s/></text:p>
          </table:table-cell>
          <table:table-cell table:formula="of:=IF([.$B151]=[.$O$1];IF([.E151]&lt;&gt;&quot;&lt;5&quot;;[.E151];4);&quot; &quot;)" office:value-type="string" office:string-value=" " calcext:value-type="string">
            <text:p><text:s/></text:p>
          </table:table-cell>
          <table:table-cell table:formula="of:=IF([.$B151]=[.$O$1];IF([.F151]&lt;&gt;&quot;&lt;5&quot;;[.F151];4);&quot; &quot;)" office:value-type="string" office:string-value=" " calcext:value-type="string">
            <text:p><text:s/></text:p>
          </table:table-cell>
          <table:table-cell table:formula="of:=IF([.$B151]=[.$O$1];IF([.G151]&lt;&gt;&quot;&lt;5&quot;;[.G151];4);&quot; &quot;)" office:value-type="string" office:string-value=" " calcext:value-type="string">
            <text:p><text:s/></text:p>
          </table:table-cell>
          <table:table-cell table:formula="of:=IF([.$B151]=[.$O$1];IF([.H151]&lt;&gt;&quot;&lt;5&quot;;[.H151];4);&quot; &quot;)" office:value-type="string" office:string-value=" " calcext:value-type="string">
            <text:p><text:s/></text:p>
          </table:table-cell>
          <table:table-cell table:formula="of:=IF([.$B151]=[.$O$1];IF([.I151]&lt;&gt;&quot;&lt;5&quot;;[.I151];4);&quot; &quot;)" office:value-type="string" office:string-value=" " calcext:value-type="string">
            <text:p><text:s/></text:p>
          </table:table-cell>
          <table:table-cell table:formula="of:=IF([.$B151]=[.$O$1];IF([.J151]&lt;&gt;&quot;&lt;5&quot;;[.J151];4);&quot; &quot;)" office:value-type="string" office:string-value=" " calcext:value-type="string">
            <text:p><text:s/></text:p>
          </table:table-cell>
          <table:table-cell table:formula="of:=IF([.$B151]=[.$O$1];IF([.K151]&lt;&gt;&quot;&lt;5&quot;;[.K15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60-69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52]=[.$O$1];IF([.C152]&lt;&gt;&quot;&lt;5&quot;;[.C152];4);&quot; &quot;)" office:value-type="string" office:string-value=" " calcext:value-type="string">
            <text:p><text:s/></text:p>
          </table:table-cell>
          <table:table-cell table:formula="of:=IF([.$B152]=[.$O$1];IF([.D152]&lt;&gt;&quot;&lt;5&quot;;[.D152];4);&quot; &quot;)" office:value-type="string" office:string-value=" " calcext:value-type="string">
            <text:p><text:s/></text:p>
          </table:table-cell>
          <table:table-cell table:formula="of:=IF([.$B152]=[.$O$1];IF([.E152]&lt;&gt;&quot;&lt;5&quot;;[.E152];4);&quot; &quot;)" office:value-type="string" office:string-value=" " calcext:value-type="string">
            <text:p><text:s/></text:p>
          </table:table-cell>
          <table:table-cell table:formula="of:=IF([.$B152]=[.$O$1];IF([.F152]&lt;&gt;&quot;&lt;5&quot;;[.F152];4);&quot; &quot;)" office:value-type="string" office:string-value=" " calcext:value-type="string">
            <text:p><text:s/></text:p>
          </table:table-cell>
          <table:table-cell table:formula="of:=IF([.$B152]=[.$O$1];IF([.G152]&lt;&gt;&quot;&lt;5&quot;;[.G152];4);&quot; &quot;)" office:value-type="string" office:string-value=" " calcext:value-type="string">
            <text:p><text:s/></text:p>
          </table:table-cell>
          <table:table-cell table:formula="of:=IF([.$B152]=[.$O$1];IF([.H152]&lt;&gt;&quot;&lt;5&quot;;[.H152];4);&quot; &quot;)" office:value-type="string" office:string-value=" " calcext:value-type="string">
            <text:p><text:s/></text:p>
          </table:table-cell>
          <table:table-cell table:formula="of:=IF([.$B152]=[.$O$1];IF([.I152]&lt;&gt;&quot;&lt;5&quot;;[.I152];4);&quot; &quot;)" office:value-type="string" office:string-value=" " calcext:value-type="string">
            <text:p><text:s/></text:p>
          </table:table-cell>
          <table:table-cell table:formula="of:=IF([.$B152]=[.$O$1];IF([.J152]&lt;&gt;&quot;&lt;5&quot;;[.J152];4);&quot; &quot;)" office:value-type="string" office:string-value=" " calcext:value-type="string">
            <text:p><text:s/></text:p>
          </table:table-cell>
          <table:table-cell table:formula="of:=IF([.$B152]=[.$O$1];IF([.K152]&lt;&gt;&quot;&lt;5&quot;;[.K15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70-79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53]=[.$O$1];IF([.C153]&lt;&gt;&quot;&lt;5&quot;;[.C153];4);&quot; &quot;)" office:value-type="string" office:string-value=" " calcext:value-type="string">
            <text:p><text:s/></text:p>
          </table:table-cell>
          <table:table-cell table:formula="of:=IF([.$B153]=[.$O$1];IF([.D153]&lt;&gt;&quot;&lt;5&quot;;[.D153];4);&quot; &quot;)" office:value-type="string" office:string-value=" " calcext:value-type="string">
            <text:p><text:s/></text:p>
          </table:table-cell>
          <table:table-cell table:formula="of:=IF([.$B153]=[.$O$1];IF([.E153]&lt;&gt;&quot;&lt;5&quot;;[.E153];4);&quot; &quot;)" office:value-type="string" office:string-value=" " calcext:value-type="string">
            <text:p><text:s/></text:p>
          </table:table-cell>
          <table:table-cell table:formula="of:=IF([.$B153]=[.$O$1];IF([.F153]&lt;&gt;&quot;&lt;5&quot;;[.F153];4);&quot; &quot;)" office:value-type="string" office:string-value=" " calcext:value-type="string">
            <text:p><text:s/></text:p>
          </table:table-cell>
          <table:table-cell table:formula="of:=IF([.$B153]=[.$O$1];IF([.G153]&lt;&gt;&quot;&lt;5&quot;;[.G153];4);&quot; &quot;)" office:value-type="string" office:string-value=" " calcext:value-type="string">
            <text:p><text:s/></text:p>
          </table:table-cell>
          <table:table-cell table:formula="of:=IF([.$B153]=[.$O$1];IF([.H153]&lt;&gt;&quot;&lt;5&quot;;[.H153];4);&quot; &quot;)" office:value-type="string" office:string-value=" " calcext:value-type="string">
            <text:p><text:s/></text:p>
          </table:table-cell>
          <table:table-cell table:formula="of:=IF([.$B153]=[.$O$1];IF([.I153]&lt;&gt;&quot;&lt;5&quot;;[.I153];4);&quot; &quot;)" office:value-type="string" office:string-value=" " calcext:value-type="string">
            <text:p><text:s/></text:p>
          </table:table-cell>
          <table:table-cell table:formula="of:=IF([.$B153]=[.$O$1];IF([.J153]&lt;&gt;&quot;&lt;5&quot;;[.J153];4);&quot; &quot;)" office:value-type="string" office:string-value=" " calcext:value-type="string">
            <text:p><text:s/></text:p>
          </table:table-cell>
          <table:table-cell table:formula="of:=IF([.$B153]=[.$O$1];IF([.K153]&lt;&gt;&quot;&lt;5&quot;;[.K15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office:value-type="string" calcext:value-type="string">
            <text:p>80-8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54]=[.$O$1];IF([.C154]&lt;&gt;&quot;&lt;5&quot;;[.C154];4);&quot; &quot;)" office:value-type="string" office:string-value=" " calcext:value-type="string">
            <text:p><text:s/></text:p>
          </table:table-cell>
          <table:table-cell table:formula="of:=IF([.$B154]=[.$O$1];IF([.D154]&lt;&gt;&quot;&lt;5&quot;;[.D154];4);&quot; &quot;)" office:value-type="string" office:string-value=" " calcext:value-type="string">
            <text:p><text:s/></text:p>
          </table:table-cell>
          <table:table-cell table:formula="of:=IF([.$B154]=[.$O$1];IF([.E154]&lt;&gt;&quot;&lt;5&quot;;[.E154];4);&quot; &quot;)" office:value-type="string" office:string-value=" " calcext:value-type="string">
            <text:p><text:s/></text:p>
          </table:table-cell>
          <table:table-cell table:formula="of:=IF([.$B154]=[.$O$1];IF([.F154]&lt;&gt;&quot;&lt;5&quot;;[.F154];4);&quot; &quot;)" office:value-type="string" office:string-value=" " calcext:value-type="string">
            <text:p><text:s/></text:p>
          </table:table-cell>
          <table:table-cell table:formula="of:=IF([.$B154]=[.$O$1];IF([.G154]&lt;&gt;&quot;&lt;5&quot;;[.G154];4);&quot; &quot;)" office:value-type="string" office:string-value=" " calcext:value-type="string">
            <text:p><text:s/></text:p>
          </table:table-cell>
          <table:table-cell table:formula="of:=IF([.$B154]=[.$O$1];IF([.H154]&lt;&gt;&quot;&lt;5&quot;;[.H154];4);&quot; &quot;)" office:value-type="string" office:string-value=" " calcext:value-type="string">
            <text:p><text:s/></text:p>
          </table:table-cell>
          <table:table-cell table:formula="of:=IF([.$B154]=[.$O$1];IF([.I154]&lt;&gt;&quot;&lt;5&quot;;[.I154];4);&quot; &quot;)" office:value-type="string" office:string-value=" " calcext:value-type="string">
            <text:p><text:s/></text:p>
          </table:table-cell>
          <table:table-cell table:formula="of:=IF([.$B154]=[.$O$1];IF([.J154]&lt;&gt;&quot;&lt;5&quot;;[.J154];4);&quot; &quot;)" office:value-type="string" office:string-value=" " calcext:value-type="string">
            <text:p><text:s/></text:p>
          </table:table-cell>
          <table:table-cell table:formula="of:=IF([.$B154]=[.$O$1];IF([.K154]&lt;&gt;&quot;&lt;5&quot;;[.K15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1 - 2021-04-17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21-04-11 - 2021-04-17</text:p>
          </table:table-cell>
          <table:table-cell table:formula="of:=IF([.$B155]=[.$O$1];IF([.C155]&lt;&gt;&quot;&lt;5&quot;;[.C155];4);&quot; &quot;)" office:value-type="float" office:value="0" calcext:value-type="float">
            <text:p>0</text:p>
          </table:table-cell>
          <table:table-cell table:formula="of:=IF([.$B155]=[.$O$1];IF([.D155]&lt;&gt;&quot;&lt;5&quot;;[.D155];4);&quot; &quot;)" office:value-type="float" office:value="0" calcext:value-type="float">
            <text:p>0</text:p>
          </table:table-cell>
          <table:table-cell table:formula="of:=IF([.$B155]=[.$O$1];IF([.E155]&lt;&gt;&quot;&lt;5&quot;;[.E155];4);&quot; &quot;)" office:value-type="float" office:value="0" calcext:value-type="float">
            <text:p>0</text:p>
          </table:table-cell>
          <table:table-cell table:formula="of:=IF([.$B155]=[.$O$1];IF([.F155]&lt;&gt;&quot;&lt;5&quot;;[.F155];4);&quot; &quot;)" office:value-type="float" office:value="0" calcext:value-type="float">
            <text:p>0</text:p>
          </table:table-cell>
          <table:table-cell table:formula="of:=IF([.$B155]=[.$O$1];IF([.G155]&lt;&gt;&quot;&lt;5&quot;;[.G155];4);&quot; &quot;)" office:value-type="float" office:value="0" calcext:value-type="float">
            <text:p>0</text:p>
          </table:table-cell>
          <table:table-cell table:formula="of:=IF([.$B155]=[.$O$1];IF([.H155]&lt;&gt;&quot;&lt;5&quot;;[.H155];4);&quot; &quot;)" office:value-type="float" office:value="0" calcext:value-type="float">
            <text:p>0</text:p>
          </table:table-cell>
          <table:table-cell table:formula="of:=IF([.$B155]=[.$O$1];IF([.I155]&lt;&gt;&quot;&lt;5&quot;;[.I155];4);&quot; &quot;)" office:value-type="float" office:value="0" calcext:value-type="float">
            <text:p>0</text:p>
          </table:table-cell>
          <table:table-cell table:formula="of:=IF([.$B155]=[.$O$1];IF([.J155]&lt;&gt;&quot;&lt;5&quot;;[.J155];4);&quot; &quot;)" office:value-type="float" office:value="5" calcext:value-type="float">
            <text:p>5</text:p>
          </table:table-cell>
          <table:table-cell table:formula="of:=IF([.$B155]=[.$O$1];IF([.K155]&lt;&gt;&quot;&lt;5&quot;;[.K155];4);&quot; 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0-19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56]=[.$O$1];IF([.C156]&lt;&gt;&quot;&lt;5&quot;;[.C156];4);&quot; &quot;)" office:value-type="string" office:string-value=" " calcext:value-type="string">
            <text:p><text:s/></text:p>
          </table:table-cell>
          <table:table-cell table:formula="of:=IF([.$B156]=[.$O$1];IF([.D156]&lt;&gt;&quot;&lt;5&quot;;[.D156];4);&quot; &quot;)" office:value-type="string" office:string-value=" " calcext:value-type="string">
            <text:p><text:s/></text:p>
          </table:table-cell>
          <table:table-cell table:formula="of:=IF([.$B156]=[.$O$1];IF([.E156]&lt;&gt;&quot;&lt;5&quot;;[.E156];4);&quot; &quot;)" office:value-type="string" office:string-value=" " calcext:value-type="string">
            <text:p><text:s/></text:p>
          </table:table-cell>
          <table:table-cell table:formula="of:=IF([.$B156]=[.$O$1];IF([.F156]&lt;&gt;&quot;&lt;5&quot;;[.F156];4);&quot; &quot;)" office:value-type="string" office:string-value=" " calcext:value-type="string">
            <text:p><text:s/></text:p>
          </table:table-cell>
          <table:table-cell table:formula="of:=IF([.$B156]=[.$O$1];IF([.G156]&lt;&gt;&quot;&lt;5&quot;;[.G156];4);&quot; &quot;)" office:value-type="string" office:string-value=" " calcext:value-type="string">
            <text:p><text:s/></text:p>
          </table:table-cell>
          <table:table-cell table:formula="of:=IF([.$B156]=[.$O$1];IF([.H156]&lt;&gt;&quot;&lt;5&quot;;[.H156];4);&quot; &quot;)" office:value-type="string" office:string-value=" " calcext:value-type="string">
            <text:p><text:s/></text:p>
          </table:table-cell>
          <table:table-cell table:formula="of:=IF([.$B156]=[.$O$1];IF([.I156]&lt;&gt;&quot;&lt;5&quot;;[.I156];4);&quot; &quot;)" office:value-type="string" office:string-value=" " calcext:value-type="string">
            <text:p><text:s/></text:p>
          </table:table-cell>
          <table:table-cell table:formula="of:=IF([.$B156]=[.$O$1];IF([.J156]&lt;&gt;&quot;&lt;5&quot;;[.J156];4);&quot; &quot;)" office:value-type="string" office:string-value=" " calcext:value-type="string">
            <text:p><text:s/></text:p>
          </table:table-cell>
          <table:table-cell table:formula="of:=IF([.$B156]=[.$O$1];IF([.K156]&lt;&gt;&quot;&lt;5&quot;;[.K15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20-29</text:p>
          </table:table-cell>
          <table:table-cell table:number-columns-repeated="4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57]=[.$O$1];IF([.C157]&lt;&gt;&quot;&lt;5&quot;;[.C157];4);&quot; &quot;)" office:value-type="string" office:string-value=" " calcext:value-type="string">
            <text:p><text:s/></text:p>
          </table:table-cell>
          <table:table-cell table:formula="of:=IF([.$B157]=[.$O$1];IF([.D157]&lt;&gt;&quot;&lt;5&quot;;[.D157];4);&quot; &quot;)" office:value-type="string" office:string-value=" " calcext:value-type="string">
            <text:p><text:s/></text:p>
          </table:table-cell>
          <table:table-cell table:formula="of:=IF([.$B157]=[.$O$1];IF([.E157]&lt;&gt;&quot;&lt;5&quot;;[.E157];4);&quot; &quot;)" office:value-type="string" office:string-value=" " calcext:value-type="string">
            <text:p><text:s/></text:p>
          </table:table-cell>
          <table:table-cell table:formula="of:=IF([.$B157]=[.$O$1];IF([.F157]&lt;&gt;&quot;&lt;5&quot;;[.F157];4);&quot; &quot;)" office:value-type="string" office:string-value=" " calcext:value-type="string">
            <text:p><text:s/></text:p>
          </table:table-cell>
          <table:table-cell table:formula="of:=IF([.$B157]=[.$O$1];IF([.G157]&lt;&gt;&quot;&lt;5&quot;;[.G157];4);&quot; &quot;)" office:value-type="string" office:string-value=" " calcext:value-type="string">
            <text:p><text:s/></text:p>
          </table:table-cell>
          <table:table-cell table:formula="of:=IF([.$B157]=[.$O$1];IF([.H157]&lt;&gt;&quot;&lt;5&quot;;[.H157];4);&quot; &quot;)" office:value-type="string" office:string-value=" " calcext:value-type="string">
            <text:p><text:s/></text:p>
          </table:table-cell>
          <table:table-cell table:formula="of:=IF([.$B157]=[.$O$1];IF([.I157]&lt;&gt;&quot;&lt;5&quot;;[.I157];4);&quot; &quot;)" office:value-type="string" office:string-value=" " calcext:value-type="string">
            <text:p><text:s/></text:p>
          </table:table-cell>
          <table:table-cell table:formula="of:=IF([.$B157]=[.$O$1];IF([.J157]&lt;&gt;&quot;&lt;5&quot;;[.J157];4);&quot; &quot;)" office:value-type="string" office:string-value=" " calcext:value-type="string">
            <text:p><text:s/></text:p>
          </table:table-cell>
          <table:table-cell table:formula="of:=IF([.$B157]=[.$O$1];IF([.K157]&lt;&gt;&quot;&lt;5&quot;;[.K15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30-39</text:p>
          </table:table-cell>
          <table:table-cell table:number-columns-repeated="5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58]=[.$O$1];IF([.C158]&lt;&gt;&quot;&lt;5&quot;;[.C158];4);&quot; &quot;)" office:value-type="string" office:string-value=" " calcext:value-type="string">
            <text:p><text:s/></text:p>
          </table:table-cell>
          <table:table-cell table:formula="of:=IF([.$B158]=[.$O$1];IF([.D158]&lt;&gt;&quot;&lt;5&quot;;[.D158];4);&quot; &quot;)" office:value-type="string" office:string-value=" " calcext:value-type="string">
            <text:p><text:s/></text:p>
          </table:table-cell>
          <table:table-cell table:formula="of:=IF([.$B158]=[.$O$1];IF([.E158]&lt;&gt;&quot;&lt;5&quot;;[.E158];4);&quot; &quot;)" office:value-type="string" office:string-value=" " calcext:value-type="string">
            <text:p><text:s/></text:p>
          </table:table-cell>
          <table:table-cell table:formula="of:=IF([.$B158]=[.$O$1];IF([.F158]&lt;&gt;&quot;&lt;5&quot;;[.F158];4);&quot; &quot;)" office:value-type="string" office:string-value=" " calcext:value-type="string">
            <text:p><text:s/></text:p>
          </table:table-cell>
          <table:table-cell table:formula="of:=IF([.$B158]=[.$O$1];IF([.G158]&lt;&gt;&quot;&lt;5&quot;;[.G158];4);&quot; &quot;)" office:value-type="string" office:string-value=" " calcext:value-type="string">
            <text:p><text:s/></text:p>
          </table:table-cell>
          <table:table-cell table:formula="of:=IF([.$B158]=[.$O$1];IF([.H158]&lt;&gt;&quot;&lt;5&quot;;[.H158];4);&quot; &quot;)" office:value-type="string" office:string-value=" " calcext:value-type="string">
            <text:p><text:s/></text:p>
          </table:table-cell>
          <table:table-cell table:formula="of:=IF([.$B158]=[.$O$1];IF([.I158]&lt;&gt;&quot;&lt;5&quot;;[.I158];4);&quot; &quot;)" office:value-type="string" office:string-value=" " calcext:value-type="string">
            <text:p><text:s/></text:p>
          </table:table-cell>
          <table:table-cell table:formula="of:=IF([.$B158]=[.$O$1];IF([.J158]&lt;&gt;&quot;&lt;5&quot;;[.J158];4);&quot; &quot;)" office:value-type="string" office:string-value=" " calcext:value-type="string">
            <text:p><text:s/></text:p>
          </table:table-cell>
          <table:table-cell table:formula="of:=IF([.$B158]=[.$O$1];IF([.K158]&lt;&gt;&quot;&lt;5&quot;;[.K15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40-4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59]=[.$O$1];IF([.C159]&lt;&gt;&quot;&lt;5&quot;;[.C159];4);&quot; &quot;)" office:value-type="string" office:string-value=" " calcext:value-type="string">
            <text:p><text:s/></text:p>
          </table:table-cell>
          <table:table-cell table:formula="of:=IF([.$B159]=[.$O$1];IF([.D159]&lt;&gt;&quot;&lt;5&quot;;[.D159];4);&quot; &quot;)" office:value-type="string" office:string-value=" " calcext:value-type="string">
            <text:p><text:s/></text:p>
          </table:table-cell>
          <table:table-cell table:formula="of:=IF([.$B159]=[.$O$1];IF([.E159]&lt;&gt;&quot;&lt;5&quot;;[.E159];4);&quot; &quot;)" office:value-type="string" office:string-value=" " calcext:value-type="string">
            <text:p><text:s/></text:p>
          </table:table-cell>
          <table:table-cell table:formula="of:=IF([.$B159]=[.$O$1];IF([.F159]&lt;&gt;&quot;&lt;5&quot;;[.F159];4);&quot; &quot;)" office:value-type="string" office:string-value=" " calcext:value-type="string">
            <text:p><text:s/></text:p>
          </table:table-cell>
          <table:table-cell table:formula="of:=IF([.$B159]=[.$O$1];IF([.G159]&lt;&gt;&quot;&lt;5&quot;;[.G159];4);&quot; &quot;)" office:value-type="string" office:string-value=" " calcext:value-type="string">
            <text:p><text:s/></text:p>
          </table:table-cell>
          <table:table-cell table:formula="of:=IF([.$B159]=[.$O$1];IF([.H159]&lt;&gt;&quot;&lt;5&quot;;[.H159];4);&quot; &quot;)" office:value-type="string" office:string-value=" " calcext:value-type="string">
            <text:p><text:s/></text:p>
          </table:table-cell>
          <table:table-cell table:formula="of:=IF([.$B159]=[.$O$1];IF([.I159]&lt;&gt;&quot;&lt;5&quot;;[.I159];4);&quot; &quot;)" office:value-type="string" office:string-value=" " calcext:value-type="string">
            <text:p><text:s/></text:p>
          </table:table-cell>
          <table:table-cell table:formula="of:=IF([.$B159]=[.$O$1];IF([.J159]&lt;&gt;&quot;&lt;5&quot;;[.J159];4);&quot; &quot;)" office:value-type="string" office:string-value=" " calcext:value-type="string">
            <text:p><text:s/></text:p>
          </table:table-cell>
          <table:table-cell table:formula="of:=IF([.$B159]=[.$O$1];IF([.K159]&lt;&gt;&quot;&lt;5&quot;;[.K15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50-5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60]=[.$O$1];IF([.C160]&lt;&gt;&quot;&lt;5&quot;;[.C160];4);&quot; &quot;)" office:value-type="string" office:string-value=" " calcext:value-type="string">
            <text:p><text:s/></text:p>
          </table:table-cell>
          <table:table-cell table:formula="of:=IF([.$B160]=[.$O$1];IF([.D160]&lt;&gt;&quot;&lt;5&quot;;[.D160];4);&quot; &quot;)" office:value-type="string" office:string-value=" " calcext:value-type="string">
            <text:p><text:s/></text:p>
          </table:table-cell>
          <table:table-cell table:formula="of:=IF([.$B160]=[.$O$1];IF([.E160]&lt;&gt;&quot;&lt;5&quot;;[.E160];4);&quot; &quot;)" office:value-type="string" office:string-value=" " calcext:value-type="string">
            <text:p><text:s/></text:p>
          </table:table-cell>
          <table:table-cell table:formula="of:=IF([.$B160]=[.$O$1];IF([.F160]&lt;&gt;&quot;&lt;5&quot;;[.F160];4);&quot; &quot;)" office:value-type="string" office:string-value=" " calcext:value-type="string">
            <text:p><text:s/></text:p>
          </table:table-cell>
          <table:table-cell table:formula="of:=IF([.$B160]=[.$O$1];IF([.G160]&lt;&gt;&quot;&lt;5&quot;;[.G160];4);&quot; &quot;)" office:value-type="string" office:string-value=" " calcext:value-type="string">
            <text:p><text:s/></text:p>
          </table:table-cell>
          <table:table-cell table:formula="of:=IF([.$B160]=[.$O$1];IF([.H160]&lt;&gt;&quot;&lt;5&quot;;[.H160];4);&quot; &quot;)" office:value-type="string" office:string-value=" " calcext:value-type="string">
            <text:p><text:s/></text:p>
          </table:table-cell>
          <table:table-cell table:formula="of:=IF([.$B160]=[.$O$1];IF([.I160]&lt;&gt;&quot;&lt;5&quot;;[.I160];4);&quot; &quot;)" office:value-type="string" office:string-value=" " calcext:value-type="string">
            <text:p><text:s/></text:p>
          </table:table-cell>
          <table:table-cell table:formula="of:=IF([.$B160]=[.$O$1];IF([.J160]&lt;&gt;&quot;&lt;5&quot;;[.J160];4);&quot; &quot;)" office:value-type="string" office:string-value=" " calcext:value-type="string">
            <text:p><text:s/></text:p>
          </table:table-cell>
          <table:table-cell table:formula="of:=IF([.$B160]=[.$O$1];IF([.K160]&lt;&gt;&quot;&lt;5&quot;;[.K16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60-6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61]=[.$O$1];IF([.C161]&lt;&gt;&quot;&lt;5&quot;;[.C161];4);&quot; &quot;)" office:value-type="string" office:string-value=" " calcext:value-type="string">
            <text:p><text:s/></text:p>
          </table:table-cell>
          <table:table-cell table:formula="of:=IF([.$B161]=[.$O$1];IF([.D161]&lt;&gt;&quot;&lt;5&quot;;[.D161];4);&quot; &quot;)" office:value-type="string" office:string-value=" " calcext:value-type="string">
            <text:p><text:s/></text:p>
          </table:table-cell>
          <table:table-cell table:formula="of:=IF([.$B161]=[.$O$1];IF([.E161]&lt;&gt;&quot;&lt;5&quot;;[.E161];4);&quot; &quot;)" office:value-type="string" office:string-value=" " calcext:value-type="string">
            <text:p><text:s/></text:p>
          </table:table-cell>
          <table:table-cell table:formula="of:=IF([.$B161]=[.$O$1];IF([.F161]&lt;&gt;&quot;&lt;5&quot;;[.F161];4);&quot; &quot;)" office:value-type="string" office:string-value=" " calcext:value-type="string">
            <text:p><text:s/></text:p>
          </table:table-cell>
          <table:table-cell table:formula="of:=IF([.$B161]=[.$O$1];IF([.G161]&lt;&gt;&quot;&lt;5&quot;;[.G161];4);&quot; &quot;)" office:value-type="string" office:string-value=" " calcext:value-type="string">
            <text:p><text:s/></text:p>
          </table:table-cell>
          <table:table-cell table:formula="of:=IF([.$B161]=[.$O$1];IF([.H161]&lt;&gt;&quot;&lt;5&quot;;[.H161];4);&quot; &quot;)" office:value-type="string" office:string-value=" " calcext:value-type="string">
            <text:p><text:s/></text:p>
          </table:table-cell>
          <table:table-cell table:formula="of:=IF([.$B161]=[.$O$1];IF([.I161]&lt;&gt;&quot;&lt;5&quot;;[.I161];4);&quot; &quot;)" office:value-type="string" office:string-value=" " calcext:value-type="string">
            <text:p><text:s/></text:p>
          </table:table-cell>
          <table:table-cell table:formula="of:=IF([.$B161]=[.$O$1];IF([.J161]&lt;&gt;&quot;&lt;5&quot;;[.J161];4);&quot; &quot;)" office:value-type="string" office:string-value=" " calcext:value-type="string">
            <text:p><text:s/></text:p>
          </table:table-cell>
          <table:table-cell table:formula="of:=IF([.$B161]=[.$O$1];IF([.K161]&lt;&gt;&quot;&lt;5&quot;;[.K16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70-7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62]=[.$O$1];IF([.C162]&lt;&gt;&quot;&lt;5&quot;;[.C162];4);&quot; &quot;)" office:value-type="string" office:string-value=" " calcext:value-type="string">
            <text:p><text:s/></text:p>
          </table:table-cell>
          <table:table-cell table:formula="of:=IF([.$B162]=[.$O$1];IF([.D162]&lt;&gt;&quot;&lt;5&quot;;[.D162];4);&quot; &quot;)" office:value-type="string" office:string-value=" " calcext:value-type="string">
            <text:p><text:s/></text:p>
          </table:table-cell>
          <table:table-cell table:formula="of:=IF([.$B162]=[.$O$1];IF([.E162]&lt;&gt;&quot;&lt;5&quot;;[.E162];4);&quot; &quot;)" office:value-type="string" office:string-value=" " calcext:value-type="string">
            <text:p><text:s/></text:p>
          </table:table-cell>
          <table:table-cell table:formula="of:=IF([.$B162]=[.$O$1];IF([.F162]&lt;&gt;&quot;&lt;5&quot;;[.F162];4);&quot; &quot;)" office:value-type="string" office:string-value=" " calcext:value-type="string">
            <text:p><text:s/></text:p>
          </table:table-cell>
          <table:table-cell table:formula="of:=IF([.$B162]=[.$O$1];IF([.G162]&lt;&gt;&quot;&lt;5&quot;;[.G162];4);&quot; &quot;)" office:value-type="string" office:string-value=" " calcext:value-type="string">
            <text:p><text:s/></text:p>
          </table:table-cell>
          <table:table-cell table:formula="of:=IF([.$B162]=[.$O$1];IF([.H162]&lt;&gt;&quot;&lt;5&quot;;[.H162];4);&quot; &quot;)" office:value-type="string" office:string-value=" " calcext:value-type="string">
            <text:p><text:s/></text:p>
          </table:table-cell>
          <table:table-cell table:formula="of:=IF([.$B162]=[.$O$1];IF([.I162]&lt;&gt;&quot;&lt;5&quot;;[.I162];4);&quot; &quot;)" office:value-type="string" office:string-value=" " calcext:value-type="string">
            <text:p><text:s/></text:p>
          </table:table-cell>
          <table:table-cell table:formula="of:=IF([.$B162]=[.$O$1];IF([.J162]&lt;&gt;&quot;&lt;5&quot;;[.J162];4);&quot; &quot;)" office:value-type="string" office:string-value=" " calcext:value-type="string">
            <text:p><text:s/></text:p>
          </table:table-cell>
          <table:table-cell table:formula="of:=IF([.$B162]=[.$O$1];IF([.K162]&lt;&gt;&quot;&lt;5&quot;;[.K16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63]=[.$O$1];IF([.C163]&lt;&gt;&quot;&lt;5&quot;;[.C163];4);&quot; &quot;)" office:value-type="string" office:string-value=" " calcext:value-type="string">
            <text:p><text:s/></text:p>
          </table:table-cell>
          <table:table-cell table:formula="of:=IF([.$B163]=[.$O$1];IF([.D163]&lt;&gt;&quot;&lt;5&quot;;[.D163];4);&quot; &quot;)" office:value-type="string" office:string-value=" " calcext:value-type="string">
            <text:p><text:s/></text:p>
          </table:table-cell>
          <table:table-cell table:formula="of:=IF([.$B163]=[.$O$1];IF([.E163]&lt;&gt;&quot;&lt;5&quot;;[.E163];4);&quot; &quot;)" office:value-type="string" office:string-value=" " calcext:value-type="string">
            <text:p><text:s/></text:p>
          </table:table-cell>
          <table:table-cell table:formula="of:=IF([.$B163]=[.$O$1];IF([.F163]&lt;&gt;&quot;&lt;5&quot;;[.F163];4);&quot; &quot;)" office:value-type="string" office:string-value=" " calcext:value-type="string">
            <text:p><text:s/></text:p>
          </table:table-cell>
          <table:table-cell table:formula="of:=IF([.$B163]=[.$O$1];IF([.G163]&lt;&gt;&quot;&lt;5&quot;;[.G163];4);&quot; &quot;)" office:value-type="string" office:string-value=" " calcext:value-type="string">
            <text:p><text:s/></text:p>
          </table:table-cell>
          <table:table-cell table:formula="of:=IF([.$B163]=[.$O$1];IF([.H163]&lt;&gt;&quot;&lt;5&quot;;[.H163];4);&quot; &quot;)" office:value-type="string" office:string-value=" " calcext:value-type="string">
            <text:p><text:s/></text:p>
          </table:table-cell>
          <table:table-cell table:formula="of:=IF([.$B163]=[.$O$1];IF([.I163]&lt;&gt;&quot;&lt;5&quot;;[.I163];4);&quot; &quot;)" office:value-type="string" office:string-value=" " calcext:value-type="string">
            <text:p><text:s/></text:p>
          </table:table-cell>
          <table:table-cell table:formula="of:=IF([.$B163]=[.$O$1];IF([.J163]&lt;&gt;&quot;&lt;5&quot;;[.J163];4);&quot; &quot;)" office:value-type="string" office:string-value=" " calcext:value-type="string">
            <text:p><text:s/></text:p>
          </table:table-cell>
          <table:table-cell table:formula="of:=IF([.$B163]=[.$O$1];IF([.K163]&lt;&gt;&quot;&lt;5&quot;;[.K16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18 - 2021-04-24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4-18 - 2021-04-24</text:p>
          </table:table-cell>
          <table:table-cell table:formula="of:=IF([.$B164]=[.$O$1];IF([.C164]&lt;&gt;&quot;&lt;5&quot;;[.C164];4);&quot; &quot;)" office:value-type="float" office:value="0" calcext:value-type="float">
            <text:p>0</text:p>
          </table:table-cell>
          <table:table-cell table:formula="of:=IF([.$B164]=[.$O$1];IF([.D164]&lt;&gt;&quot;&lt;5&quot;;[.D164];4);&quot; &quot;)" office:value-type="float" office:value="0" calcext:value-type="float">
            <text:p>0</text:p>
          </table:table-cell>
          <table:table-cell table:formula="of:=IF([.$B164]=[.$O$1];IF([.E164]&lt;&gt;&quot;&lt;5&quot;;[.E164];4);&quot; &quot;)" office:value-type="float" office:value="0" calcext:value-type="float">
            <text:p>0</text:p>
          </table:table-cell>
          <table:table-cell table:formula="of:=IF([.$B164]=[.$O$1];IF([.F164]&lt;&gt;&quot;&lt;5&quot;;[.F164];4);&quot; &quot;)" office:value-type="float" office:value="0" calcext:value-type="float">
            <text:p>0</text:p>
          </table:table-cell>
          <table:table-cell table:formula="of:=IF([.$B164]=[.$O$1];IF([.G164]&lt;&gt;&quot;&lt;5&quot;;[.G164];4);&quot; &quot;)" office:value-type="float" office:value="0" calcext:value-type="float">
            <text:p>0</text:p>
          </table:table-cell>
          <table:table-cell table:formula="of:=IF([.$B164]=[.$O$1];IF([.H164]&lt;&gt;&quot;&lt;5&quot;;[.H164];4);&quot; &quot;)" office:value-type="float" office:value="0" calcext:value-type="float">
            <text:p>0</text:p>
          </table:table-cell>
          <table:table-cell table:formula="of:=IF([.$B164]=[.$O$1];IF([.I164]&lt;&gt;&quot;&lt;5&quot;;[.I164];4);&quot; &quot;)" office:value-type="float" office:value="0" calcext:value-type="float">
            <text:p>0</text:p>
          </table:table-cell>
          <table:table-cell table:formula="of:=IF([.$B164]=[.$O$1];IF([.J164]&lt;&gt;&quot;&lt;5&quot;;[.J164];4);&quot; &quot;)" office:value-type="float" office:value="4" calcext:value-type="float">
            <text:p>4</text:p>
          </table:table-cell>
          <table:table-cell table:formula="of:=IF([.$B164]=[.$O$1];IF([.K164]&lt;&gt;&quot;&lt;5&quot;;[.K164];4);&quot; 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0-1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65]=[.$O$1];IF([.C165]&lt;&gt;&quot;&lt;5&quot;;[.C165];4);&quot; &quot;)" office:value-type="string" office:string-value=" " calcext:value-type="string">
            <text:p><text:s/></text:p>
          </table:table-cell>
          <table:table-cell table:formula="of:=IF([.$B165]=[.$O$1];IF([.D165]&lt;&gt;&quot;&lt;5&quot;;[.D165];4);&quot; &quot;)" office:value-type="string" office:string-value=" " calcext:value-type="string">
            <text:p><text:s/></text:p>
          </table:table-cell>
          <table:table-cell table:formula="of:=IF([.$B165]=[.$O$1];IF([.E165]&lt;&gt;&quot;&lt;5&quot;;[.E165];4);&quot; &quot;)" office:value-type="string" office:string-value=" " calcext:value-type="string">
            <text:p><text:s/></text:p>
          </table:table-cell>
          <table:table-cell table:formula="of:=IF([.$B165]=[.$O$1];IF([.F165]&lt;&gt;&quot;&lt;5&quot;;[.F165];4);&quot; &quot;)" office:value-type="string" office:string-value=" " calcext:value-type="string">
            <text:p><text:s/></text:p>
          </table:table-cell>
          <table:table-cell table:formula="of:=IF([.$B165]=[.$O$1];IF([.G165]&lt;&gt;&quot;&lt;5&quot;;[.G165];4);&quot; &quot;)" office:value-type="string" office:string-value=" " calcext:value-type="string">
            <text:p><text:s/></text:p>
          </table:table-cell>
          <table:table-cell table:formula="of:=IF([.$B165]=[.$O$1];IF([.H165]&lt;&gt;&quot;&lt;5&quot;;[.H165];4);&quot; &quot;)" office:value-type="string" office:string-value=" " calcext:value-type="string">
            <text:p><text:s/></text:p>
          </table:table-cell>
          <table:table-cell table:formula="of:=IF([.$B165]=[.$O$1];IF([.I165]&lt;&gt;&quot;&lt;5&quot;;[.I165];4);&quot; &quot;)" office:value-type="string" office:string-value=" " calcext:value-type="string">
            <text:p><text:s/></text:p>
          </table:table-cell>
          <table:table-cell table:formula="of:=IF([.$B165]=[.$O$1];IF([.J165]&lt;&gt;&quot;&lt;5&quot;;[.J165];4);&quot; &quot;)" office:value-type="string" office:string-value=" " calcext:value-type="string">
            <text:p><text:s/></text:p>
          </table:table-cell>
          <table:table-cell table:formula="of:=IF([.$B165]=[.$O$1];IF([.K165]&lt;&gt;&quot;&lt;5&quot;;[.K16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20-2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66]=[.$O$1];IF([.C166]&lt;&gt;&quot;&lt;5&quot;;[.C166];4);&quot; &quot;)" office:value-type="string" office:string-value=" " calcext:value-type="string">
            <text:p><text:s/></text:p>
          </table:table-cell>
          <table:table-cell table:formula="of:=IF([.$B166]=[.$O$1];IF([.D166]&lt;&gt;&quot;&lt;5&quot;;[.D166];4);&quot; &quot;)" office:value-type="string" office:string-value=" " calcext:value-type="string">
            <text:p><text:s/></text:p>
          </table:table-cell>
          <table:table-cell table:formula="of:=IF([.$B166]=[.$O$1];IF([.E166]&lt;&gt;&quot;&lt;5&quot;;[.E166];4);&quot; &quot;)" office:value-type="string" office:string-value=" " calcext:value-type="string">
            <text:p><text:s/></text:p>
          </table:table-cell>
          <table:table-cell table:formula="of:=IF([.$B166]=[.$O$1];IF([.F166]&lt;&gt;&quot;&lt;5&quot;;[.F166];4);&quot; &quot;)" office:value-type="string" office:string-value=" " calcext:value-type="string">
            <text:p><text:s/></text:p>
          </table:table-cell>
          <table:table-cell table:formula="of:=IF([.$B166]=[.$O$1];IF([.G166]&lt;&gt;&quot;&lt;5&quot;;[.G166];4);&quot; &quot;)" office:value-type="string" office:string-value=" " calcext:value-type="string">
            <text:p><text:s/></text:p>
          </table:table-cell>
          <table:table-cell table:formula="of:=IF([.$B166]=[.$O$1];IF([.H166]&lt;&gt;&quot;&lt;5&quot;;[.H166];4);&quot; &quot;)" office:value-type="string" office:string-value=" " calcext:value-type="string">
            <text:p><text:s/></text:p>
          </table:table-cell>
          <table:table-cell table:formula="of:=IF([.$B166]=[.$O$1];IF([.I166]&lt;&gt;&quot;&lt;5&quot;;[.I166];4);&quot; &quot;)" office:value-type="string" office:string-value=" " calcext:value-type="string">
            <text:p><text:s/></text:p>
          </table:table-cell>
          <table:table-cell table:formula="of:=IF([.$B166]=[.$O$1];IF([.J166]&lt;&gt;&quot;&lt;5&quot;;[.J166];4);&quot; &quot;)" office:value-type="string" office:string-value=" " calcext:value-type="string">
            <text:p><text:s/></text:p>
          </table:table-cell>
          <table:table-cell table:formula="of:=IF([.$B166]=[.$O$1];IF([.K166]&lt;&gt;&quot;&lt;5&quot;;[.K16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30-39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67]=[.$O$1];IF([.C167]&lt;&gt;&quot;&lt;5&quot;;[.C167];4);&quot; &quot;)" office:value-type="string" office:string-value=" " calcext:value-type="string">
            <text:p><text:s/></text:p>
          </table:table-cell>
          <table:table-cell table:formula="of:=IF([.$B167]=[.$O$1];IF([.D167]&lt;&gt;&quot;&lt;5&quot;;[.D167];4);&quot; &quot;)" office:value-type="string" office:string-value=" " calcext:value-type="string">
            <text:p><text:s/></text:p>
          </table:table-cell>
          <table:table-cell table:formula="of:=IF([.$B167]=[.$O$1];IF([.E167]&lt;&gt;&quot;&lt;5&quot;;[.E167];4);&quot; &quot;)" office:value-type="string" office:string-value=" " calcext:value-type="string">
            <text:p><text:s/></text:p>
          </table:table-cell>
          <table:table-cell table:formula="of:=IF([.$B167]=[.$O$1];IF([.F167]&lt;&gt;&quot;&lt;5&quot;;[.F167];4);&quot; &quot;)" office:value-type="string" office:string-value=" " calcext:value-type="string">
            <text:p><text:s/></text:p>
          </table:table-cell>
          <table:table-cell table:formula="of:=IF([.$B167]=[.$O$1];IF([.G167]&lt;&gt;&quot;&lt;5&quot;;[.G167];4);&quot; &quot;)" office:value-type="string" office:string-value=" " calcext:value-type="string">
            <text:p><text:s/></text:p>
          </table:table-cell>
          <table:table-cell table:formula="of:=IF([.$B167]=[.$O$1];IF([.H167]&lt;&gt;&quot;&lt;5&quot;;[.H167];4);&quot; &quot;)" office:value-type="string" office:string-value=" " calcext:value-type="string">
            <text:p><text:s/></text:p>
          </table:table-cell>
          <table:table-cell table:formula="of:=IF([.$B167]=[.$O$1];IF([.I167]&lt;&gt;&quot;&lt;5&quot;;[.I167];4);&quot; &quot;)" office:value-type="string" office:string-value=" " calcext:value-type="string">
            <text:p><text:s/></text:p>
          </table:table-cell>
          <table:table-cell table:formula="of:=IF([.$B167]=[.$O$1];IF([.J167]&lt;&gt;&quot;&lt;5&quot;;[.J167];4);&quot; &quot;)" office:value-type="string" office:string-value=" " calcext:value-type="string">
            <text:p><text:s/></text:p>
          </table:table-cell>
          <table:table-cell table:formula="of:=IF([.$B167]=[.$O$1];IF([.K167]&lt;&gt;&quot;&lt;5&quot;;[.K16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40-49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68]=[.$O$1];IF([.C168]&lt;&gt;&quot;&lt;5&quot;;[.C168];4);&quot; &quot;)" office:value-type="string" office:string-value=" " calcext:value-type="string">
            <text:p><text:s/></text:p>
          </table:table-cell>
          <table:table-cell table:formula="of:=IF([.$B168]=[.$O$1];IF([.D168]&lt;&gt;&quot;&lt;5&quot;;[.D168];4);&quot; &quot;)" office:value-type="string" office:string-value=" " calcext:value-type="string">
            <text:p><text:s/></text:p>
          </table:table-cell>
          <table:table-cell table:formula="of:=IF([.$B168]=[.$O$1];IF([.E168]&lt;&gt;&quot;&lt;5&quot;;[.E168];4);&quot; &quot;)" office:value-type="string" office:string-value=" " calcext:value-type="string">
            <text:p><text:s/></text:p>
          </table:table-cell>
          <table:table-cell table:formula="of:=IF([.$B168]=[.$O$1];IF([.F168]&lt;&gt;&quot;&lt;5&quot;;[.F168];4);&quot; &quot;)" office:value-type="string" office:string-value=" " calcext:value-type="string">
            <text:p><text:s/></text:p>
          </table:table-cell>
          <table:table-cell table:formula="of:=IF([.$B168]=[.$O$1];IF([.G168]&lt;&gt;&quot;&lt;5&quot;;[.G168];4);&quot; &quot;)" office:value-type="string" office:string-value=" " calcext:value-type="string">
            <text:p><text:s/></text:p>
          </table:table-cell>
          <table:table-cell table:formula="of:=IF([.$B168]=[.$O$1];IF([.H168]&lt;&gt;&quot;&lt;5&quot;;[.H168];4);&quot; &quot;)" office:value-type="string" office:string-value=" " calcext:value-type="string">
            <text:p><text:s/></text:p>
          </table:table-cell>
          <table:table-cell table:formula="of:=IF([.$B168]=[.$O$1];IF([.I168]&lt;&gt;&quot;&lt;5&quot;;[.I168];4);&quot; &quot;)" office:value-type="string" office:string-value=" " calcext:value-type="string">
            <text:p><text:s/></text:p>
          </table:table-cell>
          <table:table-cell table:formula="of:=IF([.$B168]=[.$O$1];IF([.J168]&lt;&gt;&quot;&lt;5&quot;;[.J168];4);&quot; &quot;)" office:value-type="string" office:string-value=" " calcext:value-type="string">
            <text:p><text:s/></text:p>
          </table:table-cell>
          <table:table-cell table:formula="of:=IF([.$B168]=[.$O$1];IF([.K168]&lt;&gt;&quot;&lt;5&quot;;[.K16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69]=[.$O$1];IF([.C169]&lt;&gt;&quot;&lt;5&quot;;[.C169];4);&quot; &quot;)" office:value-type="string" office:string-value=" " calcext:value-type="string">
            <text:p><text:s/></text:p>
          </table:table-cell>
          <table:table-cell table:formula="of:=IF([.$B169]=[.$O$1];IF([.D169]&lt;&gt;&quot;&lt;5&quot;;[.D169];4);&quot; &quot;)" office:value-type="string" office:string-value=" " calcext:value-type="string">
            <text:p><text:s/></text:p>
          </table:table-cell>
          <table:table-cell table:formula="of:=IF([.$B169]=[.$O$1];IF([.E169]&lt;&gt;&quot;&lt;5&quot;;[.E169];4);&quot; &quot;)" office:value-type="string" office:string-value=" " calcext:value-type="string">
            <text:p><text:s/></text:p>
          </table:table-cell>
          <table:table-cell table:formula="of:=IF([.$B169]=[.$O$1];IF([.F169]&lt;&gt;&quot;&lt;5&quot;;[.F169];4);&quot; &quot;)" office:value-type="string" office:string-value=" " calcext:value-type="string">
            <text:p><text:s/></text:p>
          </table:table-cell>
          <table:table-cell table:formula="of:=IF([.$B169]=[.$O$1];IF([.G169]&lt;&gt;&quot;&lt;5&quot;;[.G169];4);&quot; &quot;)" office:value-type="string" office:string-value=" " calcext:value-type="string">
            <text:p><text:s/></text:p>
          </table:table-cell>
          <table:table-cell table:formula="of:=IF([.$B169]=[.$O$1];IF([.H169]&lt;&gt;&quot;&lt;5&quot;;[.H169];4);&quot; &quot;)" office:value-type="string" office:string-value=" " calcext:value-type="string">
            <text:p><text:s/></text:p>
          </table:table-cell>
          <table:table-cell table:formula="of:=IF([.$B169]=[.$O$1];IF([.I169]&lt;&gt;&quot;&lt;5&quot;;[.I169];4);&quot; &quot;)" office:value-type="string" office:string-value=" " calcext:value-type="string">
            <text:p><text:s/></text:p>
          </table:table-cell>
          <table:table-cell table:formula="of:=IF([.$B169]=[.$O$1];IF([.J169]&lt;&gt;&quot;&lt;5&quot;;[.J169];4);&quot; &quot;)" office:value-type="string" office:string-value=" " calcext:value-type="string">
            <text:p><text:s/></text:p>
          </table:table-cell>
          <table:table-cell table:formula="of:=IF([.$B169]=[.$O$1];IF([.K169]&lt;&gt;&quot;&lt;5&quot;;[.K16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70]=[.$O$1];IF([.C170]&lt;&gt;&quot;&lt;5&quot;;[.C170];4);&quot; &quot;)" office:value-type="string" office:string-value=" " calcext:value-type="string">
            <text:p><text:s/></text:p>
          </table:table-cell>
          <table:table-cell table:formula="of:=IF([.$B170]=[.$O$1];IF([.D170]&lt;&gt;&quot;&lt;5&quot;;[.D170];4);&quot; &quot;)" office:value-type="string" office:string-value=" " calcext:value-type="string">
            <text:p><text:s/></text:p>
          </table:table-cell>
          <table:table-cell table:formula="of:=IF([.$B170]=[.$O$1];IF([.E170]&lt;&gt;&quot;&lt;5&quot;;[.E170];4);&quot; &quot;)" office:value-type="string" office:string-value=" " calcext:value-type="string">
            <text:p><text:s/></text:p>
          </table:table-cell>
          <table:table-cell table:formula="of:=IF([.$B170]=[.$O$1];IF([.F170]&lt;&gt;&quot;&lt;5&quot;;[.F170];4);&quot; &quot;)" office:value-type="string" office:string-value=" " calcext:value-type="string">
            <text:p><text:s/></text:p>
          </table:table-cell>
          <table:table-cell table:formula="of:=IF([.$B170]=[.$O$1];IF([.G170]&lt;&gt;&quot;&lt;5&quot;;[.G170];4);&quot; &quot;)" office:value-type="string" office:string-value=" " calcext:value-type="string">
            <text:p><text:s/></text:p>
          </table:table-cell>
          <table:table-cell table:formula="of:=IF([.$B170]=[.$O$1];IF([.H170]&lt;&gt;&quot;&lt;5&quot;;[.H170];4);&quot; &quot;)" office:value-type="string" office:string-value=" " calcext:value-type="string">
            <text:p><text:s/></text:p>
          </table:table-cell>
          <table:table-cell table:formula="of:=IF([.$B170]=[.$O$1];IF([.I170]&lt;&gt;&quot;&lt;5&quot;;[.I170];4);&quot; &quot;)" office:value-type="string" office:string-value=" " calcext:value-type="string">
            <text:p><text:s/></text:p>
          </table:table-cell>
          <table:table-cell table:formula="of:=IF([.$B170]=[.$O$1];IF([.J170]&lt;&gt;&quot;&lt;5&quot;;[.J170];4);&quot; &quot;)" office:value-type="string" office:string-value=" " calcext:value-type="string">
            <text:p><text:s/></text:p>
          </table:table-cell>
          <table:table-cell table:formula="of:=IF([.$B170]=[.$O$1];IF([.K170]&lt;&gt;&quot;&lt;5&quot;;[.K17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70-79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71]=[.$O$1];IF([.C171]&lt;&gt;&quot;&lt;5&quot;;[.C171];4);&quot; &quot;)" office:value-type="string" office:string-value=" " calcext:value-type="string">
            <text:p><text:s/></text:p>
          </table:table-cell>
          <table:table-cell table:formula="of:=IF([.$B171]=[.$O$1];IF([.D171]&lt;&gt;&quot;&lt;5&quot;;[.D171];4);&quot; &quot;)" office:value-type="string" office:string-value=" " calcext:value-type="string">
            <text:p><text:s/></text:p>
          </table:table-cell>
          <table:table-cell table:formula="of:=IF([.$B171]=[.$O$1];IF([.E171]&lt;&gt;&quot;&lt;5&quot;;[.E171];4);&quot; &quot;)" office:value-type="string" office:string-value=" " calcext:value-type="string">
            <text:p><text:s/></text:p>
          </table:table-cell>
          <table:table-cell table:formula="of:=IF([.$B171]=[.$O$1];IF([.F171]&lt;&gt;&quot;&lt;5&quot;;[.F171];4);&quot; &quot;)" office:value-type="string" office:string-value=" " calcext:value-type="string">
            <text:p><text:s/></text:p>
          </table:table-cell>
          <table:table-cell table:formula="of:=IF([.$B171]=[.$O$1];IF([.G171]&lt;&gt;&quot;&lt;5&quot;;[.G171];4);&quot; &quot;)" office:value-type="string" office:string-value=" " calcext:value-type="string">
            <text:p><text:s/></text:p>
          </table:table-cell>
          <table:table-cell table:formula="of:=IF([.$B171]=[.$O$1];IF([.H171]&lt;&gt;&quot;&lt;5&quot;;[.H171];4);&quot; &quot;)" office:value-type="string" office:string-value=" " calcext:value-type="string">
            <text:p><text:s/></text:p>
          </table:table-cell>
          <table:table-cell table:formula="of:=IF([.$B171]=[.$O$1];IF([.I171]&lt;&gt;&quot;&lt;5&quot;;[.I171];4);&quot; &quot;)" office:value-type="string" office:string-value=" " calcext:value-type="string">
            <text:p><text:s/></text:p>
          </table:table-cell>
          <table:table-cell table:formula="of:=IF([.$B171]=[.$O$1];IF([.J171]&lt;&gt;&quot;&lt;5&quot;;[.J171];4);&quot; &quot;)" office:value-type="string" office:string-value=" " calcext:value-type="string">
            <text:p><text:s/></text:p>
          </table:table-cell>
          <table:table-cell table:formula="of:=IF([.$B171]=[.$O$1];IF([.K171]&lt;&gt;&quot;&lt;5&quot;;[.K17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72]=[.$O$1];IF([.C172]&lt;&gt;&quot;&lt;5&quot;;[.C172];4);&quot; &quot;)" office:value-type="string" office:string-value=" " calcext:value-type="string">
            <text:p><text:s/></text:p>
          </table:table-cell>
          <table:table-cell table:formula="of:=IF([.$B172]=[.$O$1];IF([.D172]&lt;&gt;&quot;&lt;5&quot;;[.D172];4);&quot; &quot;)" office:value-type="string" office:string-value=" " calcext:value-type="string">
            <text:p><text:s/></text:p>
          </table:table-cell>
          <table:table-cell table:formula="of:=IF([.$B172]=[.$O$1];IF([.E172]&lt;&gt;&quot;&lt;5&quot;;[.E172];4);&quot; &quot;)" office:value-type="string" office:string-value=" " calcext:value-type="string">
            <text:p><text:s/></text:p>
          </table:table-cell>
          <table:table-cell table:formula="of:=IF([.$B172]=[.$O$1];IF([.F172]&lt;&gt;&quot;&lt;5&quot;;[.F172];4);&quot; &quot;)" office:value-type="string" office:string-value=" " calcext:value-type="string">
            <text:p><text:s/></text:p>
          </table:table-cell>
          <table:table-cell table:formula="of:=IF([.$B172]=[.$O$1];IF([.G172]&lt;&gt;&quot;&lt;5&quot;;[.G172];4);&quot; &quot;)" office:value-type="string" office:string-value=" " calcext:value-type="string">
            <text:p><text:s/></text:p>
          </table:table-cell>
          <table:table-cell table:formula="of:=IF([.$B172]=[.$O$1];IF([.H172]&lt;&gt;&quot;&lt;5&quot;;[.H172];4);&quot; &quot;)" office:value-type="string" office:string-value=" " calcext:value-type="string">
            <text:p><text:s/></text:p>
          </table:table-cell>
          <table:table-cell table:formula="of:=IF([.$B172]=[.$O$1];IF([.I172]&lt;&gt;&quot;&lt;5&quot;;[.I172];4);&quot; &quot;)" office:value-type="string" office:string-value=" " calcext:value-type="string">
            <text:p><text:s/></text:p>
          </table:table-cell>
          <table:table-cell table:formula="of:=IF([.$B172]=[.$O$1];IF([.J172]&lt;&gt;&quot;&lt;5&quot;;[.J172];4);&quot; &quot;)" office:value-type="string" office:string-value=" " calcext:value-type="string">
            <text:p><text:s/></text:p>
          </table:table-cell>
          <table:table-cell table:formula="of:=IF([.$B172]=[.$O$1];IF([.K172]&lt;&gt;&quot;&lt;5&quot;;[.K17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4-25 - 2021-05-01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4-25 - 2021-05-01</text:p>
          </table:table-cell>
          <table:table-cell table:formula="of:=IF([.$B173]=[.$O$1];IF([.C173]&lt;&gt;&quot;&lt;5&quot;;[.C173];4);&quot; &quot;)" office:value-type="float" office:value="0" calcext:value-type="float">
            <text:p>0</text:p>
          </table:table-cell>
          <table:table-cell table:formula="of:=IF([.$B173]=[.$O$1];IF([.D173]&lt;&gt;&quot;&lt;5&quot;;[.D173];4);&quot; &quot;)" office:value-type="float" office:value="0" calcext:value-type="float">
            <text:p>0</text:p>
          </table:table-cell>
          <table:table-cell table:formula="of:=IF([.$B173]=[.$O$1];IF([.E173]&lt;&gt;&quot;&lt;5&quot;;[.E173];4);&quot; &quot;)" office:value-type="float" office:value="0" calcext:value-type="float">
            <text:p>0</text:p>
          </table:table-cell>
          <table:table-cell table:formula="of:=IF([.$B173]=[.$O$1];IF([.F173]&lt;&gt;&quot;&lt;5&quot;;[.F173];4);&quot; &quot;)" office:value-type="float" office:value="0" calcext:value-type="float">
            <text:p>0</text:p>
          </table:table-cell>
          <table:table-cell table:formula="of:=IF([.$B173]=[.$O$1];IF([.G173]&lt;&gt;&quot;&lt;5&quot;;[.G173];4);&quot; &quot;)" office:value-type="float" office:value="0" calcext:value-type="float">
            <text:p>0</text:p>
          </table:table-cell>
          <table:table-cell table:formula="of:=IF([.$B173]=[.$O$1];IF([.H173]&lt;&gt;&quot;&lt;5&quot;;[.H173];4);&quot; &quot;)" office:value-type="float" office:value="0" calcext:value-type="float">
            <text:p>0</text:p>
          </table:table-cell>
          <table:table-cell table:formula="of:=IF([.$B173]=[.$O$1];IF([.I173]&lt;&gt;&quot;&lt;5&quot;;[.I173];4);&quot; &quot;)" office:value-type="float" office:value="0" calcext:value-type="float">
            <text:p>0</text:p>
          </table:table-cell>
          <table:table-cell table:formula="of:=IF([.$B173]=[.$O$1];IF([.J173]&lt;&gt;&quot;&lt;5&quot;;[.J173];4);&quot; &quot;)" office:value-type="float" office:value="4" calcext:value-type="float">
            <text:p>4</text:p>
          </table:table-cell>
          <table:table-cell table:formula="of:=IF([.$B173]=[.$O$1];IF([.K173]&lt;&gt;&quot;&lt;5&quot;;[.K173];4);&quot; 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0-1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74]=[.$O$1];IF([.C174]&lt;&gt;&quot;&lt;5&quot;;[.C174];4);&quot; &quot;)" office:value-type="string" office:string-value=" " calcext:value-type="string">
            <text:p><text:s/></text:p>
          </table:table-cell>
          <table:table-cell table:formula="of:=IF([.$B174]=[.$O$1];IF([.D174]&lt;&gt;&quot;&lt;5&quot;;[.D174];4);&quot; &quot;)" office:value-type="string" office:string-value=" " calcext:value-type="string">
            <text:p><text:s/></text:p>
          </table:table-cell>
          <table:table-cell table:formula="of:=IF([.$B174]=[.$O$1];IF([.E174]&lt;&gt;&quot;&lt;5&quot;;[.E174];4);&quot; &quot;)" office:value-type="string" office:string-value=" " calcext:value-type="string">
            <text:p><text:s/></text:p>
          </table:table-cell>
          <table:table-cell table:formula="of:=IF([.$B174]=[.$O$1];IF([.F174]&lt;&gt;&quot;&lt;5&quot;;[.F174];4);&quot; &quot;)" office:value-type="string" office:string-value=" " calcext:value-type="string">
            <text:p><text:s/></text:p>
          </table:table-cell>
          <table:table-cell table:formula="of:=IF([.$B174]=[.$O$1];IF([.G174]&lt;&gt;&quot;&lt;5&quot;;[.G174];4);&quot; &quot;)" office:value-type="string" office:string-value=" " calcext:value-type="string">
            <text:p><text:s/></text:p>
          </table:table-cell>
          <table:table-cell table:formula="of:=IF([.$B174]=[.$O$1];IF([.H174]&lt;&gt;&quot;&lt;5&quot;;[.H174];4);&quot; &quot;)" office:value-type="string" office:string-value=" " calcext:value-type="string">
            <text:p><text:s/></text:p>
          </table:table-cell>
          <table:table-cell table:formula="of:=IF([.$B174]=[.$O$1];IF([.I174]&lt;&gt;&quot;&lt;5&quot;;[.I174];4);&quot; &quot;)" office:value-type="string" office:string-value=" " calcext:value-type="string">
            <text:p><text:s/></text:p>
          </table:table-cell>
          <table:table-cell table:formula="of:=IF([.$B174]=[.$O$1];IF([.J174]&lt;&gt;&quot;&lt;5&quot;;[.J174];4);&quot; &quot;)" office:value-type="string" office:string-value=" " calcext:value-type="string">
            <text:p><text:s/></text:p>
          </table:table-cell>
          <table:table-cell table:formula="of:=IF([.$B174]=[.$O$1];IF([.K174]&lt;&gt;&quot;&lt;5&quot;;[.K17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20-29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75]=[.$O$1];IF([.C175]&lt;&gt;&quot;&lt;5&quot;;[.C175];4);&quot; &quot;)" office:value-type="string" office:string-value=" " calcext:value-type="string">
            <text:p><text:s/></text:p>
          </table:table-cell>
          <table:table-cell table:formula="of:=IF([.$B175]=[.$O$1];IF([.D175]&lt;&gt;&quot;&lt;5&quot;;[.D175];4);&quot; &quot;)" office:value-type="string" office:string-value=" " calcext:value-type="string">
            <text:p><text:s/></text:p>
          </table:table-cell>
          <table:table-cell table:formula="of:=IF([.$B175]=[.$O$1];IF([.E175]&lt;&gt;&quot;&lt;5&quot;;[.E175];4);&quot; &quot;)" office:value-type="string" office:string-value=" " calcext:value-type="string">
            <text:p><text:s/></text:p>
          </table:table-cell>
          <table:table-cell table:formula="of:=IF([.$B175]=[.$O$1];IF([.F175]&lt;&gt;&quot;&lt;5&quot;;[.F175];4);&quot; &quot;)" office:value-type="string" office:string-value=" " calcext:value-type="string">
            <text:p><text:s/></text:p>
          </table:table-cell>
          <table:table-cell table:formula="of:=IF([.$B175]=[.$O$1];IF([.G175]&lt;&gt;&quot;&lt;5&quot;;[.G175];4);&quot; &quot;)" office:value-type="string" office:string-value=" " calcext:value-type="string">
            <text:p><text:s/></text:p>
          </table:table-cell>
          <table:table-cell table:formula="of:=IF([.$B175]=[.$O$1];IF([.H175]&lt;&gt;&quot;&lt;5&quot;;[.H175];4);&quot; &quot;)" office:value-type="string" office:string-value=" " calcext:value-type="string">
            <text:p><text:s/></text:p>
          </table:table-cell>
          <table:table-cell table:formula="of:=IF([.$B175]=[.$O$1];IF([.I175]&lt;&gt;&quot;&lt;5&quot;;[.I175];4);&quot; &quot;)" office:value-type="string" office:string-value=" " calcext:value-type="string">
            <text:p><text:s/></text:p>
          </table:table-cell>
          <table:table-cell table:formula="of:=IF([.$B175]=[.$O$1];IF([.J175]&lt;&gt;&quot;&lt;5&quot;;[.J175];4);&quot; &quot;)" office:value-type="string" office:string-value=" " calcext:value-type="string">
            <text:p><text:s/></text:p>
          </table:table-cell>
          <table:table-cell table:formula="of:=IF([.$B175]=[.$O$1];IF([.K175]&lt;&gt;&quot;&lt;5&quot;;[.K17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76]=[.$O$1];IF([.C176]&lt;&gt;&quot;&lt;5&quot;;[.C176];4);&quot; &quot;)" office:value-type="string" office:string-value=" " calcext:value-type="string">
            <text:p><text:s/></text:p>
          </table:table-cell>
          <table:table-cell table:formula="of:=IF([.$B176]=[.$O$1];IF([.D176]&lt;&gt;&quot;&lt;5&quot;;[.D176];4);&quot; &quot;)" office:value-type="string" office:string-value=" " calcext:value-type="string">
            <text:p><text:s/></text:p>
          </table:table-cell>
          <table:table-cell table:formula="of:=IF([.$B176]=[.$O$1];IF([.E176]&lt;&gt;&quot;&lt;5&quot;;[.E176];4);&quot; &quot;)" office:value-type="string" office:string-value=" " calcext:value-type="string">
            <text:p><text:s/></text:p>
          </table:table-cell>
          <table:table-cell table:formula="of:=IF([.$B176]=[.$O$1];IF([.F176]&lt;&gt;&quot;&lt;5&quot;;[.F176];4);&quot; &quot;)" office:value-type="string" office:string-value=" " calcext:value-type="string">
            <text:p><text:s/></text:p>
          </table:table-cell>
          <table:table-cell table:formula="of:=IF([.$B176]=[.$O$1];IF([.G176]&lt;&gt;&quot;&lt;5&quot;;[.G176];4);&quot; &quot;)" office:value-type="string" office:string-value=" " calcext:value-type="string">
            <text:p><text:s/></text:p>
          </table:table-cell>
          <table:table-cell table:formula="of:=IF([.$B176]=[.$O$1];IF([.H176]&lt;&gt;&quot;&lt;5&quot;;[.H176];4);&quot; &quot;)" office:value-type="string" office:string-value=" " calcext:value-type="string">
            <text:p><text:s/></text:p>
          </table:table-cell>
          <table:table-cell table:formula="of:=IF([.$B176]=[.$O$1];IF([.I176]&lt;&gt;&quot;&lt;5&quot;;[.I176];4);&quot; &quot;)" office:value-type="string" office:string-value=" " calcext:value-type="string">
            <text:p><text:s/></text:p>
          </table:table-cell>
          <table:table-cell table:formula="of:=IF([.$B176]=[.$O$1];IF([.J176]&lt;&gt;&quot;&lt;5&quot;;[.J176];4);&quot; &quot;)" office:value-type="string" office:string-value=" " calcext:value-type="string">
            <text:p><text:s/></text:p>
          </table:table-cell>
          <table:table-cell table:formula="of:=IF([.$B176]=[.$O$1];IF([.K176]&lt;&gt;&quot;&lt;5&quot;;[.K17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40-49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77]=[.$O$1];IF([.C177]&lt;&gt;&quot;&lt;5&quot;;[.C177];4);&quot; &quot;)" office:value-type="string" office:string-value=" " calcext:value-type="string">
            <text:p><text:s/></text:p>
          </table:table-cell>
          <table:table-cell table:formula="of:=IF([.$B177]=[.$O$1];IF([.D177]&lt;&gt;&quot;&lt;5&quot;;[.D177];4);&quot; &quot;)" office:value-type="string" office:string-value=" " calcext:value-type="string">
            <text:p><text:s/></text:p>
          </table:table-cell>
          <table:table-cell table:formula="of:=IF([.$B177]=[.$O$1];IF([.E177]&lt;&gt;&quot;&lt;5&quot;;[.E177];4);&quot; &quot;)" office:value-type="string" office:string-value=" " calcext:value-type="string">
            <text:p><text:s/></text:p>
          </table:table-cell>
          <table:table-cell table:formula="of:=IF([.$B177]=[.$O$1];IF([.F177]&lt;&gt;&quot;&lt;5&quot;;[.F177];4);&quot; &quot;)" office:value-type="string" office:string-value=" " calcext:value-type="string">
            <text:p><text:s/></text:p>
          </table:table-cell>
          <table:table-cell table:formula="of:=IF([.$B177]=[.$O$1];IF([.G177]&lt;&gt;&quot;&lt;5&quot;;[.G177];4);&quot; &quot;)" office:value-type="string" office:string-value=" " calcext:value-type="string">
            <text:p><text:s/></text:p>
          </table:table-cell>
          <table:table-cell table:formula="of:=IF([.$B177]=[.$O$1];IF([.H177]&lt;&gt;&quot;&lt;5&quot;;[.H177];4);&quot; &quot;)" office:value-type="string" office:string-value=" " calcext:value-type="string">
            <text:p><text:s/></text:p>
          </table:table-cell>
          <table:table-cell table:formula="of:=IF([.$B177]=[.$O$1];IF([.I177]&lt;&gt;&quot;&lt;5&quot;;[.I177];4);&quot; &quot;)" office:value-type="string" office:string-value=" " calcext:value-type="string">
            <text:p><text:s/></text:p>
          </table:table-cell>
          <table:table-cell table:formula="of:=IF([.$B177]=[.$O$1];IF([.J177]&lt;&gt;&quot;&lt;5&quot;;[.J177];4);&quot; &quot;)" office:value-type="string" office:string-value=" " calcext:value-type="string">
            <text:p><text:s/></text:p>
          </table:table-cell>
          <table:table-cell table:formula="of:=IF([.$B177]=[.$O$1];IF([.K177]&lt;&gt;&quot;&lt;5&quot;;[.K17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50-5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78]=[.$O$1];IF([.C178]&lt;&gt;&quot;&lt;5&quot;;[.C178];4);&quot; &quot;)" office:value-type="string" office:string-value=" " calcext:value-type="string">
            <text:p><text:s/></text:p>
          </table:table-cell>
          <table:table-cell table:formula="of:=IF([.$B178]=[.$O$1];IF([.D178]&lt;&gt;&quot;&lt;5&quot;;[.D178];4);&quot; &quot;)" office:value-type="string" office:string-value=" " calcext:value-type="string">
            <text:p><text:s/></text:p>
          </table:table-cell>
          <table:table-cell table:formula="of:=IF([.$B178]=[.$O$1];IF([.E178]&lt;&gt;&quot;&lt;5&quot;;[.E178];4);&quot; &quot;)" office:value-type="string" office:string-value=" " calcext:value-type="string">
            <text:p><text:s/></text:p>
          </table:table-cell>
          <table:table-cell table:formula="of:=IF([.$B178]=[.$O$1];IF([.F178]&lt;&gt;&quot;&lt;5&quot;;[.F178];4);&quot; &quot;)" office:value-type="string" office:string-value=" " calcext:value-type="string">
            <text:p><text:s/></text:p>
          </table:table-cell>
          <table:table-cell table:formula="of:=IF([.$B178]=[.$O$1];IF([.G178]&lt;&gt;&quot;&lt;5&quot;;[.G178];4);&quot; &quot;)" office:value-type="string" office:string-value=" " calcext:value-type="string">
            <text:p><text:s/></text:p>
          </table:table-cell>
          <table:table-cell table:formula="of:=IF([.$B178]=[.$O$1];IF([.H178]&lt;&gt;&quot;&lt;5&quot;;[.H178];4);&quot; &quot;)" office:value-type="string" office:string-value=" " calcext:value-type="string">
            <text:p><text:s/></text:p>
          </table:table-cell>
          <table:table-cell table:formula="of:=IF([.$B178]=[.$O$1];IF([.I178]&lt;&gt;&quot;&lt;5&quot;;[.I178];4);&quot; &quot;)" office:value-type="string" office:string-value=" " calcext:value-type="string">
            <text:p><text:s/></text:p>
          </table:table-cell>
          <table:table-cell table:formula="of:=IF([.$B178]=[.$O$1];IF([.J178]&lt;&gt;&quot;&lt;5&quot;;[.J178];4);&quot; &quot;)" office:value-type="string" office:string-value=" " calcext:value-type="string">
            <text:p><text:s/></text:p>
          </table:table-cell>
          <table:table-cell table:formula="of:=IF([.$B178]=[.$O$1];IF([.K178]&lt;&gt;&quot;&lt;5&quot;;[.K17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60-6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79]=[.$O$1];IF([.C179]&lt;&gt;&quot;&lt;5&quot;;[.C179];4);&quot; &quot;)" office:value-type="string" office:string-value=" " calcext:value-type="string">
            <text:p><text:s/></text:p>
          </table:table-cell>
          <table:table-cell table:formula="of:=IF([.$B179]=[.$O$1];IF([.D179]&lt;&gt;&quot;&lt;5&quot;;[.D179];4);&quot; &quot;)" office:value-type="string" office:string-value=" " calcext:value-type="string">
            <text:p><text:s/></text:p>
          </table:table-cell>
          <table:table-cell table:formula="of:=IF([.$B179]=[.$O$1];IF([.E179]&lt;&gt;&quot;&lt;5&quot;;[.E179];4);&quot; &quot;)" office:value-type="string" office:string-value=" " calcext:value-type="string">
            <text:p><text:s/></text:p>
          </table:table-cell>
          <table:table-cell table:formula="of:=IF([.$B179]=[.$O$1];IF([.F179]&lt;&gt;&quot;&lt;5&quot;;[.F179];4);&quot; &quot;)" office:value-type="string" office:string-value=" " calcext:value-type="string">
            <text:p><text:s/></text:p>
          </table:table-cell>
          <table:table-cell table:formula="of:=IF([.$B179]=[.$O$1];IF([.G179]&lt;&gt;&quot;&lt;5&quot;;[.G179];4);&quot; &quot;)" office:value-type="string" office:string-value=" " calcext:value-type="string">
            <text:p><text:s/></text:p>
          </table:table-cell>
          <table:table-cell table:formula="of:=IF([.$B179]=[.$O$1];IF([.H179]&lt;&gt;&quot;&lt;5&quot;;[.H179];4);&quot; &quot;)" office:value-type="string" office:string-value=" " calcext:value-type="string">
            <text:p><text:s/></text:p>
          </table:table-cell>
          <table:table-cell table:formula="of:=IF([.$B179]=[.$O$1];IF([.I179]&lt;&gt;&quot;&lt;5&quot;;[.I179];4);&quot; &quot;)" office:value-type="string" office:string-value=" " calcext:value-type="string">
            <text:p><text:s/></text:p>
          </table:table-cell>
          <table:table-cell table:formula="of:=IF([.$B179]=[.$O$1];IF([.J179]&lt;&gt;&quot;&lt;5&quot;;[.J179];4);&quot; &quot;)" office:value-type="string" office:string-value=" " calcext:value-type="string">
            <text:p><text:s/></text:p>
          </table:table-cell>
          <table:table-cell table:formula="of:=IF([.$B179]=[.$O$1];IF([.K179]&lt;&gt;&quot;&lt;5&quot;;[.K17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70-7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80]=[.$O$1];IF([.C180]&lt;&gt;&quot;&lt;5&quot;;[.C180];4);&quot; &quot;)" office:value-type="string" office:string-value=" " calcext:value-type="string">
            <text:p><text:s/></text:p>
          </table:table-cell>
          <table:table-cell table:formula="of:=IF([.$B180]=[.$O$1];IF([.D180]&lt;&gt;&quot;&lt;5&quot;;[.D180];4);&quot; &quot;)" office:value-type="string" office:string-value=" " calcext:value-type="string">
            <text:p><text:s/></text:p>
          </table:table-cell>
          <table:table-cell table:formula="of:=IF([.$B180]=[.$O$1];IF([.E180]&lt;&gt;&quot;&lt;5&quot;;[.E180];4);&quot; &quot;)" office:value-type="string" office:string-value=" " calcext:value-type="string">
            <text:p><text:s/></text:p>
          </table:table-cell>
          <table:table-cell table:formula="of:=IF([.$B180]=[.$O$1];IF([.F180]&lt;&gt;&quot;&lt;5&quot;;[.F180];4);&quot; &quot;)" office:value-type="string" office:string-value=" " calcext:value-type="string">
            <text:p><text:s/></text:p>
          </table:table-cell>
          <table:table-cell table:formula="of:=IF([.$B180]=[.$O$1];IF([.G180]&lt;&gt;&quot;&lt;5&quot;;[.G180];4);&quot; &quot;)" office:value-type="string" office:string-value=" " calcext:value-type="string">
            <text:p><text:s/></text:p>
          </table:table-cell>
          <table:table-cell table:formula="of:=IF([.$B180]=[.$O$1];IF([.H180]&lt;&gt;&quot;&lt;5&quot;;[.H180];4);&quot; &quot;)" office:value-type="string" office:string-value=" " calcext:value-type="string">
            <text:p><text:s/></text:p>
          </table:table-cell>
          <table:table-cell table:formula="of:=IF([.$B180]=[.$O$1];IF([.I180]&lt;&gt;&quot;&lt;5&quot;;[.I180];4);&quot; &quot;)" office:value-type="string" office:string-value=" " calcext:value-type="string">
            <text:p><text:s/></text:p>
          </table:table-cell>
          <table:table-cell table:formula="of:=IF([.$B180]=[.$O$1];IF([.J180]&lt;&gt;&quot;&lt;5&quot;;[.J180];4);&quot; &quot;)" office:value-type="string" office:string-value=" " calcext:value-type="string">
            <text:p><text:s/></text:p>
          </table:table-cell>
          <table:table-cell table:formula="of:=IF([.$B180]=[.$O$1];IF([.K180]&lt;&gt;&quot;&lt;5&quot;;[.K18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81]=[.$O$1];IF([.C181]&lt;&gt;&quot;&lt;5&quot;;[.C181];4);&quot; &quot;)" office:value-type="string" office:string-value=" " calcext:value-type="string">
            <text:p><text:s/></text:p>
          </table:table-cell>
          <table:table-cell table:formula="of:=IF([.$B181]=[.$O$1];IF([.D181]&lt;&gt;&quot;&lt;5&quot;;[.D181];4);&quot; &quot;)" office:value-type="string" office:string-value=" " calcext:value-type="string">
            <text:p><text:s/></text:p>
          </table:table-cell>
          <table:table-cell table:formula="of:=IF([.$B181]=[.$O$1];IF([.E181]&lt;&gt;&quot;&lt;5&quot;;[.E181];4);&quot; &quot;)" office:value-type="string" office:string-value=" " calcext:value-type="string">
            <text:p><text:s/></text:p>
          </table:table-cell>
          <table:table-cell table:formula="of:=IF([.$B181]=[.$O$1];IF([.F181]&lt;&gt;&quot;&lt;5&quot;;[.F181];4);&quot; &quot;)" office:value-type="string" office:string-value=" " calcext:value-type="string">
            <text:p><text:s/></text:p>
          </table:table-cell>
          <table:table-cell table:formula="of:=IF([.$B181]=[.$O$1];IF([.G181]&lt;&gt;&quot;&lt;5&quot;;[.G181];4);&quot; &quot;)" office:value-type="string" office:string-value=" " calcext:value-type="string">
            <text:p><text:s/></text:p>
          </table:table-cell>
          <table:table-cell table:formula="of:=IF([.$B181]=[.$O$1];IF([.H181]&lt;&gt;&quot;&lt;5&quot;;[.H181];4);&quot; &quot;)" office:value-type="string" office:string-value=" " calcext:value-type="string">
            <text:p><text:s/></text:p>
          </table:table-cell>
          <table:table-cell table:formula="of:=IF([.$B181]=[.$O$1];IF([.I181]&lt;&gt;&quot;&lt;5&quot;;[.I181];4);&quot; &quot;)" office:value-type="string" office:string-value=" " calcext:value-type="string">
            <text:p><text:s/></text:p>
          </table:table-cell>
          <table:table-cell table:formula="of:=IF([.$B181]=[.$O$1];IF([.J181]&lt;&gt;&quot;&lt;5&quot;;[.J181];4);&quot; &quot;)" office:value-type="string" office:string-value=" " calcext:value-type="string">
            <text:p><text:s/></text:p>
          </table:table-cell>
          <table:table-cell table:formula="of:=IF([.$B181]=[.$O$1];IF([.K181]&lt;&gt;&quot;&lt;5&quot;;[.K18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2 - 2021-05-08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02 - 2021-05-08</text:p>
          </table:table-cell>
          <table:table-cell table:formula="of:=IF([.$B182]=[.$O$1];IF([.C182]&lt;&gt;&quot;&lt;5&quot;;[.C182];4);&quot; &quot;)" office:value-type="float" office:value="0" calcext:value-type="float">
            <text:p>0</text:p>
          </table:table-cell>
          <table:table-cell table:formula="of:=IF([.$B182]=[.$O$1];IF([.D182]&lt;&gt;&quot;&lt;5&quot;;[.D182];4);&quot; &quot;)" office:value-type="float" office:value="0" calcext:value-type="float">
            <text:p>0</text:p>
          </table:table-cell>
          <table:table-cell table:formula="of:=IF([.$B182]=[.$O$1];IF([.E182]&lt;&gt;&quot;&lt;5&quot;;[.E182];4);&quot; &quot;)" office:value-type="float" office:value="0" calcext:value-type="float">
            <text:p>0</text:p>
          </table:table-cell>
          <table:table-cell table:formula="of:=IF([.$B182]=[.$O$1];IF([.F182]&lt;&gt;&quot;&lt;5&quot;;[.F182];4);&quot; &quot;)" office:value-type="float" office:value="0" calcext:value-type="float">
            <text:p>0</text:p>
          </table:table-cell>
          <table:table-cell table:formula="of:=IF([.$B182]=[.$O$1];IF([.G182]&lt;&gt;&quot;&lt;5&quot;;[.G182];4);&quot; &quot;)" office:value-type="float" office:value="0" calcext:value-type="float">
            <text:p>0</text:p>
          </table:table-cell>
          <table:table-cell table:formula="of:=IF([.$B182]=[.$O$1];IF([.H182]&lt;&gt;&quot;&lt;5&quot;;[.H182];4);&quot; &quot;)" office:value-type="float" office:value="0" calcext:value-type="float">
            <text:p>0</text:p>
          </table:table-cell>
          <table:table-cell table:formula="of:=IF([.$B182]=[.$O$1];IF([.I182]&lt;&gt;&quot;&lt;5&quot;;[.I182];4);&quot; &quot;)" office:value-type="float" office:value="0" calcext:value-type="float">
            <text:p>0</text:p>
          </table:table-cell>
          <table:table-cell table:formula="of:=IF([.$B182]=[.$O$1];IF([.J182]&lt;&gt;&quot;&lt;5&quot;;[.J182];4);&quot; &quot;)" office:value-type="float" office:value="4" calcext:value-type="float">
            <text:p>4</text:p>
          </table:table-cell>
          <table:table-cell table:formula="of:=IF([.$B182]=[.$O$1];IF([.K182]&lt;&gt;&quot;&lt;5&quot;;[.K182];4);&quot; 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0-19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office:value-type="string" calcext:value-type="string">
            <text:p>&lt;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3]=[.$O$1];IF([.C183]&lt;&gt;&quot;&lt;5&quot;;[.C183];4);&quot; &quot;)" office:value-type="string" office:string-value=" " calcext:value-type="string">
            <text:p><text:s/></text:p>
          </table:table-cell>
          <table:table-cell table:formula="of:=IF([.$B183]=[.$O$1];IF([.D183]&lt;&gt;&quot;&lt;5&quot;;[.D183];4);&quot; &quot;)" office:value-type="string" office:string-value=" " calcext:value-type="string">
            <text:p><text:s/></text:p>
          </table:table-cell>
          <table:table-cell table:formula="of:=IF([.$B183]=[.$O$1];IF([.E183]&lt;&gt;&quot;&lt;5&quot;;[.E183];4);&quot; &quot;)" office:value-type="string" office:string-value=" " calcext:value-type="string">
            <text:p><text:s/></text:p>
          </table:table-cell>
          <table:table-cell table:formula="of:=IF([.$B183]=[.$O$1];IF([.F183]&lt;&gt;&quot;&lt;5&quot;;[.F183];4);&quot; &quot;)" office:value-type="string" office:string-value=" " calcext:value-type="string">
            <text:p><text:s/></text:p>
          </table:table-cell>
          <table:table-cell table:formula="of:=IF([.$B183]=[.$O$1];IF([.G183]&lt;&gt;&quot;&lt;5&quot;;[.G183];4);&quot; &quot;)" office:value-type="string" office:string-value=" " calcext:value-type="string">
            <text:p><text:s/></text:p>
          </table:table-cell>
          <table:table-cell table:formula="of:=IF([.$B183]=[.$O$1];IF([.H183]&lt;&gt;&quot;&lt;5&quot;;[.H183];4);&quot; &quot;)" office:value-type="string" office:string-value=" " calcext:value-type="string">
            <text:p><text:s/></text:p>
          </table:table-cell>
          <table:table-cell table:formula="of:=IF([.$B183]=[.$O$1];IF([.I183]&lt;&gt;&quot;&lt;5&quot;;[.I183];4);&quot; &quot;)" office:value-type="string" office:string-value=" " calcext:value-type="string">
            <text:p><text:s/></text:p>
          </table:table-cell>
          <table:table-cell table:formula="of:=IF([.$B183]=[.$O$1];IF([.J183]&lt;&gt;&quot;&lt;5&quot;;[.J183];4);&quot; &quot;)" office:value-type="string" office:string-value=" " calcext:value-type="string">
            <text:p><text:s/></text:p>
          </table:table-cell>
          <table:table-cell table:formula="of:=IF([.$B183]=[.$O$1];IF([.K183]&lt;&gt;&quot;&lt;5&quot;;[.K18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20-2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4]=[.$O$1];IF([.C184]&lt;&gt;&quot;&lt;5&quot;;[.C184];4);&quot; &quot;)" office:value-type="string" office:string-value=" " calcext:value-type="string">
            <text:p><text:s/></text:p>
          </table:table-cell>
          <table:table-cell table:formula="of:=IF([.$B184]=[.$O$1];IF([.D184]&lt;&gt;&quot;&lt;5&quot;;[.D184];4);&quot; &quot;)" office:value-type="string" office:string-value=" " calcext:value-type="string">
            <text:p><text:s/></text:p>
          </table:table-cell>
          <table:table-cell table:formula="of:=IF([.$B184]=[.$O$1];IF([.E184]&lt;&gt;&quot;&lt;5&quot;;[.E184];4);&quot; &quot;)" office:value-type="string" office:string-value=" " calcext:value-type="string">
            <text:p><text:s/></text:p>
          </table:table-cell>
          <table:table-cell table:formula="of:=IF([.$B184]=[.$O$1];IF([.F184]&lt;&gt;&quot;&lt;5&quot;;[.F184];4);&quot; &quot;)" office:value-type="string" office:string-value=" " calcext:value-type="string">
            <text:p><text:s/></text:p>
          </table:table-cell>
          <table:table-cell table:formula="of:=IF([.$B184]=[.$O$1];IF([.G184]&lt;&gt;&quot;&lt;5&quot;;[.G184];4);&quot; &quot;)" office:value-type="string" office:string-value=" " calcext:value-type="string">
            <text:p><text:s/></text:p>
          </table:table-cell>
          <table:table-cell table:formula="of:=IF([.$B184]=[.$O$1];IF([.H184]&lt;&gt;&quot;&lt;5&quot;;[.H184];4);&quot; &quot;)" office:value-type="string" office:string-value=" " calcext:value-type="string">
            <text:p><text:s/></text:p>
          </table:table-cell>
          <table:table-cell table:formula="of:=IF([.$B184]=[.$O$1];IF([.I184]&lt;&gt;&quot;&lt;5&quot;;[.I184];4);&quot; &quot;)" office:value-type="string" office:string-value=" " calcext:value-type="string">
            <text:p><text:s/></text:p>
          </table:table-cell>
          <table:table-cell table:formula="of:=IF([.$B184]=[.$O$1];IF([.J184]&lt;&gt;&quot;&lt;5&quot;;[.J184];4);&quot; &quot;)" office:value-type="string" office:string-value=" " calcext:value-type="string">
            <text:p><text:s/></text:p>
          </table:table-cell>
          <table:table-cell table:formula="of:=IF([.$B184]=[.$O$1];IF([.K184]&lt;&gt;&quot;&lt;5&quot;;[.K18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30-3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5]=[.$O$1];IF([.C185]&lt;&gt;&quot;&lt;5&quot;;[.C185];4);&quot; &quot;)" office:value-type="string" office:string-value=" " calcext:value-type="string">
            <text:p><text:s/></text:p>
          </table:table-cell>
          <table:table-cell table:formula="of:=IF([.$B185]=[.$O$1];IF([.D185]&lt;&gt;&quot;&lt;5&quot;;[.D185];4);&quot; &quot;)" office:value-type="string" office:string-value=" " calcext:value-type="string">
            <text:p><text:s/></text:p>
          </table:table-cell>
          <table:table-cell table:formula="of:=IF([.$B185]=[.$O$1];IF([.E185]&lt;&gt;&quot;&lt;5&quot;;[.E185];4);&quot; &quot;)" office:value-type="string" office:string-value=" " calcext:value-type="string">
            <text:p><text:s/></text:p>
          </table:table-cell>
          <table:table-cell table:formula="of:=IF([.$B185]=[.$O$1];IF([.F185]&lt;&gt;&quot;&lt;5&quot;;[.F185];4);&quot; &quot;)" office:value-type="string" office:string-value=" " calcext:value-type="string">
            <text:p><text:s/></text:p>
          </table:table-cell>
          <table:table-cell table:formula="of:=IF([.$B185]=[.$O$1];IF([.G185]&lt;&gt;&quot;&lt;5&quot;;[.G185];4);&quot; &quot;)" office:value-type="string" office:string-value=" " calcext:value-type="string">
            <text:p><text:s/></text:p>
          </table:table-cell>
          <table:table-cell table:formula="of:=IF([.$B185]=[.$O$1];IF([.H185]&lt;&gt;&quot;&lt;5&quot;;[.H185];4);&quot; &quot;)" office:value-type="string" office:string-value=" " calcext:value-type="string">
            <text:p><text:s/></text:p>
          </table:table-cell>
          <table:table-cell table:formula="of:=IF([.$B185]=[.$O$1];IF([.I185]&lt;&gt;&quot;&lt;5&quot;;[.I185];4);&quot; &quot;)" office:value-type="string" office:string-value=" " calcext:value-type="string">
            <text:p><text:s/></text:p>
          </table:table-cell>
          <table:table-cell table:formula="of:=IF([.$B185]=[.$O$1];IF([.J185]&lt;&gt;&quot;&lt;5&quot;;[.J185];4);&quot; &quot;)" office:value-type="string" office:string-value=" " calcext:value-type="string">
            <text:p><text:s/></text:p>
          </table:table-cell>
          <table:table-cell table:formula="of:=IF([.$B185]=[.$O$1];IF([.K185]&lt;&gt;&quot;&lt;5&quot;;[.K18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40-49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6]=[.$O$1];IF([.C186]&lt;&gt;&quot;&lt;5&quot;;[.C186];4);&quot; &quot;)" office:value-type="string" office:string-value=" " calcext:value-type="string">
            <text:p><text:s/></text:p>
          </table:table-cell>
          <table:table-cell table:formula="of:=IF([.$B186]=[.$O$1];IF([.D186]&lt;&gt;&quot;&lt;5&quot;;[.D186];4);&quot; &quot;)" office:value-type="string" office:string-value=" " calcext:value-type="string">
            <text:p><text:s/></text:p>
          </table:table-cell>
          <table:table-cell table:formula="of:=IF([.$B186]=[.$O$1];IF([.E186]&lt;&gt;&quot;&lt;5&quot;;[.E186];4);&quot; &quot;)" office:value-type="string" office:string-value=" " calcext:value-type="string">
            <text:p><text:s/></text:p>
          </table:table-cell>
          <table:table-cell table:formula="of:=IF([.$B186]=[.$O$1];IF([.F186]&lt;&gt;&quot;&lt;5&quot;;[.F186];4);&quot; &quot;)" office:value-type="string" office:string-value=" " calcext:value-type="string">
            <text:p><text:s/></text:p>
          </table:table-cell>
          <table:table-cell table:formula="of:=IF([.$B186]=[.$O$1];IF([.G186]&lt;&gt;&quot;&lt;5&quot;;[.G186];4);&quot; &quot;)" office:value-type="string" office:string-value=" " calcext:value-type="string">
            <text:p><text:s/></text:p>
          </table:table-cell>
          <table:table-cell table:formula="of:=IF([.$B186]=[.$O$1];IF([.H186]&lt;&gt;&quot;&lt;5&quot;;[.H186];4);&quot; &quot;)" office:value-type="string" office:string-value=" " calcext:value-type="string">
            <text:p><text:s/></text:p>
          </table:table-cell>
          <table:table-cell table:formula="of:=IF([.$B186]=[.$O$1];IF([.I186]&lt;&gt;&quot;&lt;5&quot;;[.I186];4);&quot; &quot;)" office:value-type="string" office:string-value=" " calcext:value-type="string">
            <text:p><text:s/></text:p>
          </table:table-cell>
          <table:table-cell table:formula="of:=IF([.$B186]=[.$O$1];IF([.J186]&lt;&gt;&quot;&lt;5&quot;;[.J186];4);&quot; &quot;)" office:value-type="string" office:string-value=" " calcext:value-type="string">
            <text:p><text:s/></text:p>
          </table:table-cell>
          <table:table-cell table:formula="of:=IF([.$B186]=[.$O$1];IF([.K186]&lt;&gt;&quot;&lt;5&quot;;[.K18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50-5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7]=[.$O$1];IF([.C187]&lt;&gt;&quot;&lt;5&quot;;[.C187];4);&quot; &quot;)" office:value-type="string" office:string-value=" " calcext:value-type="string">
            <text:p><text:s/></text:p>
          </table:table-cell>
          <table:table-cell table:formula="of:=IF([.$B187]=[.$O$1];IF([.D187]&lt;&gt;&quot;&lt;5&quot;;[.D187];4);&quot; &quot;)" office:value-type="string" office:string-value=" " calcext:value-type="string">
            <text:p><text:s/></text:p>
          </table:table-cell>
          <table:table-cell table:formula="of:=IF([.$B187]=[.$O$1];IF([.E187]&lt;&gt;&quot;&lt;5&quot;;[.E187];4);&quot; &quot;)" office:value-type="string" office:string-value=" " calcext:value-type="string">
            <text:p><text:s/></text:p>
          </table:table-cell>
          <table:table-cell table:formula="of:=IF([.$B187]=[.$O$1];IF([.F187]&lt;&gt;&quot;&lt;5&quot;;[.F187];4);&quot; &quot;)" office:value-type="string" office:string-value=" " calcext:value-type="string">
            <text:p><text:s/></text:p>
          </table:table-cell>
          <table:table-cell table:formula="of:=IF([.$B187]=[.$O$1];IF([.G187]&lt;&gt;&quot;&lt;5&quot;;[.G187];4);&quot; &quot;)" office:value-type="string" office:string-value=" " calcext:value-type="string">
            <text:p><text:s/></text:p>
          </table:table-cell>
          <table:table-cell table:formula="of:=IF([.$B187]=[.$O$1];IF([.H187]&lt;&gt;&quot;&lt;5&quot;;[.H187];4);&quot; &quot;)" office:value-type="string" office:string-value=" " calcext:value-type="string">
            <text:p><text:s/></text:p>
          </table:table-cell>
          <table:table-cell table:formula="of:=IF([.$B187]=[.$O$1];IF([.I187]&lt;&gt;&quot;&lt;5&quot;;[.I187];4);&quot; &quot;)" office:value-type="string" office:string-value=" " calcext:value-type="string">
            <text:p><text:s/></text:p>
          </table:table-cell>
          <table:table-cell table:formula="of:=IF([.$B187]=[.$O$1];IF([.J187]&lt;&gt;&quot;&lt;5&quot;;[.J187];4);&quot; &quot;)" office:value-type="string" office:string-value=" " calcext:value-type="string">
            <text:p><text:s/></text:p>
          </table:table-cell>
          <table:table-cell table:formula="of:=IF([.$B187]=[.$O$1];IF([.K187]&lt;&gt;&quot;&lt;5&quot;;[.K18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60-69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8]=[.$O$1];IF([.C188]&lt;&gt;&quot;&lt;5&quot;;[.C188];4);&quot; &quot;)" office:value-type="string" office:string-value=" " calcext:value-type="string">
            <text:p><text:s/></text:p>
          </table:table-cell>
          <table:table-cell table:formula="of:=IF([.$B188]=[.$O$1];IF([.D188]&lt;&gt;&quot;&lt;5&quot;;[.D188];4);&quot; &quot;)" office:value-type="string" office:string-value=" " calcext:value-type="string">
            <text:p><text:s/></text:p>
          </table:table-cell>
          <table:table-cell table:formula="of:=IF([.$B188]=[.$O$1];IF([.E188]&lt;&gt;&quot;&lt;5&quot;;[.E188];4);&quot; &quot;)" office:value-type="string" office:string-value=" " calcext:value-type="string">
            <text:p><text:s/></text:p>
          </table:table-cell>
          <table:table-cell table:formula="of:=IF([.$B188]=[.$O$1];IF([.F188]&lt;&gt;&quot;&lt;5&quot;;[.F188];4);&quot; &quot;)" office:value-type="string" office:string-value=" " calcext:value-type="string">
            <text:p><text:s/></text:p>
          </table:table-cell>
          <table:table-cell table:formula="of:=IF([.$B188]=[.$O$1];IF([.G188]&lt;&gt;&quot;&lt;5&quot;;[.G188];4);&quot; &quot;)" office:value-type="string" office:string-value=" " calcext:value-type="string">
            <text:p><text:s/></text:p>
          </table:table-cell>
          <table:table-cell table:formula="of:=IF([.$B188]=[.$O$1];IF([.H188]&lt;&gt;&quot;&lt;5&quot;;[.H188];4);&quot; &quot;)" office:value-type="string" office:string-value=" " calcext:value-type="string">
            <text:p><text:s/></text:p>
          </table:table-cell>
          <table:table-cell table:formula="of:=IF([.$B188]=[.$O$1];IF([.I188]&lt;&gt;&quot;&lt;5&quot;;[.I188];4);&quot; &quot;)" office:value-type="string" office:string-value=" " calcext:value-type="string">
            <text:p><text:s/></text:p>
          </table:table-cell>
          <table:table-cell table:formula="of:=IF([.$B188]=[.$O$1];IF([.J188]&lt;&gt;&quot;&lt;5&quot;;[.J188];4);&quot; &quot;)" office:value-type="string" office:string-value=" " calcext:value-type="string">
            <text:p><text:s/></text:p>
          </table:table-cell>
          <table:table-cell table:formula="of:=IF([.$B188]=[.$O$1];IF([.K188]&lt;&gt;&quot;&lt;5&quot;;[.K18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89]=[.$O$1];IF([.C189]&lt;&gt;&quot;&lt;5&quot;;[.C189];4);&quot; &quot;)" office:value-type="string" office:string-value=" " calcext:value-type="string">
            <text:p><text:s/></text:p>
          </table:table-cell>
          <table:table-cell table:formula="of:=IF([.$B189]=[.$O$1];IF([.D189]&lt;&gt;&quot;&lt;5&quot;;[.D189];4);&quot; &quot;)" office:value-type="string" office:string-value=" " calcext:value-type="string">
            <text:p><text:s/></text:p>
          </table:table-cell>
          <table:table-cell table:formula="of:=IF([.$B189]=[.$O$1];IF([.E189]&lt;&gt;&quot;&lt;5&quot;;[.E189];4);&quot; &quot;)" office:value-type="string" office:string-value=" " calcext:value-type="string">
            <text:p><text:s/></text:p>
          </table:table-cell>
          <table:table-cell table:formula="of:=IF([.$B189]=[.$O$1];IF([.F189]&lt;&gt;&quot;&lt;5&quot;;[.F189];4);&quot; &quot;)" office:value-type="string" office:string-value=" " calcext:value-type="string">
            <text:p><text:s/></text:p>
          </table:table-cell>
          <table:table-cell table:formula="of:=IF([.$B189]=[.$O$1];IF([.G189]&lt;&gt;&quot;&lt;5&quot;;[.G189];4);&quot; &quot;)" office:value-type="string" office:string-value=" " calcext:value-type="string">
            <text:p><text:s/></text:p>
          </table:table-cell>
          <table:table-cell table:formula="of:=IF([.$B189]=[.$O$1];IF([.H189]&lt;&gt;&quot;&lt;5&quot;;[.H189];4);&quot; &quot;)" office:value-type="string" office:string-value=" " calcext:value-type="string">
            <text:p><text:s/></text:p>
          </table:table-cell>
          <table:table-cell table:formula="of:=IF([.$B189]=[.$O$1];IF([.I189]&lt;&gt;&quot;&lt;5&quot;;[.I189];4);&quot; &quot;)" office:value-type="string" office:string-value=" " calcext:value-type="string">
            <text:p><text:s/></text:p>
          </table:table-cell>
          <table:table-cell table:formula="of:=IF([.$B189]=[.$O$1];IF([.J189]&lt;&gt;&quot;&lt;5&quot;;[.J189];4);&quot; &quot;)" office:value-type="string" office:string-value=" " calcext:value-type="string">
            <text:p><text:s/></text:p>
          </table:table-cell>
          <table:table-cell table:formula="of:=IF([.$B189]=[.$O$1];IF([.K189]&lt;&gt;&quot;&lt;5&quot;;[.K18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09 - 2021-05-15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09 - 2021-05-15</text:p>
          </table:table-cell>
          <table:table-cell table:formula="of:=IF([.$B190]=[.$O$1];IF([.C190]&lt;&gt;&quot;&lt;5&quot;;[.C190];4);&quot; &quot;)" office:value-type="string" office:string-value=" " calcext:value-type="string">
            <text:p><text:s/></text:p>
          </table:table-cell>
          <table:table-cell table:formula="of:=IF([.$B190]=[.$O$1];IF([.D190]&lt;&gt;&quot;&lt;5&quot;;[.D190];4);&quot; &quot;)" office:value-type="string" office:string-value=" " calcext:value-type="string">
            <text:p><text:s/></text:p>
          </table:table-cell>
          <table:table-cell table:formula="of:=IF([.$B190]=[.$O$1];IF([.E190]&lt;&gt;&quot;&lt;5&quot;;[.E190];4);&quot; &quot;)" office:value-type="string" office:string-value=" " calcext:value-type="string">
            <text:p><text:s/></text:p>
          </table:table-cell>
          <table:table-cell table:formula="of:=IF([.$B190]=[.$O$1];IF([.F190]&lt;&gt;&quot;&lt;5&quot;;[.F190];4);&quot; &quot;)" office:value-type="string" office:string-value=" " calcext:value-type="string">
            <text:p><text:s/></text:p>
          </table:table-cell>
          <table:table-cell table:formula="of:=IF([.$B190]=[.$O$1];IF([.G190]&lt;&gt;&quot;&lt;5&quot;;[.G190];4);&quot; &quot;)" office:value-type="string" office:string-value=" " calcext:value-type="string">
            <text:p><text:s/></text:p>
          </table:table-cell>
          <table:table-cell table:formula="of:=IF([.$B190]=[.$O$1];IF([.H190]&lt;&gt;&quot;&lt;5&quot;;[.H190];4);&quot; &quot;)" office:value-type="string" office:string-value=" " calcext:value-type="string">
            <text:p><text:s/></text:p>
          </table:table-cell>
          <table:table-cell table:formula="of:=IF([.$B190]=[.$O$1];IF([.I190]&lt;&gt;&quot;&lt;5&quot;;[.I190];4);&quot; &quot;)" office:value-type="string" office:string-value=" " calcext:value-type="string">
            <text:p><text:s/></text:p>
          </table:table-cell>
          <table:table-cell table:formula="of:=IF([.$B190]=[.$O$1];IF([.J190]&lt;&gt;&quot;&lt;5&quot;;[.J190];4);&quot; &quot;)" office:value-type="string" office:string-value=" " calcext:value-type="string">
            <text:p><text:s/></text:p>
          </table:table-cell>
          <table:table-cell table:formula="of:=IF([.$B190]=[.$O$1];IF([.K190]&lt;&gt;&quot;&lt;5&quot;;[.K19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0-1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1]=[.$O$1];IF([.C191]&lt;&gt;&quot;&lt;5&quot;;[.C191];4);&quot; &quot;)" office:value-type="string" office:string-value=" " calcext:value-type="string">
            <text:p><text:s/></text:p>
          </table:table-cell>
          <table:table-cell table:formula="of:=IF([.$B191]=[.$O$1];IF([.D191]&lt;&gt;&quot;&lt;5&quot;;[.D191];4);&quot; &quot;)" office:value-type="string" office:string-value=" " calcext:value-type="string">
            <text:p><text:s/></text:p>
          </table:table-cell>
          <table:table-cell table:formula="of:=IF([.$B191]=[.$O$1];IF([.E191]&lt;&gt;&quot;&lt;5&quot;;[.E191];4);&quot; &quot;)" office:value-type="string" office:string-value=" " calcext:value-type="string">
            <text:p><text:s/></text:p>
          </table:table-cell>
          <table:table-cell table:formula="of:=IF([.$B191]=[.$O$1];IF([.F191]&lt;&gt;&quot;&lt;5&quot;;[.F191];4);&quot; &quot;)" office:value-type="string" office:string-value=" " calcext:value-type="string">
            <text:p><text:s/></text:p>
          </table:table-cell>
          <table:table-cell table:formula="of:=IF([.$B191]=[.$O$1];IF([.G191]&lt;&gt;&quot;&lt;5&quot;;[.G191];4);&quot; &quot;)" office:value-type="string" office:string-value=" " calcext:value-type="string">
            <text:p><text:s/></text:p>
          </table:table-cell>
          <table:table-cell table:formula="of:=IF([.$B191]=[.$O$1];IF([.H191]&lt;&gt;&quot;&lt;5&quot;;[.H191];4);&quot; &quot;)" office:value-type="string" office:string-value=" " calcext:value-type="string">
            <text:p><text:s/></text:p>
          </table:table-cell>
          <table:table-cell table:formula="of:=IF([.$B191]=[.$O$1];IF([.I191]&lt;&gt;&quot;&lt;5&quot;;[.I191];4);&quot; &quot;)" office:value-type="string" office:string-value=" " calcext:value-type="string">
            <text:p><text:s/></text:p>
          </table:table-cell>
          <table:table-cell table:formula="of:=IF([.$B191]=[.$O$1];IF([.J191]&lt;&gt;&quot;&lt;5&quot;;[.J191];4);&quot; &quot;)" office:value-type="string" office:string-value=" " calcext:value-type="string">
            <text:p><text:s/></text:p>
          </table:table-cell>
          <table:table-cell table:formula="of:=IF([.$B191]=[.$O$1];IF([.K191]&lt;&gt;&quot;&lt;5&quot;;[.K19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20-29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2]=[.$O$1];IF([.C192]&lt;&gt;&quot;&lt;5&quot;;[.C192];4);&quot; &quot;)" office:value-type="string" office:string-value=" " calcext:value-type="string">
            <text:p><text:s/></text:p>
          </table:table-cell>
          <table:table-cell table:formula="of:=IF([.$B192]=[.$O$1];IF([.D192]&lt;&gt;&quot;&lt;5&quot;;[.D192];4);&quot; &quot;)" office:value-type="string" office:string-value=" " calcext:value-type="string">
            <text:p><text:s/></text:p>
          </table:table-cell>
          <table:table-cell table:formula="of:=IF([.$B192]=[.$O$1];IF([.E192]&lt;&gt;&quot;&lt;5&quot;;[.E192];4);&quot; &quot;)" office:value-type="string" office:string-value=" " calcext:value-type="string">
            <text:p><text:s/></text:p>
          </table:table-cell>
          <table:table-cell table:formula="of:=IF([.$B192]=[.$O$1];IF([.F192]&lt;&gt;&quot;&lt;5&quot;;[.F192];4);&quot; &quot;)" office:value-type="string" office:string-value=" " calcext:value-type="string">
            <text:p><text:s/></text:p>
          </table:table-cell>
          <table:table-cell table:formula="of:=IF([.$B192]=[.$O$1];IF([.G192]&lt;&gt;&quot;&lt;5&quot;;[.G192];4);&quot; &quot;)" office:value-type="string" office:string-value=" " calcext:value-type="string">
            <text:p><text:s/></text:p>
          </table:table-cell>
          <table:table-cell table:formula="of:=IF([.$B192]=[.$O$1];IF([.H192]&lt;&gt;&quot;&lt;5&quot;;[.H192];4);&quot; &quot;)" office:value-type="string" office:string-value=" " calcext:value-type="string">
            <text:p><text:s/></text:p>
          </table:table-cell>
          <table:table-cell table:formula="of:=IF([.$B192]=[.$O$1];IF([.I192]&lt;&gt;&quot;&lt;5&quot;;[.I192];4);&quot; &quot;)" office:value-type="string" office:string-value=" " calcext:value-type="string">
            <text:p><text:s/></text:p>
          </table:table-cell>
          <table:table-cell table:formula="of:=IF([.$B192]=[.$O$1];IF([.J192]&lt;&gt;&quot;&lt;5&quot;;[.J192];4);&quot; &quot;)" office:value-type="string" office:string-value=" " calcext:value-type="string">
            <text:p><text:s/></text:p>
          </table:table-cell>
          <table:table-cell table:formula="of:=IF([.$B192]=[.$O$1];IF([.K192]&lt;&gt;&quot;&lt;5&quot;;[.K19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30-3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3]=[.$O$1];IF([.C193]&lt;&gt;&quot;&lt;5&quot;;[.C193];4);&quot; &quot;)" office:value-type="string" office:string-value=" " calcext:value-type="string">
            <text:p><text:s/></text:p>
          </table:table-cell>
          <table:table-cell table:formula="of:=IF([.$B193]=[.$O$1];IF([.D193]&lt;&gt;&quot;&lt;5&quot;;[.D193];4);&quot; &quot;)" office:value-type="string" office:string-value=" " calcext:value-type="string">
            <text:p><text:s/></text:p>
          </table:table-cell>
          <table:table-cell table:formula="of:=IF([.$B193]=[.$O$1];IF([.E193]&lt;&gt;&quot;&lt;5&quot;;[.E193];4);&quot; &quot;)" office:value-type="string" office:string-value=" " calcext:value-type="string">
            <text:p><text:s/></text:p>
          </table:table-cell>
          <table:table-cell table:formula="of:=IF([.$B193]=[.$O$1];IF([.F193]&lt;&gt;&quot;&lt;5&quot;;[.F193];4);&quot; &quot;)" office:value-type="string" office:string-value=" " calcext:value-type="string">
            <text:p><text:s/></text:p>
          </table:table-cell>
          <table:table-cell table:formula="of:=IF([.$B193]=[.$O$1];IF([.G193]&lt;&gt;&quot;&lt;5&quot;;[.G193];4);&quot; &quot;)" office:value-type="string" office:string-value=" " calcext:value-type="string">
            <text:p><text:s/></text:p>
          </table:table-cell>
          <table:table-cell table:formula="of:=IF([.$B193]=[.$O$1];IF([.H193]&lt;&gt;&quot;&lt;5&quot;;[.H193];4);&quot; &quot;)" office:value-type="string" office:string-value=" " calcext:value-type="string">
            <text:p><text:s/></text:p>
          </table:table-cell>
          <table:table-cell table:formula="of:=IF([.$B193]=[.$O$1];IF([.I193]&lt;&gt;&quot;&lt;5&quot;;[.I193];4);&quot; &quot;)" office:value-type="string" office:string-value=" " calcext:value-type="string">
            <text:p><text:s/></text:p>
          </table:table-cell>
          <table:table-cell table:formula="of:=IF([.$B193]=[.$O$1];IF([.J193]&lt;&gt;&quot;&lt;5&quot;;[.J193];4);&quot; &quot;)" office:value-type="string" office:string-value=" " calcext:value-type="string">
            <text:p><text:s/></text:p>
          </table:table-cell>
          <table:table-cell table:formula="of:=IF([.$B193]=[.$O$1];IF([.K193]&lt;&gt;&quot;&lt;5&quot;;[.K19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40-4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4]=[.$O$1];IF([.C194]&lt;&gt;&quot;&lt;5&quot;;[.C194];4);&quot; &quot;)" office:value-type="string" office:string-value=" " calcext:value-type="string">
            <text:p><text:s/></text:p>
          </table:table-cell>
          <table:table-cell table:formula="of:=IF([.$B194]=[.$O$1];IF([.D194]&lt;&gt;&quot;&lt;5&quot;;[.D194];4);&quot; &quot;)" office:value-type="string" office:string-value=" " calcext:value-type="string">
            <text:p><text:s/></text:p>
          </table:table-cell>
          <table:table-cell table:formula="of:=IF([.$B194]=[.$O$1];IF([.E194]&lt;&gt;&quot;&lt;5&quot;;[.E194];4);&quot; &quot;)" office:value-type="string" office:string-value=" " calcext:value-type="string">
            <text:p><text:s/></text:p>
          </table:table-cell>
          <table:table-cell table:formula="of:=IF([.$B194]=[.$O$1];IF([.F194]&lt;&gt;&quot;&lt;5&quot;;[.F194];4);&quot; &quot;)" office:value-type="string" office:string-value=" " calcext:value-type="string">
            <text:p><text:s/></text:p>
          </table:table-cell>
          <table:table-cell table:formula="of:=IF([.$B194]=[.$O$1];IF([.G194]&lt;&gt;&quot;&lt;5&quot;;[.G194];4);&quot; &quot;)" office:value-type="string" office:string-value=" " calcext:value-type="string">
            <text:p><text:s/></text:p>
          </table:table-cell>
          <table:table-cell table:formula="of:=IF([.$B194]=[.$O$1];IF([.H194]&lt;&gt;&quot;&lt;5&quot;;[.H194];4);&quot; &quot;)" office:value-type="string" office:string-value=" " calcext:value-type="string">
            <text:p><text:s/></text:p>
          </table:table-cell>
          <table:table-cell table:formula="of:=IF([.$B194]=[.$O$1];IF([.I194]&lt;&gt;&quot;&lt;5&quot;;[.I194];4);&quot; &quot;)" office:value-type="string" office:string-value=" " calcext:value-type="string">
            <text:p><text:s/></text:p>
          </table:table-cell>
          <table:table-cell table:formula="of:=IF([.$B194]=[.$O$1];IF([.J194]&lt;&gt;&quot;&lt;5&quot;;[.J194];4);&quot; &quot;)" office:value-type="string" office:string-value=" " calcext:value-type="string">
            <text:p><text:s/></text:p>
          </table:table-cell>
          <table:table-cell table:formula="of:=IF([.$B194]=[.$O$1];IF([.K194]&lt;&gt;&quot;&lt;5&quot;;[.K19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50-5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5]=[.$O$1];IF([.C195]&lt;&gt;&quot;&lt;5&quot;;[.C195];4);&quot; &quot;)" office:value-type="string" office:string-value=" " calcext:value-type="string">
            <text:p><text:s/></text:p>
          </table:table-cell>
          <table:table-cell table:formula="of:=IF([.$B195]=[.$O$1];IF([.D195]&lt;&gt;&quot;&lt;5&quot;;[.D195];4);&quot; &quot;)" office:value-type="string" office:string-value=" " calcext:value-type="string">
            <text:p><text:s/></text:p>
          </table:table-cell>
          <table:table-cell table:formula="of:=IF([.$B195]=[.$O$1];IF([.E195]&lt;&gt;&quot;&lt;5&quot;;[.E195];4);&quot; &quot;)" office:value-type="string" office:string-value=" " calcext:value-type="string">
            <text:p><text:s/></text:p>
          </table:table-cell>
          <table:table-cell table:formula="of:=IF([.$B195]=[.$O$1];IF([.F195]&lt;&gt;&quot;&lt;5&quot;;[.F195];4);&quot; &quot;)" office:value-type="string" office:string-value=" " calcext:value-type="string">
            <text:p><text:s/></text:p>
          </table:table-cell>
          <table:table-cell table:formula="of:=IF([.$B195]=[.$O$1];IF([.G195]&lt;&gt;&quot;&lt;5&quot;;[.G195];4);&quot; &quot;)" office:value-type="string" office:string-value=" " calcext:value-type="string">
            <text:p><text:s/></text:p>
          </table:table-cell>
          <table:table-cell table:formula="of:=IF([.$B195]=[.$O$1];IF([.H195]&lt;&gt;&quot;&lt;5&quot;;[.H195];4);&quot; &quot;)" office:value-type="string" office:string-value=" " calcext:value-type="string">
            <text:p><text:s/></text:p>
          </table:table-cell>
          <table:table-cell table:formula="of:=IF([.$B195]=[.$O$1];IF([.I195]&lt;&gt;&quot;&lt;5&quot;;[.I195];4);&quot; &quot;)" office:value-type="string" office:string-value=" " calcext:value-type="string">
            <text:p><text:s/></text:p>
          </table:table-cell>
          <table:table-cell table:formula="of:=IF([.$B195]=[.$O$1];IF([.J195]&lt;&gt;&quot;&lt;5&quot;;[.J195];4);&quot; &quot;)" office:value-type="string" office:string-value=" " calcext:value-type="string">
            <text:p><text:s/></text:p>
          </table:table-cell>
          <table:table-cell table:formula="of:=IF([.$B195]=[.$O$1];IF([.K195]&lt;&gt;&quot;&lt;5&quot;;[.K19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6]=[.$O$1];IF([.C196]&lt;&gt;&quot;&lt;5&quot;;[.C196];4);&quot; &quot;)" office:value-type="string" office:string-value=" " calcext:value-type="string">
            <text:p><text:s/></text:p>
          </table:table-cell>
          <table:table-cell table:formula="of:=IF([.$B196]=[.$O$1];IF([.D196]&lt;&gt;&quot;&lt;5&quot;;[.D196];4);&quot; &quot;)" office:value-type="string" office:string-value=" " calcext:value-type="string">
            <text:p><text:s/></text:p>
          </table:table-cell>
          <table:table-cell table:formula="of:=IF([.$B196]=[.$O$1];IF([.E196]&lt;&gt;&quot;&lt;5&quot;;[.E196];4);&quot; &quot;)" office:value-type="string" office:string-value=" " calcext:value-type="string">
            <text:p><text:s/></text:p>
          </table:table-cell>
          <table:table-cell table:formula="of:=IF([.$B196]=[.$O$1];IF([.F196]&lt;&gt;&quot;&lt;5&quot;;[.F196];4);&quot; &quot;)" office:value-type="string" office:string-value=" " calcext:value-type="string">
            <text:p><text:s/></text:p>
          </table:table-cell>
          <table:table-cell table:formula="of:=IF([.$B196]=[.$O$1];IF([.G196]&lt;&gt;&quot;&lt;5&quot;;[.G196];4);&quot; &quot;)" office:value-type="string" office:string-value=" " calcext:value-type="string">
            <text:p><text:s/></text:p>
          </table:table-cell>
          <table:table-cell table:formula="of:=IF([.$B196]=[.$O$1];IF([.H196]&lt;&gt;&quot;&lt;5&quot;;[.H196];4);&quot; &quot;)" office:value-type="string" office:string-value=" " calcext:value-type="string">
            <text:p><text:s/></text:p>
          </table:table-cell>
          <table:table-cell table:formula="of:=IF([.$B196]=[.$O$1];IF([.I196]&lt;&gt;&quot;&lt;5&quot;;[.I196];4);&quot; &quot;)" office:value-type="string" office:string-value=" " calcext:value-type="string">
            <text:p><text:s/></text:p>
          </table:table-cell>
          <table:table-cell table:formula="of:=IF([.$B196]=[.$O$1];IF([.J196]&lt;&gt;&quot;&lt;5&quot;;[.J196];4);&quot; &quot;)" office:value-type="string" office:string-value=" " calcext:value-type="string">
            <text:p><text:s/></text:p>
          </table:table-cell>
          <table:table-cell table:formula="of:=IF([.$B196]=[.$O$1];IF([.K196]&lt;&gt;&quot;&lt;5&quot;;[.K19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7]=[.$O$1];IF([.C197]&lt;&gt;&quot;&lt;5&quot;;[.C197];4);&quot; &quot;)" office:value-type="string" office:string-value=" " calcext:value-type="string">
            <text:p><text:s/></text:p>
          </table:table-cell>
          <table:table-cell table:formula="of:=IF([.$B197]=[.$O$1];IF([.D197]&lt;&gt;&quot;&lt;5&quot;;[.D197];4);&quot; &quot;)" office:value-type="string" office:string-value=" " calcext:value-type="string">
            <text:p><text:s/></text:p>
          </table:table-cell>
          <table:table-cell table:formula="of:=IF([.$B197]=[.$O$1];IF([.E197]&lt;&gt;&quot;&lt;5&quot;;[.E197];4);&quot; &quot;)" office:value-type="string" office:string-value=" " calcext:value-type="string">
            <text:p><text:s/></text:p>
          </table:table-cell>
          <table:table-cell table:formula="of:=IF([.$B197]=[.$O$1];IF([.F197]&lt;&gt;&quot;&lt;5&quot;;[.F197];4);&quot; &quot;)" office:value-type="string" office:string-value=" " calcext:value-type="string">
            <text:p><text:s/></text:p>
          </table:table-cell>
          <table:table-cell table:formula="of:=IF([.$B197]=[.$O$1];IF([.G197]&lt;&gt;&quot;&lt;5&quot;;[.G197];4);&quot; &quot;)" office:value-type="string" office:string-value=" " calcext:value-type="string">
            <text:p><text:s/></text:p>
          </table:table-cell>
          <table:table-cell table:formula="of:=IF([.$B197]=[.$O$1];IF([.H197]&lt;&gt;&quot;&lt;5&quot;;[.H197];4);&quot; &quot;)" office:value-type="string" office:string-value=" " calcext:value-type="string">
            <text:p><text:s/></text:p>
          </table:table-cell>
          <table:table-cell table:formula="of:=IF([.$B197]=[.$O$1];IF([.I197]&lt;&gt;&quot;&lt;5&quot;;[.I197];4);&quot; &quot;)" office:value-type="string" office:string-value=" " calcext:value-type="string">
            <text:p><text:s/></text:p>
          </table:table-cell>
          <table:table-cell table:formula="of:=IF([.$B197]=[.$O$1];IF([.J197]&lt;&gt;&quot;&lt;5&quot;;[.J197];4);&quot; &quot;)" office:value-type="string" office:string-value=" " calcext:value-type="string">
            <text:p><text:s/></text:p>
          </table:table-cell>
          <table:table-cell table:formula="of:=IF([.$B197]=[.$O$1];IF([.K197]&lt;&gt;&quot;&lt;5&quot;;[.K19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8]=[.$O$1];IF([.C198]&lt;&gt;&quot;&lt;5&quot;;[.C198];4);&quot; &quot;)" office:value-type="string" office:string-value=" " calcext:value-type="string">
            <text:p><text:s/></text:p>
          </table:table-cell>
          <table:table-cell table:formula="of:=IF([.$B198]=[.$O$1];IF([.D198]&lt;&gt;&quot;&lt;5&quot;;[.D198];4);&quot; &quot;)" office:value-type="string" office:string-value=" " calcext:value-type="string">
            <text:p><text:s/></text:p>
          </table:table-cell>
          <table:table-cell table:formula="of:=IF([.$B198]=[.$O$1];IF([.E198]&lt;&gt;&quot;&lt;5&quot;;[.E198];4);&quot; &quot;)" office:value-type="string" office:string-value=" " calcext:value-type="string">
            <text:p><text:s/></text:p>
          </table:table-cell>
          <table:table-cell table:formula="of:=IF([.$B198]=[.$O$1];IF([.F198]&lt;&gt;&quot;&lt;5&quot;;[.F198];4);&quot; &quot;)" office:value-type="string" office:string-value=" " calcext:value-type="string">
            <text:p><text:s/></text:p>
          </table:table-cell>
          <table:table-cell table:formula="of:=IF([.$B198]=[.$O$1];IF([.G198]&lt;&gt;&quot;&lt;5&quot;;[.G198];4);&quot; &quot;)" office:value-type="string" office:string-value=" " calcext:value-type="string">
            <text:p><text:s/></text:p>
          </table:table-cell>
          <table:table-cell table:formula="of:=IF([.$B198]=[.$O$1];IF([.H198]&lt;&gt;&quot;&lt;5&quot;;[.H198];4);&quot; &quot;)" office:value-type="string" office:string-value=" " calcext:value-type="string">
            <text:p><text:s/></text:p>
          </table:table-cell>
          <table:table-cell table:formula="of:=IF([.$B198]=[.$O$1];IF([.I198]&lt;&gt;&quot;&lt;5&quot;;[.I198];4);&quot; &quot;)" office:value-type="string" office:string-value=" " calcext:value-type="string">
            <text:p><text:s/></text:p>
          </table:table-cell>
          <table:table-cell table:formula="of:=IF([.$B198]=[.$O$1];IF([.J198]&lt;&gt;&quot;&lt;5&quot;;[.J198];4);&quot; &quot;)" office:value-type="string" office:string-value=" " calcext:value-type="string">
            <text:p><text:s/></text:p>
          </table:table-cell>
          <table:table-cell table:formula="of:=IF([.$B198]=[.$O$1];IF([.K198]&lt;&gt;&quot;&lt;5&quot;;[.K19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16 - 2021-05-22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5-16 - 2021-05-22</text:p>
          </table:table-cell>
          <table:table-cell table:formula="of:=IF([.$B199]=[.$O$1];IF([.C199]&lt;&gt;&quot;&lt;5&quot;;[.C199];4);&quot; &quot;)" office:value-type="float" office:value="0" calcext:value-type="float">
            <text:p>0</text:p>
          </table:table-cell>
          <table:table-cell table:formula="of:=IF([.$B199]=[.$O$1];IF([.D199]&lt;&gt;&quot;&lt;5&quot;;[.D199];4);&quot; &quot;)" office:value-type="float" office:value="0" calcext:value-type="float">
            <text:p>0</text:p>
          </table:table-cell>
          <table:table-cell table:formula="of:=IF([.$B199]=[.$O$1];IF([.E199]&lt;&gt;&quot;&lt;5&quot;;[.E199];4);&quot; &quot;)" office:value-type="float" office:value="0" calcext:value-type="float">
            <text:p>0</text:p>
          </table:table-cell>
          <table:table-cell table:formula="of:=IF([.$B199]=[.$O$1];IF([.F199]&lt;&gt;&quot;&lt;5&quot;;[.F199];4);&quot; &quot;)" office:value-type="float" office:value="0" calcext:value-type="float">
            <text:p>0</text:p>
          </table:table-cell>
          <table:table-cell table:formula="of:=IF([.$B199]=[.$O$1];IF([.G199]&lt;&gt;&quot;&lt;5&quot;;[.G199];4);&quot; &quot;)" office:value-type="float" office:value="0" calcext:value-type="float">
            <text:p>0</text:p>
          </table:table-cell>
          <table:table-cell table:formula="of:=IF([.$B199]=[.$O$1];IF([.H199]&lt;&gt;&quot;&lt;5&quot;;[.H199];4);&quot; &quot;)" office:value-type="float" office:value="0" calcext:value-type="float">
            <text:p>0</text:p>
          </table:table-cell>
          <table:table-cell table:formula="of:=IF([.$B199]=[.$O$1];IF([.I199]&lt;&gt;&quot;&lt;5&quot;;[.I199];4);&quot; &quot;)" office:value-type="float" office:value="0" calcext:value-type="float">
            <text:p>0</text:p>
          </table:table-cell>
          <table:table-cell table:formula="of:=IF([.$B199]=[.$O$1];IF([.J199]&lt;&gt;&quot;&lt;5&quot;;[.J199];4);&quot; &quot;)" office:value-type="float" office:value="5" calcext:value-type="float">
            <text:p>5</text:p>
          </table:table-cell>
          <table:table-cell table:formula="of:=IF([.$B199]=[.$O$1];IF([.K199]&lt;&gt;&quot;&lt;5&quot;;[.K199];4);&quot; 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0-19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0]=[.$O$1];IF([.C200]&lt;&gt;&quot;&lt;5&quot;;[.C200];4);&quot; &quot;)" office:value-type="string" office:string-value=" " calcext:value-type="string">
            <text:p><text:s/></text:p>
          </table:table-cell>
          <table:table-cell table:formula="of:=IF([.$B200]=[.$O$1];IF([.D200]&lt;&gt;&quot;&lt;5&quot;;[.D200];4);&quot; &quot;)" office:value-type="string" office:string-value=" " calcext:value-type="string">
            <text:p><text:s/></text:p>
          </table:table-cell>
          <table:table-cell table:formula="of:=IF([.$B200]=[.$O$1];IF([.E200]&lt;&gt;&quot;&lt;5&quot;;[.E200];4);&quot; &quot;)" office:value-type="string" office:string-value=" " calcext:value-type="string">
            <text:p><text:s/></text:p>
          </table:table-cell>
          <table:table-cell table:formula="of:=IF([.$B200]=[.$O$1];IF([.F200]&lt;&gt;&quot;&lt;5&quot;;[.F200];4);&quot; &quot;)" office:value-type="string" office:string-value=" " calcext:value-type="string">
            <text:p><text:s/></text:p>
          </table:table-cell>
          <table:table-cell table:formula="of:=IF([.$B200]=[.$O$1];IF([.G200]&lt;&gt;&quot;&lt;5&quot;;[.G200];4);&quot; &quot;)" office:value-type="string" office:string-value=" " calcext:value-type="string">
            <text:p><text:s/></text:p>
          </table:table-cell>
          <table:table-cell table:formula="of:=IF([.$B200]=[.$O$1];IF([.H200]&lt;&gt;&quot;&lt;5&quot;;[.H200];4);&quot; &quot;)" office:value-type="string" office:string-value=" " calcext:value-type="string">
            <text:p><text:s/></text:p>
          </table:table-cell>
          <table:table-cell table:formula="of:=IF([.$B200]=[.$O$1];IF([.I200]&lt;&gt;&quot;&lt;5&quot;;[.I200];4);&quot; &quot;)" office:value-type="string" office:string-value=" " calcext:value-type="string">
            <text:p><text:s/></text:p>
          </table:table-cell>
          <table:table-cell table:formula="of:=IF([.$B200]=[.$O$1];IF([.J200]&lt;&gt;&quot;&lt;5&quot;;[.J200];4);&quot; &quot;)" office:value-type="string" office:string-value=" " calcext:value-type="string">
            <text:p><text:s/></text:p>
          </table:table-cell>
          <table:table-cell table:formula="of:=IF([.$B200]=[.$O$1];IF([.K200]&lt;&gt;&quot;&lt;5&quot;;[.K20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20-2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1]=[.$O$1];IF([.C201]&lt;&gt;&quot;&lt;5&quot;;[.C201];4);&quot; &quot;)" office:value-type="string" office:string-value=" " calcext:value-type="string">
            <text:p><text:s/></text:p>
          </table:table-cell>
          <table:table-cell table:formula="of:=IF([.$B201]=[.$O$1];IF([.D201]&lt;&gt;&quot;&lt;5&quot;;[.D201];4);&quot; &quot;)" office:value-type="string" office:string-value=" " calcext:value-type="string">
            <text:p><text:s/></text:p>
          </table:table-cell>
          <table:table-cell table:formula="of:=IF([.$B201]=[.$O$1];IF([.E201]&lt;&gt;&quot;&lt;5&quot;;[.E201];4);&quot; &quot;)" office:value-type="string" office:string-value=" " calcext:value-type="string">
            <text:p><text:s/></text:p>
          </table:table-cell>
          <table:table-cell table:formula="of:=IF([.$B201]=[.$O$1];IF([.F201]&lt;&gt;&quot;&lt;5&quot;;[.F201];4);&quot; &quot;)" office:value-type="string" office:string-value=" " calcext:value-type="string">
            <text:p><text:s/></text:p>
          </table:table-cell>
          <table:table-cell table:formula="of:=IF([.$B201]=[.$O$1];IF([.G201]&lt;&gt;&quot;&lt;5&quot;;[.G201];4);&quot; &quot;)" office:value-type="string" office:string-value=" " calcext:value-type="string">
            <text:p><text:s/></text:p>
          </table:table-cell>
          <table:table-cell table:formula="of:=IF([.$B201]=[.$O$1];IF([.H201]&lt;&gt;&quot;&lt;5&quot;;[.H201];4);&quot; &quot;)" office:value-type="string" office:string-value=" " calcext:value-type="string">
            <text:p><text:s/></text:p>
          </table:table-cell>
          <table:table-cell table:formula="of:=IF([.$B201]=[.$O$1];IF([.I201]&lt;&gt;&quot;&lt;5&quot;;[.I201];4);&quot; &quot;)" office:value-type="string" office:string-value=" " calcext:value-type="string">
            <text:p><text:s/></text:p>
          </table:table-cell>
          <table:table-cell table:formula="of:=IF([.$B201]=[.$O$1];IF([.J201]&lt;&gt;&quot;&lt;5&quot;;[.J201];4);&quot; &quot;)" office:value-type="string" office:string-value=" " calcext:value-type="string">
            <text:p><text:s/></text:p>
          </table:table-cell>
          <table:table-cell table:formula="of:=IF([.$B201]=[.$O$1];IF([.K201]&lt;&gt;&quot;&lt;5&quot;;[.K20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30-3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2]=[.$O$1];IF([.C202]&lt;&gt;&quot;&lt;5&quot;;[.C202];4);&quot; &quot;)" office:value-type="string" office:string-value=" " calcext:value-type="string">
            <text:p><text:s/></text:p>
          </table:table-cell>
          <table:table-cell table:formula="of:=IF([.$B202]=[.$O$1];IF([.D202]&lt;&gt;&quot;&lt;5&quot;;[.D202];4);&quot; &quot;)" office:value-type="string" office:string-value=" " calcext:value-type="string">
            <text:p><text:s/></text:p>
          </table:table-cell>
          <table:table-cell table:formula="of:=IF([.$B202]=[.$O$1];IF([.E202]&lt;&gt;&quot;&lt;5&quot;;[.E202];4);&quot; &quot;)" office:value-type="string" office:string-value=" " calcext:value-type="string">
            <text:p><text:s/></text:p>
          </table:table-cell>
          <table:table-cell table:formula="of:=IF([.$B202]=[.$O$1];IF([.F202]&lt;&gt;&quot;&lt;5&quot;;[.F202];4);&quot; &quot;)" office:value-type="string" office:string-value=" " calcext:value-type="string">
            <text:p><text:s/></text:p>
          </table:table-cell>
          <table:table-cell table:formula="of:=IF([.$B202]=[.$O$1];IF([.G202]&lt;&gt;&quot;&lt;5&quot;;[.G202];4);&quot; &quot;)" office:value-type="string" office:string-value=" " calcext:value-type="string">
            <text:p><text:s/></text:p>
          </table:table-cell>
          <table:table-cell table:formula="of:=IF([.$B202]=[.$O$1];IF([.H202]&lt;&gt;&quot;&lt;5&quot;;[.H202];4);&quot; &quot;)" office:value-type="string" office:string-value=" " calcext:value-type="string">
            <text:p><text:s/></text:p>
          </table:table-cell>
          <table:table-cell table:formula="of:=IF([.$B202]=[.$O$1];IF([.I202]&lt;&gt;&quot;&lt;5&quot;;[.I202];4);&quot; &quot;)" office:value-type="string" office:string-value=" " calcext:value-type="string">
            <text:p><text:s/></text:p>
          </table:table-cell>
          <table:table-cell table:formula="of:=IF([.$B202]=[.$O$1];IF([.J202]&lt;&gt;&quot;&lt;5&quot;;[.J202];4);&quot; &quot;)" office:value-type="string" office:string-value=" " calcext:value-type="string">
            <text:p><text:s/></text:p>
          </table:table-cell>
          <table:table-cell table:formula="of:=IF([.$B202]=[.$O$1];IF([.K202]&lt;&gt;&quot;&lt;5&quot;;[.K20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40-4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3]=[.$O$1];IF([.C203]&lt;&gt;&quot;&lt;5&quot;;[.C203];4);&quot; &quot;)" office:value-type="string" office:string-value=" " calcext:value-type="string">
            <text:p><text:s/></text:p>
          </table:table-cell>
          <table:table-cell table:formula="of:=IF([.$B203]=[.$O$1];IF([.D203]&lt;&gt;&quot;&lt;5&quot;;[.D203];4);&quot; &quot;)" office:value-type="string" office:string-value=" " calcext:value-type="string">
            <text:p><text:s/></text:p>
          </table:table-cell>
          <table:table-cell table:formula="of:=IF([.$B203]=[.$O$1];IF([.E203]&lt;&gt;&quot;&lt;5&quot;;[.E203];4);&quot; &quot;)" office:value-type="string" office:string-value=" " calcext:value-type="string">
            <text:p><text:s/></text:p>
          </table:table-cell>
          <table:table-cell table:formula="of:=IF([.$B203]=[.$O$1];IF([.F203]&lt;&gt;&quot;&lt;5&quot;;[.F203];4);&quot; &quot;)" office:value-type="string" office:string-value=" " calcext:value-type="string">
            <text:p><text:s/></text:p>
          </table:table-cell>
          <table:table-cell table:formula="of:=IF([.$B203]=[.$O$1];IF([.G203]&lt;&gt;&quot;&lt;5&quot;;[.G203];4);&quot; &quot;)" office:value-type="string" office:string-value=" " calcext:value-type="string">
            <text:p><text:s/></text:p>
          </table:table-cell>
          <table:table-cell table:formula="of:=IF([.$B203]=[.$O$1];IF([.H203]&lt;&gt;&quot;&lt;5&quot;;[.H203];4);&quot; &quot;)" office:value-type="string" office:string-value=" " calcext:value-type="string">
            <text:p><text:s/></text:p>
          </table:table-cell>
          <table:table-cell table:formula="of:=IF([.$B203]=[.$O$1];IF([.I203]&lt;&gt;&quot;&lt;5&quot;;[.I203];4);&quot; &quot;)" office:value-type="string" office:string-value=" " calcext:value-type="string">
            <text:p><text:s/></text:p>
          </table:table-cell>
          <table:table-cell table:formula="of:=IF([.$B203]=[.$O$1];IF([.J203]&lt;&gt;&quot;&lt;5&quot;;[.J203];4);&quot; &quot;)" office:value-type="string" office:string-value=" " calcext:value-type="string">
            <text:p><text:s/></text:p>
          </table:table-cell>
          <table:table-cell table:formula="of:=IF([.$B203]=[.$O$1];IF([.K203]&lt;&gt;&quot;&lt;5&quot;;[.K20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50-5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4]=[.$O$1];IF([.C204]&lt;&gt;&quot;&lt;5&quot;;[.C204];4);&quot; &quot;)" office:value-type="string" office:string-value=" " calcext:value-type="string">
            <text:p><text:s/></text:p>
          </table:table-cell>
          <table:table-cell table:formula="of:=IF([.$B204]=[.$O$1];IF([.D204]&lt;&gt;&quot;&lt;5&quot;;[.D204];4);&quot; &quot;)" office:value-type="string" office:string-value=" " calcext:value-type="string">
            <text:p><text:s/></text:p>
          </table:table-cell>
          <table:table-cell table:formula="of:=IF([.$B204]=[.$O$1];IF([.E204]&lt;&gt;&quot;&lt;5&quot;;[.E204];4);&quot; &quot;)" office:value-type="string" office:string-value=" " calcext:value-type="string">
            <text:p><text:s/></text:p>
          </table:table-cell>
          <table:table-cell table:formula="of:=IF([.$B204]=[.$O$1];IF([.F204]&lt;&gt;&quot;&lt;5&quot;;[.F204];4);&quot; &quot;)" office:value-type="string" office:string-value=" " calcext:value-type="string">
            <text:p><text:s/></text:p>
          </table:table-cell>
          <table:table-cell table:formula="of:=IF([.$B204]=[.$O$1];IF([.G204]&lt;&gt;&quot;&lt;5&quot;;[.G204];4);&quot; &quot;)" office:value-type="string" office:string-value=" " calcext:value-type="string">
            <text:p><text:s/></text:p>
          </table:table-cell>
          <table:table-cell table:formula="of:=IF([.$B204]=[.$O$1];IF([.H204]&lt;&gt;&quot;&lt;5&quot;;[.H204];4);&quot; &quot;)" office:value-type="string" office:string-value=" " calcext:value-type="string">
            <text:p><text:s/></text:p>
          </table:table-cell>
          <table:table-cell table:formula="of:=IF([.$B204]=[.$O$1];IF([.I204]&lt;&gt;&quot;&lt;5&quot;;[.I204];4);&quot; &quot;)" office:value-type="string" office:string-value=" " calcext:value-type="string">
            <text:p><text:s/></text:p>
          </table:table-cell>
          <table:table-cell table:formula="of:=IF([.$B204]=[.$O$1];IF([.J204]&lt;&gt;&quot;&lt;5&quot;;[.J204];4);&quot; &quot;)" office:value-type="string" office:string-value=" " calcext:value-type="string">
            <text:p><text:s/></text:p>
          </table:table-cell>
          <table:table-cell table:formula="of:=IF([.$B204]=[.$O$1];IF([.K204]&lt;&gt;&quot;&lt;5&quot;;[.K20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5]=[.$O$1];IF([.C205]&lt;&gt;&quot;&lt;5&quot;;[.C205];4);&quot; &quot;)" office:value-type="string" office:string-value=" " calcext:value-type="string">
            <text:p><text:s/></text:p>
          </table:table-cell>
          <table:table-cell table:formula="of:=IF([.$B205]=[.$O$1];IF([.D205]&lt;&gt;&quot;&lt;5&quot;;[.D205];4);&quot; &quot;)" office:value-type="string" office:string-value=" " calcext:value-type="string">
            <text:p><text:s/></text:p>
          </table:table-cell>
          <table:table-cell table:formula="of:=IF([.$B205]=[.$O$1];IF([.E205]&lt;&gt;&quot;&lt;5&quot;;[.E205];4);&quot; &quot;)" office:value-type="string" office:string-value=" " calcext:value-type="string">
            <text:p><text:s/></text:p>
          </table:table-cell>
          <table:table-cell table:formula="of:=IF([.$B205]=[.$O$1];IF([.F205]&lt;&gt;&quot;&lt;5&quot;;[.F205];4);&quot; &quot;)" office:value-type="string" office:string-value=" " calcext:value-type="string">
            <text:p><text:s/></text:p>
          </table:table-cell>
          <table:table-cell table:formula="of:=IF([.$B205]=[.$O$1];IF([.G205]&lt;&gt;&quot;&lt;5&quot;;[.G205];4);&quot; &quot;)" office:value-type="string" office:string-value=" " calcext:value-type="string">
            <text:p><text:s/></text:p>
          </table:table-cell>
          <table:table-cell table:formula="of:=IF([.$B205]=[.$O$1];IF([.H205]&lt;&gt;&quot;&lt;5&quot;;[.H205];4);&quot; &quot;)" office:value-type="string" office:string-value=" " calcext:value-type="string">
            <text:p><text:s/></text:p>
          </table:table-cell>
          <table:table-cell table:formula="of:=IF([.$B205]=[.$O$1];IF([.I205]&lt;&gt;&quot;&lt;5&quot;;[.I205];4);&quot; &quot;)" office:value-type="string" office:string-value=" " calcext:value-type="string">
            <text:p><text:s/></text:p>
          </table:table-cell>
          <table:table-cell table:formula="of:=IF([.$B205]=[.$O$1];IF([.J205]&lt;&gt;&quot;&lt;5&quot;;[.J205];4);&quot; &quot;)" office:value-type="string" office:string-value=" " calcext:value-type="string">
            <text:p><text:s/></text:p>
          </table:table-cell>
          <table:table-cell table:formula="of:=IF([.$B205]=[.$O$1];IF([.K205]&lt;&gt;&quot;&lt;5&quot;;[.K20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6]=[.$O$1];IF([.C206]&lt;&gt;&quot;&lt;5&quot;;[.C206];4);&quot; &quot;)" office:value-type="string" office:string-value=" " calcext:value-type="string">
            <text:p><text:s/></text:p>
          </table:table-cell>
          <table:table-cell table:formula="of:=IF([.$B206]=[.$O$1];IF([.D206]&lt;&gt;&quot;&lt;5&quot;;[.D206];4);&quot; &quot;)" office:value-type="string" office:string-value=" " calcext:value-type="string">
            <text:p><text:s/></text:p>
          </table:table-cell>
          <table:table-cell table:formula="of:=IF([.$B206]=[.$O$1];IF([.E206]&lt;&gt;&quot;&lt;5&quot;;[.E206];4);&quot; &quot;)" office:value-type="string" office:string-value=" " calcext:value-type="string">
            <text:p><text:s/></text:p>
          </table:table-cell>
          <table:table-cell table:formula="of:=IF([.$B206]=[.$O$1];IF([.F206]&lt;&gt;&quot;&lt;5&quot;;[.F206];4);&quot; &quot;)" office:value-type="string" office:string-value=" " calcext:value-type="string">
            <text:p><text:s/></text:p>
          </table:table-cell>
          <table:table-cell table:formula="of:=IF([.$B206]=[.$O$1];IF([.G206]&lt;&gt;&quot;&lt;5&quot;;[.G206];4);&quot; &quot;)" office:value-type="string" office:string-value=" " calcext:value-type="string">
            <text:p><text:s/></text:p>
          </table:table-cell>
          <table:table-cell table:formula="of:=IF([.$B206]=[.$O$1];IF([.H206]&lt;&gt;&quot;&lt;5&quot;;[.H206];4);&quot; &quot;)" office:value-type="string" office:string-value=" " calcext:value-type="string">
            <text:p><text:s/></text:p>
          </table:table-cell>
          <table:table-cell table:formula="of:=IF([.$B206]=[.$O$1];IF([.I206]&lt;&gt;&quot;&lt;5&quot;;[.I206];4);&quot; &quot;)" office:value-type="string" office:string-value=" " calcext:value-type="string">
            <text:p><text:s/></text:p>
          </table:table-cell>
          <table:table-cell table:formula="of:=IF([.$B206]=[.$O$1];IF([.J206]&lt;&gt;&quot;&lt;5&quot;;[.J206];4);&quot; &quot;)" office:value-type="string" office:string-value=" " calcext:value-type="string">
            <text:p><text:s/></text:p>
          </table:table-cell>
          <table:table-cell table:formula="of:=IF([.$B206]=[.$O$1];IF([.K206]&lt;&gt;&quot;&lt;5&quot;;[.K20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7]=[.$O$1];IF([.C207]&lt;&gt;&quot;&lt;5&quot;;[.C207];4);&quot; &quot;)" office:value-type="string" office:string-value=" " calcext:value-type="string">
            <text:p><text:s/></text:p>
          </table:table-cell>
          <table:table-cell table:formula="of:=IF([.$B207]=[.$O$1];IF([.D207]&lt;&gt;&quot;&lt;5&quot;;[.D207];4);&quot; &quot;)" office:value-type="string" office:string-value=" " calcext:value-type="string">
            <text:p><text:s/></text:p>
          </table:table-cell>
          <table:table-cell table:formula="of:=IF([.$B207]=[.$O$1];IF([.E207]&lt;&gt;&quot;&lt;5&quot;;[.E207];4);&quot; &quot;)" office:value-type="string" office:string-value=" " calcext:value-type="string">
            <text:p><text:s/></text:p>
          </table:table-cell>
          <table:table-cell table:formula="of:=IF([.$B207]=[.$O$1];IF([.F207]&lt;&gt;&quot;&lt;5&quot;;[.F207];4);&quot; &quot;)" office:value-type="string" office:string-value=" " calcext:value-type="string">
            <text:p><text:s/></text:p>
          </table:table-cell>
          <table:table-cell table:formula="of:=IF([.$B207]=[.$O$1];IF([.G207]&lt;&gt;&quot;&lt;5&quot;;[.G207];4);&quot; &quot;)" office:value-type="string" office:string-value=" " calcext:value-type="string">
            <text:p><text:s/></text:p>
          </table:table-cell>
          <table:table-cell table:formula="of:=IF([.$B207]=[.$O$1];IF([.H207]&lt;&gt;&quot;&lt;5&quot;;[.H207];4);&quot; &quot;)" office:value-type="string" office:string-value=" " calcext:value-type="string">
            <text:p><text:s/></text:p>
          </table:table-cell>
          <table:table-cell table:formula="of:=IF([.$B207]=[.$O$1];IF([.I207]&lt;&gt;&quot;&lt;5&quot;;[.I207];4);&quot; &quot;)" office:value-type="string" office:string-value=" " calcext:value-type="string">
            <text:p><text:s/></text:p>
          </table:table-cell>
          <table:table-cell table:formula="of:=IF([.$B207]=[.$O$1];IF([.J207]&lt;&gt;&quot;&lt;5&quot;;[.J207];4);&quot; &quot;)" office:value-type="string" office:string-value=" " calcext:value-type="string">
            <text:p><text:s/></text:p>
          </table:table-cell>
          <table:table-cell table:formula="of:=IF([.$B207]=[.$O$1];IF([.K207]&lt;&gt;&quot;&lt;5&quot;;[.K20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23 - 2021-05-29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5-23 - 2021-05-29</text:p>
          </table:table-cell>
          <table:table-cell table:formula="of:=IF([.$B208]=[.$O$1];IF([.C208]&lt;&gt;&quot;&lt;5&quot;;[.C208];4);&quot; &quot;)" office:value-type="float" office:value="0" calcext:value-type="float">
            <text:p>0</text:p>
          </table:table-cell>
          <table:table-cell table:formula="of:=IF([.$B208]=[.$O$1];IF([.D208]&lt;&gt;&quot;&lt;5&quot;;[.D208];4);&quot; &quot;)" office:value-type="float" office:value="0" calcext:value-type="float">
            <text:p>0</text:p>
          </table:table-cell>
          <table:table-cell table:formula="of:=IF([.$B208]=[.$O$1];IF([.E208]&lt;&gt;&quot;&lt;5&quot;;[.E208];4);&quot; &quot;)" office:value-type="float" office:value="0" calcext:value-type="float">
            <text:p>0</text:p>
          </table:table-cell>
          <table:table-cell table:formula="of:=IF([.$B208]=[.$O$1];IF([.F208]&lt;&gt;&quot;&lt;5&quot;;[.F208];4);&quot; &quot;)" office:value-type="float" office:value="0" calcext:value-type="float">
            <text:p>0</text:p>
          </table:table-cell>
          <table:table-cell table:formula="of:=IF([.$B208]=[.$O$1];IF([.G208]&lt;&gt;&quot;&lt;5&quot;;[.G208];4);&quot; &quot;)" office:value-type="float" office:value="0" calcext:value-type="float">
            <text:p>0</text:p>
          </table:table-cell>
          <table:table-cell table:formula="of:=IF([.$B208]=[.$O$1];IF([.H208]&lt;&gt;&quot;&lt;5&quot;;[.H208];4);&quot; &quot;)" office:value-type="float" office:value="0" calcext:value-type="float">
            <text:p>0</text:p>
          </table:table-cell>
          <table:table-cell table:formula="of:=IF([.$B208]=[.$O$1];IF([.I208]&lt;&gt;&quot;&lt;5&quot;;[.I208];4);&quot; &quot;)" office:value-type="float" office:value="0" calcext:value-type="float">
            <text:p>0</text:p>
          </table:table-cell>
          <table:table-cell table:formula="of:=IF([.$B208]=[.$O$1];IF([.J208]&lt;&gt;&quot;&lt;5&quot;;[.J208];4);&quot; &quot;)" office:value-type="float" office:value="4" calcext:value-type="float">
            <text:p>4</text:p>
          </table:table-cell>
          <table:table-cell table:formula="of:=IF([.$B208]=[.$O$1];IF([.K208]&lt;&gt;&quot;&lt;5&quot;;[.K208];4);&quot; 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0-1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09]=[.$O$1];IF([.C209]&lt;&gt;&quot;&lt;5&quot;;[.C209];4);&quot; &quot;)" office:value-type="string" office:string-value=" " calcext:value-type="string">
            <text:p><text:s/></text:p>
          </table:table-cell>
          <table:table-cell table:formula="of:=IF([.$B209]=[.$O$1];IF([.D209]&lt;&gt;&quot;&lt;5&quot;;[.D209];4);&quot; &quot;)" office:value-type="string" office:string-value=" " calcext:value-type="string">
            <text:p><text:s/></text:p>
          </table:table-cell>
          <table:table-cell table:formula="of:=IF([.$B209]=[.$O$1];IF([.E209]&lt;&gt;&quot;&lt;5&quot;;[.E209];4);&quot; &quot;)" office:value-type="string" office:string-value=" " calcext:value-type="string">
            <text:p><text:s/></text:p>
          </table:table-cell>
          <table:table-cell table:formula="of:=IF([.$B209]=[.$O$1];IF([.F209]&lt;&gt;&quot;&lt;5&quot;;[.F209];4);&quot; &quot;)" office:value-type="string" office:string-value=" " calcext:value-type="string">
            <text:p><text:s/></text:p>
          </table:table-cell>
          <table:table-cell table:formula="of:=IF([.$B209]=[.$O$1];IF([.G209]&lt;&gt;&quot;&lt;5&quot;;[.G209];4);&quot; &quot;)" office:value-type="string" office:string-value=" " calcext:value-type="string">
            <text:p><text:s/></text:p>
          </table:table-cell>
          <table:table-cell table:formula="of:=IF([.$B209]=[.$O$1];IF([.H209]&lt;&gt;&quot;&lt;5&quot;;[.H209];4);&quot; &quot;)" office:value-type="string" office:string-value=" " calcext:value-type="string">
            <text:p><text:s/></text:p>
          </table:table-cell>
          <table:table-cell table:formula="of:=IF([.$B209]=[.$O$1];IF([.I209]&lt;&gt;&quot;&lt;5&quot;;[.I209];4);&quot; &quot;)" office:value-type="string" office:string-value=" " calcext:value-type="string">
            <text:p><text:s/></text:p>
          </table:table-cell>
          <table:table-cell table:formula="of:=IF([.$B209]=[.$O$1];IF([.J209]&lt;&gt;&quot;&lt;5&quot;;[.J209];4);&quot; &quot;)" office:value-type="string" office:string-value=" " calcext:value-type="string">
            <text:p><text:s/></text:p>
          </table:table-cell>
          <table:table-cell table:formula="of:=IF([.$B209]=[.$O$1];IF([.K209]&lt;&gt;&quot;&lt;5&quot;;[.K20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20-2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0]=[.$O$1];IF([.C210]&lt;&gt;&quot;&lt;5&quot;;[.C210];4);&quot; &quot;)" office:value-type="string" office:string-value=" " calcext:value-type="string">
            <text:p><text:s/></text:p>
          </table:table-cell>
          <table:table-cell table:formula="of:=IF([.$B210]=[.$O$1];IF([.D210]&lt;&gt;&quot;&lt;5&quot;;[.D210];4);&quot; &quot;)" office:value-type="string" office:string-value=" " calcext:value-type="string">
            <text:p><text:s/></text:p>
          </table:table-cell>
          <table:table-cell table:formula="of:=IF([.$B210]=[.$O$1];IF([.E210]&lt;&gt;&quot;&lt;5&quot;;[.E210];4);&quot; &quot;)" office:value-type="string" office:string-value=" " calcext:value-type="string">
            <text:p><text:s/></text:p>
          </table:table-cell>
          <table:table-cell table:formula="of:=IF([.$B210]=[.$O$1];IF([.F210]&lt;&gt;&quot;&lt;5&quot;;[.F210];4);&quot; &quot;)" office:value-type="string" office:string-value=" " calcext:value-type="string">
            <text:p><text:s/></text:p>
          </table:table-cell>
          <table:table-cell table:formula="of:=IF([.$B210]=[.$O$1];IF([.G210]&lt;&gt;&quot;&lt;5&quot;;[.G210];4);&quot; &quot;)" office:value-type="string" office:string-value=" " calcext:value-type="string">
            <text:p><text:s/></text:p>
          </table:table-cell>
          <table:table-cell table:formula="of:=IF([.$B210]=[.$O$1];IF([.H210]&lt;&gt;&quot;&lt;5&quot;;[.H210];4);&quot; &quot;)" office:value-type="string" office:string-value=" " calcext:value-type="string">
            <text:p><text:s/></text:p>
          </table:table-cell>
          <table:table-cell table:formula="of:=IF([.$B210]=[.$O$1];IF([.I210]&lt;&gt;&quot;&lt;5&quot;;[.I210];4);&quot; &quot;)" office:value-type="string" office:string-value=" " calcext:value-type="string">
            <text:p><text:s/></text:p>
          </table:table-cell>
          <table:table-cell table:formula="of:=IF([.$B210]=[.$O$1];IF([.J210]&lt;&gt;&quot;&lt;5&quot;;[.J210];4);&quot; &quot;)" office:value-type="string" office:string-value=" " calcext:value-type="string">
            <text:p><text:s/></text:p>
          </table:table-cell>
          <table:table-cell table:formula="of:=IF([.$B210]=[.$O$1];IF([.K210]&lt;&gt;&quot;&lt;5&quot;;[.K21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30-3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1]=[.$O$1];IF([.C211]&lt;&gt;&quot;&lt;5&quot;;[.C211];4);&quot; &quot;)" office:value-type="string" office:string-value=" " calcext:value-type="string">
            <text:p><text:s/></text:p>
          </table:table-cell>
          <table:table-cell table:formula="of:=IF([.$B211]=[.$O$1];IF([.D211]&lt;&gt;&quot;&lt;5&quot;;[.D211];4);&quot; &quot;)" office:value-type="string" office:string-value=" " calcext:value-type="string">
            <text:p><text:s/></text:p>
          </table:table-cell>
          <table:table-cell table:formula="of:=IF([.$B211]=[.$O$1];IF([.E211]&lt;&gt;&quot;&lt;5&quot;;[.E211];4);&quot; &quot;)" office:value-type="string" office:string-value=" " calcext:value-type="string">
            <text:p><text:s/></text:p>
          </table:table-cell>
          <table:table-cell table:formula="of:=IF([.$B211]=[.$O$1];IF([.F211]&lt;&gt;&quot;&lt;5&quot;;[.F211];4);&quot; &quot;)" office:value-type="string" office:string-value=" " calcext:value-type="string">
            <text:p><text:s/></text:p>
          </table:table-cell>
          <table:table-cell table:formula="of:=IF([.$B211]=[.$O$1];IF([.G211]&lt;&gt;&quot;&lt;5&quot;;[.G211];4);&quot; &quot;)" office:value-type="string" office:string-value=" " calcext:value-type="string">
            <text:p><text:s/></text:p>
          </table:table-cell>
          <table:table-cell table:formula="of:=IF([.$B211]=[.$O$1];IF([.H211]&lt;&gt;&quot;&lt;5&quot;;[.H211];4);&quot; &quot;)" office:value-type="string" office:string-value=" " calcext:value-type="string">
            <text:p><text:s/></text:p>
          </table:table-cell>
          <table:table-cell table:formula="of:=IF([.$B211]=[.$O$1];IF([.I211]&lt;&gt;&quot;&lt;5&quot;;[.I211];4);&quot; &quot;)" office:value-type="string" office:string-value=" " calcext:value-type="string">
            <text:p><text:s/></text:p>
          </table:table-cell>
          <table:table-cell table:formula="of:=IF([.$B211]=[.$O$1];IF([.J211]&lt;&gt;&quot;&lt;5&quot;;[.J211];4);&quot; &quot;)" office:value-type="string" office:string-value=" " calcext:value-type="string">
            <text:p><text:s/></text:p>
          </table:table-cell>
          <table:table-cell table:formula="of:=IF([.$B211]=[.$O$1];IF([.K211]&lt;&gt;&quot;&lt;5&quot;;[.K21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40-4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2]=[.$O$1];IF([.C212]&lt;&gt;&quot;&lt;5&quot;;[.C212];4);&quot; &quot;)" office:value-type="string" office:string-value=" " calcext:value-type="string">
            <text:p><text:s/></text:p>
          </table:table-cell>
          <table:table-cell table:formula="of:=IF([.$B212]=[.$O$1];IF([.D212]&lt;&gt;&quot;&lt;5&quot;;[.D212];4);&quot; &quot;)" office:value-type="string" office:string-value=" " calcext:value-type="string">
            <text:p><text:s/></text:p>
          </table:table-cell>
          <table:table-cell table:formula="of:=IF([.$B212]=[.$O$1];IF([.E212]&lt;&gt;&quot;&lt;5&quot;;[.E212];4);&quot; &quot;)" office:value-type="string" office:string-value=" " calcext:value-type="string">
            <text:p><text:s/></text:p>
          </table:table-cell>
          <table:table-cell table:formula="of:=IF([.$B212]=[.$O$1];IF([.F212]&lt;&gt;&quot;&lt;5&quot;;[.F212];4);&quot; &quot;)" office:value-type="string" office:string-value=" " calcext:value-type="string">
            <text:p><text:s/></text:p>
          </table:table-cell>
          <table:table-cell table:formula="of:=IF([.$B212]=[.$O$1];IF([.G212]&lt;&gt;&quot;&lt;5&quot;;[.G212];4);&quot; &quot;)" office:value-type="string" office:string-value=" " calcext:value-type="string">
            <text:p><text:s/></text:p>
          </table:table-cell>
          <table:table-cell table:formula="of:=IF([.$B212]=[.$O$1];IF([.H212]&lt;&gt;&quot;&lt;5&quot;;[.H212];4);&quot; &quot;)" office:value-type="string" office:string-value=" " calcext:value-type="string">
            <text:p><text:s/></text:p>
          </table:table-cell>
          <table:table-cell table:formula="of:=IF([.$B212]=[.$O$1];IF([.I212]&lt;&gt;&quot;&lt;5&quot;;[.I212];4);&quot; &quot;)" office:value-type="string" office:string-value=" " calcext:value-type="string">
            <text:p><text:s/></text:p>
          </table:table-cell>
          <table:table-cell table:formula="of:=IF([.$B212]=[.$O$1];IF([.J212]&lt;&gt;&quot;&lt;5&quot;;[.J212];4);&quot; &quot;)" office:value-type="string" office:string-value=" " calcext:value-type="string">
            <text:p><text:s/></text:p>
          </table:table-cell>
          <table:table-cell table:formula="of:=IF([.$B212]=[.$O$1];IF([.K212]&lt;&gt;&quot;&lt;5&quot;;[.K21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50-5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3]=[.$O$1];IF([.C213]&lt;&gt;&quot;&lt;5&quot;;[.C213];4);&quot; &quot;)" office:value-type="string" office:string-value=" " calcext:value-type="string">
            <text:p><text:s/></text:p>
          </table:table-cell>
          <table:table-cell table:formula="of:=IF([.$B213]=[.$O$1];IF([.D213]&lt;&gt;&quot;&lt;5&quot;;[.D213];4);&quot; &quot;)" office:value-type="string" office:string-value=" " calcext:value-type="string">
            <text:p><text:s/></text:p>
          </table:table-cell>
          <table:table-cell table:formula="of:=IF([.$B213]=[.$O$1];IF([.E213]&lt;&gt;&quot;&lt;5&quot;;[.E213];4);&quot; &quot;)" office:value-type="string" office:string-value=" " calcext:value-type="string">
            <text:p><text:s/></text:p>
          </table:table-cell>
          <table:table-cell table:formula="of:=IF([.$B213]=[.$O$1];IF([.F213]&lt;&gt;&quot;&lt;5&quot;;[.F213];4);&quot; &quot;)" office:value-type="string" office:string-value=" " calcext:value-type="string">
            <text:p><text:s/></text:p>
          </table:table-cell>
          <table:table-cell table:formula="of:=IF([.$B213]=[.$O$1];IF([.G213]&lt;&gt;&quot;&lt;5&quot;;[.G213];4);&quot; &quot;)" office:value-type="string" office:string-value=" " calcext:value-type="string">
            <text:p><text:s/></text:p>
          </table:table-cell>
          <table:table-cell table:formula="of:=IF([.$B213]=[.$O$1];IF([.H213]&lt;&gt;&quot;&lt;5&quot;;[.H213];4);&quot; &quot;)" office:value-type="string" office:string-value=" " calcext:value-type="string">
            <text:p><text:s/></text:p>
          </table:table-cell>
          <table:table-cell table:formula="of:=IF([.$B213]=[.$O$1];IF([.I213]&lt;&gt;&quot;&lt;5&quot;;[.I213];4);&quot; &quot;)" office:value-type="string" office:string-value=" " calcext:value-type="string">
            <text:p><text:s/></text:p>
          </table:table-cell>
          <table:table-cell table:formula="of:=IF([.$B213]=[.$O$1];IF([.J213]&lt;&gt;&quot;&lt;5&quot;;[.J213];4);&quot; &quot;)" office:value-type="string" office:string-value=" " calcext:value-type="string">
            <text:p><text:s/></text:p>
          </table:table-cell>
          <table:table-cell table:formula="of:=IF([.$B213]=[.$O$1];IF([.K213]&lt;&gt;&quot;&lt;5&quot;;[.K21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4]=[.$O$1];IF([.C214]&lt;&gt;&quot;&lt;5&quot;;[.C214];4);&quot; &quot;)" office:value-type="string" office:string-value=" " calcext:value-type="string">
            <text:p><text:s/></text:p>
          </table:table-cell>
          <table:table-cell table:formula="of:=IF([.$B214]=[.$O$1];IF([.D214]&lt;&gt;&quot;&lt;5&quot;;[.D214];4);&quot; &quot;)" office:value-type="string" office:string-value=" " calcext:value-type="string">
            <text:p><text:s/></text:p>
          </table:table-cell>
          <table:table-cell table:formula="of:=IF([.$B214]=[.$O$1];IF([.E214]&lt;&gt;&quot;&lt;5&quot;;[.E214];4);&quot; &quot;)" office:value-type="string" office:string-value=" " calcext:value-type="string">
            <text:p><text:s/></text:p>
          </table:table-cell>
          <table:table-cell table:formula="of:=IF([.$B214]=[.$O$1];IF([.F214]&lt;&gt;&quot;&lt;5&quot;;[.F214];4);&quot; &quot;)" office:value-type="string" office:string-value=" " calcext:value-type="string">
            <text:p><text:s/></text:p>
          </table:table-cell>
          <table:table-cell table:formula="of:=IF([.$B214]=[.$O$1];IF([.G214]&lt;&gt;&quot;&lt;5&quot;;[.G214];4);&quot; &quot;)" office:value-type="string" office:string-value=" " calcext:value-type="string">
            <text:p><text:s/></text:p>
          </table:table-cell>
          <table:table-cell table:formula="of:=IF([.$B214]=[.$O$1];IF([.H214]&lt;&gt;&quot;&lt;5&quot;;[.H214];4);&quot; &quot;)" office:value-type="string" office:string-value=" " calcext:value-type="string">
            <text:p><text:s/></text:p>
          </table:table-cell>
          <table:table-cell table:formula="of:=IF([.$B214]=[.$O$1];IF([.I214]&lt;&gt;&quot;&lt;5&quot;;[.I214];4);&quot; &quot;)" office:value-type="string" office:string-value=" " calcext:value-type="string">
            <text:p><text:s/></text:p>
          </table:table-cell>
          <table:table-cell table:formula="of:=IF([.$B214]=[.$O$1];IF([.J214]&lt;&gt;&quot;&lt;5&quot;;[.J214];4);&quot; &quot;)" office:value-type="string" office:string-value=" " calcext:value-type="string">
            <text:p><text:s/></text:p>
          </table:table-cell>
          <table:table-cell table:formula="of:=IF([.$B214]=[.$O$1];IF([.K214]&lt;&gt;&quot;&lt;5&quot;;[.K21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5]=[.$O$1];IF([.C215]&lt;&gt;&quot;&lt;5&quot;;[.C215];4);&quot; &quot;)" office:value-type="string" office:string-value=" " calcext:value-type="string">
            <text:p><text:s/></text:p>
          </table:table-cell>
          <table:table-cell table:formula="of:=IF([.$B215]=[.$O$1];IF([.D215]&lt;&gt;&quot;&lt;5&quot;;[.D215];4);&quot; &quot;)" office:value-type="string" office:string-value=" " calcext:value-type="string">
            <text:p><text:s/></text:p>
          </table:table-cell>
          <table:table-cell table:formula="of:=IF([.$B215]=[.$O$1];IF([.E215]&lt;&gt;&quot;&lt;5&quot;;[.E215];4);&quot; &quot;)" office:value-type="string" office:string-value=" " calcext:value-type="string">
            <text:p><text:s/></text:p>
          </table:table-cell>
          <table:table-cell table:formula="of:=IF([.$B215]=[.$O$1];IF([.F215]&lt;&gt;&quot;&lt;5&quot;;[.F215];4);&quot; &quot;)" office:value-type="string" office:string-value=" " calcext:value-type="string">
            <text:p><text:s/></text:p>
          </table:table-cell>
          <table:table-cell table:formula="of:=IF([.$B215]=[.$O$1];IF([.G215]&lt;&gt;&quot;&lt;5&quot;;[.G215];4);&quot; &quot;)" office:value-type="string" office:string-value=" " calcext:value-type="string">
            <text:p><text:s/></text:p>
          </table:table-cell>
          <table:table-cell table:formula="of:=IF([.$B215]=[.$O$1];IF([.H215]&lt;&gt;&quot;&lt;5&quot;;[.H215];4);&quot; &quot;)" office:value-type="string" office:string-value=" " calcext:value-type="string">
            <text:p><text:s/></text:p>
          </table:table-cell>
          <table:table-cell table:formula="of:=IF([.$B215]=[.$O$1];IF([.I215]&lt;&gt;&quot;&lt;5&quot;;[.I215];4);&quot; &quot;)" office:value-type="string" office:string-value=" " calcext:value-type="string">
            <text:p><text:s/></text:p>
          </table:table-cell>
          <table:table-cell table:formula="of:=IF([.$B215]=[.$O$1];IF([.J215]&lt;&gt;&quot;&lt;5&quot;;[.J215];4);&quot; &quot;)" office:value-type="string" office:string-value=" " calcext:value-type="string">
            <text:p><text:s/></text:p>
          </table:table-cell>
          <table:table-cell table:formula="of:=IF([.$B215]=[.$O$1];IF([.K215]&lt;&gt;&quot;&lt;5&quot;;[.K21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5-30 - 2021-06-05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5-30 - 2021-06-05</text:p>
          </table:table-cell>
          <table:table-cell table:formula="of:=IF([.$B216]=[.$O$1];IF([.C216]&lt;&gt;&quot;&lt;5&quot;;[.C216];4);&quot; &quot;)" office:value-type="string" office:string-value=" " calcext:value-type="string">
            <text:p><text:s/></text:p>
          </table:table-cell>
          <table:table-cell table:formula="of:=IF([.$B216]=[.$O$1];IF([.D216]&lt;&gt;&quot;&lt;5&quot;;[.D216];4);&quot; &quot;)" office:value-type="string" office:string-value=" " calcext:value-type="string">
            <text:p><text:s/></text:p>
          </table:table-cell>
          <table:table-cell table:formula="of:=IF([.$B216]=[.$O$1];IF([.E216]&lt;&gt;&quot;&lt;5&quot;;[.E216];4);&quot; &quot;)" office:value-type="string" office:string-value=" " calcext:value-type="string">
            <text:p><text:s/></text:p>
          </table:table-cell>
          <table:table-cell table:formula="of:=IF([.$B216]=[.$O$1];IF([.F216]&lt;&gt;&quot;&lt;5&quot;;[.F216];4);&quot; &quot;)" office:value-type="string" office:string-value=" " calcext:value-type="string">
            <text:p><text:s/></text:p>
          </table:table-cell>
          <table:table-cell table:formula="of:=IF([.$B216]=[.$O$1];IF([.G216]&lt;&gt;&quot;&lt;5&quot;;[.G216];4);&quot; &quot;)" office:value-type="string" office:string-value=" " calcext:value-type="string">
            <text:p><text:s/></text:p>
          </table:table-cell>
          <table:table-cell table:formula="of:=IF([.$B216]=[.$O$1];IF([.H216]&lt;&gt;&quot;&lt;5&quot;;[.H216];4);&quot; &quot;)" office:value-type="string" office:string-value=" " calcext:value-type="string">
            <text:p><text:s/></text:p>
          </table:table-cell>
          <table:table-cell table:formula="of:=IF([.$B216]=[.$O$1];IF([.I216]&lt;&gt;&quot;&lt;5&quot;;[.I216];4);&quot; &quot;)" office:value-type="string" office:string-value=" " calcext:value-type="string">
            <text:p><text:s/></text:p>
          </table:table-cell>
          <table:table-cell table:formula="of:=IF([.$B216]=[.$O$1];IF([.J216]&lt;&gt;&quot;&lt;5&quot;;[.J216];4);&quot; &quot;)" office:value-type="string" office:string-value=" " calcext:value-type="string">
            <text:p><text:s/></text:p>
          </table:table-cell>
          <table:table-cell table:formula="of:=IF([.$B216]=[.$O$1];IF([.K216]&lt;&gt;&quot;&lt;5&quot;;[.K21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0-19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17]=[.$O$1];IF([.C217]&lt;&gt;&quot;&lt;5&quot;;[.C217];4);&quot; &quot;)" office:value-type="string" office:string-value=" " calcext:value-type="string">
            <text:p><text:s/></text:p>
          </table:table-cell>
          <table:table-cell table:formula="of:=IF([.$B217]=[.$O$1];IF([.D217]&lt;&gt;&quot;&lt;5&quot;;[.D217];4);&quot; &quot;)" office:value-type="string" office:string-value=" " calcext:value-type="string">
            <text:p><text:s/></text:p>
          </table:table-cell>
          <table:table-cell table:formula="of:=IF([.$B217]=[.$O$1];IF([.E217]&lt;&gt;&quot;&lt;5&quot;;[.E217];4);&quot; &quot;)" office:value-type="string" office:string-value=" " calcext:value-type="string">
            <text:p><text:s/></text:p>
          </table:table-cell>
          <table:table-cell table:formula="of:=IF([.$B217]=[.$O$1];IF([.F217]&lt;&gt;&quot;&lt;5&quot;;[.F217];4);&quot; &quot;)" office:value-type="string" office:string-value=" " calcext:value-type="string">
            <text:p><text:s/></text:p>
          </table:table-cell>
          <table:table-cell table:formula="of:=IF([.$B217]=[.$O$1];IF([.G217]&lt;&gt;&quot;&lt;5&quot;;[.G217];4);&quot; &quot;)" office:value-type="string" office:string-value=" " calcext:value-type="string">
            <text:p><text:s/></text:p>
          </table:table-cell>
          <table:table-cell table:formula="of:=IF([.$B217]=[.$O$1];IF([.H217]&lt;&gt;&quot;&lt;5&quot;;[.H217];4);&quot; &quot;)" office:value-type="string" office:string-value=" " calcext:value-type="string">
            <text:p><text:s/></text:p>
          </table:table-cell>
          <table:table-cell table:formula="of:=IF([.$B217]=[.$O$1];IF([.I217]&lt;&gt;&quot;&lt;5&quot;;[.I217];4);&quot; &quot;)" office:value-type="string" office:string-value=" " calcext:value-type="string">
            <text:p><text:s/></text:p>
          </table:table-cell>
          <table:table-cell table:formula="of:=IF([.$B217]=[.$O$1];IF([.J217]&lt;&gt;&quot;&lt;5&quot;;[.J217];4);&quot; &quot;)" office:value-type="string" office:string-value=" " calcext:value-type="string">
            <text:p><text:s/></text:p>
          </table:table-cell>
          <table:table-cell table:formula="of:=IF([.$B217]=[.$O$1];IF([.K217]&lt;&gt;&quot;&lt;5&quot;;[.K21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18]=[.$O$1];IF([.C218]&lt;&gt;&quot;&lt;5&quot;;[.C218];4);&quot; &quot;)" office:value-type="string" office:string-value=" " calcext:value-type="string">
            <text:p><text:s/></text:p>
          </table:table-cell>
          <table:table-cell table:formula="of:=IF([.$B218]=[.$O$1];IF([.D218]&lt;&gt;&quot;&lt;5&quot;;[.D218];4);&quot; &quot;)" office:value-type="string" office:string-value=" " calcext:value-type="string">
            <text:p><text:s/></text:p>
          </table:table-cell>
          <table:table-cell table:formula="of:=IF([.$B218]=[.$O$1];IF([.E218]&lt;&gt;&quot;&lt;5&quot;;[.E218];4);&quot; &quot;)" office:value-type="string" office:string-value=" " calcext:value-type="string">
            <text:p><text:s/></text:p>
          </table:table-cell>
          <table:table-cell table:formula="of:=IF([.$B218]=[.$O$1];IF([.F218]&lt;&gt;&quot;&lt;5&quot;;[.F218];4);&quot; &quot;)" office:value-type="string" office:string-value=" " calcext:value-type="string">
            <text:p><text:s/></text:p>
          </table:table-cell>
          <table:table-cell table:formula="of:=IF([.$B218]=[.$O$1];IF([.G218]&lt;&gt;&quot;&lt;5&quot;;[.G218];4);&quot; &quot;)" office:value-type="string" office:string-value=" " calcext:value-type="string">
            <text:p><text:s/></text:p>
          </table:table-cell>
          <table:table-cell table:formula="of:=IF([.$B218]=[.$O$1];IF([.H218]&lt;&gt;&quot;&lt;5&quot;;[.H218];4);&quot; &quot;)" office:value-type="string" office:string-value=" " calcext:value-type="string">
            <text:p><text:s/></text:p>
          </table:table-cell>
          <table:table-cell table:formula="of:=IF([.$B218]=[.$O$1];IF([.I218]&lt;&gt;&quot;&lt;5&quot;;[.I218];4);&quot; &quot;)" office:value-type="string" office:string-value=" " calcext:value-type="string">
            <text:p><text:s/></text:p>
          </table:table-cell>
          <table:table-cell table:formula="of:=IF([.$B218]=[.$O$1];IF([.J218]&lt;&gt;&quot;&lt;5&quot;;[.J218];4);&quot; &quot;)" office:value-type="string" office:string-value=" " calcext:value-type="string">
            <text:p><text:s/></text:p>
          </table:table-cell>
          <table:table-cell table:formula="of:=IF([.$B218]=[.$O$1];IF([.K218]&lt;&gt;&quot;&lt;5&quot;;[.K21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30-3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19]=[.$O$1];IF([.C219]&lt;&gt;&quot;&lt;5&quot;;[.C219];4);&quot; &quot;)" office:value-type="string" office:string-value=" " calcext:value-type="string">
            <text:p><text:s/></text:p>
          </table:table-cell>
          <table:table-cell table:formula="of:=IF([.$B219]=[.$O$1];IF([.D219]&lt;&gt;&quot;&lt;5&quot;;[.D219];4);&quot; &quot;)" office:value-type="string" office:string-value=" " calcext:value-type="string">
            <text:p><text:s/></text:p>
          </table:table-cell>
          <table:table-cell table:formula="of:=IF([.$B219]=[.$O$1];IF([.E219]&lt;&gt;&quot;&lt;5&quot;;[.E219];4);&quot; &quot;)" office:value-type="string" office:string-value=" " calcext:value-type="string">
            <text:p><text:s/></text:p>
          </table:table-cell>
          <table:table-cell table:formula="of:=IF([.$B219]=[.$O$1];IF([.F219]&lt;&gt;&quot;&lt;5&quot;;[.F219];4);&quot; &quot;)" office:value-type="string" office:string-value=" " calcext:value-type="string">
            <text:p><text:s/></text:p>
          </table:table-cell>
          <table:table-cell table:formula="of:=IF([.$B219]=[.$O$1];IF([.G219]&lt;&gt;&quot;&lt;5&quot;;[.G219];4);&quot; &quot;)" office:value-type="string" office:string-value=" " calcext:value-type="string">
            <text:p><text:s/></text:p>
          </table:table-cell>
          <table:table-cell table:formula="of:=IF([.$B219]=[.$O$1];IF([.H219]&lt;&gt;&quot;&lt;5&quot;;[.H219];4);&quot; &quot;)" office:value-type="string" office:string-value=" " calcext:value-type="string">
            <text:p><text:s/></text:p>
          </table:table-cell>
          <table:table-cell table:formula="of:=IF([.$B219]=[.$O$1];IF([.I219]&lt;&gt;&quot;&lt;5&quot;;[.I219];4);&quot; &quot;)" office:value-type="string" office:string-value=" " calcext:value-type="string">
            <text:p><text:s/></text:p>
          </table:table-cell>
          <table:table-cell table:formula="of:=IF([.$B219]=[.$O$1];IF([.J219]&lt;&gt;&quot;&lt;5&quot;;[.J219];4);&quot; &quot;)" office:value-type="string" office:string-value=" " calcext:value-type="string">
            <text:p><text:s/></text:p>
          </table:table-cell>
          <table:table-cell table:formula="of:=IF([.$B219]=[.$O$1];IF([.K219]&lt;&gt;&quot;&lt;5&quot;;[.K21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40-4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20]=[.$O$1];IF([.C220]&lt;&gt;&quot;&lt;5&quot;;[.C220];4);&quot; &quot;)" office:value-type="string" office:string-value=" " calcext:value-type="string">
            <text:p><text:s/></text:p>
          </table:table-cell>
          <table:table-cell table:formula="of:=IF([.$B220]=[.$O$1];IF([.D220]&lt;&gt;&quot;&lt;5&quot;;[.D220];4);&quot; &quot;)" office:value-type="string" office:string-value=" " calcext:value-type="string">
            <text:p><text:s/></text:p>
          </table:table-cell>
          <table:table-cell table:formula="of:=IF([.$B220]=[.$O$1];IF([.E220]&lt;&gt;&quot;&lt;5&quot;;[.E220];4);&quot; &quot;)" office:value-type="string" office:string-value=" " calcext:value-type="string">
            <text:p><text:s/></text:p>
          </table:table-cell>
          <table:table-cell table:formula="of:=IF([.$B220]=[.$O$1];IF([.F220]&lt;&gt;&quot;&lt;5&quot;;[.F220];4);&quot; &quot;)" office:value-type="string" office:string-value=" " calcext:value-type="string">
            <text:p><text:s/></text:p>
          </table:table-cell>
          <table:table-cell table:formula="of:=IF([.$B220]=[.$O$1];IF([.G220]&lt;&gt;&quot;&lt;5&quot;;[.G220];4);&quot; &quot;)" office:value-type="string" office:string-value=" " calcext:value-type="string">
            <text:p><text:s/></text:p>
          </table:table-cell>
          <table:table-cell table:formula="of:=IF([.$B220]=[.$O$1];IF([.H220]&lt;&gt;&quot;&lt;5&quot;;[.H220];4);&quot; &quot;)" office:value-type="string" office:string-value=" " calcext:value-type="string">
            <text:p><text:s/></text:p>
          </table:table-cell>
          <table:table-cell table:formula="of:=IF([.$B220]=[.$O$1];IF([.I220]&lt;&gt;&quot;&lt;5&quot;;[.I220];4);&quot; &quot;)" office:value-type="string" office:string-value=" " calcext:value-type="string">
            <text:p><text:s/></text:p>
          </table:table-cell>
          <table:table-cell table:formula="of:=IF([.$B220]=[.$O$1];IF([.J220]&lt;&gt;&quot;&lt;5&quot;;[.J220];4);&quot; &quot;)" office:value-type="string" office:string-value=" " calcext:value-type="string">
            <text:p><text:s/></text:p>
          </table:table-cell>
          <table:table-cell table:formula="of:=IF([.$B220]=[.$O$1];IF([.K220]&lt;&gt;&quot;&lt;5&quot;;[.K22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50-5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21]=[.$O$1];IF([.C221]&lt;&gt;&quot;&lt;5&quot;;[.C221];4);&quot; &quot;)" office:value-type="string" office:string-value=" " calcext:value-type="string">
            <text:p><text:s/></text:p>
          </table:table-cell>
          <table:table-cell table:formula="of:=IF([.$B221]=[.$O$1];IF([.D221]&lt;&gt;&quot;&lt;5&quot;;[.D221];4);&quot; &quot;)" office:value-type="string" office:string-value=" " calcext:value-type="string">
            <text:p><text:s/></text:p>
          </table:table-cell>
          <table:table-cell table:formula="of:=IF([.$B221]=[.$O$1];IF([.E221]&lt;&gt;&quot;&lt;5&quot;;[.E221];4);&quot; &quot;)" office:value-type="string" office:string-value=" " calcext:value-type="string">
            <text:p><text:s/></text:p>
          </table:table-cell>
          <table:table-cell table:formula="of:=IF([.$B221]=[.$O$1];IF([.F221]&lt;&gt;&quot;&lt;5&quot;;[.F221];4);&quot; &quot;)" office:value-type="string" office:string-value=" " calcext:value-type="string">
            <text:p><text:s/></text:p>
          </table:table-cell>
          <table:table-cell table:formula="of:=IF([.$B221]=[.$O$1];IF([.G221]&lt;&gt;&quot;&lt;5&quot;;[.G221];4);&quot; &quot;)" office:value-type="string" office:string-value=" " calcext:value-type="string">
            <text:p><text:s/></text:p>
          </table:table-cell>
          <table:table-cell table:formula="of:=IF([.$B221]=[.$O$1];IF([.H221]&lt;&gt;&quot;&lt;5&quot;;[.H221];4);&quot; &quot;)" office:value-type="string" office:string-value=" " calcext:value-type="string">
            <text:p><text:s/></text:p>
          </table:table-cell>
          <table:table-cell table:formula="of:=IF([.$B221]=[.$O$1];IF([.I221]&lt;&gt;&quot;&lt;5&quot;;[.I221];4);&quot; &quot;)" office:value-type="string" office:string-value=" " calcext:value-type="string">
            <text:p><text:s/></text:p>
          </table:table-cell>
          <table:table-cell table:formula="of:=IF([.$B221]=[.$O$1];IF([.J221]&lt;&gt;&quot;&lt;5&quot;;[.J221];4);&quot; &quot;)" office:value-type="string" office:string-value=" " calcext:value-type="string">
            <text:p><text:s/></text:p>
          </table:table-cell>
          <table:table-cell table:formula="of:=IF([.$B221]=[.$O$1];IF([.K221]&lt;&gt;&quot;&lt;5&quot;;[.K22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22]=[.$O$1];IF([.C222]&lt;&gt;&quot;&lt;5&quot;;[.C222];4);&quot; &quot;)" office:value-type="string" office:string-value=" " calcext:value-type="string">
            <text:p><text:s/></text:p>
          </table:table-cell>
          <table:table-cell table:formula="of:=IF([.$B222]=[.$O$1];IF([.D222]&lt;&gt;&quot;&lt;5&quot;;[.D222];4);&quot; &quot;)" office:value-type="string" office:string-value=" " calcext:value-type="string">
            <text:p><text:s/></text:p>
          </table:table-cell>
          <table:table-cell table:formula="of:=IF([.$B222]=[.$O$1];IF([.E222]&lt;&gt;&quot;&lt;5&quot;;[.E222];4);&quot; &quot;)" office:value-type="string" office:string-value=" " calcext:value-type="string">
            <text:p><text:s/></text:p>
          </table:table-cell>
          <table:table-cell table:formula="of:=IF([.$B222]=[.$O$1];IF([.F222]&lt;&gt;&quot;&lt;5&quot;;[.F222];4);&quot; &quot;)" office:value-type="string" office:string-value=" " calcext:value-type="string">
            <text:p><text:s/></text:p>
          </table:table-cell>
          <table:table-cell table:formula="of:=IF([.$B222]=[.$O$1];IF([.G222]&lt;&gt;&quot;&lt;5&quot;;[.G222];4);&quot; &quot;)" office:value-type="string" office:string-value=" " calcext:value-type="string">
            <text:p><text:s/></text:p>
          </table:table-cell>
          <table:table-cell table:formula="of:=IF([.$B222]=[.$O$1];IF([.H222]&lt;&gt;&quot;&lt;5&quot;;[.H222];4);&quot; &quot;)" office:value-type="string" office:string-value=" " calcext:value-type="string">
            <text:p><text:s/></text:p>
          </table:table-cell>
          <table:table-cell table:formula="of:=IF([.$B222]=[.$O$1];IF([.I222]&lt;&gt;&quot;&lt;5&quot;;[.I222];4);&quot; &quot;)" office:value-type="string" office:string-value=" " calcext:value-type="string">
            <text:p><text:s/></text:p>
          </table:table-cell>
          <table:table-cell table:formula="of:=IF([.$B222]=[.$O$1];IF([.J222]&lt;&gt;&quot;&lt;5&quot;;[.J222];4);&quot; &quot;)" office:value-type="string" office:string-value=" " calcext:value-type="string">
            <text:p><text:s/></text:p>
          </table:table-cell>
          <table:table-cell table:formula="of:=IF([.$B222]=[.$O$1];IF([.K222]&lt;&gt;&quot;&lt;5&quot;;[.K22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23]=[.$O$1];IF([.C223]&lt;&gt;&quot;&lt;5&quot;;[.C223];4);&quot; &quot;)" office:value-type="string" office:string-value=" " calcext:value-type="string">
            <text:p><text:s/></text:p>
          </table:table-cell>
          <table:table-cell table:formula="of:=IF([.$B223]=[.$O$1];IF([.D223]&lt;&gt;&quot;&lt;5&quot;;[.D223];4);&quot; &quot;)" office:value-type="string" office:string-value=" " calcext:value-type="string">
            <text:p><text:s/></text:p>
          </table:table-cell>
          <table:table-cell table:formula="of:=IF([.$B223]=[.$O$1];IF([.E223]&lt;&gt;&quot;&lt;5&quot;;[.E223];4);&quot; &quot;)" office:value-type="string" office:string-value=" " calcext:value-type="string">
            <text:p><text:s/></text:p>
          </table:table-cell>
          <table:table-cell table:formula="of:=IF([.$B223]=[.$O$1];IF([.F223]&lt;&gt;&quot;&lt;5&quot;;[.F223];4);&quot; &quot;)" office:value-type="string" office:string-value=" " calcext:value-type="string">
            <text:p><text:s/></text:p>
          </table:table-cell>
          <table:table-cell table:formula="of:=IF([.$B223]=[.$O$1];IF([.G223]&lt;&gt;&quot;&lt;5&quot;;[.G223];4);&quot; &quot;)" office:value-type="string" office:string-value=" " calcext:value-type="string">
            <text:p><text:s/></text:p>
          </table:table-cell>
          <table:table-cell table:formula="of:=IF([.$B223]=[.$O$1];IF([.H223]&lt;&gt;&quot;&lt;5&quot;;[.H223];4);&quot; &quot;)" office:value-type="string" office:string-value=" " calcext:value-type="string">
            <text:p><text:s/></text:p>
          </table:table-cell>
          <table:table-cell table:formula="of:=IF([.$B223]=[.$O$1];IF([.I223]&lt;&gt;&quot;&lt;5&quot;;[.I223];4);&quot; &quot;)" office:value-type="string" office:string-value=" " calcext:value-type="string">
            <text:p><text:s/></text:p>
          </table:table-cell>
          <table:table-cell table:formula="of:=IF([.$B223]=[.$O$1];IF([.J223]&lt;&gt;&quot;&lt;5&quot;;[.J223];4);&quot; &quot;)" office:value-type="string" office:string-value=" " calcext:value-type="string">
            <text:p><text:s/></text:p>
          </table:table-cell>
          <table:table-cell table:formula="of:=IF([.$B223]=[.$O$1];IF([.K223]&lt;&gt;&quot;&lt;5&quot;;[.K22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06 - 2021-06-12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06 - 2021-06-12</text:p>
          </table:table-cell>
          <table:table-cell table:formula="of:=IF([.$B224]=[.$O$1];IF([.C224]&lt;&gt;&quot;&lt;5&quot;;[.C224];4);&quot; &quot;)" office:value-type="string" office:string-value=" " calcext:value-type="string">
            <text:p><text:s/></text:p>
          </table:table-cell>
          <table:table-cell table:formula="of:=IF([.$B224]=[.$O$1];IF([.D224]&lt;&gt;&quot;&lt;5&quot;;[.D224];4);&quot; &quot;)" office:value-type="string" office:string-value=" " calcext:value-type="string">
            <text:p><text:s/></text:p>
          </table:table-cell>
          <table:table-cell table:formula="of:=IF([.$B224]=[.$O$1];IF([.E224]&lt;&gt;&quot;&lt;5&quot;;[.E224];4);&quot; &quot;)" office:value-type="string" office:string-value=" " calcext:value-type="string">
            <text:p><text:s/></text:p>
          </table:table-cell>
          <table:table-cell table:formula="of:=IF([.$B224]=[.$O$1];IF([.F224]&lt;&gt;&quot;&lt;5&quot;;[.F224];4);&quot; &quot;)" office:value-type="string" office:string-value=" " calcext:value-type="string">
            <text:p><text:s/></text:p>
          </table:table-cell>
          <table:table-cell table:formula="of:=IF([.$B224]=[.$O$1];IF([.G224]&lt;&gt;&quot;&lt;5&quot;;[.G224];4);&quot; &quot;)" office:value-type="string" office:string-value=" " calcext:value-type="string">
            <text:p><text:s/></text:p>
          </table:table-cell>
          <table:table-cell table:formula="of:=IF([.$B224]=[.$O$1];IF([.H224]&lt;&gt;&quot;&lt;5&quot;;[.H224];4);&quot; &quot;)" office:value-type="string" office:string-value=" " calcext:value-type="string">
            <text:p><text:s/></text:p>
          </table:table-cell>
          <table:table-cell table:formula="of:=IF([.$B224]=[.$O$1];IF([.I224]&lt;&gt;&quot;&lt;5&quot;;[.I224];4);&quot; &quot;)" office:value-type="string" office:string-value=" " calcext:value-type="string">
            <text:p><text:s/></text:p>
          </table:table-cell>
          <table:table-cell table:formula="of:=IF([.$B224]=[.$O$1];IF([.J224]&lt;&gt;&quot;&lt;5&quot;;[.J224];4);&quot; &quot;)" office:value-type="string" office:string-value=" " calcext:value-type="string">
            <text:p><text:s/></text:p>
          </table:table-cell>
          <table:table-cell table:formula="of:=IF([.$B224]=[.$O$1];IF([.K224]&lt;&gt;&quot;&lt;5&quot;;[.K22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0-1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25]=[.$O$1];IF([.C225]&lt;&gt;&quot;&lt;5&quot;;[.C225];4);&quot; &quot;)" office:value-type="string" office:string-value=" " calcext:value-type="string">
            <text:p><text:s/></text:p>
          </table:table-cell>
          <table:table-cell table:formula="of:=IF([.$B225]=[.$O$1];IF([.D225]&lt;&gt;&quot;&lt;5&quot;;[.D225];4);&quot; &quot;)" office:value-type="string" office:string-value=" " calcext:value-type="string">
            <text:p><text:s/></text:p>
          </table:table-cell>
          <table:table-cell table:formula="of:=IF([.$B225]=[.$O$1];IF([.E225]&lt;&gt;&quot;&lt;5&quot;;[.E225];4);&quot; &quot;)" office:value-type="string" office:string-value=" " calcext:value-type="string">
            <text:p><text:s/></text:p>
          </table:table-cell>
          <table:table-cell table:formula="of:=IF([.$B225]=[.$O$1];IF([.F225]&lt;&gt;&quot;&lt;5&quot;;[.F225];4);&quot; &quot;)" office:value-type="string" office:string-value=" " calcext:value-type="string">
            <text:p><text:s/></text:p>
          </table:table-cell>
          <table:table-cell table:formula="of:=IF([.$B225]=[.$O$1];IF([.G225]&lt;&gt;&quot;&lt;5&quot;;[.G225];4);&quot; &quot;)" office:value-type="string" office:string-value=" " calcext:value-type="string">
            <text:p><text:s/></text:p>
          </table:table-cell>
          <table:table-cell table:formula="of:=IF([.$B225]=[.$O$1];IF([.H225]&lt;&gt;&quot;&lt;5&quot;;[.H225];4);&quot; &quot;)" office:value-type="string" office:string-value=" " calcext:value-type="string">
            <text:p><text:s/></text:p>
          </table:table-cell>
          <table:table-cell table:formula="of:=IF([.$B225]=[.$O$1];IF([.I225]&lt;&gt;&quot;&lt;5&quot;;[.I225];4);&quot; &quot;)" office:value-type="string" office:string-value=" " calcext:value-type="string">
            <text:p><text:s/></text:p>
          </table:table-cell>
          <table:table-cell table:formula="of:=IF([.$B225]=[.$O$1];IF([.J225]&lt;&gt;&quot;&lt;5&quot;;[.J225];4);&quot; &quot;)" office:value-type="string" office:string-value=" " calcext:value-type="string">
            <text:p><text:s/></text:p>
          </table:table-cell>
          <table:table-cell table:formula="of:=IF([.$B225]=[.$O$1];IF([.K225]&lt;&gt;&quot;&lt;5&quot;;[.K22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20-29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26]=[.$O$1];IF([.C226]&lt;&gt;&quot;&lt;5&quot;;[.C226];4);&quot; &quot;)" office:value-type="string" office:string-value=" " calcext:value-type="string">
            <text:p><text:s/></text:p>
          </table:table-cell>
          <table:table-cell table:formula="of:=IF([.$B226]=[.$O$1];IF([.D226]&lt;&gt;&quot;&lt;5&quot;;[.D226];4);&quot; &quot;)" office:value-type="string" office:string-value=" " calcext:value-type="string">
            <text:p><text:s/></text:p>
          </table:table-cell>
          <table:table-cell table:formula="of:=IF([.$B226]=[.$O$1];IF([.E226]&lt;&gt;&quot;&lt;5&quot;;[.E226];4);&quot; &quot;)" office:value-type="string" office:string-value=" " calcext:value-type="string">
            <text:p><text:s/></text:p>
          </table:table-cell>
          <table:table-cell table:formula="of:=IF([.$B226]=[.$O$1];IF([.F226]&lt;&gt;&quot;&lt;5&quot;;[.F226];4);&quot; &quot;)" office:value-type="string" office:string-value=" " calcext:value-type="string">
            <text:p><text:s/></text:p>
          </table:table-cell>
          <table:table-cell table:formula="of:=IF([.$B226]=[.$O$1];IF([.G226]&lt;&gt;&quot;&lt;5&quot;;[.G226];4);&quot; &quot;)" office:value-type="string" office:string-value=" " calcext:value-type="string">
            <text:p><text:s/></text:p>
          </table:table-cell>
          <table:table-cell table:formula="of:=IF([.$B226]=[.$O$1];IF([.H226]&lt;&gt;&quot;&lt;5&quot;;[.H226];4);&quot; &quot;)" office:value-type="string" office:string-value=" " calcext:value-type="string">
            <text:p><text:s/></text:p>
          </table:table-cell>
          <table:table-cell table:formula="of:=IF([.$B226]=[.$O$1];IF([.I226]&lt;&gt;&quot;&lt;5&quot;;[.I226];4);&quot; &quot;)" office:value-type="string" office:string-value=" " calcext:value-type="string">
            <text:p><text:s/></text:p>
          </table:table-cell>
          <table:table-cell table:formula="of:=IF([.$B226]=[.$O$1];IF([.J226]&lt;&gt;&quot;&lt;5&quot;;[.J226];4);&quot; &quot;)" office:value-type="string" office:string-value=" " calcext:value-type="string">
            <text:p><text:s/></text:p>
          </table:table-cell>
          <table:table-cell table:formula="of:=IF([.$B226]=[.$O$1];IF([.K226]&lt;&gt;&quot;&lt;5&quot;;[.K22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27]=[.$O$1];IF([.C227]&lt;&gt;&quot;&lt;5&quot;;[.C227];4);&quot; &quot;)" office:value-type="string" office:string-value=" " calcext:value-type="string">
            <text:p><text:s/></text:p>
          </table:table-cell>
          <table:table-cell table:formula="of:=IF([.$B227]=[.$O$1];IF([.D227]&lt;&gt;&quot;&lt;5&quot;;[.D227];4);&quot; &quot;)" office:value-type="string" office:string-value=" " calcext:value-type="string">
            <text:p><text:s/></text:p>
          </table:table-cell>
          <table:table-cell table:formula="of:=IF([.$B227]=[.$O$1];IF([.E227]&lt;&gt;&quot;&lt;5&quot;;[.E227];4);&quot; &quot;)" office:value-type="string" office:string-value=" " calcext:value-type="string">
            <text:p><text:s/></text:p>
          </table:table-cell>
          <table:table-cell table:formula="of:=IF([.$B227]=[.$O$1];IF([.F227]&lt;&gt;&quot;&lt;5&quot;;[.F227];4);&quot; &quot;)" office:value-type="string" office:string-value=" " calcext:value-type="string">
            <text:p><text:s/></text:p>
          </table:table-cell>
          <table:table-cell table:formula="of:=IF([.$B227]=[.$O$1];IF([.G227]&lt;&gt;&quot;&lt;5&quot;;[.G227];4);&quot; &quot;)" office:value-type="string" office:string-value=" " calcext:value-type="string">
            <text:p><text:s/></text:p>
          </table:table-cell>
          <table:table-cell table:formula="of:=IF([.$B227]=[.$O$1];IF([.H227]&lt;&gt;&quot;&lt;5&quot;;[.H227];4);&quot; &quot;)" office:value-type="string" office:string-value=" " calcext:value-type="string">
            <text:p><text:s/></text:p>
          </table:table-cell>
          <table:table-cell table:formula="of:=IF([.$B227]=[.$O$1];IF([.I227]&lt;&gt;&quot;&lt;5&quot;;[.I227];4);&quot; &quot;)" office:value-type="string" office:string-value=" " calcext:value-type="string">
            <text:p><text:s/></text:p>
          </table:table-cell>
          <table:table-cell table:formula="of:=IF([.$B227]=[.$O$1];IF([.J227]&lt;&gt;&quot;&lt;5&quot;;[.J227];4);&quot; &quot;)" office:value-type="string" office:string-value=" " calcext:value-type="string">
            <text:p><text:s/></text:p>
          </table:table-cell>
          <table:table-cell table:formula="of:=IF([.$B227]=[.$O$1];IF([.K227]&lt;&gt;&quot;&lt;5&quot;;[.K22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40-4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28]=[.$O$1];IF([.C228]&lt;&gt;&quot;&lt;5&quot;;[.C228];4);&quot; &quot;)" office:value-type="string" office:string-value=" " calcext:value-type="string">
            <text:p><text:s/></text:p>
          </table:table-cell>
          <table:table-cell table:formula="of:=IF([.$B228]=[.$O$1];IF([.D228]&lt;&gt;&quot;&lt;5&quot;;[.D228];4);&quot; &quot;)" office:value-type="string" office:string-value=" " calcext:value-type="string">
            <text:p><text:s/></text:p>
          </table:table-cell>
          <table:table-cell table:formula="of:=IF([.$B228]=[.$O$1];IF([.E228]&lt;&gt;&quot;&lt;5&quot;;[.E228];4);&quot; &quot;)" office:value-type="string" office:string-value=" " calcext:value-type="string">
            <text:p><text:s/></text:p>
          </table:table-cell>
          <table:table-cell table:formula="of:=IF([.$B228]=[.$O$1];IF([.F228]&lt;&gt;&quot;&lt;5&quot;;[.F228];4);&quot; &quot;)" office:value-type="string" office:string-value=" " calcext:value-type="string">
            <text:p><text:s/></text:p>
          </table:table-cell>
          <table:table-cell table:formula="of:=IF([.$B228]=[.$O$1];IF([.G228]&lt;&gt;&quot;&lt;5&quot;;[.G228];4);&quot; &quot;)" office:value-type="string" office:string-value=" " calcext:value-type="string">
            <text:p><text:s/></text:p>
          </table:table-cell>
          <table:table-cell table:formula="of:=IF([.$B228]=[.$O$1];IF([.H228]&lt;&gt;&quot;&lt;5&quot;;[.H228];4);&quot; &quot;)" office:value-type="string" office:string-value=" " calcext:value-type="string">
            <text:p><text:s/></text:p>
          </table:table-cell>
          <table:table-cell table:formula="of:=IF([.$B228]=[.$O$1];IF([.I228]&lt;&gt;&quot;&lt;5&quot;;[.I228];4);&quot; &quot;)" office:value-type="string" office:string-value=" " calcext:value-type="string">
            <text:p><text:s/></text:p>
          </table:table-cell>
          <table:table-cell table:formula="of:=IF([.$B228]=[.$O$1];IF([.J228]&lt;&gt;&quot;&lt;5&quot;;[.J228];4);&quot; &quot;)" office:value-type="string" office:string-value=" " calcext:value-type="string">
            <text:p><text:s/></text:p>
          </table:table-cell>
          <table:table-cell table:formula="of:=IF([.$B228]=[.$O$1];IF([.K228]&lt;&gt;&quot;&lt;5&quot;;[.K22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29]=[.$O$1];IF([.C229]&lt;&gt;&quot;&lt;5&quot;;[.C229];4);&quot; &quot;)" office:value-type="string" office:string-value=" " calcext:value-type="string">
            <text:p><text:s/></text:p>
          </table:table-cell>
          <table:table-cell table:formula="of:=IF([.$B229]=[.$O$1];IF([.D229]&lt;&gt;&quot;&lt;5&quot;;[.D229];4);&quot; &quot;)" office:value-type="string" office:string-value=" " calcext:value-type="string">
            <text:p><text:s/></text:p>
          </table:table-cell>
          <table:table-cell table:formula="of:=IF([.$B229]=[.$O$1];IF([.E229]&lt;&gt;&quot;&lt;5&quot;;[.E229];4);&quot; &quot;)" office:value-type="string" office:string-value=" " calcext:value-type="string">
            <text:p><text:s/></text:p>
          </table:table-cell>
          <table:table-cell table:formula="of:=IF([.$B229]=[.$O$1];IF([.F229]&lt;&gt;&quot;&lt;5&quot;;[.F229];4);&quot; &quot;)" office:value-type="string" office:string-value=" " calcext:value-type="string">
            <text:p><text:s/></text:p>
          </table:table-cell>
          <table:table-cell table:formula="of:=IF([.$B229]=[.$O$1];IF([.G229]&lt;&gt;&quot;&lt;5&quot;;[.G229];4);&quot; &quot;)" office:value-type="string" office:string-value=" " calcext:value-type="string">
            <text:p><text:s/></text:p>
          </table:table-cell>
          <table:table-cell table:formula="of:=IF([.$B229]=[.$O$1];IF([.H229]&lt;&gt;&quot;&lt;5&quot;;[.H229];4);&quot; &quot;)" office:value-type="string" office:string-value=" " calcext:value-type="string">
            <text:p><text:s/></text:p>
          </table:table-cell>
          <table:table-cell table:formula="of:=IF([.$B229]=[.$O$1];IF([.I229]&lt;&gt;&quot;&lt;5&quot;;[.I229];4);&quot; &quot;)" office:value-type="string" office:string-value=" " calcext:value-type="string">
            <text:p><text:s/></text:p>
          </table:table-cell>
          <table:table-cell table:formula="of:=IF([.$B229]=[.$O$1];IF([.J229]&lt;&gt;&quot;&lt;5&quot;;[.J229];4);&quot; &quot;)" office:value-type="string" office:string-value=" " calcext:value-type="string">
            <text:p><text:s/></text:p>
          </table:table-cell>
          <table:table-cell table:formula="of:=IF([.$B229]=[.$O$1];IF([.K229]&lt;&gt;&quot;&lt;5&quot;;[.K22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30]=[.$O$1];IF([.C230]&lt;&gt;&quot;&lt;5&quot;;[.C230];4);&quot; &quot;)" office:value-type="string" office:string-value=" " calcext:value-type="string">
            <text:p><text:s/></text:p>
          </table:table-cell>
          <table:table-cell table:formula="of:=IF([.$B230]=[.$O$1];IF([.D230]&lt;&gt;&quot;&lt;5&quot;;[.D230];4);&quot; &quot;)" office:value-type="string" office:string-value=" " calcext:value-type="string">
            <text:p><text:s/></text:p>
          </table:table-cell>
          <table:table-cell table:formula="of:=IF([.$B230]=[.$O$1];IF([.E230]&lt;&gt;&quot;&lt;5&quot;;[.E230];4);&quot; &quot;)" office:value-type="string" office:string-value=" " calcext:value-type="string">
            <text:p><text:s/></text:p>
          </table:table-cell>
          <table:table-cell table:formula="of:=IF([.$B230]=[.$O$1];IF([.F230]&lt;&gt;&quot;&lt;5&quot;;[.F230];4);&quot; &quot;)" office:value-type="string" office:string-value=" " calcext:value-type="string">
            <text:p><text:s/></text:p>
          </table:table-cell>
          <table:table-cell table:formula="of:=IF([.$B230]=[.$O$1];IF([.G230]&lt;&gt;&quot;&lt;5&quot;;[.G230];4);&quot; &quot;)" office:value-type="string" office:string-value=" " calcext:value-type="string">
            <text:p><text:s/></text:p>
          </table:table-cell>
          <table:table-cell table:formula="of:=IF([.$B230]=[.$O$1];IF([.H230]&lt;&gt;&quot;&lt;5&quot;;[.H230];4);&quot; &quot;)" office:value-type="string" office:string-value=" " calcext:value-type="string">
            <text:p><text:s/></text:p>
          </table:table-cell>
          <table:table-cell table:formula="of:=IF([.$B230]=[.$O$1];IF([.I230]&lt;&gt;&quot;&lt;5&quot;;[.I230];4);&quot; &quot;)" office:value-type="string" office:string-value=" " calcext:value-type="string">
            <text:p><text:s/></text:p>
          </table:table-cell>
          <table:table-cell table:formula="of:=IF([.$B230]=[.$O$1];IF([.J230]&lt;&gt;&quot;&lt;5&quot;;[.J230];4);&quot; &quot;)" office:value-type="string" office:string-value=" " calcext:value-type="string">
            <text:p><text:s/></text:p>
          </table:table-cell>
          <table:table-cell table:formula="of:=IF([.$B230]=[.$O$1];IF([.K230]&lt;&gt;&quot;&lt;5&quot;;[.K23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31]=[.$O$1];IF([.C231]&lt;&gt;&quot;&lt;5&quot;;[.C231];4);&quot; &quot;)" office:value-type="string" office:string-value=" " calcext:value-type="string">
            <text:p><text:s/></text:p>
          </table:table-cell>
          <table:table-cell table:formula="of:=IF([.$B231]=[.$O$1];IF([.D231]&lt;&gt;&quot;&lt;5&quot;;[.D231];4);&quot; &quot;)" office:value-type="string" office:string-value=" " calcext:value-type="string">
            <text:p><text:s/></text:p>
          </table:table-cell>
          <table:table-cell table:formula="of:=IF([.$B231]=[.$O$1];IF([.E231]&lt;&gt;&quot;&lt;5&quot;;[.E231];4);&quot; &quot;)" office:value-type="string" office:string-value=" " calcext:value-type="string">
            <text:p><text:s/></text:p>
          </table:table-cell>
          <table:table-cell table:formula="of:=IF([.$B231]=[.$O$1];IF([.F231]&lt;&gt;&quot;&lt;5&quot;;[.F231];4);&quot; &quot;)" office:value-type="string" office:string-value=" " calcext:value-type="string">
            <text:p><text:s/></text:p>
          </table:table-cell>
          <table:table-cell table:formula="of:=IF([.$B231]=[.$O$1];IF([.G231]&lt;&gt;&quot;&lt;5&quot;;[.G231];4);&quot; &quot;)" office:value-type="string" office:string-value=" " calcext:value-type="string">
            <text:p><text:s/></text:p>
          </table:table-cell>
          <table:table-cell table:formula="of:=IF([.$B231]=[.$O$1];IF([.H231]&lt;&gt;&quot;&lt;5&quot;;[.H231];4);&quot; &quot;)" office:value-type="string" office:string-value=" " calcext:value-type="string">
            <text:p><text:s/></text:p>
          </table:table-cell>
          <table:table-cell table:formula="of:=IF([.$B231]=[.$O$1];IF([.I231]&lt;&gt;&quot;&lt;5&quot;;[.I231];4);&quot; &quot;)" office:value-type="string" office:string-value=" " calcext:value-type="string">
            <text:p><text:s/></text:p>
          </table:table-cell>
          <table:table-cell table:formula="of:=IF([.$B231]=[.$O$1];IF([.J231]&lt;&gt;&quot;&lt;5&quot;;[.J231];4);&quot; &quot;)" office:value-type="string" office:string-value=" " calcext:value-type="string">
            <text:p><text:s/></text:p>
          </table:table-cell>
          <table:table-cell table:formula="of:=IF([.$B231]=[.$O$1];IF([.K231]&lt;&gt;&quot;&lt;5&quot;;[.K23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13 - 2021-06-19</text:p>
          </table:table-cell>
          <table:table-cell office:value-type="string" calcext:value-type="string">
            <text:p>80-89</text:p>
          </table:table-cell>
          <table:table-cell table:number-columns-repeated="8"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13 - 2021-06-19</text:p>
          </table:table-cell>
          <table:table-cell table:formula="of:=IF([.$B232]=[.$O$1];IF([.C232]&lt;&gt;&quot;&lt;5&quot;;[.C232];4);&quot; &quot;)" office:value-type="string" office:string-value=" " calcext:value-type="string">
            <text:p><text:s/></text:p>
          </table:table-cell>
          <table:table-cell table:formula="of:=IF([.$B232]=[.$O$1];IF([.D232]&lt;&gt;&quot;&lt;5&quot;;[.D232];4);&quot; &quot;)" office:value-type="string" office:string-value=" " calcext:value-type="string">
            <text:p><text:s/></text:p>
          </table:table-cell>
          <table:table-cell table:formula="of:=IF([.$B232]=[.$O$1];IF([.E232]&lt;&gt;&quot;&lt;5&quot;;[.E232];4);&quot; &quot;)" office:value-type="string" office:string-value=" " calcext:value-type="string">
            <text:p><text:s/></text:p>
          </table:table-cell>
          <table:table-cell table:formula="of:=IF([.$B232]=[.$O$1];IF([.F232]&lt;&gt;&quot;&lt;5&quot;;[.F232];4);&quot; &quot;)" office:value-type="string" office:string-value=" " calcext:value-type="string">
            <text:p><text:s/></text:p>
          </table:table-cell>
          <table:table-cell table:formula="of:=IF([.$B232]=[.$O$1];IF([.G232]&lt;&gt;&quot;&lt;5&quot;;[.G232];4);&quot; &quot;)" office:value-type="string" office:string-value=" " calcext:value-type="string">
            <text:p><text:s/></text:p>
          </table:table-cell>
          <table:table-cell table:formula="of:=IF([.$B232]=[.$O$1];IF([.H232]&lt;&gt;&quot;&lt;5&quot;;[.H232];4);&quot; &quot;)" office:value-type="string" office:string-value=" " calcext:value-type="string">
            <text:p><text:s/></text:p>
          </table:table-cell>
          <table:table-cell table:formula="of:=IF([.$B232]=[.$O$1];IF([.I232]&lt;&gt;&quot;&lt;5&quot;;[.I232];4);&quot; &quot;)" office:value-type="string" office:string-value=" " calcext:value-type="string">
            <text:p><text:s/></text:p>
          </table:table-cell>
          <table:table-cell table:formula="of:=IF([.$B232]=[.$O$1];IF([.J232]&lt;&gt;&quot;&lt;5&quot;;[.J232];4);&quot; &quot;)" office:value-type="string" office:string-value=" " calcext:value-type="string">
            <text:p><text:s/></text:p>
          </table:table-cell>
          <table:table-cell table:formula="of:=IF([.$B232]=[.$O$1];IF([.K232]&lt;&gt;&quot;&lt;5&quot;;[.K23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0-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3]=[.$O$1];IF([.C233]&lt;&gt;&quot;&lt;5&quot;;[.C233];4);&quot; &quot;)" office:value-type="string" office:string-value=" " calcext:value-type="string">
            <text:p><text:s/></text:p>
          </table:table-cell>
          <table:table-cell table:formula="of:=IF([.$B233]=[.$O$1];IF([.D233]&lt;&gt;&quot;&lt;5&quot;;[.D233];4);&quot; &quot;)" office:value-type="string" office:string-value=" " calcext:value-type="string">
            <text:p><text:s/></text:p>
          </table:table-cell>
          <table:table-cell table:formula="of:=IF([.$B233]=[.$O$1];IF([.E233]&lt;&gt;&quot;&lt;5&quot;;[.E233];4);&quot; &quot;)" office:value-type="string" office:string-value=" " calcext:value-type="string">
            <text:p><text:s/></text:p>
          </table:table-cell>
          <table:table-cell table:formula="of:=IF([.$B233]=[.$O$1];IF([.F233]&lt;&gt;&quot;&lt;5&quot;;[.F233];4);&quot; &quot;)" office:value-type="string" office:string-value=" " calcext:value-type="string">
            <text:p><text:s/></text:p>
          </table:table-cell>
          <table:table-cell table:formula="of:=IF([.$B233]=[.$O$1];IF([.G233]&lt;&gt;&quot;&lt;5&quot;;[.G233];4);&quot; &quot;)" office:value-type="string" office:string-value=" " calcext:value-type="string">
            <text:p><text:s/></text:p>
          </table:table-cell>
          <table:table-cell table:formula="of:=IF([.$B233]=[.$O$1];IF([.H233]&lt;&gt;&quot;&lt;5&quot;;[.H233];4);&quot; &quot;)" office:value-type="string" office:string-value=" " calcext:value-type="string">
            <text:p><text:s/></text:p>
          </table:table-cell>
          <table:table-cell table:formula="of:=IF([.$B233]=[.$O$1];IF([.I233]&lt;&gt;&quot;&lt;5&quot;;[.I233];4);&quot; &quot;)" office:value-type="string" office:string-value=" " calcext:value-type="string">
            <text:p><text:s/></text:p>
          </table:table-cell>
          <table:table-cell table:formula="of:=IF([.$B233]=[.$O$1];IF([.J233]&lt;&gt;&quot;&lt;5&quot;;[.J233];4);&quot; &quot;)" office:value-type="string" office:string-value=" " calcext:value-type="string">
            <text:p><text:s/></text:p>
          </table:table-cell>
          <table:table-cell table:formula="of:=IF([.$B233]=[.$O$1];IF([.K233]&lt;&gt;&quot;&lt;5&quot;;[.K23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20-29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4]=[.$O$1];IF([.C234]&lt;&gt;&quot;&lt;5&quot;;[.C234];4);&quot; &quot;)" office:value-type="string" office:string-value=" " calcext:value-type="string">
            <text:p><text:s/></text:p>
          </table:table-cell>
          <table:table-cell table:formula="of:=IF([.$B234]=[.$O$1];IF([.D234]&lt;&gt;&quot;&lt;5&quot;;[.D234];4);&quot; &quot;)" office:value-type="string" office:string-value=" " calcext:value-type="string">
            <text:p><text:s/></text:p>
          </table:table-cell>
          <table:table-cell table:formula="of:=IF([.$B234]=[.$O$1];IF([.E234]&lt;&gt;&quot;&lt;5&quot;;[.E234];4);&quot; &quot;)" office:value-type="string" office:string-value=" " calcext:value-type="string">
            <text:p><text:s/></text:p>
          </table:table-cell>
          <table:table-cell table:formula="of:=IF([.$B234]=[.$O$1];IF([.F234]&lt;&gt;&quot;&lt;5&quot;;[.F234];4);&quot; &quot;)" office:value-type="string" office:string-value=" " calcext:value-type="string">
            <text:p><text:s/></text:p>
          </table:table-cell>
          <table:table-cell table:formula="of:=IF([.$B234]=[.$O$1];IF([.G234]&lt;&gt;&quot;&lt;5&quot;;[.G234];4);&quot; &quot;)" office:value-type="string" office:string-value=" " calcext:value-type="string">
            <text:p><text:s/></text:p>
          </table:table-cell>
          <table:table-cell table:formula="of:=IF([.$B234]=[.$O$1];IF([.H234]&lt;&gt;&quot;&lt;5&quot;;[.H234];4);&quot; &quot;)" office:value-type="string" office:string-value=" " calcext:value-type="string">
            <text:p><text:s/></text:p>
          </table:table-cell>
          <table:table-cell table:formula="of:=IF([.$B234]=[.$O$1];IF([.I234]&lt;&gt;&quot;&lt;5&quot;;[.I234];4);&quot; &quot;)" office:value-type="string" office:string-value=" " calcext:value-type="string">
            <text:p><text:s/></text:p>
          </table:table-cell>
          <table:table-cell table:formula="of:=IF([.$B234]=[.$O$1];IF([.J234]&lt;&gt;&quot;&lt;5&quot;;[.J234];4);&quot; &quot;)" office:value-type="string" office:string-value=" " calcext:value-type="string">
            <text:p><text:s/></text:p>
          </table:table-cell>
          <table:table-cell table:formula="of:=IF([.$B234]=[.$O$1];IF([.K234]&lt;&gt;&quot;&lt;5&quot;;[.K23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30-39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5]=[.$O$1];IF([.C235]&lt;&gt;&quot;&lt;5&quot;;[.C235];4);&quot; &quot;)" office:value-type="string" office:string-value=" " calcext:value-type="string">
            <text:p><text:s/></text:p>
          </table:table-cell>
          <table:table-cell table:formula="of:=IF([.$B235]=[.$O$1];IF([.D235]&lt;&gt;&quot;&lt;5&quot;;[.D235];4);&quot; &quot;)" office:value-type="string" office:string-value=" " calcext:value-type="string">
            <text:p><text:s/></text:p>
          </table:table-cell>
          <table:table-cell table:formula="of:=IF([.$B235]=[.$O$1];IF([.E235]&lt;&gt;&quot;&lt;5&quot;;[.E235];4);&quot; &quot;)" office:value-type="string" office:string-value=" " calcext:value-type="string">
            <text:p><text:s/></text:p>
          </table:table-cell>
          <table:table-cell table:formula="of:=IF([.$B235]=[.$O$1];IF([.F235]&lt;&gt;&quot;&lt;5&quot;;[.F235];4);&quot; &quot;)" office:value-type="string" office:string-value=" " calcext:value-type="string">
            <text:p><text:s/></text:p>
          </table:table-cell>
          <table:table-cell table:formula="of:=IF([.$B235]=[.$O$1];IF([.G235]&lt;&gt;&quot;&lt;5&quot;;[.G235];4);&quot; &quot;)" office:value-type="string" office:string-value=" " calcext:value-type="string">
            <text:p><text:s/></text:p>
          </table:table-cell>
          <table:table-cell table:formula="of:=IF([.$B235]=[.$O$1];IF([.H235]&lt;&gt;&quot;&lt;5&quot;;[.H235];4);&quot; &quot;)" office:value-type="string" office:string-value=" " calcext:value-type="string">
            <text:p><text:s/></text:p>
          </table:table-cell>
          <table:table-cell table:formula="of:=IF([.$B235]=[.$O$1];IF([.I235]&lt;&gt;&quot;&lt;5&quot;;[.I235];4);&quot; &quot;)" office:value-type="string" office:string-value=" " calcext:value-type="string">
            <text:p><text:s/></text:p>
          </table:table-cell>
          <table:table-cell table:formula="of:=IF([.$B235]=[.$O$1];IF([.J235]&lt;&gt;&quot;&lt;5&quot;;[.J235];4);&quot; &quot;)" office:value-type="string" office:string-value=" " calcext:value-type="string">
            <text:p><text:s/></text:p>
          </table:table-cell>
          <table:table-cell table:formula="of:=IF([.$B235]=[.$O$1];IF([.K235]&lt;&gt;&quot;&lt;5&quot;;[.K23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40-49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6]=[.$O$1];IF([.C236]&lt;&gt;&quot;&lt;5&quot;;[.C236];4);&quot; &quot;)" office:value-type="string" office:string-value=" " calcext:value-type="string">
            <text:p><text:s/></text:p>
          </table:table-cell>
          <table:table-cell table:formula="of:=IF([.$B236]=[.$O$1];IF([.D236]&lt;&gt;&quot;&lt;5&quot;;[.D236];4);&quot; &quot;)" office:value-type="string" office:string-value=" " calcext:value-type="string">
            <text:p><text:s/></text:p>
          </table:table-cell>
          <table:table-cell table:formula="of:=IF([.$B236]=[.$O$1];IF([.E236]&lt;&gt;&quot;&lt;5&quot;;[.E236];4);&quot; &quot;)" office:value-type="string" office:string-value=" " calcext:value-type="string">
            <text:p><text:s/></text:p>
          </table:table-cell>
          <table:table-cell table:formula="of:=IF([.$B236]=[.$O$1];IF([.F236]&lt;&gt;&quot;&lt;5&quot;;[.F236];4);&quot; &quot;)" office:value-type="string" office:string-value=" " calcext:value-type="string">
            <text:p><text:s/></text:p>
          </table:table-cell>
          <table:table-cell table:formula="of:=IF([.$B236]=[.$O$1];IF([.G236]&lt;&gt;&quot;&lt;5&quot;;[.G236];4);&quot; &quot;)" office:value-type="string" office:string-value=" " calcext:value-type="string">
            <text:p><text:s/></text:p>
          </table:table-cell>
          <table:table-cell table:formula="of:=IF([.$B236]=[.$O$1];IF([.H236]&lt;&gt;&quot;&lt;5&quot;;[.H236];4);&quot; &quot;)" office:value-type="string" office:string-value=" " calcext:value-type="string">
            <text:p><text:s/></text:p>
          </table:table-cell>
          <table:table-cell table:formula="of:=IF([.$B236]=[.$O$1];IF([.I236]&lt;&gt;&quot;&lt;5&quot;;[.I236];4);&quot; &quot;)" office:value-type="string" office:string-value=" " calcext:value-type="string">
            <text:p><text:s/></text:p>
          </table:table-cell>
          <table:table-cell table:formula="of:=IF([.$B236]=[.$O$1];IF([.J236]&lt;&gt;&quot;&lt;5&quot;;[.J236];4);&quot; &quot;)" office:value-type="string" office:string-value=" " calcext:value-type="string">
            <text:p><text:s/></text:p>
          </table:table-cell>
          <table:table-cell table:formula="of:=IF([.$B236]=[.$O$1];IF([.K236]&lt;&gt;&quot;&lt;5&quot;;[.K23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50-5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7]=[.$O$1];IF([.C237]&lt;&gt;&quot;&lt;5&quot;;[.C237];4);&quot; &quot;)" office:value-type="string" office:string-value=" " calcext:value-type="string">
            <text:p><text:s/></text:p>
          </table:table-cell>
          <table:table-cell table:formula="of:=IF([.$B237]=[.$O$1];IF([.D237]&lt;&gt;&quot;&lt;5&quot;;[.D237];4);&quot; &quot;)" office:value-type="string" office:string-value=" " calcext:value-type="string">
            <text:p><text:s/></text:p>
          </table:table-cell>
          <table:table-cell table:formula="of:=IF([.$B237]=[.$O$1];IF([.E237]&lt;&gt;&quot;&lt;5&quot;;[.E237];4);&quot; &quot;)" office:value-type="string" office:string-value=" " calcext:value-type="string">
            <text:p><text:s/></text:p>
          </table:table-cell>
          <table:table-cell table:formula="of:=IF([.$B237]=[.$O$1];IF([.F237]&lt;&gt;&quot;&lt;5&quot;;[.F237];4);&quot; &quot;)" office:value-type="string" office:string-value=" " calcext:value-type="string">
            <text:p><text:s/></text:p>
          </table:table-cell>
          <table:table-cell table:formula="of:=IF([.$B237]=[.$O$1];IF([.G237]&lt;&gt;&quot;&lt;5&quot;;[.G237];4);&quot; &quot;)" office:value-type="string" office:string-value=" " calcext:value-type="string">
            <text:p><text:s/></text:p>
          </table:table-cell>
          <table:table-cell table:formula="of:=IF([.$B237]=[.$O$1];IF([.H237]&lt;&gt;&quot;&lt;5&quot;;[.H237];4);&quot; &quot;)" office:value-type="string" office:string-value=" " calcext:value-type="string">
            <text:p><text:s/></text:p>
          </table:table-cell>
          <table:table-cell table:formula="of:=IF([.$B237]=[.$O$1];IF([.I237]&lt;&gt;&quot;&lt;5&quot;;[.I237];4);&quot; &quot;)" office:value-type="string" office:string-value=" " calcext:value-type="string">
            <text:p><text:s/></text:p>
          </table:table-cell>
          <table:table-cell table:formula="of:=IF([.$B237]=[.$O$1];IF([.J237]&lt;&gt;&quot;&lt;5&quot;;[.J237];4);&quot; &quot;)" office:value-type="string" office:string-value=" " calcext:value-type="string">
            <text:p><text:s/></text:p>
          </table:table-cell>
          <table:table-cell table:formula="of:=IF([.$B237]=[.$O$1];IF([.K237]&lt;&gt;&quot;&lt;5&quot;;[.K23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8]=[.$O$1];IF([.C238]&lt;&gt;&quot;&lt;5&quot;;[.C238];4);&quot; &quot;)" office:value-type="string" office:string-value=" " calcext:value-type="string">
            <text:p><text:s/></text:p>
          </table:table-cell>
          <table:table-cell table:formula="of:=IF([.$B238]=[.$O$1];IF([.D238]&lt;&gt;&quot;&lt;5&quot;;[.D238];4);&quot; &quot;)" office:value-type="string" office:string-value=" " calcext:value-type="string">
            <text:p><text:s/></text:p>
          </table:table-cell>
          <table:table-cell table:formula="of:=IF([.$B238]=[.$O$1];IF([.E238]&lt;&gt;&quot;&lt;5&quot;;[.E238];4);&quot; &quot;)" office:value-type="string" office:string-value=" " calcext:value-type="string">
            <text:p><text:s/></text:p>
          </table:table-cell>
          <table:table-cell table:formula="of:=IF([.$B238]=[.$O$1];IF([.F238]&lt;&gt;&quot;&lt;5&quot;;[.F238];4);&quot; &quot;)" office:value-type="string" office:string-value=" " calcext:value-type="string">
            <text:p><text:s/></text:p>
          </table:table-cell>
          <table:table-cell table:formula="of:=IF([.$B238]=[.$O$1];IF([.G238]&lt;&gt;&quot;&lt;5&quot;;[.G238];4);&quot; &quot;)" office:value-type="string" office:string-value=" " calcext:value-type="string">
            <text:p><text:s/></text:p>
          </table:table-cell>
          <table:table-cell table:formula="of:=IF([.$B238]=[.$O$1];IF([.H238]&lt;&gt;&quot;&lt;5&quot;;[.H238];4);&quot; &quot;)" office:value-type="string" office:string-value=" " calcext:value-type="string">
            <text:p><text:s/></text:p>
          </table:table-cell>
          <table:table-cell table:formula="of:=IF([.$B238]=[.$O$1];IF([.I238]&lt;&gt;&quot;&lt;5&quot;;[.I238];4);&quot; &quot;)" office:value-type="string" office:string-value=" " calcext:value-type="string">
            <text:p><text:s/></text:p>
          </table:table-cell>
          <table:table-cell table:formula="of:=IF([.$B238]=[.$O$1];IF([.J238]&lt;&gt;&quot;&lt;5&quot;;[.J238];4);&quot; &quot;)" office:value-type="string" office:string-value=" " calcext:value-type="string">
            <text:p><text:s/></text:p>
          </table:table-cell>
          <table:table-cell table:formula="of:=IF([.$B238]=[.$O$1];IF([.K238]&lt;&gt;&quot;&lt;5&quot;;[.K23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39]=[.$O$1];IF([.C239]&lt;&gt;&quot;&lt;5&quot;;[.C239];4);&quot; &quot;)" office:value-type="string" office:string-value=" " calcext:value-type="string">
            <text:p><text:s/></text:p>
          </table:table-cell>
          <table:table-cell table:formula="of:=IF([.$B239]=[.$O$1];IF([.D239]&lt;&gt;&quot;&lt;5&quot;;[.D239];4);&quot; &quot;)" office:value-type="string" office:string-value=" " calcext:value-type="string">
            <text:p><text:s/></text:p>
          </table:table-cell>
          <table:table-cell table:formula="of:=IF([.$B239]=[.$O$1];IF([.E239]&lt;&gt;&quot;&lt;5&quot;;[.E239];4);&quot; &quot;)" office:value-type="string" office:string-value=" " calcext:value-type="string">
            <text:p><text:s/></text:p>
          </table:table-cell>
          <table:table-cell table:formula="of:=IF([.$B239]=[.$O$1];IF([.F239]&lt;&gt;&quot;&lt;5&quot;;[.F239];4);&quot; &quot;)" office:value-type="string" office:string-value=" " calcext:value-type="string">
            <text:p><text:s/></text:p>
          </table:table-cell>
          <table:table-cell table:formula="of:=IF([.$B239]=[.$O$1];IF([.G239]&lt;&gt;&quot;&lt;5&quot;;[.G239];4);&quot; &quot;)" office:value-type="string" office:string-value=" " calcext:value-type="string">
            <text:p><text:s/></text:p>
          </table:table-cell>
          <table:table-cell table:formula="of:=IF([.$B239]=[.$O$1];IF([.H239]&lt;&gt;&quot;&lt;5&quot;;[.H239];4);&quot; &quot;)" office:value-type="string" office:string-value=" " calcext:value-type="string">
            <text:p><text:s/></text:p>
          </table:table-cell>
          <table:table-cell table:formula="of:=IF([.$B239]=[.$O$1];IF([.I239]&lt;&gt;&quot;&lt;5&quot;;[.I239];4);&quot; &quot;)" office:value-type="string" office:string-value=" " calcext:value-type="string">
            <text:p><text:s/></text:p>
          </table:table-cell>
          <table:table-cell table:formula="of:=IF([.$B239]=[.$O$1];IF([.J239]&lt;&gt;&quot;&lt;5&quot;;[.J239];4);&quot; &quot;)" office:value-type="string" office:string-value=" " calcext:value-type="string">
            <text:p><text:s/></text:p>
          </table:table-cell>
          <table:table-cell table:formula="of:=IF([.$B239]=[.$O$1];IF([.K239]&lt;&gt;&quot;&lt;5&quot;;[.K23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40]=[.$O$1];IF([.C240]&lt;&gt;&quot;&lt;5&quot;;[.C240];4);&quot; &quot;)" office:value-type="string" office:string-value=" " calcext:value-type="string">
            <text:p><text:s/></text:p>
          </table:table-cell>
          <table:table-cell table:formula="of:=IF([.$B240]=[.$O$1];IF([.D240]&lt;&gt;&quot;&lt;5&quot;;[.D240];4);&quot; &quot;)" office:value-type="string" office:string-value=" " calcext:value-type="string">
            <text:p><text:s/></text:p>
          </table:table-cell>
          <table:table-cell table:formula="of:=IF([.$B240]=[.$O$1];IF([.E240]&lt;&gt;&quot;&lt;5&quot;;[.E240];4);&quot; &quot;)" office:value-type="string" office:string-value=" " calcext:value-type="string">
            <text:p><text:s/></text:p>
          </table:table-cell>
          <table:table-cell table:formula="of:=IF([.$B240]=[.$O$1];IF([.F240]&lt;&gt;&quot;&lt;5&quot;;[.F240];4);&quot; &quot;)" office:value-type="string" office:string-value=" " calcext:value-type="string">
            <text:p><text:s/></text:p>
          </table:table-cell>
          <table:table-cell table:formula="of:=IF([.$B240]=[.$O$1];IF([.G240]&lt;&gt;&quot;&lt;5&quot;;[.G240];4);&quot; &quot;)" office:value-type="string" office:string-value=" " calcext:value-type="string">
            <text:p><text:s/></text:p>
          </table:table-cell>
          <table:table-cell table:formula="of:=IF([.$B240]=[.$O$1];IF([.H240]&lt;&gt;&quot;&lt;5&quot;;[.H240];4);&quot; &quot;)" office:value-type="string" office:string-value=" " calcext:value-type="string">
            <text:p><text:s/></text:p>
          </table:table-cell>
          <table:table-cell table:formula="of:=IF([.$B240]=[.$O$1];IF([.I240]&lt;&gt;&quot;&lt;5&quot;;[.I240];4);&quot; &quot;)" office:value-type="string" office:string-value=" " calcext:value-type="string">
            <text:p><text:s/></text:p>
          </table:table-cell>
          <table:table-cell table:formula="of:=IF([.$B240]=[.$O$1];IF([.J240]&lt;&gt;&quot;&lt;5&quot;;[.J240];4);&quot; &quot;)" office:value-type="string" office:string-value=" " calcext:value-type="string">
            <text:p><text:s/></text:p>
          </table:table-cell>
          <table:table-cell table:formula="of:=IF([.$B240]=[.$O$1];IF([.K240]&lt;&gt;&quot;&lt;5&quot;;[.K24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0 - 2021-06-26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20 - 2021-06-26</text:p>
          </table:table-cell>
          <table:table-cell table:formula="of:=IF([.$B241]=[.$O$1];IF([.C241]&lt;&gt;&quot;&lt;5&quot;;[.C241];4);&quot; &quot;)" office:value-type="float" office:value="0" calcext:value-type="float">
            <text:p>0</text:p>
          </table:table-cell>
          <table:table-cell table:formula="of:=IF([.$B241]=[.$O$1];IF([.D241]&lt;&gt;&quot;&lt;5&quot;;[.D241];4);&quot; &quot;)" office:value-type="float" office:value="0" calcext:value-type="float">
            <text:p>0</text:p>
          </table:table-cell>
          <table:table-cell table:formula="of:=IF([.$B241]=[.$O$1];IF([.E241]&lt;&gt;&quot;&lt;5&quot;;[.E241];4);&quot; &quot;)" office:value-type="float" office:value="0" calcext:value-type="float">
            <text:p>0</text:p>
          </table:table-cell>
          <table:table-cell table:formula="of:=IF([.$B241]=[.$O$1];IF([.F241]&lt;&gt;&quot;&lt;5&quot;;[.F241];4);&quot; &quot;)" office:value-type="float" office:value="0" calcext:value-type="float">
            <text:p>0</text:p>
          </table:table-cell>
          <table:table-cell table:formula="of:=IF([.$B241]=[.$O$1];IF([.G241]&lt;&gt;&quot;&lt;5&quot;;[.G241];4);&quot; &quot;)" office:value-type="float" office:value="0" calcext:value-type="float">
            <text:p>0</text:p>
          </table:table-cell>
          <table:table-cell table:formula="of:=IF([.$B241]=[.$O$1];IF([.H241]&lt;&gt;&quot;&lt;5&quot;;[.H241];4);&quot; &quot;)" office:value-type="float" office:value="0" calcext:value-type="float">
            <text:p>0</text:p>
          </table:table-cell>
          <table:table-cell table:formula="of:=IF([.$B241]=[.$O$1];IF([.I241]&lt;&gt;&quot;&lt;5&quot;;[.I241];4);&quot; &quot;)" office:value-type="float" office:value="0" calcext:value-type="float">
            <text:p>0</text:p>
          </table:table-cell>
          <table:table-cell table:formula="of:=IF([.$B241]=[.$O$1];IF([.J241]&lt;&gt;&quot;&lt;5&quot;;[.J241];4);&quot; &quot;)" office:value-type="float" office:value="4" calcext:value-type="float">
            <text:p>4</text:p>
          </table:table-cell>
          <table:table-cell table:formula="of:=IF([.$B241]=[.$O$1];IF([.K241]&lt;&gt;&quot;&lt;5&quot;;[.K241];4);&quot; 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0-1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2]=[.$O$1];IF([.C242]&lt;&gt;&quot;&lt;5&quot;;[.C242];4);&quot; &quot;)" office:value-type="string" office:string-value=" " calcext:value-type="string">
            <text:p><text:s/></text:p>
          </table:table-cell>
          <table:table-cell table:formula="of:=IF([.$B242]=[.$O$1];IF([.D242]&lt;&gt;&quot;&lt;5&quot;;[.D242];4);&quot; &quot;)" office:value-type="string" office:string-value=" " calcext:value-type="string">
            <text:p><text:s/></text:p>
          </table:table-cell>
          <table:table-cell table:formula="of:=IF([.$B242]=[.$O$1];IF([.E242]&lt;&gt;&quot;&lt;5&quot;;[.E242];4);&quot; &quot;)" office:value-type="string" office:string-value=" " calcext:value-type="string">
            <text:p><text:s/></text:p>
          </table:table-cell>
          <table:table-cell table:formula="of:=IF([.$B242]=[.$O$1];IF([.F242]&lt;&gt;&quot;&lt;5&quot;;[.F242];4);&quot; &quot;)" office:value-type="string" office:string-value=" " calcext:value-type="string">
            <text:p><text:s/></text:p>
          </table:table-cell>
          <table:table-cell table:formula="of:=IF([.$B242]=[.$O$1];IF([.G242]&lt;&gt;&quot;&lt;5&quot;;[.G242];4);&quot; &quot;)" office:value-type="string" office:string-value=" " calcext:value-type="string">
            <text:p><text:s/></text:p>
          </table:table-cell>
          <table:table-cell table:formula="of:=IF([.$B242]=[.$O$1];IF([.H242]&lt;&gt;&quot;&lt;5&quot;;[.H242];4);&quot; &quot;)" office:value-type="string" office:string-value=" " calcext:value-type="string">
            <text:p><text:s/></text:p>
          </table:table-cell>
          <table:table-cell table:formula="of:=IF([.$B242]=[.$O$1];IF([.I242]&lt;&gt;&quot;&lt;5&quot;;[.I242];4);&quot; &quot;)" office:value-type="string" office:string-value=" " calcext:value-type="string">
            <text:p><text:s/></text:p>
          </table:table-cell>
          <table:table-cell table:formula="of:=IF([.$B242]=[.$O$1];IF([.J242]&lt;&gt;&quot;&lt;5&quot;;[.J242];4);&quot; &quot;)" office:value-type="string" office:string-value=" " calcext:value-type="string">
            <text:p><text:s/></text:p>
          </table:table-cell>
          <table:table-cell table:formula="of:=IF([.$B242]=[.$O$1];IF([.K242]&lt;&gt;&quot;&lt;5&quot;;[.K24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20-29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3]=[.$O$1];IF([.C243]&lt;&gt;&quot;&lt;5&quot;;[.C243];4);&quot; &quot;)" office:value-type="string" office:string-value=" " calcext:value-type="string">
            <text:p><text:s/></text:p>
          </table:table-cell>
          <table:table-cell table:formula="of:=IF([.$B243]=[.$O$1];IF([.D243]&lt;&gt;&quot;&lt;5&quot;;[.D243];4);&quot; &quot;)" office:value-type="string" office:string-value=" " calcext:value-type="string">
            <text:p><text:s/></text:p>
          </table:table-cell>
          <table:table-cell table:formula="of:=IF([.$B243]=[.$O$1];IF([.E243]&lt;&gt;&quot;&lt;5&quot;;[.E243];4);&quot; &quot;)" office:value-type="string" office:string-value=" " calcext:value-type="string">
            <text:p><text:s/></text:p>
          </table:table-cell>
          <table:table-cell table:formula="of:=IF([.$B243]=[.$O$1];IF([.F243]&lt;&gt;&quot;&lt;5&quot;;[.F243];4);&quot; &quot;)" office:value-type="string" office:string-value=" " calcext:value-type="string">
            <text:p><text:s/></text:p>
          </table:table-cell>
          <table:table-cell table:formula="of:=IF([.$B243]=[.$O$1];IF([.G243]&lt;&gt;&quot;&lt;5&quot;;[.G243];4);&quot; &quot;)" office:value-type="string" office:string-value=" " calcext:value-type="string">
            <text:p><text:s/></text:p>
          </table:table-cell>
          <table:table-cell table:formula="of:=IF([.$B243]=[.$O$1];IF([.H243]&lt;&gt;&quot;&lt;5&quot;;[.H243];4);&quot; &quot;)" office:value-type="string" office:string-value=" " calcext:value-type="string">
            <text:p><text:s/></text:p>
          </table:table-cell>
          <table:table-cell table:formula="of:=IF([.$B243]=[.$O$1];IF([.I243]&lt;&gt;&quot;&lt;5&quot;;[.I243];4);&quot; &quot;)" office:value-type="string" office:string-value=" " calcext:value-type="string">
            <text:p><text:s/></text:p>
          </table:table-cell>
          <table:table-cell table:formula="of:=IF([.$B243]=[.$O$1];IF([.J243]&lt;&gt;&quot;&lt;5&quot;;[.J243];4);&quot; &quot;)" office:value-type="string" office:string-value=" " calcext:value-type="string">
            <text:p><text:s/></text:p>
          </table:table-cell>
          <table:table-cell table:formula="of:=IF([.$B243]=[.$O$1];IF([.K243]&lt;&gt;&quot;&lt;5&quot;;[.K24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30-3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4]=[.$O$1];IF([.C244]&lt;&gt;&quot;&lt;5&quot;;[.C244];4);&quot; &quot;)" office:value-type="string" office:string-value=" " calcext:value-type="string">
            <text:p><text:s/></text:p>
          </table:table-cell>
          <table:table-cell table:formula="of:=IF([.$B244]=[.$O$1];IF([.D244]&lt;&gt;&quot;&lt;5&quot;;[.D244];4);&quot; &quot;)" office:value-type="string" office:string-value=" " calcext:value-type="string">
            <text:p><text:s/></text:p>
          </table:table-cell>
          <table:table-cell table:formula="of:=IF([.$B244]=[.$O$1];IF([.E244]&lt;&gt;&quot;&lt;5&quot;;[.E244];4);&quot; &quot;)" office:value-type="string" office:string-value=" " calcext:value-type="string">
            <text:p><text:s/></text:p>
          </table:table-cell>
          <table:table-cell table:formula="of:=IF([.$B244]=[.$O$1];IF([.F244]&lt;&gt;&quot;&lt;5&quot;;[.F244];4);&quot; &quot;)" office:value-type="string" office:string-value=" " calcext:value-type="string">
            <text:p><text:s/></text:p>
          </table:table-cell>
          <table:table-cell table:formula="of:=IF([.$B244]=[.$O$1];IF([.G244]&lt;&gt;&quot;&lt;5&quot;;[.G244];4);&quot; &quot;)" office:value-type="string" office:string-value=" " calcext:value-type="string">
            <text:p><text:s/></text:p>
          </table:table-cell>
          <table:table-cell table:formula="of:=IF([.$B244]=[.$O$1];IF([.H244]&lt;&gt;&quot;&lt;5&quot;;[.H244];4);&quot; &quot;)" office:value-type="string" office:string-value=" " calcext:value-type="string">
            <text:p><text:s/></text:p>
          </table:table-cell>
          <table:table-cell table:formula="of:=IF([.$B244]=[.$O$1];IF([.I244]&lt;&gt;&quot;&lt;5&quot;;[.I244];4);&quot; &quot;)" office:value-type="string" office:string-value=" " calcext:value-type="string">
            <text:p><text:s/></text:p>
          </table:table-cell>
          <table:table-cell table:formula="of:=IF([.$B244]=[.$O$1];IF([.J244]&lt;&gt;&quot;&lt;5&quot;;[.J244];4);&quot; &quot;)" office:value-type="string" office:string-value=" " calcext:value-type="string">
            <text:p><text:s/></text:p>
          </table:table-cell>
          <table:table-cell table:formula="of:=IF([.$B244]=[.$O$1];IF([.K244]&lt;&gt;&quot;&lt;5&quot;;[.K24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40-4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5]=[.$O$1];IF([.C245]&lt;&gt;&quot;&lt;5&quot;;[.C245];4);&quot; &quot;)" office:value-type="string" office:string-value=" " calcext:value-type="string">
            <text:p><text:s/></text:p>
          </table:table-cell>
          <table:table-cell table:formula="of:=IF([.$B245]=[.$O$1];IF([.D245]&lt;&gt;&quot;&lt;5&quot;;[.D245];4);&quot; &quot;)" office:value-type="string" office:string-value=" " calcext:value-type="string">
            <text:p><text:s/></text:p>
          </table:table-cell>
          <table:table-cell table:formula="of:=IF([.$B245]=[.$O$1];IF([.E245]&lt;&gt;&quot;&lt;5&quot;;[.E245];4);&quot; &quot;)" office:value-type="string" office:string-value=" " calcext:value-type="string">
            <text:p><text:s/></text:p>
          </table:table-cell>
          <table:table-cell table:formula="of:=IF([.$B245]=[.$O$1];IF([.F245]&lt;&gt;&quot;&lt;5&quot;;[.F245];4);&quot; &quot;)" office:value-type="string" office:string-value=" " calcext:value-type="string">
            <text:p><text:s/></text:p>
          </table:table-cell>
          <table:table-cell table:formula="of:=IF([.$B245]=[.$O$1];IF([.G245]&lt;&gt;&quot;&lt;5&quot;;[.G245];4);&quot; &quot;)" office:value-type="string" office:string-value=" " calcext:value-type="string">
            <text:p><text:s/></text:p>
          </table:table-cell>
          <table:table-cell table:formula="of:=IF([.$B245]=[.$O$1];IF([.H245]&lt;&gt;&quot;&lt;5&quot;;[.H245];4);&quot; &quot;)" office:value-type="string" office:string-value=" " calcext:value-type="string">
            <text:p><text:s/></text:p>
          </table:table-cell>
          <table:table-cell table:formula="of:=IF([.$B245]=[.$O$1];IF([.I245]&lt;&gt;&quot;&lt;5&quot;;[.I245];4);&quot; &quot;)" office:value-type="string" office:string-value=" " calcext:value-type="string">
            <text:p><text:s/></text:p>
          </table:table-cell>
          <table:table-cell table:formula="of:=IF([.$B245]=[.$O$1];IF([.J245]&lt;&gt;&quot;&lt;5&quot;;[.J245];4);&quot; &quot;)" office:value-type="string" office:string-value=" " calcext:value-type="string">
            <text:p><text:s/></text:p>
          </table:table-cell>
          <table:table-cell table:formula="of:=IF([.$B245]=[.$O$1];IF([.K245]&lt;&gt;&quot;&lt;5&quot;;[.K24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50-5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6]=[.$O$1];IF([.C246]&lt;&gt;&quot;&lt;5&quot;;[.C246];4);&quot; &quot;)" office:value-type="string" office:string-value=" " calcext:value-type="string">
            <text:p><text:s/></text:p>
          </table:table-cell>
          <table:table-cell table:formula="of:=IF([.$B246]=[.$O$1];IF([.D246]&lt;&gt;&quot;&lt;5&quot;;[.D246];4);&quot; &quot;)" office:value-type="string" office:string-value=" " calcext:value-type="string">
            <text:p><text:s/></text:p>
          </table:table-cell>
          <table:table-cell table:formula="of:=IF([.$B246]=[.$O$1];IF([.E246]&lt;&gt;&quot;&lt;5&quot;;[.E246];4);&quot; &quot;)" office:value-type="string" office:string-value=" " calcext:value-type="string">
            <text:p><text:s/></text:p>
          </table:table-cell>
          <table:table-cell table:formula="of:=IF([.$B246]=[.$O$1];IF([.F246]&lt;&gt;&quot;&lt;5&quot;;[.F246];4);&quot; &quot;)" office:value-type="string" office:string-value=" " calcext:value-type="string">
            <text:p><text:s/></text:p>
          </table:table-cell>
          <table:table-cell table:formula="of:=IF([.$B246]=[.$O$1];IF([.G246]&lt;&gt;&quot;&lt;5&quot;;[.G246];4);&quot; &quot;)" office:value-type="string" office:string-value=" " calcext:value-type="string">
            <text:p><text:s/></text:p>
          </table:table-cell>
          <table:table-cell table:formula="of:=IF([.$B246]=[.$O$1];IF([.H246]&lt;&gt;&quot;&lt;5&quot;;[.H246];4);&quot; &quot;)" office:value-type="string" office:string-value=" " calcext:value-type="string">
            <text:p><text:s/></text:p>
          </table:table-cell>
          <table:table-cell table:formula="of:=IF([.$B246]=[.$O$1];IF([.I246]&lt;&gt;&quot;&lt;5&quot;;[.I246];4);&quot; &quot;)" office:value-type="string" office:string-value=" " calcext:value-type="string">
            <text:p><text:s/></text:p>
          </table:table-cell>
          <table:table-cell table:formula="of:=IF([.$B246]=[.$O$1];IF([.J246]&lt;&gt;&quot;&lt;5&quot;;[.J246];4);&quot; &quot;)" office:value-type="string" office:string-value=" " calcext:value-type="string">
            <text:p><text:s/></text:p>
          </table:table-cell>
          <table:table-cell table:formula="of:=IF([.$B246]=[.$O$1];IF([.K246]&lt;&gt;&quot;&lt;5&quot;;[.K24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60-69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7]=[.$O$1];IF([.C247]&lt;&gt;&quot;&lt;5&quot;;[.C247];4);&quot; &quot;)" office:value-type="string" office:string-value=" " calcext:value-type="string">
            <text:p><text:s/></text:p>
          </table:table-cell>
          <table:table-cell table:formula="of:=IF([.$B247]=[.$O$1];IF([.D247]&lt;&gt;&quot;&lt;5&quot;;[.D247];4);&quot; &quot;)" office:value-type="string" office:string-value=" " calcext:value-type="string">
            <text:p><text:s/></text:p>
          </table:table-cell>
          <table:table-cell table:formula="of:=IF([.$B247]=[.$O$1];IF([.E247]&lt;&gt;&quot;&lt;5&quot;;[.E247];4);&quot; &quot;)" office:value-type="string" office:string-value=" " calcext:value-type="string">
            <text:p><text:s/></text:p>
          </table:table-cell>
          <table:table-cell table:formula="of:=IF([.$B247]=[.$O$1];IF([.F247]&lt;&gt;&quot;&lt;5&quot;;[.F247];4);&quot; &quot;)" office:value-type="string" office:string-value=" " calcext:value-type="string">
            <text:p><text:s/></text:p>
          </table:table-cell>
          <table:table-cell table:formula="of:=IF([.$B247]=[.$O$1];IF([.G247]&lt;&gt;&quot;&lt;5&quot;;[.G247];4);&quot; &quot;)" office:value-type="string" office:string-value=" " calcext:value-type="string">
            <text:p><text:s/></text:p>
          </table:table-cell>
          <table:table-cell table:formula="of:=IF([.$B247]=[.$O$1];IF([.H247]&lt;&gt;&quot;&lt;5&quot;;[.H247];4);&quot; &quot;)" office:value-type="string" office:string-value=" " calcext:value-type="string">
            <text:p><text:s/></text:p>
          </table:table-cell>
          <table:table-cell table:formula="of:=IF([.$B247]=[.$O$1];IF([.I247]&lt;&gt;&quot;&lt;5&quot;;[.I247];4);&quot; &quot;)" office:value-type="string" office:string-value=" " calcext:value-type="string">
            <text:p><text:s/></text:p>
          </table:table-cell>
          <table:table-cell table:formula="of:=IF([.$B247]=[.$O$1];IF([.J247]&lt;&gt;&quot;&lt;5&quot;;[.J247];4);&quot; &quot;)" office:value-type="string" office:string-value=" " calcext:value-type="string">
            <text:p><text:s/></text:p>
          </table:table-cell>
          <table:table-cell table:formula="of:=IF([.$B247]=[.$O$1];IF([.K247]&lt;&gt;&quot;&lt;5&quot;;[.K24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8]=[.$O$1];IF([.C248]&lt;&gt;&quot;&lt;5&quot;;[.C248];4);&quot; &quot;)" office:value-type="string" office:string-value=" " calcext:value-type="string">
            <text:p><text:s/></text:p>
          </table:table-cell>
          <table:table-cell table:formula="of:=IF([.$B248]=[.$O$1];IF([.D248]&lt;&gt;&quot;&lt;5&quot;;[.D248];4);&quot; &quot;)" office:value-type="string" office:string-value=" " calcext:value-type="string">
            <text:p><text:s/></text:p>
          </table:table-cell>
          <table:table-cell table:formula="of:=IF([.$B248]=[.$O$1];IF([.E248]&lt;&gt;&quot;&lt;5&quot;;[.E248];4);&quot; &quot;)" office:value-type="string" office:string-value=" " calcext:value-type="string">
            <text:p><text:s/></text:p>
          </table:table-cell>
          <table:table-cell table:formula="of:=IF([.$B248]=[.$O$1];IF([.F248]&lt;&gt;&quot;&lt;5&quot;;[.F248];4);&quot; &quot;)" office:value-type="string" office:string-value=" " calcext:value-type="string">
            <text:p><text:s/></text:p>
          </table:table-cell>
          <table:table-cell table:formula="of:=IF([.$B248]=[.$O$1];IF([.G248]&lt;&gt;&quot;&lt;5&quot;;[.G248];4);&quot; &quot;)" office:value-type="string" office:string-value=" " calcext:value-type="string">
            <text:p><text:s/></text:p>
          </table:table-cell>
          <table:table-cell table:formula="of:=IF([.$B248]=[.$O$1];IF([.H248]&lt;&gt;&quot;&lt;5&quot;;[.H248];4);&quot; &quot;)" office:value-type="string" office:string-value=" " calcext:value-type="string">
            <text:p><text:s/></text:p>
          </table:table-cell>
          <table:table-cell table:formula="of:=IF([.$B248]=[.$O$1];IF([.I248]&lt;&gt;&quot;&lt;5&quot;;[.I248];4);&quot; &quot;)" office:value-type="string" office:string-value=" " calcext:value-type="string">
            <text:p><text:s/></text:p>
          </table:table-cell>
          <table:table-cell table:formula="of:=IF([.$B248]=[.$O$1];IF([.J248]&lt;&gt;&quot;&lt;5&quot;;[.J248];4);&quot; &quot;)" office:value-type="string" office:string-value=" " calcext:value-type="string">
            <text:p><text:s/></text:p>
          </table:table-cell>
          <table:table-cell table:formula="of:=IF([.$B248]=[.$O$1];IF([.K248]&lt;&gt;&quot;&lt;5&quot;;[.K24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49]=[.$O$1];IF([.C249]&lt;&gt;&quot;&lt;5&quot;;[.C249];4);&quot; &quot;)" office:value-type="string" office:string-value=" " calcext:value-type="string">
            <text:p><text:s/></text:p>
          </table:table-cell>
          <table:table-cell table:formula="of:=IF([.$B249]=[.$O$1];IF([.D249]&lt;&gt;&quot;&lt;5&quot;;[.D249];4);&quot; &quot;)" office:value-type="string" office:string-value=" " calcext:value-type="string">
            <text:p><text:s/></text:p>
          </table:table-cell>
          <table:table-cell table:formula="of:=IF([.$B249]=[.$O$1];IF([.E249]&lt;&gt;&quot;&lt;5&quot;;[.E249];4);&quot; &quot;)" office:value-type="string" office:string-value=" " calcext:value-type="string">
            <text:p><text:s/></text:p>
          </table:table-cell>
          <table:table-cell table:formula="of:=IF([.$B249]=[.$O$1];IF([.F249]&lt;&gt;&quot;&lt;5&quot;;[.F249];4);&quot; &quot;)" office:value-type="string" office:string-value=" " calcext:value-type="string">
            <text:p><text:s/></text:p>
          </table:table-cell>
          <table:table-cell table:formula="of:=IF([.$B249]=[.$O$1];IF([.G249]&lt;&gt;&quot;&lt;5&quot;;[.G249];4);&quot; &quot;)" office:value-type="string" office:string-value=" " calcext:value-type="string">
            <text:p><text:s/></text:p>
          </table:table-cell>
          <table:table-cell table:formula="of:=IF([.$B249]=[.$O$1];IF([.H249]&lt;&gt;&quot;&lt;5&quot;;[.H249];4);&quot; &quot;)" office:value-type="string" office:string-value=" " calcext:value-type="string">
            <text:p><text:s/></text:p>
          </table:table-cell>
          <table:table-cell table:formula="of:=IF([.$B249]=[.$O$1];IF([.I249]&lt;&gt;&quot;&lt;5&quot;;[.I249];4);&quot; &quot;)" office:value-type="string" office:string-value=" " calcext:value-type="string">
            <text:p><text:s/></text:p>
          </table:table-cell>
          <table:table-cell table:formula="of:=IF([.$B249]=[.$O$1];IF([.J249]&lt;&gt;&quot;&lt;5&quot;;[.J249];4);&quot; &quot;)" office:value-type="string" office:string-value=" " calcext:value-type="string">
            <text:p><text:s/></text:p>
          </table:table-cell>
          <table:table-cell table:formula="of:=IF([.$B249]=[.$O$1];IF([.K249]&lt;&gt;&quot;&lt;5&quot;;[.K249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6-27 - 2021-07-03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1-06-27 - 2021-07-03</text:p>
          </table:table-cell>
          <table:table-cell table:formula="of:=IF([.$B250]=[.$O$1];IF([.C250]&lt;&gt;&quot;&lt;5&quot;;[.C250];4);&quot; &quot;)" office:value-type="float" office:value="0" calcext:value-type="float">
            <text:p>0</text:p>
          </table:table-cell>
          <table:table-cell table:formula="of:=IF([.$B250]=[.$O$1];IF([.D250]&lt;&gt;&quot;&lt;5&quot;;[.D250];4);&quot; &quot;)" office:value-type="float" office:value="0" calcext:value-type="float">
            <text:p>0</text:p>
          </table:table-cell>
          <table:table-cell table:formula="of:=IF([.$B250]=[.$O$1];IF([.E250]&lt;&gt;&quot;&lt;5&quot;;[.E250];4);&quot; &quot;)" office:value-type="float" office:value="0" calcext:value-type="float">
            <text:p>0</text:p>
          </table:table-cell>
          <table:table-cell table:formula="of:=IF([.$B250]=[.$O$1];IF([.F250]&lt;&gt;&quot;&lt;5&quot;;[.F250];4);&quot; &quot;)" office:value-type="float" office:value="0" calcext:value-type="float">
            <text:p>0</text:p>
          </table:table-cell>
          <table:table-cell table:formula="of:=IF([.$B250]=[.$O$1];IF([.G250]&lt;&gt;&quot;&lt;5&quot;;[.G250];4);&quot; &quot;)" office:value-type="float" office:value="0" calcext:value-type="float">
            <text:p>0</text:p>
          </table:table-cell>
          <table:table-cell table:formula="of:=IF([.$B250]=[.$O$1];IF([.H250]&lt;&gt;&quot;&lt;5&quot;;[.H250];4);&quot; &quot;)" office:value-type="float" office:value="0" calcext:value-type="float">
            <text:p>0</text:p>
          </table:table-cell>
          <table:table-cell table:formula="of:=IF([.$B250]=[.$O$1];IF([.I250]&lt;&gt;&quot;&lt;5&quot;;[.I250];4);&quot; &quot;)" office:value-type="float" office:value="0" calcext:value-type="float">
            <text:p>0</text:p>
          </table:table-cell>
          <table:table-cell table:formula="of:=IF([.$B250]=[.$O$1];IF([.J250]&lt;&gt;&quot;&lt;5&quot;;[.J250];4);&quot; &quot;)" office:value-type="float" office:value="4" calcext:value-type="float">
            <text:p>4</text:p>
          </table:table-cell>
          <table:table-cell table:formula="of:=IF([.$B250]=[.$O$1];IF([.K250]&lt;&gt;&quot;&lt;5&quot;;[.K250];4);&quot; 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0-19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1]=[.$O$1];IF([.C251]&lt;&gt;&quot;&lt;5&quot;;[.C251];4);&quot; &quot;)" office:value-type="string" office:string-value=" " calcext:value-type="string">
            <text:p><text:s/></text:p>
          </table:table-cell>
          <table:table-cell table:formula="of:=IF([.$B251]=[.$O$1];IF([.D251]&lt;&gt;&quot;&lt;5&quot;;[.D251];4);&quot; &quot;)" office:value-type="string" office:string-value=" " calcext:value-type="string">
            <text:p><text:s/></text:p>
          </table:table-cell>
          <table:table-cell table:formula="of:=IF([.$B251]=[.$O$1];IF([.E251]&lt;&gt;&quot;&lt;5&quot;;[.E251];4);&quot; &quot;)" office:value-type="string" office:string-value=" " calcext:value-type="string">
            <text:p><text:s/></text:p>
          </table:table-cell>
          <table:table-cell table:formula="of:=IF([.$B251]=[.$O$1];IF([.F251]&lt;&gt;&quot;&lt;5&quot;;[.F251];4);&quot; &quot;)" office:value-type="string" office:string-value=" " calcext:value-type="string">
            <text:p><text:s/></text:p>
          </table:table-cell>
          <table:table-cell table:formula="of:=IF([.$B251]=[.$O$1];IF([.G251]&lt;&gt;&quot;&lt;5&quot;;[.G251];4);&quot; &quot;)" office:value-type="string" office:string-value=" " calcext:value-type="string">
            <text:p><text:s/></text:p>
          </table:table-cell>
          <table:table-cell table:formula="of:=IF([.$B251]=[.$O$1];IF([.H251]&lt;&gt;&quot;&lt;5&quot;;[.H251];4);&quot; &quot;)" office:value-type="string" office:string-value=" " calcext:value-type="string">
            <text:p><text:s/></text:p>
          </table:table-cell>
          <table:table-cell table:formula="of:=IF([.$B251]=[.$O$1];IF([.I251]&lt;&gt;&quot;&lt;5&quot;;[.I251];4);&quot; &quot;)" office:value-type="string" office:string-value=" " calcext:value-type="string">
            <text:p><text:s/></text:p>
          </table:table-cell>
          <table:table-cell table:formula="of:=IF([.$B251]=[.$O$1];IF([.J251]&lt;&gt;&quot;&lt;5&quot;;[.J251];4);&quot; &quot;)" office:value-type="string" office:string-value=" " calcext:value-type="string">
            <text:p><text:s/></text:p>
          </table:table-cell>
          <table:table-cell table:formula="of:=IF([.$B251]=[.$O$1];IF([.K251]&lt;&gt;&quot;&lt;5&quot;;[.K25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20-2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216" calcext:value-type="float">
            <text:p>216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2]=[.$O$1];IF([.C252]&lt;&gt;&quot;&lt;5&quot;;[.C252];4);&quot; &quot;)" office:value-type="string" office:string-value=" " calcext:value-type="string">
            <text:p><text:s/></text:p>
          </table:table-cell>
          <table:table-cell table:formula="of:=IF([.$B252]=[.$O$1];IF([.D252]&lt;&gt;&quot;&lt;5&quot;;[.D252];4);&quot; &quot;)" office:value-type="string" office:string-value=" " calcext:value-type="string">
            <text:p><text:s/></text:p>
          </table:table-cell>
          <table:table-cell table:formula="of:=IF([.$B252]=[.$O$1];IF([.E252]&lt;&gt;&quot;&lt;5&quot;;[.E252];4);&quot; &quot;)" office:value-type="string" office:string-value=" " calcext:value-type="string">
            <text:p><text:s/></text:p>
          </table:table-cell>
          <table:table-cell table:formula="of:=IF([.$B252]=[.$O$1];IF([.F252]&lt;&gt;&quot;&lt;5&quot;;[.F252];4);&quot; &quot;)" office:value-type="string" office:string-value=" " calcext:value-type="string">
            <text:p><text:s/></text:p>
          </table:table-cell>
          <table:table-cell table:formula="of:=IF([.$B252]=[.$O$1];IF([.G252]&lt;&gt;&quot;&lt;5&quot;;[.G252];4);&quot; &quot;)" office:value-type="string" office:string-value=" " calcext:value-type="string">
            <text:p><text:s/></text:p>
          </table:table-cell>
          <table:table-cell table:formula="of:=IF([.$B252]=[.$O$1];IF([.H252]&lt;&gt;&quot;&lt;5&quot;;[.H252];4);&quot; &quot;)" office:value-type="string" office:string-value=" " calcext:value-type="string">
            <text:p><text:s/></text:p>
          </table:table-cell>
          <table:table-cell table:formula="of:=IF([.$B252]=[.$O$1];IF([.I252]&lt;&gt;&quot;&lt;5&quot;;[.I252];4);&quot; &quot;)" office:value-type="string" office:string-value=" " calcext:value-type="string">
            <text:p><text:s/></text:p>
          </table:table-cell>
          <table:table-cell table:formula="of:=IF([.$B252]=[.$O$1];IF([.J252]&lt;&gt;&quot;&lt;5&quot;;[.J252];4);&quot; &quot;)" office:value-type="string" office:string-value=" " calcext:value-type="string">
            <text:p><text:s/></text:p>
          </table:table-cell>
          <table:table-cell table:formula="of:=IF([.$B252]=[.$O$1];IF([.K252]&lt;&gt;&quot;&lt;5&quot;;[.K25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30-3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3]=[.$O$1];IF([.C253]&lt;&gt;&quot;&lt;5&quot;;[.C253];4);&quot; &quot;)" office:value-type="string" office:string-value=" " calcext:value-type="string">
            <text:p><text:s/></text:p>
          </table:table-cell>
          <table:table-cell table:formula="of:=IF([.$B253]=[.$O$1];IF([.D253]&lt;&gt;&quot;&lt;5&quot;;[.D253];4);&quot; &quot;)" office:value-type="string" office:string-value=" " calcext:value-type="string">
            <text:p><text:s/></text:p>
          </table:table-cell>
          <table:table-cell table:formula="of:=IF([.$B253]=[.$O$1];IF([.E253]&lt;&gt;&quot;&lt;5&quot;;[.E253];4);&quot; &quot;)" office:value-type="string" office:string-value=" " calcext:value-type="string">
            <text:p><text:s/></text:p>
          </table:table-cell>
          <table:table-cell table:formula="of:=IF([.$B253]=[.$O$1];IF([.F253]&lt;&gt;&quot;&lt;5&quot;;[.F253];4);&quot; &quot;)" office:value-type="string" office:string-value=" " calcext:value-type="string">
            <text:p><text:s/></text:p>
          </table:table-cell>
          <table:table-cell table:formula="of:=IF([.$B253]=[.$O$1];IF([.G253]&lt;&gt;&quot;&lt;5&quot;;[.G253];4);&quot; &quot;)" office:value-type="string" office:string-value=" " calcext:value-type="string">
            <text:p><text:s/></text:p>
          </table:table-cell>
          <table:table-cell table:formula="of:=IF([.$B253]=[.$O$1];IF([.H253]&lt;&gt;&quot;&lt;5&quot;;[.H253];4);&quot; &quot;)" office:value-type="string" office:string-value=" " calcext:value-type="string">
            <text:p><text:s/></text:p>
          </table:table-cell>
          <table:table-cell table:formula="of:=IF([.$B253]=[.$O$1];IF([.I253]&lt;&gt;&quot;&lt;5&quot;;[.I253];4);&quot; &quot;)" office:value-type="string" office:string-value=" " calcext:value-type="string">
            <text:p><text:s/></text:p>
          </table:table-cell>
          <table:table-cell table:formula="of:=IF([.$B253]=[.$O$1];IF([.J253]&lt;&gt;&quot;&lt;5&quot;;[.J253];4);&quot; &quot;)" office:value-type="string" office:string-value=" " calcext:value-type="string">
            <text:p><text:s/></text:p>
          </table:table-cell>
          <table:table-cell table:formula="of:=IF([.$B253]=[.$O$1];IF([.K253]&lt;&gt;&quot;&lt;5&quot;;[.K25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40-49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4]=[.$O$1];IF([.C254]&lt;&gt;&quot;&lt;5&quot;;[.C254];4);&quot; &quot;)" office:value-type="string" office:string-value=" " calcext:value-type="string">
            <text:p><text:s/></text:p>
          </table:table-cell>
          <table:table-cell table:formula="of:=IF([.$B254]=[.$O$1];IF([.D254]&lt;&gt;&quot;&lt;5&quot;;[.D254];4);&quot; &quot;)" office:value-type="string" office:string-value=" " calcext:value-type="string">
            <text:p><text:s/></text:p>
          </table:table-cell>
          <table:table-cell table:formula="of:=IF([.$B254]=[.$O$1];IF([.E254]&lt;&gt;&quot;&lt;5&quot;;[.E254];4);&quot; &quot;)" office:value-type="string" office:string-value=" " calcext:value-type="string">
            <text:p><text:s/></text:p>
          </table:table-cell>
          <table:table-cell table:formula="of:=IF([.$B254]=[.$O$1];IF([.F254]&lt;&gt;&quot;&lt;5&quot;;[.F254];4);&quot; &quot;)" office:value-type="string" office:string-value=" " calcext:value-type="string">
            <text:p><text:s/></text:p>
          </table:table-cell>
          <table:table-cell table:formula="of:=IF([.$B254]=[.$O$1];IF([.G254]&lt;&gt;&quot;&lt;5&quot;;[.G254];4);&quot; &quot;)" office:value-type="string" office:string-value=" " calcext:value-type="string">
            <text:p><text:s/></text:p>
          </table:table-cell>
          <table:table-cell table:formula="of:=IF([.$B254]=[.$O$1];IF([.H254]&lt;&gt;&quot;&lt;5&quot;;[.H254];4);&quot; &quot;)" office:value-type="string" office:string-value=" " calcext:value-type="string">
            <text:p><text:s/></text:p>
          </table:table-cell>
          <table:table-cell table:formula="of:=IF([.$B254]=[.$O$1];IF([.I254]&lt;&gt;&quot;&lt;5&quot;;[.I254];4);&quot; &quot;)" office:value-type="string" office:string-value=" " calcext:value-type="string">
            <text:p><text:s/></text:p>
          </table:table-cell>
          <table:table-cell table:formula="of:=IF([.$B254]=[.$O$1];IF([.J254]&lt;&gt;&quot;&lt;5&quot;;[.J254];4);&quot; &quot;)" office:value-type="string" office:string-value=" " calcext:value-type="string">
            <text:p><text:s/></text:p>
          </table:table-cell>
          <table:table-cell table:formula="of:=IF([.$B254]=[.$O$1];IF([.K254]&lt;&gt;&quot;&lt;5&quot;;[.K25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50-5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5]=[.$O$1];IF([.C255]&lt;&gt;&quot;&lt;5&quot;;[.C255];4);&quot; &quot;)" office:value-type="string" office:string-value=" " calcext:value-type="string">
            <text:p><text:s/></text:p>
          </table:table-cell>
          <table:table-cell table:formula="of:=IF([.$B255]=[.$O$1];IF([.D255]&lt;&gt;&quot;&lt;5&quot;;[.D255];4);&quot; &quot;)" office:value-type="string" office:string-value=" " calcext:value-type="string">
            <text:p><text:s/></text:p>
          </table:table-cell>
          <table:table-cell table:formula="of:=IF([.$B255]=[.$O$1];IF([.E255]&lt;&gt;&quot;&lt;5&quot;;[.E255];4);&quot; &quot;)" office:value-type="string" office:string-value=" " calcext:value-type="string">
            <text:p><text:s/></text:p>
          </table:table-cell>
          <table:table-cell table:formula="of:=IF([.$B255]=[.$O$1];IF([.F255]&lt;&gt;&quot;&lt;5&quot;;[.F255];4);&quot; &quot;)" office:value-type="string" office:string-value=" " calcext:value-type="string">
            <text:p><text:s/></text:p>
          </table:table-cell>
          <table:table-cell table:formula="of:=IF([.$B255]=[.$O$1];IF([.G255]&lt;&gt;&quot;&lt;5&quot;;[.G255];4);&quot; &quot;)" office:value-type="string" office:string-value=" " calcext:value-type="string">
            <text:p><text:s/></text:p>
          </table:table-cell>
          <table:table-cell table:formula="of:=IF([.$B255]=[.$O$1];IF([.H255]&lt;&gt;&quot;&lt;5&quot;;[.H255];4);&quot; &quot;)" office:value-type="string" office:string-value=" " calcext:value-type="string">
            <text:p><text:s/></text:p>
          </table:table-cell>
          <table:table-cell table:formula="of:=IF([.$B255]=[.$O$1];IF([.I255]&lt;&gt;&quot;&lt;5&quot;;[.I255];4);&quot; &quot;)" office:value-type="string" office:string-value=" " calcext:value-type="string">
            <text:p><text:s/></text:p>
          </table:table-cell>
          <table:table-cell table:formula="of:=IF([.$B255]=[.$O$1];IF([.J255]&lt;&gt;&quot;&lt;5&quot;;[.J255];4);&quot; &quot;)" office:value-type="string" office:string-value=" " calcext:value-type="string">
            <text:p><text:s/></text:p>
          </table:table-cell>
          <table:table-cell table:formula="of:=IF([.$B255]=[.$O$1];IF([.K255]&lt;&gt;&quot;&lt;5&quot;;[.K25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60-69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6]=[.$O$1];IF([.C256]&lt;&gt;&quot;&lt;5&quot;;[.C256];4);&quot; &quot;)" office:value-type="string" office:string-value=" " calcext:value-type="string">
            <text:p><text:s/></text:p>
          </table:table-cell>
          <table:table-cell table:formula="of:=IF([.$B256]=[.$O$1];IF([.D256]&lt;&gt;&quot;&lt;5&quot;;[.D256];4);&quot; &quot;)" office:value-type="string" office:string-value=" " calcext:value-type="string">
            <text:p><text:s/></text:p>
          </table:table-cell>
          <table:table-cell table:formula="of:=IF([.$B256]=[.$O$1];IF([.E256]&lt;&gt;&quot;&lt;5&quot;;[.E256];4);&quot; &quot;)" office:value-type="string" office:string-value=" " calcext:value-type="string">
            <text:p><text:s/></text:p>
          </table:table-cell>
          <table:table-cell table:formula="of:=IF([.$B256]=[.$O$1];IF([.F256]&lt;&gt;&quot;&lt;5&quot;;[.F256];4);&quot; &quot;)" office:value-type="string" office:string-value=" " calcext:value-type="string">
            <text:p><text:s/></text:p>
          </table:table-cell>
          <table:table-cell table:formula="of:=IF([.$B256]=[.$O$1];IF([.G256]&lt;&gt;&quot;&lt;5&quot;;[.G256];4);&quot; &quot;)" office:value-type="string" office:string-value=" " calcext:value-type="string">
            <text:p><text:s/></text:p>
          </table:table-cell>
          <table:table-cell table:formula="of:=IF([.$B256]=[.$O$1];IF([.H256]&lt;&gt;&quot;&lt;5&quot;;[.H256];4);&quot; &quot;)" office:value-type="string" office:string-value=" " calcext:value-type="string">
            <text:p><text:s/></text:p>
          </table:table-cell>
          <table:table-cell table:formula="of:=IF([.$B256]=[.$O$1];IF([.I256]&lt;&gt;&quot;&lt;5&quot;;[.I256];4);&quot; &quot;)" office:value-type="string" office:string-value=" " calcext:value-type="string">
            <text:p><text:s/></text:p>
          </table:table-cell>
          <table:table-cell table:formula="of:=IF([.$B256]=[.$O$1];IF([.J256]&lt;&gt;&quot;&lt;5&quot;;[.J256];4);&quot; &quot;)" office:value-type="string" office:string-value=" " calcext:value-type="string">
            <text:p><text:s/></text:p>
          </table:table-cell>
          <table:table-cell table:formula="of:=IF([.$B256]=[.$O$1];IF([.K256]&lt;&gt;&quot;&lt;5&quot;;[.K25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7]=[.$O$1];IF([.C257]&lt;&gt;&quot;&lt;5&quot;;[.C257];4);&quot; &quot;)" office:value-type="string" office:string-value=" " calcext:value-type="string">
            <text:p><text:s/></text:p>
          </table:table-cell>
          <table:table-cell table:formula="of:=IF([.$B257]=[.$O$1];IF([.D257]&lt;&gt;&quot;&lt;5&quot;;[.D257];4);&quot; &quot;)" office:value-type="string" office:string-value=" " calcext:value-type="string">
            <text:p><text:s/></text:p>
          </table:table-cell>
          <table:table-cell table:formula="of:=IF([.$B257]=[.$O$1];IF([.E257]&lt;&gt;&quot;&lt;5&quot;;[.E257];4);&quot; &quot;)" office:value-type="string" office:string-value=" " calcext:value-type="string">
            <text:p><text:s/></text:p>
          </table:table-cell>
          <table:table-cell table:formula="of:=IF([.$B257]=[.$O$1];IF([.F257]&lt;&gt;&quot;&lt;5&quot;;[.F257];4);&quot; &quot;)" office:value-type="string" office:string-value=" " calcext:value-type="string">
            <text:p><text:s/></text:p>
          </table:table-cell>
          <table:table-cell table:formula="of:=IF([.$B257]=[.$O$1];IF([.G257]&lt;&gt;&quot;&lt;5&quot;;[.G257];4);&quot; &quot;)" office:value-type="string" office:string-value=" " calcext:value-type="string">
            <text:p><text:s/></text:p>
          </table:table-cell>
          <table:table-cell table:formula="of:=IF([.$B257]=[.$O$1];IF([.H257]&lt;&gt;&quot;&lt;5&quot;;[.H257];4);&quot; &quot;)" office:value-type="string" office:string-value=" " calcext:value-type="string">
            <text:p><text:s/></text:p>
          </table:table-cell>
          <table:table-cell table:formula="of:=IF([.$B257]=[.$O$1];IF([.I257]&lt;&gt;&quot;&lt;5&quot;;[.I257];4);&quot; &quot;)" office:value-type="string" office:string-value=" " calcext:value-type="string">
            <text:p><text:s/></text:p>
          </table:table-cell>
          <table:table-cell table:formula="of:=IF([.$B257]=[.$O$1];IF([.J257]&lt;&gt;&quot;&lt;5&quot;;[.J257];4);&quot; &quot;)" office:value-type="string" office:string-value=" " calcext:value-type="string">
            <text:p><text:s/></text:p>
          </table:table-cell>
          <table:table-cell table:formula="of:=IF([.$B257]=[.$O$1];IF([.K257]&lt;&gt;&quot;&lt;5&quot;;[.K25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office:value-type="string" calcext:value-type="string">
            <text:p>80-89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8]=[.$O$1];IF([.C258]&lt;&gt;&quot;&lt;5&quot;;[.C258];4);&quot; &quot;)" office:value-type="string" office:string-value=" " calcext:value-type="string">
            <text:p><text:s/></text:p>
          </table:table-cell>
          <table:table-cell table:formula="of:=IF([.$B258]=[.$O$1];IF([.D258]&lt;&gt;&quot;&lt;5&quot;;[.D258];4);&quot; &quot;)" office:value-type="string" office:string-value=" " calcext:value-type="string">
            <text:p><text:s/></text:p>
          </table:table-cell>
          <table:table-cell table:formula="of:=IF([.$B258]=[.$O$1];IF([.E258]&lt;&gt;&quot;&lt;5&quot;;[.E258];4);&quot; &quot;)" office:value-type="string" office:string-value=" " calcext:value-type="string">
            <text:p><text:s/></text:p>
          </table:table-cell>
          <table:table-cell table:formula="of:=IF([.$B258]=[.$O$1];IF([.F258]&lt;&gt;&quot;&lt;5&quot;;[.F258];4);&quot; &quot;)" office:value-type="string" office:string-value=" " calcext:value-type="string">
            <text:p><text:s/></text:p>
          </table:table-cell>
          <table:table-cell table:formula="of:=IF([.$B258]=[.$O$1];IF([.G258]&lt;&gt;&quot;&lt;5&quot;;[.G258];4);&quot; &quot;)" office:value-type="string" office:string-value=" " calcext:value-type="string">
            <text:p><text:s/></text:p>
          </table:table-cell>
          <table:table-cell table:formula="of:=IF([.$B258]=[.$O$1];IF([.H258]&lt;&gt;&quot;&lt;5&quot;;[.H258];4);&quot; &quot;)" office:value-type="string" office:string-value=" " calcext:value-type="string">
            <text:p><text:s/></text:p>
          </table:table-cell>
          <table:table-cell table:formula="of:=IF([.$B258]=[.$O$1];IF([.I258]&lt;&gt;&quot;&lt;5&quot;;[.I258];4);&quot; &quot;)" office:value-type="string" office:string-value=" " calcext:value-type="string">
            <text:p><text:s/></text:p>
          </table:table-cell>
          <table:table-cell table:formula="of:=IF([.$B258]=[.$O$1];IF([.J258]&lt;&gt;&quot;&lt;5&quot;;[.J258];4);&quot; &quot;)" office:value-type="string" office:string-value=" " calcext:value-type="string">
            <text:p><text:s/></text:p>
          </table:table-cell>
          <table:table-cell table:formula="of:=IF([.$B258]=[.$O$1];IF([.K258]&lt;&gt;&quot;&lt;5&quot;;[.K258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04 - 2021-07-10</text:p>
          </table:table-cell>
          <table:table-cell table:style-name="ce1" office:value-type="string" calcext:value-type="string">
            <text:p>90+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7-04 - 2021-07-10</text:p>
          </table:table-cell>
          <table:table-cell table:formula="of:=IF([.$B259]=[.$O$1];IF([.C259]&lt;&gt;&quot;&lt;5&quot;;[.C259];4);&quot; &quot;)" office:value-type="float" office:value="0" calcext:value-type="float">
            <text:p>0</text:p>
          </table:table-cell>
          <table:table-cell table:formula="of:=IF([.$B259]=[.$O$1];IF([.D259]&lt;&gt;&quot;&lt;5&quot;;[.D259];4);&quot; &quot;)" office:value-type="float" office:value="0" calcext:value-type="float">
            <text:p>0</text:p>
          </table:table-cell>
          <table:table-cell table:formula="of:=IF([.$B259]=[.$O$1];IF([.E259]&lt;&gt;&quot;&lt;5&quot;;[.E259];4);&quot; &quot;)" office:value-type="float" office:value="0" calcext:value-type="float">
            <text:p>0</text:p>
          </table:table-cell>
          <table:table-cell table:formula="of:=IF([.$B259]=[.$O$1];IF([.F259]&lt;&gt;&quot;&lt;5&quot;;[.F259];4);&quot; &quot;)" office:value-type="float" office:value="4" calcext:value-type="float">
            <text:p>4</text:p>
          </table:table-cell>
          <table:table-cell table:formula="of:=IF([.$B259]=[.$O$1];IF([.G259]&lt;&gt;&quot;&lt;5&quot;;[.G259];4);&quot; &quot;)" office:value-type="float" office:value="0" calcext:value-type="float">
            <text:p>0</text:p>
          </table:table-cell>
          <table:table-cell table:formula="of:=IF([.$B259]=[.$O$1];IF([.H259]&lt;&gt;&quot;&lt;5&quot;;[.H259];4);&quot; &quot;)" office:value-type="float" office:value="0" calcext:value-type="float">
            <text:p>0</text:p>
          </table:table-cell>
          <table:table-cell table:formula="of:=IF([.$B259]=[.$O$1];IF([.I259]&lt;&gt;&quot;&lt;5&quot;;[.I259];4);&quot; &quot;)" office:value-type="float" office:value="0" calcext:value-type="float">
            <text:p>0</text:p>
          </table:table-cell>
          <table:table-cell table:formula="of:=IF([.$B259]=[.$O$1];IF([.J259]&lt;&gt;&quot;&lt;5&quot;;[.J259];4);&quot; &quot;)" office:value-type="float" office:value="8" calcext:value-type="float">
            <text:p>8</text:p>
          </table:table-cell>
          <table:table-cell table:formula="of:=IF([.$B259]=[.$O$1];IF([.K259]&lt;&gt;&quot;&lt;5&quot;;[.K259];4);&quot; 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0-1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57" calcext:value-type="float">
            <text:p>1757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0]=[.$O$1];IF([.C260]&lt;&gt;&quot;&lt;5&quot;;[.C260];4);&quot; &quot;)" office:value-type="string" office:string-value=" " calcext:value-type="string">
            <text:p><text:s/></text:p>
          </table:table-cell>
          <table:table-cell table:formula="of:=IF([.$B260]=[.$O$1];IF([.D260]&lt;&gt;&quot;&lt;5&quot;;[.D260];4);&quot; &quot;)" office:value-type="string" office:string-value=" " calcext:value-type="string">
            <text:p><text:s/></text:p>
          </table:table-cell>
          <table:table-cell table:formula="of:=IF([.$B260]=[.$O$1];IF([.E260]&lt;&gt;&quot;&lt;5&quot;;[.E260];4);&quot; &quot;)" office:value-type="string" office:string-value=" " calcext:value-type="string">
            <text:p><text:s/></text:p>
          </table:table-cell>
          <table:table-cell table:formula="of:=IF([.$B260]=[.$O$1];IF([.F260]&lt;&gt;&quot;&lt;5&quot;;[.F260];4);&quot; &quot;)" office:value-type="string" office:string-value=" " calcext:value-type="string">
            <text:p><text:s/></text:p>
          </table:table-cell>
          <table:table-cell table:formula="of:=IF([.$B260]=[.$O$1];IF([.G260]&lt;&gt;&quot;&lt;5&quot;;[.G260];4);&quot; &quot;)" office:value-type="string" office:string-value=" " calcext:value-type="string">
            <text:p><text:s/></text:p>
          </table:table-cell>
          <table:table-cell table:formula="of:=IF([.$B260]=[.$O$1];IF([.H260]&lt;&gt;&quot;&lt;5&quot;;[.H260];4);&quot; &quot;)" office:value-type="string" office:string-value=" " calcext:value-type="string">
            <text:p><text:s/></text:p>
          </table:table-cell>
          <table:table-cell table:formula="of:=IF([.$B260]=[.$O$1];IF([.I260]&lt;&gt;&quot;&lt;5&quot;;[.I260];4);&quot; &quot;)" office:value-type="string" office:string-value=" " calcext:value-type="string">
            <text:p><text:s/></text:p>
          </table:table-cell>
          <table:table-cell table:formula="of:=IF([.$B260]=[.$O$1];IF([.J260]&lt;&gt;&quot;&lt;5&quot;;[.J260];4);&quot; &quot;)" office:value-type="string" office:string-value=" " calcext:value-type="string">
            <text:p><text:s/></text:p>
          </table:table-cell>
          <table:table-cell table:formula="of:=IF([.$B260]=[.$O$1];IF([.K260]&lt;&gt;&quot;&lt;5&quot;;[.K260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20-29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1]=[.$O$1];IF([.C261]&lt;&gt;&quot;&lt;5&quot;;[.C261];4);&quot; &quot;)" office:value-type="string" office:string-value=" " calcext:value-type="string">
            <text:p><text:s/></text:p>
          </table:table-cell>
          <table:table-cell table:formula="of:=IF([.$B261]=[.$O$1];IF([.D261]&lt;&gt;&quot;&lt;5&quot;;[.D261];4);&quot; &quot;)" office:value-type="string" office:string-value=" " calcext:value-type="string">
            <text:p><text:s/></text:p>
          </table:table-cell>
          <table:table-cell table:formula="of:=IF([.$B261]=[.$O$1];IF([.E261]&lt;&gt;&quot;&lt;5&quot;;[.E261];4);&quot; &quot;)" office:value-type="string" office:string-value=" " calcext:value-type="string">
            <text:p><text:s/></text:p>
          </table:table-cell>
          <table:table-cell table:formula="of:=IF([.$B261]=[.$O$1];IF([.F261]&lt;&gt;&quot;&lt;5&quot;;[.F261];4);&quot; &quot;)" office:value-type="string" office:string-value=" " calcext:value-type="string">
            <text:p><text:s/></text:p>
          </table:table-cell>
          <table:table-cell table:formula="of:=IF([.$B261]=[.$O$1];IF([.G261]&lt;&gt;&quot;&lt;5&quot;;[.G261];4);&quot; &quot;)" office:value-type="string" office:string-value=" " calcext:value-type="string">
            <text:p><text:s/></text:p>
          </table:table-cell>
          <table:table-cell table:formula="of:=IF([.$B261]=[.$O$1];IF([.H261]&lt;&gt;&quot;&lt;5&quot;;[.H261];4);&quot; &quot;)" office:value-type="string" office:string-value=" " calcext:value-type="string">
            <text:p><text:s/></text:p>
          </table:table-cell>
          <table:table-cell table:formula="of:=IF([.$B261]=[.$O$1];IF([.I261]&lt;&gt;&quot;&lt;5&quot;;[.I261];4);&quot; &quot;)" office:value-type="string" office:string-value=" " calcext:value-type="string">
            <text:p><text:s/></text:p>
          </table:table-cell>
          <table:table-cell table:formula="of:=IF([.$B261]=[.$O$1];IF([.J261]&lt;&gt;&quot;&lt;5&quot;;[.J261];4);&quot; &quot;)" office:value-type="string" office:string-value=" " calcext:value-type="string">
            <text:p><text:s/></text:p>
          </table:table-cell>
          <table:table-cell table:formula="of:=IF([.$B261]=[.$O$1];IF([.K261]&lt;&gt;&quot;&lt;5&quot;;[.K261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30-39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2]=[.$O$1];IF([.C262]&lt;&gt;&quot;&lt;5&quot;;[.C262];4);&quot; &quot;)" office:value-type="string" office:string-value=" " calcext:value-type="string">
            <text:p><text:s/></text:p>
          </table:table-cell>
          <table:table-cell table:formula="of:=IF([.$B262]=[.$O$1];IF([.D262]&lt;&gt;&quot;&lt;5&quot;;[.D262];4);&quot; &quot;)" office:value-type="string" office:string-value=" " calcext:value-type="string">
            <text:p><text:s/></text:p>
          </table:table-cell>
          <table:table-cell table:formula="of:=IF([.$B262]=[.$O$1];IF([.E262]&lt;&gt;&quot;&lt;5&quot;;[.E262];4);&quot; &quot;)" office:value-type="string" office:string-value=" " calcext:value-type="string">
            <text:p><text:s/></text:p>
          </table:table-cell>
          <table:table-cell table:formula="of:=IF([.$B262]=[.$O$1];IF([.F262]&lt;&gt;&quot;&lt;5&quot;;[.F262];4);&quot; &quot;)" office:value-type="string" office:string-value=" " calcext:value-type="string">
            <text:p><text:s/></text:p>
          </table:table-cell>
          <table:table-cell table:formula="of:=IF([.$B262]=[.$O$1];IF([.G262]&lt;&gt;&quot;&lt;5&quot;;[.G262];4);&quot; &quot;)" office:value-type="string" office:string-value=" " calcext:value-type="string">
            <text:p><text:s/></text:p>
          </table:table-cell>
          <table:table-cell table:formula="of:=IF([.$B262]=[.$O$1];IF([.H262]&lt;&gt;&quot;&lt;5&quot;;[.H262];4);&quot; &quot;)" office:value-type="string" office:string-value=" " calcext:value-type="string">
            <text:p><text:s/></text:p>
          </table:table-cell>
          <table:table-cell table:formula="of:=IF([.$B262]=[.$O$1];IF([.I262]&lt;&gt;&quot;&lt;5&quot;;[.I262];4);&quot; &quot;)" office:value-type="string" office:string-value=" " calcext:value-type="string">
            <text:p><text:s/></text:p>
          </table:table-cell>
          <table:table-cell table:formula="of:=IF([.$B262]=[.$O$1];IF([.J262]&lt;&gt;&quot;&lt;5&quot;;[.J262];4);&quot; &quot;)" office:value-type="string" office:string-value=" " calcext:value-type="string">
            <text:p><text:s/></text:p>
          </table:table-cell>
          <table:table-cell table:formula="of:=IF([.$B262]=[.$O$1];IF([.K262]&lt;&gt;&quot;&lt;5&quot;;[.K262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40-49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3]=[.$O$1];IF([.C263]&lt;&gt;&quot;&lt;5&quot;;[.C263];4);&quot; &quot;)" office:value-type="string" office:string-value=" " calcext:value-type="string">
            <text:p><text:s/></text:p>
          </table:table-cell>
          <table:table-cell table:formula="of:=IF([.$B263]=[.$O$1];IF([.D263]&lt;&gt;&quot;&lt;5&quot;;[.D263];4);&quot; &quot;)" office:value-type="string" office:string-value=" " calcext:value-type="string">
            <text:p><text:s/></text:p>
          </table:table-cell>
          <table:table-cell table:formula="of:=IF([.$B263]=[.$O$1];IF([.E263]&lt;&gt;&quot;&lt;5&quot;;[.E263];4);&quot; &quot;)" office:value-type="string" office:string-value=" " calcext:value-type="string">
            <text:p><text:s/></text:p>
          </table:table-cell>
          <table:table-cell table:formula="of:=IF([.$B263]=[.$O$1];IF([.F263]&lt;&gt;&quot;&lt;5&quot;;[.F263];4);&quot; &quot;)" office:value-type="string" office:string-value=" " calcext:value-type="string">
            <text:p><text:s/></text:p>
          </table:table-cell>
          <table:table-cell table:formula="of:=IF([.$B263]=[.$O$1];IF([.G263]&lt;&gt;&quot;&lt;5&quot;;[.G263];4);&quot; &quot;)" office:value-type="string" office:string-value=" " calcext:value-type="string">
            <text:p><text:s/></text:p>
          </table:table-cell>
          <table:table-cell table:formula="of:=IF([.$B263]=[.$O$1];IF([.H263]&lt;&gt;&quot;&lt;5&quot;;[.H263];4);&quot; &quot;)" office:value-type="string" office:string-value=" " calcext:value-type="string">
            <text:p><text:s/></text:p>
          </table:table-cell>
          <table:table-cell table:formula="of:=IF([.$B263]=[.$O$1];IF([.I263]&lt;&gt;&quot;&lt;5&quot;;[.I263];4);&quot; &quot;)" office:value-type="string" office:string-value=" " calcext:value-type="string">
            <text:p><text:s/></text:p>
          </table:table-cell>
          <table:table-cell table:formula="of:=IF([.$B263]=[.$O$1];IF([.J263]&lt;&gt;&quot;&lt;5&quot;;[.J263];4);&quot; &quot;)" office:value-type="string" office:string-value=" " calcext:value-type="string">
            <text:p><text:s/></text:p>
          </table:table-cell>
          <table:table-cell table:formula="of:=IF([.$B263]=[.$O$1];IF([.K263]&lt;&gt;&quot;&lt;5&quot;;[.K263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50-59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4]=[.$O$1];IF([.C264]&lt;&gt;&quot;&lt;5&quot;;[.C264];4);&quot; &quot;)" office:value-type="string" office:string-value=" " calcext:value-type="string">
            <text:p><text:s/></text:p>
          </table:table-cell>
          <table:table-cell table:formula="of:=IF([.$B264]=[.$O$1];IF([.D264]&lt;&gt;&quot;&lt;5&quot;;[.D264];4);&quot; &quot;)" office:value-type="string" office:string-value=" " calcext:value-type="string">
            <text:p><text:s/></text:p>
          </table:table-cell>
          <table:table-cell table:formula="of:=IF([.$B264]=[.$O$1];IF([.E264]&lt;&gt;&quot;&lt;5&quot;;[.E264];4);&quot; &quot;)" office:value-type="string" office:string-value=" " calcext:value-type="string">
            <text:p><text:s/></text:p>
          </table:table-cell>
          <table:table-cell table:formula="of:=IF([.$B264]=[.$O$1];IF([.F264]&lt;&gt;&quot;&lt;5&quot;;[.F264];4);&quot; &quot;)" office:value-type="string" office:string-value=" " calcext:value-type="string">
            <text:p><text:s/></text:p>
          </table:table-cell>
          <table:table-cell table:formula="of:=IF([.$B264]=[.$O$1];IF([.G264]&lt;&gt;&quot;&lt;5&quot;;[.G264];4);&quot; &quot;)" office:value-type="string" office:string-value=" " calcext:value-type="string">
            <text:p><text:s/></text:p>
          </table:table-cell>
          <table:table-cell table:formula="of:=IF([.$B264]=[.$O$1];IF([.H264]&lt;&gt;&quot;&lt;5&quot;;[.H264];4);&quot; &quot;)" office:value-type="string" office:string-value=" " calcext:value-type="string">
            <text:p><text:s/></text:p>
          </table:table-cell>
          <table:table-cell table:formula="of:=IF([.$B264]=[.$O$1];IF([.I264]&lt;&gt;&quot;&lt;5&quot;;[.I264];4);&quot; &quot;)" office:value-type="string" office:string-value=" " calcext:value-type="string">
            <text:p><text:s/></text:p>
          </table:table-cell>
          <table:table-cell table:formula="of:=IF([.$B264]=[.$O$1];IF([.J264]&lt;&gt;&quot;&lt;5&quot;;[.J264];4);&quot; &quot;)" office:value-type="string" office:string-value=" " calcext:value-type="string">
            <text:p><text:s/></text:p>
          </table:table-cell>
          <table:table-cell table:formula="of:=IF([.$B264]=[.$O$1];IF([.K264]&lt;&gt;&quot;&lt;5&quot;;[.K264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60-6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5]=[.$O$1];IF([.C265]&lt;&gt;&quot;&lt;5&quot;;[.C265];4);&quot; &quot;)" office:value-type="string" office:string-value=" " calcext:value-type="string">
            <text:p><text:s/></text:p>
          </table:table-cell>
          <table:table-cell table:formula="of:=IF([.$B265]=[.$O$1];IF([.D265]&lt;&gt;&quot;&lt;5&quot;;[.D265];4);&quot; &quot;)" office:value-type="string" office:string-value=" " calcext:value-type="string">
            <text:p><text:s/></text:p>
          </table:table-cell>
          <table:table-cell table:formula="of:=IF([.$B265]=[.$O$1];IF([.E265]&lt;&gt;&quot;&lt;5&quot;;[.E265];4);&quot; &quot;)" office:value-type="string" office:string-value=" " calcext:value-type="string">
            <text:p><text:s/></text:p>
          </table:table-cell>
          <table:table-cell table:formula="of:=IF([.$B265]=[.$O$1];IF([.F265]&lt;&gt;&quot;&lt;5&quot;;[.F265];4);&quot; &quot;)" office:value-type="string" office:string-value=" " calcext:value-type="string">
            <text:p><text:s/></text:p>
          </table:table-cell>
          <table:table-cell table:formula="of:=IF([.$B265]=[.$O$1];IF([.G265]&lt;&gt;&quot;&lt;5&quot;;[.G265];4);&quot; &quot;)" office:value-type="string" office:string-value=" " calcext:value-type="string">
            <text:p><text:s/></text:p>
          </table:table-cell>
          <table:table-cell table:formula="of:=IF([.$B265]=[.$O$1];IF([.H265]&lt;&gt;&quot;&lt;5&quot;;[.H265];4);&quot; &quot;)" office:value-type="string" office:string-value=" " calcext:value-type="string">
            <text:p><text:s/></text:p>
          </table:table-cell>
          <table:table-cell table:formula="of:=IF([.$B265]=[.$O$1];IF([.I265]&lt;&gt;&quot;&lt;5&quot;;[.I265];4);&quot; &quot;)" office:value-type="string" office:string-value=" " calcext:value-type="string">
            <text:p><text:s/></text:p>
          </table:table-cell>
          <table:table-cell table:formula="of:=IF([.$B265]=[.$O$1];IF([.J265]&lt;&gt;&quot;&lt;5&quot;;[.J265];4);&quot; &quot;)" office:value-type="string" office:string-value=" " calcext:value-type="string">
            <text:p><text:s/></text:p>
          </table:table-cell>
          <table:table-cell table:formula="of:=IF([.$B265]=[.$O$1];IF([.K265]&lt;&gt;&quot;&lt;5&quot;;[.K265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70-79</text:p>
          </table:table-cell>
          <table:table-cell table:number-columns-repeated="7"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6]=[.$O$1];IF([.C266]&lt;&gt;&quot;&lt;5&quot;;[.C266];4);&quot; &quot;)" office:value-type="string" office:string-value=" " calcext:value-type="string">
            <text:p><text:s/></text:p>
          </table:table-cell>
          <table:table-cell table:formula="of:=IF([.$B266]=[.$O$1];IF([.D266]&lt;&gt;&quot;&lt;5&quot;;[.D266];4);&quot; &quot;)" office:value-type="string" office:string-value=" " calcext:value-type="string">
            <text:p><text:s/></text:p>
          </table:table-cell>
          <table:table-cell table:formula="of:=IF([.$B266]=[.$O$1];IF([.E266]&lt;&gt;&quot;&lt;5&quot;;[.E266];4);&quot; &quot;)" office:value-type="string" office:string-value=" " calcext:value-type="string">
            <text:p><text:s/></text:p>
          </table:table-cell>
          <table:table-cell table:formula="of:=IF([.$B266]=[.$O$1];IF([.F266]&lt;&gt;&quot;&lt;5&quot;;[.F266];4);&quot; &quot;)" office:value-type="string" office:string-value=" " calcext:value-type="string">
            <text:p><text:s/></text:p>
          </table:table-cell>
          <table:table-cell table:formula="of:=IF([.$B266]=[.$O$1];IF([.G266]&lt;&gt;&quot;&lt;5&quot;;[.G266];4);&quot; &quot;)" office:value-type="string" office:string-value=" " calcext:value-type="string">
            <text:p><text:s/></text:p>
          </table:table-cell>
          <table:table-cell table:formula="of:=IF([.$B266]=[.$O$1];IF([.H266]&lt;&gt;&quot;&lt;5&quot;;[.H266];4);&quot; &quot;)" office:value-type="string" office:string-value=" " calcext:value-type="string">
            <text:p><text:s/></text:p>
          </table:table-cell>
          <table:table-cell table:formula="of:=IF([.$B266]=[.$O$1];IF([.I266]&lt;&gt;&quot;&lt;5&quot;;[.I266];4);&quot; &quot;)" office:value-type="string" office:string-value=" " calcext:value-type="string">
            <text:p><text:s/></text:p>
          </table:table-cell>
          <table:table-cell table:formula="of:=IF([.$B266]=[.$O$1];IF([.J266]&lt;&gt;&quot;&lt;5&quot;;[.J266];4);&quot; &quot;)" office:value-type="string" office:string-value=" " calcext:value-type="string">
            <text:p><text:s/></text:p>
          </table:table-cell>
          <table:table-cell table:formula="of:=IF([.$B266]=[.$O$1];IF([.K266]&lt;&gt;&quot;&lt;5&quot;;[.K266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office:value-type="string" calcext:value-type="string">
            <text:p>80-89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7]=[.$O$1];IF([.C267]&lt;&gt;&quot;&lt;5&quot;;[.C267];4);&quot; &quot;)" office:value-type="string" office:string-value=" " calcext:value-type="string">
            <text:p><text:s/></text:p>
          </table:table-cell>
          <table:table-cell table:formula="of:=IF([.$B267]=[.$O$1];IF([.D267]&lt;&gt;&quot;&lt;5&quot;;[.D267];4);&quot; &quot;)" office:value-type="string" office:string-value=" " calcext:value-type="string">
            <text:p><text:s/></text:p>
          </table:table-cell>
          <table:table-cell table:formula="of:=IF([.$B267]=[.$O$1];IF([.E267]&lt;&gt;&quot;&lt;5&quot;;[.E267];4);&quot; &quot;)" office:value-type="string" office:string-value=" " calcext:value-type="string">
            <text:p><text:s/></text:p>
          </table:table-cell>
          <table:table-cell table:formula="of:=IF([.$B267]=[.$O$1];IF([.F267]&lt;&gt;&quot;&lt;5&quot;;[.F267];4);&quot; &quot;)" office:value-type="string" office:string-value=" " calcext:value-type="string">
            <text:p><text:s/></text:p>
          </table:table-cell>
          <table:table-cell table:formula="of:=IF([.$B267]=[.$O$1];IF([.G267]&lt;&gt;&quot;&lt;5&quot;;[.G267];4);&quot; &quot;)" office:value-type="string" office:string-value=" " calcext:value-type="string">
            <text:p><text:s/></text:p>
          </table:table-cell>
          <table:table-cell table:formula="of:=IF([.$B267]=[.$O$1];IF([.H267]&lt;&gt;&quot;&lt;5&quot;;[.H267];4);&quot; &quot;)" office:value-type="string" office:string-value=" " calcext:value-type="string">
            <text:p><text:s/></text:p>
          </table:table-cell>
          <table:table-cell table:formula="of:=IF([.$B267]=[.$O$1];IF([.I267]&lt;&gt;&quot;&lt;5&quot;;[.I267];4);&quot; &quot;)" office:value-type="string" office:string-value=" " calcext:value-type="string">
            <text:p><text:s/></text:p>
          </table:table-cell>
          <table:table-cell table:formula="of:=IF([.$B267]=[.$O$1];IF([.J267]&lt;&gt;&quot;&lt;5&quot;;[.J267];4);&quot; &quot;)" office:value-type="string" office:string-value=" " calcext:value-type="string">
            <text:p><text:s/></text:p>
          </table:table-cell>
          <table:table-cell table:formula="of:=IF([.$B267]=[.$O$1];IF([.K267]&lt;&gt;&quot;&lt;5&quot;;[.K267];4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-07-11 - 2021-07-17</text:p>
          </table:table-cell>
          <table:table-cell table:style-name="ce1" office:value-type="string" calcext:value-type="string">
            <text:p>90+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2021-07-11 - 2021-07-17</text:p>
          </table:table-cell>
          <table:table-cell table:formula="of:=IF([.$B268]=[.$O$1];IF([.C268]&lt;&gt;&quot;&lt;5&quot;;[.C268];4);&quot; &quot;)" office:value-type="float" office:value="0" calcext:value-type="float">
            <text:p>0</text:p>
          </table:table-cell>
          <table:table-cell table:formula="of:=IF([.$B268]=[.$O$1];IF([.D268]&lt;&gt;&quot;&lt;5&quot;;[.D268];4);&quot; &quot;)" office:value-type="float" office:value="0" calcext:value-type="float">
            <text:p>0</text:p>
          </table:table-cell>
          <table:table-cell table:formula="of:=IF([.$B268]=[.$O$1];IF([.E268]&lt;&gt;&quot;&lt;5&quot;;[.E268];4);&quot; &quot;)" office:value-type="float" office:value="0" calcext:value-type="float">
            <text:p>0</text:p>
          </table:table-cell>
          <table:table-cell table:formula="of:=IF([.$B268]=[.$O$1];IF([.F268]&lt;&gt;&quot;&lt;5&quot;;[.F268];4);&quot; &quot;)" office:value-type="float" office:value="0" calcext:value-type="float">
            <text:p>0</text:p>
          </table:table-cell>
          <table:table-cell table:formula="of:=IF([.$B268]=[.$O$1];IF([.G268]&lt;&gt;&quot;&lt;5&quot;;[.G268];4);&quot; &quot;)" office:value-type="float" office:value="0" calcext:value-type="float">
            <text:p>0</text:p>
          </table:table-cell>
          <table:table-cell table:formula="of:=IF([.$B268]=[.$O$1];IF([.H268]&lt;&gt;&quot;&lt;5&quot;;[.H268];4);&quot; &quot;)" office:value-type="float" office:value="0" calcext:value-type="float">
            <text:p>0</text:p>
          </table:table-cell>
          <table:table-cell table:formula="of:=IF([.$B268]=[.$O$1];IF([.I268]&lt;&gt;&quot;&lt;5&quot;;[.I268];4);&quot; &quot;)" office:value-type="float" office:value="0" calcext:value-type="float">
            <text:p>0</text:p>
          </table:table-cell>
          <table:table-cell table:formula="of:=IF([.$B268]=[.$O$1];IF([.J268]&lt;&gt;&quot;&lt;5&quot;;[.J268];4);&quot; &quot;)" office:value-type="float" office:value="14" calcext:value-type="float">
            <text:p>14</text:p>
          </table:table-cell>
          <table:table-cell table:formula="of:=IF([.$B268]=[.$O$1];IF([.K268]&lt;&gt;&quot;&lt;5&quot;;[.K268];4);&quot; &quot;)"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cases-among-vaccinated-94 (1)'.O2:'cases-among-vaccinated-94 (1)'.O2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8T00:05:22.142253204</dc:date>
    <dc:creator>Robert Straka</dc:creator>
    <meta:editing-duration>PT30M45S</meta:editing-duration>
    <meta:editing-cycles>3</meta:editing-cycles>
    <meta:generator>LibreOffice/6.1.5.2$Linux_X86_64 LibreOffice_project/10$Build-2</meta:generator>
    <meta:document-statistic meta:table-count="1" meta:cell-count="45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513cm" svg:height="23.017cm" xlink:href=".." xlink:type="simple" chart:class="chart:bar" chart:style-name="ch1">
        <chart:title svg:x="14.768cm" svg:y="0.595cm" chart:style-name="ch2">
          <text:p>AGE GROUP: 90+</text:p>
        </chart:title>
        <chart:legend chart:legend-position="end" svg:x="25.455cm" svg:y="9.217cm" style:legend-expansion="high" chart:style-name="ch3"/>
        <chart:plot-area chart:style-name="ch4" table:cell-range-address="'cases-among-vaccinated-94 (1)'.N2:'cases-among-vaccinated-94 (1)'.W268" chart:data-source-has-labels="both" svg:x="1.668cm" svg:y="1.848cm" svg:width="23.117cm" svg:height="19.741cm">
          <chartooo:coordinate-region svg:x="4.586cm" svg:y="1.848cm" svg:width="20.199cm" svg:height="16.196cm"/>
          <chart:axis chart:dimension="x" chart:name="primary-x" chart:style-name="ch5" chartooo:axis-type="auto">
            <chartooo:date-scale/>
            <chart:title svg:x="12.765cm" svg:y="22.05cm" chart:style-name="ch6">
              <text:p>Week</text:p>
            </chart:title>
            <chart:categories table:cell-range-address="'cases-among-vaccinated-94 (1)'.N6:'cases-among-vaccinated-94 (1)'.N268"/>
          </chart:axis>
          <chart:axis chart:dimension="y" chart:name="primary-y" chart:style-name="ch7">
            <chart:title svg:x="0.451cm" svg:y="13.151cm" chart:style-name="ch8">
              <text:p>proportions infected</text:p>
            </chart:title>
            <chart:grid chart:style-name="ch9" chart:class="major"/>
          </chart:axis>
          <chart:series chart:style-name="ch10" chart:values-cell-range-address="'cases-among-vaccinated-94 (1)'.O6:'cases-among-vaccinated-94 (1)'.O268" chart:label-cell-address="'cases-among-vaccinated-94 (1)'.O2:'cases-among-vaccinated-94 (1)'.O5" chart:class="chart:bar">
            <chart:data-point chart:repeated="263"/>
          </chart:series>
          <chart:series chart:style-name="ch11" chart:values-cell-range-address="'cases-among-vaccinated-94 (1)'.P6:'cases-among-vaccinated-94 (1)'.P268" chart:label-cell-address="'cases-among-vaccinated-94 (1)'.P2:'cases-among-vaccinated-94 (1)'.P5" chart:class="chart:bar">
            <chart:data-point chart:repeated="263"/>
          </chart:series>
          <chart:series chart:style-name="ch12" chart:values-cell-range-address="'cases-among-vaccinated-94 (1)'.Q6:'cases-among-vaccinated-94 (1)'.Q268" chart:label-cell-address="'cases-among-vaccinated-94 (1)'.Q2:'cases-among-vaccinated-94 (1)'.Q5" chart:class="chart:bar">
            <chart:data-point chart:repeated="263"/>
          </chart:series>
          <chart:series chart:style-name="ch13" chart:values-cell-range-address="'cases-among-vaccinated-94 (1)'.R6:'cases-among-vaccinated-94 (1)'.R268" chart:label-cell-address="'cases-among-vaccinated-94 (1)'.R2:'cases-among-vaccinated-94 (1)'.R5" chart:class="chart:bar">
            <chart:data-point chart:repeated="263"/>
          </chart:series>
          <chart:series chart:style-name="ch14" chart:values-cell-range-address="'cases-among-vaccinated-94 (1)'.S6:'cases-among-vaccinated-94 (1)'.S268" chart:label-cell-address="'cases-among-vaccinated-94 (1)'.S2:'cases-among-vaccinated-94 (1)'.S5" chart:class="chart:bar">
            <chart:data-point chart:repeated="263"/>
          </chart:series>
          <chart:series chart:style-name="ch15" chart:values-cell-range-address="'cases-among-vaccinated-94 (1)'.T6:'cases-among-vaccinated-94 (1)'.T268" chart:label-cell-address="'cases-among-vaccinated-94 (1)'.T2:'cases-among-vaccinated-94 (1)'.T5" chart:class="chart:bar">
            <chart:data-point chart:repeated="263"/>
          </chart:series>
          <chart:series chart:style-name="ch16" chart:values-cell-range-address="'cases-among-vaccinated-94 (1)'.U6:'cases-among-vaccinated-94 (1)'.U268" chart:label-cell-address="'cases-among-vaccinated-94 (1)'.U2:'cases-among-vaccinated-94 (1)'.U5" chart:class="chart:bar">
            <chart:data-point chart:repeated="263"/>
          </chart:series>
          <chart:series chart:style-name="ch17" chart:values-cell-range-address="'cases-among-vaccinated-94 (1)'.V6:'cases-among-vaccinated-94 (1)'.V268" chart:label-cell-address="'cases-among-vaccinated-94 (1)'.V2:'cases-among-vaccinated-94 (1)'.V5" chart:class="chart:bar">
            <chart:data-point chart:repeated="263"/>
          </chart:series>
          <chart:series chart:style-name="ch18" chart:values-cell-range-address="'cases-among-vaccinated-94 (1)'.W6:'cases-among-vaccinated-94 (1)'.W268" chart:label-cell-address="'cases-among-vaccinated-94 (1)'.W2:'cases-among-vaccinated-94 (1)'.W5" chart:class="chart:bar">
            <chart:data-point chart:repeated="26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_1_6_days_after_1st_dose      </text:p>
                <text:list>
                  <text:list-item>
                    <text:p>positive_1_6_days_after_1st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O2:'cases-among-vaccinated-94 (1)'.O5</svg:desc>
                </draw:g>
              </table:table-cell>
              <table:table-cell office:value-type="string">
                <text:p>positive_7_13_days_after_1st_dose      </text:p>
                <text:list>
                  <text:list-item>
                    <text:p>positive_7_13_days_after_1st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P2:'cases-among-vaccinated-94 (1)'.P5</svg:desc>
                </draw:g>
              </table:table-cell>
              <table:table-cell office:value-type="string">
                <text:p>positive_14_20_days_after_1st_dose      </text:p>
                <text:list>
                  <text:list-item>
                    <text:p>positive_14_20_days_after_1st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Q2:'cases-among-vaccinated-94 (1)'.Q5</svg:desc>
                </draw:g>
              </table:table-cell>
              <table:table-cell office:value-type="string">
                <text:p>positive_above_20_days_after_1st_dose      </text:p>
                <text:list>
                  <text:list-item>
                    <text:p>positive_above_20_days_after_1st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R2:'cases-among-vaccinated-94 (1)'.R5</svg:desc>
                </draw:g>
              </table:table-cell>
              <table:table-cell office:value-type="string">
                <text:p>positive_1_6_days_after_2nd_dose      </text:p>
                <text:list>
                  <text:list-item>
                    <text:p>positive_1_6_days_after_2nd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S2:'cases-among-vaccinated-94 (1)'.S5</svg:desc>
                </draw:g>
              </table:table-cell>
              <table:table-cell office:value-type="string">
                <text:p>positive_7_13_days_after_2nd_dose      </text:p>
                <text:list>
                  <text:list-item>
                    <text:p>positive_7_13_days_after_2nd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T2:'cases-among-vaccinated-94 (1)'.T5</svg:desc>
                </draw:g>
              </table:table-cell>
              <table:table-cell office:value-type="string">
                <text:p>positive_14_20_days_after_2nd_dose      </text:p>
                <text:list>
                  <text:list-item>
                    <text:p>positive_14_20_days_after_2nd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U2:'cases-among-vaccinated-94 (1)'.U5</svg:desc>
                </draw:g>
              </table:table-cell>
              <table:table-cell office:value-type="string">
                <text:p>positive_above_20_days_after_2nd_dose      </text:p>
                <text:list>
                  <text:list-item>
                    <text:p>positive_above_20_days_after_2nd_dose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V2:'cases-among-vaccinated-94 (1)'.V5</svg:desc>
                </draw:g>
              </table:table-cell>
              <table:table-cell office:value-type="string">
                <text:p>Sum_positive_without_vaccination      </text:p>
                <text:list>
                  <text:list-item>
                    <text:p>Sum_positive_without_vaccination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'cases-among-vaccinated-94 (1)'.W2:'cases-among-vaccinated-94 (1)'.W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0 - 2020-12-26</text:p>
                <draw:g>
                  <svg:desc>'cases-among-vaccinated-94 (1)'.N6:'cases-among-vaccinated-94 (1)'.N268</svg:desc>
                </draw:g>
              </table:table-cell>
              <table:table-cell office:value-type="float" office:value="NaN">
                <text:p>NaN</text:p>
                <draw:g>
                  <svg:desc>'cases-among-vaccinated-94 (1)'.O6:'cases-among-vaccinated-94 (1)'.O268</svg:desc>
                </draw:g>
              </table:table-cell>
              <table:table-cell office:value-type="float" office:value="NaN">
                <text:p>NaN</text:p>
                <draw:g>
                  <svg:desc>'cases-among-vaccinated-94 (1)'.P6:'cases-among-vaccinated-94 (1)'.P268</svg:desc>
                </draw:g>
              </table:table-cell>
              <table:table-cell office:value-type="float" office:value="NaN">
                <text:p>NaN</text:p>
                <draw:g>
                  <svg:desc>'cases-among-vaccinated-94 (1)'.Q6:'cases-among-vaccinated-94 (1)'.Q268</svg:desc>
                </draw:g>
              </table:table-cell>
              <table:table-cell office:value-type="float" office:value="NaN">
                <text:p>NaN</text:p>
                <draw:g>
                  <svg:desc>'cases-among-vaccinated-94 (1)'.R6:'cases-among-vaccinated-94 (1)'.R268</svg:desc>
                </draw:g>
              </table:table-cell>
              <table:table-cell office:value-type="float" office:value="NaN">
                <text:p>NaN</text:p>
                <draw:g>
                  <svg:desc>'cases-among-vaccinated-94 (1)'.S6:'cases-among-vaccinated-94 (1)'.S268</svg:desc>
                </draw:g>
              </table:table-cell>
              <table:table-cell office:value-type="float" office:value="NaN">
                <text:p>NaN</text:p>
                <draw:g>
                  <svg:desc>'cases-among-vaccinated-94 (1)'.T6:'cases-among-vaccinated-94 (1)'.T268</svg:desc>
                </draw:g>
              </table:table-cell>
              <table:table-cell office:value-type="float" office:value="NaN">
                <text:p>NaN</text:p>
                <draw:g>
                  <svg:desc>'cases-among-vaccinated-94 (1)'.U6:'cases-among-vaccinated-94 (1)'.U268</svg:desc>
                </draw:g>
              </table:table-cell>
              <table:table-cell office:value-type="float" office:value="NaN">
                <text:p>NaN</text:p>
                <draw:g>
                  <svg:desc>'cases-among-vaccinated-94 (1)'.V6:'cases-among-vaccinated-94 (1)'.V268</svg:desc>
                </draw:g>
              </table:table-cell>
              <table:table-cell office:value-type="float" office:value="NaN">
                <text:p>NaN</text:p>
                <draw:g>
                  <svg:desc>'cases-among-vaccinated-94 (1)'.W6:'cases-among-vaccinated-94 (1)'.W268</svg:desc>
                </draw:g>
              </table:table-cell>
            </table:table-row>
            <table:table-row>
              <table:table-cell office:value-type="string">
                <text:p>2020-12-20 - 2020-12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0 - 2020-12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0 - 2020-12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0 - 2020-12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0 - 2020-12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